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T1_4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3" style:family="text"/>
    <style:style style:name="T10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5" style:family="text"/>
    <style:style style:name="T10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7" style:family="text"/>
    <style:style style:name="T10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9" style:family="text"/>
    <style:style style:name="T10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11" style:family="text"/>
    <style:style style:name="T10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13" style:family="text"/>
    <style:style style:name="T10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15" style:family="text"/>
    <style:style style:name="T10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17" style:family="text"/>
    <style:style style:name="T10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19" style:family="text"/>
    <style:style style:name="T10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21" style:family="text"/>
    <style:style style:name="T10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23" style:family="text"/>
    <style:style style:name="T10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25" style:family="text"/>
    <style:style style:name="T10_2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27" style:family="text"/>
    <style:style style:name="T10_2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29" style:family="text"/>
    <style:style style:name="T10_3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31" style:family="text"/>
    <style:style style:name="T10_3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0_33" style:family="text"/>
    <style:style style:name="T10_3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3" style:family="text"/>
    <style:style style:name="T11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5" style:family="text"/>
    <style:style style:name="T11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7" style:family="text"/>
    <style:style style:name="T11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9" style:family="text"/>
    <style:style style:name="T11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11" style:family="text"/>
    <style:style style:name="T11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13" style:family="text"/>
    <style:style style:name="T11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15" style:family="text"/>
    <style:style style:name="T11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17" style:family="text"/>
    <style:style style:name="T11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19" style:family="text"/>
    <style:style style:name="T11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21" style:family="text"/>
    <style:style style:name="T11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23" style:family="text"/>
    <style:style style:name="T11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25" style:family="text"/>
    <style:style style:name="T11_2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_27" style:family="text"/>
    <style:style style:name="T11_2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3" style:family="text"/>
    <style:style style:name="T12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5" style:family="text"/>
    <style:style style:name="T12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7" style:family="text"/>
    <style:style style:name="T12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9" style:family="text"/>
    <style:style style:name="T12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11" style:family="text"/>
    <style:style style:name="T12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13" style:family="text"/>
    <style:style style:name="T12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15" style:family="text"/>
    <style:style style:name="T12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17" style:family="text"/>
    <style:style style:name="T12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19" style:family="text"/>
    <style:style style:name="T12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21" style:family="text"/>
    <style:style style:name="T12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2_23" style:family="text"/>
    <style:style style:name="T12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justify"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text-align="justify"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P31" style:family="paragraph" style:parent-style-name="Standard">
      <style:paragraph-properties fo:text-align="justify"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text-align="justify"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text-align="justify"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P34" style:family="paragraph" style:parent-style-name="Standard">
      <style:paragraph-properties fo:text-align="justify"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P36" style:family="paragraph" style:parent-style-name="Standard">
      <style:paragraph-properties fo:text-align="justify"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P38" style:family="paragraph" style:parent-style-name="Standard">
      <style:paragraph-properties fo:text-align="justify"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1" style:family="paragraph" style:parent-style-name="Standard">
      <style:paragraph-properties fo:break-before="auto" fo:line-height="100%" fo:margin-top="0cm" fo:margin-bottom="0cm" style:writing-mode="lr-tb"/>
    </style:style>
    <style:style style:name="T7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center" fo:break-before="auto" fo:line-height="115%" style:writing-mode="lr-tb"/>
    </style:style>
    <style:style style:name="T73_1" style:family="text">
      <style:text-properties fo:font-weight="bold" style:font-weight-asian="bold" style:font-weight-complex="bold" style:text-underline-style="solid" style:text-underline-color="font-color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P83" style:family="paragraph" style:parent-style-name="Standard">
      <style:paragraph-properties fo:text-align="justify" fo:break-before="auto" fo:line-height="115%" style:writing-mode="lr-tb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P89" style:family="paragraph" style:parent-style-name="Standard">
      <style:paragraph-properties fo:text-align="justify" fo:break-before="auto" fo:line-height="115%" style:writing-mode="lr-tb"/>
    </style:style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/>
    <style:style style:name="T93_142" style:family="text"/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/>
    <style:style style:name="T93_150" style:family="text"/>
    <style:style style:name="T93_151" style:family="text"/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/>
    <style:style style:name="T93_157" style:family="text"/>
    <style:style style:name="T93_158" style:family="text"/>
    <style:style style:name="T93_159" style:family="text"/>
    <style:style style:name="T93_160" style:family="text"/>
    <style:style style:name="T93_161" style:family="text"/>
    <style:style style:name="T93_162" style:family="text"/>
    <style:style style:name="T93_163" style:family="text"/>
    <style:style style:name="T93_164" style:family="text"/>
    <style:style style:name="P94" style:family="paragraph" style:parent-style-name="Standard">
      <style:paragraph-properties fo:text-align="justify" fo:break-before="auto" fo:line-height="115%" style:writing-mode="lr-tb"/>
    </style:style>
    <style:style style:name="T94_1" style:family="text">
      <style:text-properties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P97" style:family="paragraph" style:parent-style-name="Standard">
      <style:paragraph-properties fo:text-align="justify" fo:break-before="auto" fo:line-height="115%" style:writing-mode="lr-tb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/>
    <style:style style:name="P99" style:family="paragraph" style:parent-style-name="Standard">
      <style:paragraph-properties fo:text-align="justify"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P100" style:family="paragraph" style:parent-style-name="Standard">
      <style:paragraph-properties fo:text-align="justify"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P101" style:family="paragraph" style:parent-style-name="Standard">
      <style:paragraph-properties fo:text-align="justify"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P102" style:family="paragraph" style:parent-style-name="Standard">
      <style:paragraph-properties fo:text-align="justify"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P103" style:family="paragraph" style:parent-style-name="Standard">
      <style:paragraph-properties fo:text-align="justify"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P104" style:family="paragraph" style:parent-style-name="Standard">
      <style:paragraph-properties fo:text-align="justify"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P105" style:family="paragraph" style:parent-style-name="Standard">
      <style:paragraph-properties fo:text-align="justify"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P106" style:family="paragraph" style:parent-style-name="Standard">
      <style:paragraph-properties fo:text-align="justify"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P107" style:family="paragraph" style:parent-style-name="Standard">
      <style:paragraph-properties fo:text-align="justify"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P108" style:family="paragraph" style:parent-style-name="Standard">
      <style:paragraph-properties fo:text-align="justify"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P109" style:family="paragraph" style:parent-style-name="Standard">
      <style:paragraph-properties fo:text-align="justify"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P110" style:family="paragraph" style:parent-style-name="Standard">
      <style:paragraph-properties fo:text-align="justify"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P111" style:family="paragraph" style:parent-style-name="Standard">
      <style:paragraph-properties fo:text-align="justify"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P112" style:family="paragraph" style:parent-style-name="Standard">
      <style:paragraph-properties fo:text-align="justify"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P113" style:family="paragraph" style:parent-style-name="Standard">
      <style:paragraph-properties fo:text-align="justify"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P114" style:family="paragraph" style:parent-style-name="Standard">
      <style:paragraph-properties fo:text-align="justify"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P115" style:family="paragraph" style:parent-style-name="Standard">
      <style:paragraph-properties fo:text-align="justify"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P116" style:family="paragraph" style:parent-style-name="Standard">
      <style:paragraph-properties fo:text-align="justify"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P117" style:family="paragraph" style:parent-style-name="Standard">
      <style:paragraph-properties fo:text-align="justify"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P118" style:family="paragraph" style:parent-style-name="Standard">
      <style:paragraph-properties fo:text-align="justify"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P119" style:family="paragraph" style:parent-style-name="Standard">
      <style:paragraph-properties fo:text-align="justify"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P12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P121" style:family="paragraph" style:parent-style-name="Standard">
      <style:paragraph-properties fo:text-align="justify"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>
      <style:text-properties fo:font-weight="bold" style:font-weight-asian="bold" style:font-weight-complex="bold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P124" style:family="paragraph" style:parent-style-name="Standard">
      <style:paragraph-properties fo:text-align="justify"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text-align="justify"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P127" style:family="paragraph" style:parent-style-name="Standard">
      <style:paragraph-properties fo:text-align="justify"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P128" style:family="paragraph" style:parent-style-name="Standard">
      <style:paragraph-properties fo:text-align="justify"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P130" style:family="paragraph" style:parent-style-name="Standard">
      <style:paragraph-properties fo:text-align="justify"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P132" style:family="paragraph" style:parent-style-name="Standard">
      <style:paragraph-properties fo:text-align="justify" fo:break-before="auto" fo:line-height="115%" style:writing-mode="lr-tb"/>
    </style:style>
    <style:style style:name="T132_1" style:family="text"/>
    <style:style style:name="T132_2" style:family="text"/>
    <style:style style:name="P133" style:family="paragraph" style:parent-style-name="Standard">
      <style:paragraph-properties fo:text-align="justify" fo:break-before="auto" fo:line-height="115%" style:writing-mode="lr-tb"/>
    </style:style>
    <style:style style:name="P134" style:family="paragraph" style:parent-style-name="Standard">
      <style:paragraph-properties fo:text-align="justify"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P135" style:family="paragraph" style:parent-style-name="Standard">
      <style:paragraph-properties fo:text-align="justify"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P136" style:family="paragraph" style:parent-style-name="Standard">
      <style:paragraph-properties fo:text-align="justify"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P137" style:family="paragraph" style:parent-style-name="Standard">
      <style:paragraph-properties fo:text-align="justify"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P138" style:family="paragraph" style:parent-style-name="Standard">
      <style:paragraph-properties fo:text-align="justify"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text-align="justify"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P140" style:family="paragraph" style:parent-style-name="Standard">
      <style:paragraph-properties fo:text-align="justify"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P142" style:family="paragraph" style:parent-style-name="Standard">
      <style:paragraph-properties fo:text-align="justify" fo:break-before="auto" fo:line-height="115%" style:writing-mode="lr-tb"/>
    </style:style>
    <style:style style:name="T142_1" style:family="text"/>
    <style:style style:name="T142_2" style:family="text"/>
    <style:style style:name="P143" style:family="paragraph" style:parent-style-name="Standard">
      <style:paragraph-properties fo:text-align="justify" fo:break-before="auto" fo:line-height="115%" style:writing-mode="lr-tb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P145" style:family="paragraph" style:parent-style-name="Standard">
      <style:paragraph-properties fo:text-align="justify"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Standard">
      <style:paragraph-properties fo:text-align="justify"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P147" style:family="paragraph" style:parent-style-name="Standard">
      <style:paragraph-properties fo:text-align="justify"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P150" style:family="paragraph" style:parent-style-name="Standard">
      <style:paragraph-properties fo:text-align="justify"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P151" style:family="paragraph" style:parent-style-name="Standard">
      <style:paragraph-properties fo:text-align="justify"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P152" style:family="paragraph" style:parent-style-name="Standard">
      <style:paragraph-properties fo:text-align="justify"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P153" style:family="paragraph" style:parent-style-name="Standard">
      <style:paragraph-properties fo:text-align="justify" fo:break-before="auto" fo:line-height="115%" style:writing-mode="lr-tb"/>
    </style:style>
    <style:style style:name="T153_1" style:family="text"/>
    <style:style style:name="T153_2" style:family="text"/>
    <style:style style:name="P154" style:family="paragraph" style:parent-style-name="Standard">
      <style:paragraph-properties fo:text-align="justify" fo:break-before="auto" fo:line-height="115%" style:writing-mode="lr-tb"/>
    </style:style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P156" style:family="paragraph" style:parent-style-name="Standard">
      <style:paragraph-properties fo:text-align="justify"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text-align="justify"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P158" style:family="paragraph" style:parent-style-name="Standard">
      <style:paragraph-properties fo:text-align="justify"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P159" style:family="paragraph" style:parent-style-name="Standard">
      <style:paragraph-properties fo:text-align="justify"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P160" style:family="paragraph" style:parent-style-name="Standard">
      <style:paragraph-properties fo:text-align="justify"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P16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P162" style:family="paragraph" style:parent-style-name="Standard">
      <style:paragraph-properties fo:text-align="justify"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P163" style:family="paragraph" style:parent-style-name="Standard">
      <style:paragraph-properties fo:text-align="justify"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P164" style:family="paragraph" style:parent-style-name="Standard">
      <style:paragraph-properties fo:text-align="justify"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text-align="justify"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text-align="justify"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P167" style:family="paragraph" style:parent-style-name="Standard">
      <style:paragraph-properties fo:text-align="justify"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P168" style:family="paragraph" style:parent-style-name="Standard">
      <style:paragraph-properties fo:text-align="justify"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P169" style:family="paragraph" style:parent-style-name="Standard">
      <style:paragraph-properties fo:text-align="justify"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P170" style:family="paragraph" style:parent-style-name="Standard">
      <style:paragraph-properties fo:text-align="justify"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P171" style:family="paragraph" style:parent-style-name="Standard">
      <style:paragraph-properties fo:text-align="justify" fo:break-before="auto" fo:line-height="115%" style:writing-mode="lr-tb"/>
    </style:style>
    <style:style style:name="T171_1" style:family="text"/>
    <style:style style:name="T171_2" style:family="text"/>
    <style:style style:name="P172" style:family="paragraph" style:parent-style-name="Standard">
      <style:paragraph-properties fo:text-align="justify" fo:break-before="auto" fo:line-height="115%" style:writing-mode="lr-tb"/>
    </style:style>
    <style:style style:name="P173" style:family="paragraph" style:parent-style-name="Standard">
      <style:paragraph-properties fo:text-align="justify" fo:break-before="auto" fo:line-height="115%" style:writing-mode="lr-tb"/>
    </style:style>
    <style:style style:name="P174" style:family="paragraph" style:parent-style-name="Standard">
      <style:paragraph-properties fo:text-align="justify"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text-align="justify"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P176" style:family="paragraph" style:parent-style-name="Standard">
      <style:paragraph-properties fo:text-align="justify"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P177" style:family="paragraph" style:parent-style-name="Standard">
      <style:paragraph-properties fo:text-align="justify"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P178" style:family="paragraph" style:parent-style-name="Standard">
      <style:paragraph-properties fo:text-align="justify"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P179" style:family="paragraph" style:parent-style-name="Standard">
      <style:paragraph-properties fo:text-align="justify"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P181" style:family="paragraph" style:parent-style-name="Standard">
      <style:paragraph-properties fo:text-align="justify"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P182" style:family="paragraph" style:parent-style-name="Standard">
      <style:paragraph-properties fo:text-align="justify"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P183" style:family="paragraph" style:parent-style-name="Standard">
      <style:paragraph-properties fo:text-align="justify"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P184" style:family="paragraph" style:parent-style-name="Standard">
      <style:paragraph-properties fo:text-align="justify"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P185" style:family="paragraph" style:parent-style-name="Standard">
      <style:paragraph-properties fo:text-align="justify"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P186" style:family="paragraph" style:parent-style-name="Standard">
      <style:paragraph-properties fo:text-align="justify"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P187" style:family="paragraph" style:parent-style-name="Standard">
      <style:paragraph-properties fo:text-align="justify" fo:break-before="auto" fo:line-height="115%" style:writing-mode="lr-tb"/>
    </style:style>
    <style:style style:name="P188" style:family="paragraph" style:parent-style-name="Standard">
      <style:paragraph-properties fo:text-align="justify" fo:break-before="auto" fo:line-height="115%" style:writing-mode="lr-tb"/>
    </style:style>
    <style:style style:name="T188_1" style:family="text"/>
    <style:style style:name="P189" style:family="paragraph" style:parent-style-name="Standard">
      <style:paragraph-properties fo:text-align="justify"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P190" style:family="paragraph" style:parent-style-name="Standard">
      <style:paragraph-properties fo:text-align="justify"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P191" style:family="paragraph" style:parent-style-name="Standard">
      <style:paragraph-properties fo:text-align="justify"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P192" style:family="paragraph" style:parent-style-name="Standard">
      <style:paragraph-properties fo:text-align="justify"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P193" style:family="paragraph" style:parent-style-name="Standard">
      <style:paragraph-properties fo:text-align="justify"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P194" style:family="paragraph" style:parent-style-name="Standard">
      <style:paragraph-properties fo:text-align="justify"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P195" style:family="paragraph" style:parent-style-name="Standard">
      <style:paragraph-properties fo:text-align="justify"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P196" style:family="paragraph" style:parent-style-name="Standard">
      <style:paragraph-properties fo:text-align="justify"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P197" style:family="paragraph" style:parent-style-name="Standard">
      <style:paragraph-properties fo:text-align="justify"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P198" style:family="paragraph" style:parent-style-name="Standard">
      <style:paragraph-properties fo:text-align="justify"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P199" style:family="paragraph" style:parent-style-name="Standard">
      <style:paragraph-properties fo:text-align="justify"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P200" style:family="paragraph" style:parent-style-name="Standard">
      <style:paragraph-properties fo:text-align="justify" fo:break-before="auto" fo:line-height="115%" style:writing-mode="lr-tb"/>
    </style:style>
    <style:style style:name="T200_1" style:family="text"/>
    <style:style style:name="T200_2" style:family="text"/>
    <style:style style:name="P201" style:family="paragraph" style:parent-style-name="Standard">
      <style:paragraph-properties fo:text-align="justify" fo:break-before="auto" fo:line-height="115%" style:writing-mode="lr-tb"/>
    </style:style>
    <style:style style:name="P202" style:family="paragraph" style:parent-style-name="Standard">
      <style:paragraph-properties fo:text-align="justify"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text-align="justify"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text-align="justify"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P205" style:family="paragraph" style:parent-style-name="Standard">
      <style:paragraph-properties fo:text-align="justify"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P206" style:family="paragraph" style:parent-style-name="Standard">
      <style:paragraph-properties fo:text-align="justify"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P207" style:family="paragraph" style:parent-style-name="Standard">
      <style:paragraph-properties fo:text-align="justify"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P208" style:family="paragraph" style:parent-style-name="Standard">
      <style:paragraph-properties fo:text-align="justify"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P209" style:family="paragraph" style:parent-style-name="Standard">
      <style:paragraph-properties fo:text-align="justify"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P210" style:family="paragraph" style:parent-style-name="Standard">
      <style:paragraph-properties fo:text-align="justify"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T210_69" style:family="text"/>
    <style:style style:name="T210_70" style:family="text"/>
    <style:style style:name="P211" style:family="paragraph" style:parent-style-name="Standard">
      <style:paragraph-properties fo:text-align="justify"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P212" style:family="paragraph" style:parent-style-name="Standard">
      <style:paragraph-properties fo:text-align="justify" fo:break-before="auto" fo:line-height="115%" style:writing-mode="lr-tb"/>
    </style:style>
    <style:style style:name="P213" style:family="paragraph" style:parent-style-name="Standard">
      <style:paragraph-properties fo:text-align="justify" fo:break-before="auto" fo:line-height="115%" style:writing-mode="lr-tb"/>
    </style:style>
    <style:style style:name="T213_1" style:family="text"/>
    <style:style style:name="P214" style:family="paragraph" style:parent-style-name="Standard">
      <style:paragraph-properties fo:text-align="justify" fo:break-before="auto" fo:line-height="100%" style:writing-mode="lr-tb"/>
    </style:style>
    <style:style style:name="T2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5" style:family="paragraph" style:parent-style-name="Standard">
      <style:paragraph-properties fo:text-align="justify" fo:break-before="auto" fo:line-height="100%" style:writing-mode="lr-tb"/>
    </style:style>
    <style:style style:name="T2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6" style:family="paragraph" style:parent-style-name="Standard">
      <style:paragraph-properties fo:text-align="justify" fo:break-before="auto" fo:line-height="100%" style:writing-mode="lr-tb"/>
    </style:style>
    <style:style style:name="T2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7" style:family="paragraph" style:parent-style-name="Standard">
      <style:paragraph-properties fo:text-align="justify" fo:break-before="auto" fo:line-height="100%" style:writing-mode="lr-tb"/>
    </style:style>
    <style:style style:name="T2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8" style:family="paragraph" style:parent-style-name="Standard">
      <style:paragraph-properties fo:text-align="justify" fo:break-before="auto" fo:line-height="100%" style:writing-mode="lr-tb"/>
    </style:style>
    <style:style style:name="T2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9" style:family="paragraph" style:parent-style-name="Standard">
      <style:paragraph-properties fo:text-align="justify" fo:break-before="auto" fo:line-height="100%" style:writing-mode="lr-tb"/>
    </style:style>
    <style:style style:name="T2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1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0" style:family="paragraph" style:parent-style-name="Standard">
      <style:paragraph-properties fo:text-align="justify" fo:break-before="auto" fo:line-height="100%" style:writing-mode="lr-tb"/>
    </style:style>
    <style:style style:name="T2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1" style:family="paragraph" style:parent-style-name="Standard">
      <style:paragraph-properties fo:text-align="justify" fo:break-before="auto" fo:line-height="100%" style:writing-mode="lr-tb"/>
    </style:style>
    <style:style style:name="T2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2" style:family="paragraph" style:parent-style-name="Standard">
      <style:paragraph-properties fo:text-align="justify" fo:break-before="auto" fo:line-height="115%" style:writing-mode="lr-tb"/>
    </style:style>
    <style:style style:name="P223" style:family="paragraph" style:parent-style-name="Standard">
      <style:paragraph-properties fo:text-align="justify" fo:break-before="auto" fo:line-height="115%" style:writing-mode="lr-tb"/>
    </style:style>
    <style:style style:name="P224" style:family="paragraph" style:parent-style-name="Standard">
      <style:paragraph-properties fo:text-align="justify" fo:break-before="auto" fo:line-height="115%" style:writing-mode="lr-tb"/>
    </style:style>
    <style:style style:name="T224_1" style:family="text"/>
    <style:style style:name="P225" style:family="paragraph" style:parent-style-name="Standard">
      <style:paragraph-properties fo:text-align="justify" fo:break-before="auto" fo:line-height="100%" style:writing-mode="lr-tb"/>
    </style:style>
    <style:style style:name="T2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6" style:family="paragraph" style:parent-style-name="Standard">
      <style:paragraph-properties fo:text-align="justify" fo:break-before="auto" fo:line-height="100%" style:writing-mode="lr-tb"/>
    </style:style>
    <style:style style:name="T2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7" style:family="paragraph" style:parent-style-name="Standard">
      <style:paragraph-properties fo:text-align="justify" fo:break-before="auto" fo:line-height="100%" style:writing-mode="lr-tb"/>
    </style:style>
    <style:style style:name="T2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8" style:family="paragraph" style:parent-style-name="Standard">
      <style:paragraph-properties fo:text-align="justify" fo:break-before="auto" fo:line-height="100%" style:writing-mode="lr-tb"/>
    </style:style>
    <style:style style:name="T22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9" style:family="paragraph" style:parent-style-name="Standard">
      <style:paragraph-properties fo:text-align="justify" fo:break-before="auto" fo:line-height="100%" style:writing-mode="lr-tb"/>
    </style:style>
    <style:style style:name="T22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0" style:family="paragraph" style:parent-style-name="Standard">
      <style:paragraph-properties fo:text-align="justify" fo:break-before="auto" fo:line-height="100%" style:writing-mode="lr-tb"/>
    </style:style>
    <style:style style:name="T23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1" style:family="paragraph" style:parent-style-name="Standard">
      <style:paragraph-properties fo:text-align="justify" fo:break-before="auto" fo:line-height="100%" style:writing-mode="lr-tb"/>
    </style:style>
    <style:style style:name="T23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2" style:family="paragraph" style:parent-style-name="Standard">
      <style:paragraph-properties fo:text-align="justify" fo:break-before="auto" fo:line-height="100%" style:writing-mode="lr-tb"/>
    </style:style>
    <style:style style:name="T23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3" style:family="paragraph" style:parent-style-name="Standard">
      <style:paragraph-properties fo:text-align="justify" fo:break-before="auto" fo:line-height="100%" style:writing-mode="lr-tb"/>
    </style:style>
    <style:style style:name="T23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4" style:family="paragraph" style:parent-style-name="Standard">
      <style:paragraph-properties fo:text-align="justify" fo:break-before="auto" fo:line-height="100%" style:writing-mode="lr-tb"/>
    </style:style>
    <style:style style:name="T23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5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6" style:family="paragraph" style:parent-style-name="Standard">
      <style:paragraph-properties fo:text-align="justify" fo:break-before="auto" fo:line-height="115%" style:writing-mode="lr-tb"/>
    </style:style>
    <style:style style:name="T236_1" style:family="text"/>
    <style:style style:name="P237" style:family="paragraph" style:parent-style-name="Standard">
      <style:paragraph-properties fo:text-align="justify" fo:break-before="auto" fo:line-height="100%" style:writing-mode="lr-tb"/>
    </style:style>
    <style:style style:name="T23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8" style:family="paragraph" style:parent-style-name="Standard">
      <style:paragraph-properties fo:text-align="justify" fo:break-before="auto" fo:line-height="100%" style:writing-mode="lr-tb"/>
    </style:style>
    <style:style style:name="T23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9" style:family="paragraph" style:parent-style-name="Standard">
      <style:paragraph-properties fo:text-align="justify" fo:break-before="auto" fo:line-height="100%" style:writing-mode="lr-tb"/>
    </style:style>
    <style:style style:name="T2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0" style:family="paragraph" style:parent-style-name="Standard">
      <style:paragraph-properties fo:text-align="justify" fo:break-before="auto" fo:line-height="100%" style:writing-mode="lr-tb"/>
    </style:style>
    <style:style style:name="T24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1" style:family="paragraph" style:parent-style-name="Standard">
      <style:paragraph-properties fo:text-align="justify" fo:break-before="auto" fo:line-height="100%" style:writing-mode="lr-tb"/>
    </style:style>
    <style:style style:name="T24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2" style:family="paragraph" style:parent-style-name="Standard">
      <style:paragraph-properties fo:text-align="justify" fo:break-before="auto" fo:line-height="100%" style:writing-mode="lr-tb"/>
    </style:style>
    <style:style style:name="T24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3" style:family="paragraph" style:parent-style-name="Standard">
      <style:paragraph-properties fo:text-align="justify" fo:break-before="auto" fo:line-height="100%" style:writing-mode="lr-tb"/>
    </style:style>
    <style:style style:name="T24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P245" style:family="paragraph" style:parent-style-name="Standard">
      <style:paragraph-properties fo:text-align="justify" fo:break-before="auto" fo:line-height="115%" style:writing-mode="lr-tb"/>
    </style:style>
    <style:style style:name="T245_1" style:family="text"/>
    <style:style style:name="P246" style:family="paragraph" style:parent-style-name="Standard">
      <style:paragraph-properties fo:text-align="justify" fo:break-before="auto" fo:line-height="100%" style:writing-mode="lr-tb"/>
    </style:style>
    <style:style style:name="T24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7" style:family="paragraph" style:parent-style-name="Standard">
      <style:paragraph-properties fo:text-align="justify" fo:break-before="auto" fo:line-height="100%" style:writing-mode="lr-tb"/>
    </style:style>
    <style:style style:name="T24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8" style:family="paragraph" style:parent-style-name="Standard">
      <style:paragraph-properties fo:text-align="justify" fo:break-before="auto" fo:line-height="100%" style:writing-mode="lr-tb"/>
    </style:style>
    <style:style style:name="T24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9" style:family="paragraph" style:parent-style-name="Standard">
      <style:paragraph-properties fo:text-align="justify" fo:break-before="auto" fo:line-height="100%" style:writing-mode="lr-tb"/>
    </style:style>
    <style:style style:name="T24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4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0" style:family="paragraph" style:parent-style-name="Standard">
      <style:paragraph-properties fo:text-align="justify" fo:break-before="auto" fo:line-height="100%" style:writing-mode="lr-tb"/>
    </style:style>
    <style:style style:name="T25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1" style:family="paragraph" style:parent-style-name="Standard">
      <style:paragraph-properties fo:text-align="justify" fo:break-before="auto" fo:line-height="100%" style:writing-mode="lr-tb"/>
    </style:style>
    <style:style style:name="T2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2" style:family="paragraph" style:parent-style-name="Standard">
      <style:paragraph-properties fo:text-align="justify" fo:break-before="auto" fo:line-height="100%" style:writing-mode="lr-tb"/>
    </style:style>
    <style:style style:name="T25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3" style:family="paragraph" style:parent-style-name="Standard">
      <style:paragraph-properties fo:text-align="justify" fo:break-before="auto" fo:line-height="100%" style:writing-mode="lr-tb"/>
    </style:style>
    <style:style style:name="T25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4" style:family="paragraph" style:parent-style-name="Standard">
      <style:paragraph-properties fo:text-align="justify" fo:break-before="auto" fo:line-height="100%" style:writing-mode="lr-tb"/>
    </style:style>
    <style:style style:name="T25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5" style:family="paragraph" style:parent-style-name="Standard">
      <style:paragraph-properties fo:text-align="justify" fo:break-before="auto" fo:line-height="115%" style:writing-mode="lr-tb"/>
    </style:style>
    <style:style style:name="P256" style:family="paragraph" style:parent-style-name="Standard">
      <style:paragraph-properties fo:text-align="justify" fo:break-before="auto" fo:line-height="115%" style:writing-mode="lr-tb"/>
    </style:style>
    <style:style style:name="T256_1" style:family="text"/>
    <style:style style:name="P257" style:family="paragraph" style:parent-style-name="Standard">
      <style:paragraph-properties fo:text-align="justify" fo:break-before="auto" fo:line-height="100%" style:writing-mode="lr-tb"/>
    </style:style>
    <style:style style:name="T25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8" style:family="paragraph" style:parent-style-name="Standard">
      <style:paragraph-properties fo:text-align="justify" fo:break-before="auto" fo:line-height="100%" style:writing-mode="lr-tb"/>
    </style:style>
    <style:style style:name="T25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9" style:family="paragraph" style:parent-style-name="Standard">
      <style:paragraph-properties fo:text-align="justify" fo:break-before="auto" fo:line-height="100%" style:writing-mode="lr-tb"/>
    </style:style>
    <style:style style:name="T25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0" style:family="paragraph" style:parent-style-name="Standard">
      <style:paragraph-properties fo:text-align="justify" fo:break-before="auto" fo:line-height="100%" style:writing-mode="lr-tb"/>
    </style:style>
    <style:style style:name="T2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1" style:family="paragraph" style:parent-style-name="Standard">
      <style:paragraph-properties fo:text-align="justify" fo:break-before="auto" fo:line-height="100%" style:writing-mode="lr-tb"/>
    </style:style>
    <style:style style:name="T2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2" style:family="paragraph" style:parent-style-name="Standard">
      <style:paragraph-properties fo:text-align="justify" fo:break-before="auto" fo:line-height="100%" style:writing-mode="lr-tb"/>
    </style:style>
    <style:style style:name="T2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3" style:family="paragraph" style:parent-style-name="Standard">
      <style:paragraph-properties fo:text-align="justify" fo:break-before="auto" fo:line-height="100%" style:writing-mode="lr-tb"/>
    </style:style>
    <style:style style:name="T2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4" style:family="paragraph" style:parent-style-name="Standard">
      <style:paragraph-properties fo:text-align="justify" fo:break-before="auto" fo:line-height="100%" style:writing-mode="lr-tb"/>
    </style:style>
    <style:style style:name="T2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5" style:family="paragraph" style:parent-style-name="Standard">
      <style:paragraph-properties fo:text-align="justify" fo:break-before="auto" fo:line-height="115%" style:writing-mode="lr-tb"/>
    </style:style>
    <style:style style:name="P266" style:family="paragraph" style:parent-style-name="Standard">
      <style:paragraph-properties fo:text-align="justify" fo:break-before="auto" fo:line-height="115%" style:writing-mode="lr-tb"/>
    </style:style>
    <style:style style:name="P267" style:family="paragraph" style:parent-style-name="Standard">
      <style:paragraph-properties fo:text-align="justify" fo:break-before="auto" fo:line-height="115%" style:writing-mode="lr-tb"/>
    </style:style>
    <style:style style:name="T267_1" style:family="text"/>
    <style:style style:name="P268" style:family="paragraph" style:parent-style-name="Standard">
      <style:paragraph-properties fo:text-align="justify" fo:break-before="auto" fo:line-height="100%" style:writing-mode="lr-tb"/>
    </style:style>
    <style:style style:name="T26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9" style:family="paragraph" style:parent-style-name="Standard">
      <style:paragraph-properties fo:text-align="justify" fo:break-before="auto" fo:line-height="100%" style:writing-mode="lr-tb"/>
    </style:style>
    <style:style style:name="T26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0" style:family="paragraph" style:parent-style-name="Standard">
      <style:paragraph-properties fo:text-align="justify" fo:break-before="auto" fo:line-height="100%" style:writing-mode="lr-tb"/>
    </style:style>
    <style:style style:name="T27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1" style:family="paragraph" style:parent-style-name="Standard">
      <style:paragraph-properties fo:text-align="justify" fo:break-before="auto" fo:line-height="100%" style:writing-mode="lr-tb"/>
    </style:style>
    <style:style style:name="T27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2" style:family="paragraph" style:parent-style-name="Standard">
      <style:paragraph-properties fo:text-align="justify" fo:break-before="auto" fo:line-height="100%" style:writing-mode="lr-tb"/>
    </style:style>
    <style:style style:name="T27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3" style:family="paragraph" style:parent-style-name="Standard">
      <style:paragraph-properties fo:text-align="justify" fo:break-before="auto" fo:line-height="100%" style:writing-mode="lr-tb"/>
    </style:style>
    <style:style style:name="T27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4" style:family="paragraph" style:parent-style-name="Standard">
      <style:paragraph-properties fo:text-align="justify" fo:break-before="auto" fo:line-height="100%" style:writing-mode="lr-tb"/>
    </style:style>
    <style:style style:name="T27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5" style:family="paragraph" style:parent-style-name="Standard">
      <style:paragraph-properties fo:text-align="justify" fo:break-before="auto" fo:line-height="100%" style:writing-mode="lr-tb"/>
    </style:style>
    <style:style style:name="T27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6" style:family="paragraph" style:parent-style-name="Standard">
      <style:paragraph-properties fo:text-align="justify" fo:break-before="auto" fo:line-height="100%" style:writing-mode="lr-tb"/>
    </style:style>
    <style:style style:name="T27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7" style:family="paragraph" style:parent-style-name="Standard">
      <style:paragraph-properties fo:text-align="justify" fo:break-before="auto" fo:line-height="115%" style:writing-mode="lr-tb"/>
    </style:style>
    <style:style style:name="P278" style:family="paragraph" style:parent-style-name="Standard">
      <style:paragraph-properties fo:text-align="justify" fo:break-before="auto" fo:line-height="115%" style:writing-mode="lr-tb"/>
    </style:style>
    <style:style style:name="P279" style:family="paragraph" style:parent-style-name="Standard">
      <style:paragraph-properties fo:text-align="justify"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text-align="justify" fo:break-before="auto" fo:line-height="100%" style:writing-mode="lr-tb"/>
    </style:style>
    <style:style style:name="T28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1" style:family="paragraph" style:parent-style-name="Standard">
      <style:paragraph-properties fo:text-align="justify" fo:break-before="auto" fo:line-height="100%" style:writing-mode="lr-tb"/>
    </style:style>
    <style:style style:name="T28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2" style:family="paragraph" style:parent-style-name="Standard">
      <style:paragraph-properties fo:text-align="justify" fo:break-before="auto" fo:line-height="100%" style:writing-mode="lr-tb"/>
    </style:style>
    <style:style style:name="T28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3" style:family="paragraph" style:parent-style-name="Standard">
      <style:paragraph-properties fo:text-align="justify" fo:break-before="auto" fo:line-height="100%" style:writing-mode="lr-tb"/>
    </style:style>
    <style:style style:name="T28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4" style:family="paragraph" style:parent-style-name="Standard">
      <style:paragraph-properties fo:text-align="justify" fo:break-before="auto" fo:line-height="100%" style:writing-mode="lr-tb"/>
    </style:style>
    <style:style style:name="T28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5" style:family="paragraph" style:parent-style-name="Standard">
      <style:paragraph-properties fo:text-align="justify" fo:break-before="auto" fo:line-height="100%" style:writing-mode="lr-tb"/>
    </style:style>
    <style:style style:name="T28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6" style:family="paragraph" style:parent-style-name="Standard">
      <style:paragraph-properties fo:text-align="justify" fo:break-before="auto" fo:line-height="100%" style:writing-mode="lr-tb"/>
    </style:style>
    <style:style style:name="T28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7" style:family="paragraph" style:parent-style-name="Standard">
      <style:paragraph-properties fo:text-align="justify" fo:break-before="auto" fo:line-height="100%" style:writing-mode="lr-tb"/>
    </style:style>
    <style:style style:name="T28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8" style:family="paragraph" style:parent-style-name="Standard">
      <style:paragraph-properties fo:text-align="justify" fo:break-before="auto" fo:line-height="100%" style:writing-mode="lr-tb"/>
    </style:style>
    <style:style style:name="T28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9" style:family="paragraph" style:parent-style-name="Standard">
      <style:paragraph-properties fo:text-align="justify" fo:break-before="auto" fo:line-height="100%" style:writing-mode="lr-tb"/>
    </style:style>
    <style:style style:name="T28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0" style:family="paragraph" style:parent-style-name="Standard">
      <style:paragraph-properties fo:text-align="justify" fo:break-before="auto" fo:line-height="115%" style:writing-mode="lr-tb"/>
    </style:style>
    <style:style style:name="P291" style:family="paragraph" style:parent-style-name="Standard">
      <style:paragraph-properties fo:text-align="justify" fo:break-before="auto" fo:line-height="115%" style:writing-mode="lr-tb"/>
    </style:style>
    <style:style style:name="T291_1" style:family="text"/>
    <style:style style:name="P292" style:family="paragraph" style:parent-style-name="Standard">
      <style:paragraph-properties fo:text-align="justify" fo:break-before="auto" fo:line-height="100%" style:writing-mode="lr-tb"/>
    </style:style>
    <style:style style:name="T29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3" style:family="paragraph" style:parent-style-name="Standard">
      <style:paragraph-properties fo:text-align="justify" fo:break-before="auto" fo:line-height="100%" style:writing-mode="lr-tb"/>
    </style:style>
    <style:style style:name="T29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4" style:family="paragraph" style:parent-style-name="Standard">
      <style:paragraph-properties fo:text-align="justify" fo:break-before="auto" fo:line-height="100%" style:writing-mode="lr-tb"/>
    </style:style>
    <style:style style:name="T29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5" style:family="paragraph" style:parent-style-name="Standard">
      <style:paragraph-properties fo:text-align="justify" fo:break-before="auto" fo:line-height="100%" style:writing-mode="lr-tb"/>
    </style:style>
    <style:style style:name="T29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6" style:family="paragraph" style:parent-style-name="Standard">
      <style:paragraph-properties fo:text-align="justify" fo:break-before="auto" fo:line-height="100%" style:writing-mode="lr-tb"/>
    </style:style>
    <style:style style:name="T29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7" style:family="paragraph" style:parent-style-name="Standard">
      <style:paragraph-properties fo:text-align="justify" fo:break-before="auto" fo:line-height="100%" style:writing-mode="lr-tb"/>
    </style:style>
    <style:style style:name="T29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8" style:family="paragraph" style:parent-style-name="Standard">
      <style:paragraph-properties fo:text-align="justify" fo:break-before="auto" fo:line-height="100%" style:writing-mode="lr-tb"/>
    </style:style>
    <style:style style:name="T29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9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9" style:family="paragraph" style:parent-style-name="Standard">
      <style:paragraph-properties fo:text-align="justify" fo:break-before="auto" fo:line-height="115%" style:writing-mode="lr-tb"/>
    </style:style>
    <style:style style:name="P300" style:family="paragraph" style:parent-style-name="Standard">
      <style:paragraph-properties fo:text-align="justify" fo:break-before="auto" fo:line-height="115%" style:writing-mode="lr-tb"/>
    </style:style>
    <style:style style:name="P301" style:family="paragraph" style:parent-style-name="Standard">
      <style:paragraph-properties fo:text-align="justify" fo:break-before="auto" fo:line-height="115%" style:writing-mode="lr-tb"/>
    </style:style>
    <style:style style:name="T301_1" style:family="text"/>
    <style:style style:name="P302" style:family="paragraph" style:parent-style-name="Standard">
      <style:paragraph-properties fo:text-align="justify" fo:break-before="auto" fo:line-height="100%" style:writing-mode="lr-tb"/>
    </style:style>
    <style:style style:name="T30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3" style:family="paragraph" style:parent-style-name="Standard">
      <style:paragraph-properties fo:text-align="justify" fo:break-before="auto" fo:line-height="100%" style:writing-mode="lr-tb"/>
    </style:style>
    <style:style style:name="T30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4" style:family="paragraph" style:parent-style-name="Standard">
      <style:paragraph-properties fo:text-align="justify" fo:break-before="auto" fo:line-height="100%" style:writing-mode="lr-tb"/>
    </style:style>
    <style:style style:name="T30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5" style:family="paragraph" style:parent-style-name="Standard">
      <style:paragraph-properties fo:text-align="justify" fo:break-before="auto" fo:line-height="100%" style:writing-mode="lr-tb"/>
    </style:style>
    <style:style style:name="T30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6" style:family="paragraph" style:parent-style-name="Standard">
      <style:paragraph-properties fo:text-align="justify" fo:break-before="auto" fo:line-height="100%" style:writing-mode="lr-tb"/>
    </style:style>
    <style:style style:name="T30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7" style:family="paragraph" style:parent-style-name="Standard">
      <style:paragraph-properties fo:text-align="justify" fo:break-before="auto" fo:line-height="100%" style:writing-mode="lr-tb"/>
    </style:style>
    <style:style style:name="T30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8" style:family="paragraph" style:parent-style-name="Standard">
      <style:paragraph-properties fo:text-align="justify" fo:break-before="auto" fo:line-height="100%" style:writing-mode="lr-tb"/>
    </style:style>
    <style:style style:name="T30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9" style:family="paragraph" style:parent-style-name="Standard">
      <style:paragraph-properties fo:text-align="justify" fo:break-before="auto" fo:line-height="100%" style:writing-mode="lr-tb"/>
    </style:style>
    <style:style style:name="T30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0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0" style:family="paragraph" style:parent-style-name="Standard">
      <style:paragraph-properties fo:text-align="justify" fo:break-before="auto" fo:line-height="100%" style:writing-mode="lr-tb"/>
    </style:style>
    <style:style style:name="T3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1" style:family="paragraph" style:parent-style-name="Standard">
      <style:paragraph-properties fo:text-align="justify" fo:break-before="auto" fo:line-height="100%" style:writing-mode="lr-tb"/>
    </style:style>
    <style:style style:name="T3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2" style:family="paragraph" style:parent-style-name="Standard">
      <style:paragraph-properties fo:text-align="justify" fo:break-before="auto" fo:line-height="115%" style:writing-mode="lr-tb"/>
    </style:style>
    <style:style style:name="P313" style:family="paragraph" style:parent-style-name="Standard">
      <style:paragraph-properties fo:text-align="justify" fo:break-before="auto" fo:line-height="115%" style:writing-mode="lr-tb"/>
    </style:style>
    <style:style style:name="T313_1" style:family="text"/>
    <style:style style:name="P314" style:family="paragraph" style:parent-style-name="Standard">
      <style:paragraph-properties fo:text-align="justify" fo:break-before="auto" fo:line-height="100%" style:writing-mode="lr-tb"/>
    </style:style>
    <style:style style:name="T3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5" style:family="paragraph" style:parent-style-name="Standard">
      <style:paragraph-properties fo:text-align="justify" fo:break-before="auto" fo:line-height="100%" style:writing-mode="lr-tb"/>
    </style:style>
    <style:style style:name="T3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6" style:family="paragraph" style:parent-style-name="Standard">
      <style:paragraph-properties fo:text-align="justify" fo:break-before="auto" fo:line-height="100%" style:writing-mode="lr-tb"/>
    </style:style>
    <style:style style:name="T3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7" style:family="paragraph" style:parent-style-name="Standard">
      <style:paragraph-properties fo:text-align="justify" fo:break-before="auto" fo:line-height="100%" style:writing-mode="lr-tb"/>
    </style:style>
    <style:style style:name="T3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8" style:family="paragraph" style:parent-style-name="Standard">
      <style:paragraph-properties fo:text-align="justify" fo:break-before="auto" fo:line-height="100%" style:writing-mode="lr-tb"/>
    </style:style>
    <style:style style:name="T3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9" style:family="paragraph" style:parent-style-name="Standard">
      <style:paragraph-properties fo:text-align="justify" fo:break-before="auto" fo:line-height="100%" style:writing-mode="lr-tb"/>
    </style:style>
    <style:style style:name="T3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1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0" style:family="paragraph" style:parent-style-name="Standard">
      <style:paragraph-properties fo:text-align="justify" fo:break-before="auto" fo:line-height="100%" style:writing-mode="lr-tb"/>
    </style:style>
    <style:style style:name="T3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1" style:family="paragraph" style:parent-style-name="Standard">
      <style:paragraph-properties fo:text-align="justify" fo:break-before="auto" fo:line-height="100%" style:writing-mode="lr-tb"/>
    </style:style>
    <style:style style:name="T3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2" style:family="paragraph" style:parent-style-name="Standard">
      <style:paragraph-properties fo:text-align="justify" fo:break-before="auto" fo:line-height="115%" style:writing-mode="lr-tb"/>
    </style:style>
    <style:style style:name="P323" style:family="paragraph" style:parent-style-name="Standard">
      <style:paragraph-properties fo:text-align="justify" fo:break-before="auto" fo:line-height="115%" style:writing-mode="lr-tb"/>
    </style:style>
    <style:style style:name="T323_1" style:family="text"/>
    <style:style style:name="P324" style:family="paragraph" style:parent-style-name="Standard">
      <style:paragraph-properties fo:text-align="justify" fo:break-before="auto" fo:line-height="100%" style:writing-mode="lr-tb"/>
    </style:style>
    <style:style style:name="T32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5" style:family="paragraph" style:parent-style-name="Standard">
      <style:paragraph-properties fo:text-align="justify" fo:break-before="auto" fo:line-height="100%" style:writing-mode="lr-tb"/>
    </style:style>
    <style:style style:name="T3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6" style:family="paragraph" style:parent-style-name="Standard">
      <style:paragraph-properties fo:text-align="justify" fo:break-before="auto" fo:line-height="100%" style:writing-mode="lr-tb"/>
    </style:style>
    <style:style style:name="T3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7" style:family="paragraph" style:parent-style-name="Standard">
      <style:paragraph-properties fo:text-align="justify" fo:break-before="auto" fo:line-height="100%" style:writing-mode="lr-tb"/>
    </style:style>
    <style:style style:name="T3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8" style:family="paragraph" style:parent-style-name="Standard">
      <style:paragraph-properties fo:text-align="justify" fo:break-before="auto" fo:line-height="100%" style:writing-mode="lr-tb"/>
    </style:style>
    <style:style style:name="T32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9" style:family="paragraph" style:parent-style-name="Standard">
      <style:paragraph-properties fo:text-align="justify" fo:break-before="auto" fo:line-height="100%" style:writing-mode="lr-tb"/>
    </style:style>
    <style:style style:name="T32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2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0" style:family="paragraph" style:parent-style-name="Standard">
      <style:paragraph-properties fo:text-align="justify" fo:break-before="auto" fo:line-height="100%" style:writing-mode="lr-tb"/>
    </style:style>
    <style:style style:name="T33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1" style:family="paragraph" style:parent-style-name="Standard">
      <style:paragraph-properties fo:text-align="justify" fo:break-before="auto" fo:line-height="100%" style:writing-mode="lr-tb"/>
    </style:style>
    <style:style style:name="T33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2" style:family="paragraph" style:parent-style-name="Standard">
      <style:paragraph-properties fo:text-align="justify" fo:break-before="auto" fo:line-height="100%" style:writing-mode="lr-tb"/>
    </style:style>
    <style:style style:name="T33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3" style:family="paragraph" style:parent-style-name="Standard">
      <style:paragraph-properties fo:text-align="justify" fo:break-before="auto" fo:line-height="115%" style:writing-mode="lr-tb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T334_1" style:family="text"/>
    <style:style style:name="P335" style:family="paragraph" style:parent-style-name="Standard">
      <style:paragraph-properties fo:text-align="justify" fo:break-before="auto" fo:line-height="100%" style:writing-mode="lr-tb"/>
    </style:style>
    <style:style style:name="T33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6" style:family="paragraph" style:parent-style-name="Standard">
      <style:paragraph-properties fo:text-align="justify" fo:break-before="auto" fo:line-height="100%" style:writing-mode="lr-tb"/>
    </style:style>
    <style:style style:name="T33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7" style:family="paragraph" style:parent-style-name="Standard">
      <style:paragraph-properties fo:text-align="justify" fo:break-before="auto" fo:line-height="100%" style:writing-mode="lr-tb"/>
    </style:style>
    <style:style style:name="T33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8" style:family="paragraph" style:parent-style-name="Standard">
      <style:paragraph-properties fo:text-align="justify" fo:break-before="auto" fo:line-height="100%" style:writing-mode="lr-tb"/>
    </style:style>
    <style:style style:name="T33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9" style:family="paragraph" style:parent-style-name="Standard">
      <style:paragraph-properties fo:text-align="justify" fo:break-before="auto" fo:line-height="100%" style:writing-mode="lr-tb"/>
    </style:style>
    <style:style style:name="T3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0" style:family="paragraph" style:parent-style-name="Standard">
      <style:paragraph-properties fo:text-align="justify" fo:break-before="auto" fo:line-height="100%" style:writing-mode="lr-tb"/>
    </style:style>
    <style:style style:name="T34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1" style:family="paragraph" style:parent-style-name="Standard">
      <style:paragraph-properties fo:text-align="justify" fo:break-before="auto" fo:line-height="100%" style:writing-mode="lr-tb"/>
    </style:style>
    <style:style style:name="T34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2" style:family="paragraph" style:parent-style-name="Standard">
      <style:paragraph-properties fo:text-align="justify" fo:break-before="auto" fo:line-height="100%" style:writing-mode="lr-tb"/>
    </style:style>
    <style:style style:name="T34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3" style:family="paragraph" style:parent-style-name="Standard">
      <style:paragraph-properties fo:text-align="justify" fo:break-before="auto" fo:line-height="100%" style:writing-mode="lr-tb"/>
    </style:style>
    <style:style style:name="T34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4" style:family="paragraph" style:parent-style-name="Standard">
      <style:paragraph-properties fo:text-align="justify" fo:break-before="auto" fo:line-height="100%" style:writing-mode="lr-tb"/>
    </style:style>
    <style:style style:name="T34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5" style:family="paragraph" style:parent-style-name="Standard">
      <style:paragraph-properties fo:text-align="justify"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6" style:family="paragraph" style:parent-style-name="Standard">
      <style:paragraph-properties fo:text-align="justify" fo:break-before="auto" fo:line-height="115%" style:writing-mode="lr-tb"/>
    </style:style>
    <style:style style:name="P347" style:family="paragraph" style:parent-style-name="Standard">
      <style:paragraph-properties fo:text-align="justify" fo:break-before="auto" fo:line-height="115%" style:writing-mode="lr-tb"/>
    </style:style>
    <style:style style:name="T347_1" style:family="text"/>
    <style:style style:name="P348" style:family="paragraph" style:parent-style-name="Standard">
      <style:paragraph-properties fo:text-align="justify" fo:break-before="auto" fo:line-height="100%" style:writing-mode="lr-tb"/>
    </style:style>
    <style:style style:name="T34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9" style:family="paragraph" style:parent-style-name="Standard">
      <style:paragraph-properties fo:text-align="justify" fo:break-before="auto" fo:line-height="100%" style:writing-mode="lr-tb"/>
    </style:style>
    <style:style style:name="T34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0" style:family="paragraph" style:parent-style-name="Standard">
      <style:paragraph-properties fo:text-align="justify" fo:break-before="auto" fo:line-height="100%" style:writing-mode="lr-tb"/>
    </style:style>
    <style:style style:name="T35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1" style:family="paragraph" style:parent-style-name="Standard">
      <style:paragraph-properties fo:text-align="justify" fo:break-before="auto" fo:line-height="100%" style:writing-mode="lr-tb"/>
    </style:style>
    <style:style style:name="T3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2" style:family="paragraph" style:parent-style-name="Standard">
      <style:paragraph-properties fo:text-align="justify" fo:break-before="auto" fo:line-height="100%" style:writing-mode="lr-tb"/>
    </style:style>
    <style:style style:name="T35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3" style:family="paragraph" style:parent-style-name="Standard">
      <style:paragraph-properties fo:text-align="justify" fo:break-before="auto" fo:line-height="100%" style:writing-mode="lr-tb"/>
    </style:style>
    <style:style style:name="T35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4" style:family="paragraph" style:parent-style-name="Standard">
      <style:paragraph-properties fo:text-align="justify" fo:break-before="auto" fo:line-height="100%" style:writing-mode="lr-tb"/>
    </style:style>
    <style:style style:name="T35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5" style:family="paragraph" style:parent-style-name="Standard">
      <style:paragraph-properties fo:text-align="justify" fo:break-before="auto" fo:line-height="100%" style:writing-mode="lr-tb"/>
    </style:style>
    <style:style style:name="T35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6" style:family="paragraph" style:parent-style-name="Standard">
      <style:paragraph-properties fo:text-align="justify" fo:break-before="auto" fo:line-height="100%" style:writing-mode="lr-tb"/>
    </style:style>
    <style:style style:name="T35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7" style:family="paragraph" style:parent-style-name="Standard">
      <style:paragraph-properties fo:text-align="justify" fo:break-before="auto" fo:line-height="100%" style:writing-mode="lr-tb"/>
    </style:style>
    <style:style style:name="T35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5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8" style:family="paragraph" style:parent-style-name="Standard">
      <style:paragraph-properties fo:text-align="justify" fo:break-before="auto" fo:line-height="115%" style:writing-mode="lr-tb"/>
    </style:style>
    <style:style style:name="P359" style:family="paragraph" style:parent-style-name="Standard">
      <style:paragraph-properties fo:text-align="justify" fo:break-before="auto" fo:line-height="115%" style:writing-mode="lr-tb"/>
    </style:style>
    <style:style style:name="P360" style:family="paragraph" style:parent-style-name="Standard">
      <style:paragraph-properties fo:text-align="justify" fo:break-before="auto" fo:line-height="115%" style:writing-mode="lr-tb"/>
    </style:style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>
      <style:text-properties fo:font-weight="bold" style:font-weight-asian="bold" style:font-weight-complex="bold"/>
    </style:style>
    <style:style style:name="T361_2" style:family="text">
      <style:text-properties fo:font-weight="bold" style:font-weight-asian="bold" style:font-weight-complex="bold"/>
    </style:style>
    <style:style style:name="T361_3" style:family="text">
      <style:text-properties fo:font-weight="bold" style:font-weight-asian="bold" style:font-weight-complex="bold"/>
    </style:style>
    <style:style style:name="T361_4" style:family="text"/>
    <style:style style:name="P362" style:family="paragraph" style:parent-style-name="Standard">
      <style:paragraph-properties fo:text-align="justify" fo:break-before="auto" fo:line-height="115%" style:writing-mode="lr-tb"/>
    </style:style>
    <style:style style:name="P363" style:family="paragraph" style:parent-style-name="Standard">
      <style:paragraph-properties fo:text-align="justify" fo:break-before="auto" fo:line-height="115%" style:writing-mode="lr-tb"/>
    </style:style>
    <style:style style:name="T363_1" style:family="text">
      <style:text-properties fo:font-weight="bold" style:font-weight-asian="bold" style:font-weight-complex="bold"/>
    </style:style>
    <style:style style:name="T363_2" style:family="text">
      <style:text-properties fo:font-weight="bold" style:font-weight-asian="bold" style:font-weight-complex="bold"/>
    </style:style>
    <style:style style:name="T363_3" style:family="text">
      <style:text-properties fo:font-weight="bold" style:font-weight-asian="bold" style:font-weight-complex="bold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justify" fo:break-before="auto" fo:line-height="115%" style:writing-mode="lr-tb"/>
    </style:style>
    <style:style style:name="P373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74" style:family="paragraph" style:parent-style-name="Standard">
      <style:paragraph-properties fo:text-align="justify" fo:break-before="auto" fo:line-height="115%" style:writing-mode="lr-tb"/>
    </style:style>
    <style:style style:name="T374_1" style:family="text">
      <style:text-properties fo:font-weight="bold" style:font-weight-asian="bold" style:font-weight-complex="bold"/>
    </style:style>
    <style:style style:name="T374_2" style:family="text">
      <style:text-properties fo:font-weight="bold" style:font-weight-asian="bold" style:font-weight-complex="bold"/>
    </style:style>
    <style:style style:name="T374_3" style:family="text">
      <style:text-properties fo:font-weight="bold" style:font-weight-asian="bold" style:font-weight-complex="bold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Standard">
      <style:paragraph-properties fo:break-before="auto" fo:line-height="115%" style:writing-mode="lr-tb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8.255cm"/>
    </style:style>
    <style:style style:name="Column6" style:family="table-column">
      <style:table-column-properties style:column-width="8.255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break-before="auto" fo:line-height="115%" style:writing-mode="lr-tb"/>
    </style:style>
    <style:style style:name="P395" style:family="paragraph" style:parent-style-name="Standard">
      <style:paragraph-properties fo:break-before="auto" fo:line-height="115%" style:writing-mode="lr-tb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able4" style:family="table">
      <style:table-properties table:align="left" style:width="16.51cm" fo:margin-left="0cm"/>
    </style:style>
    <style:style style:name="Column7" style:family="table-column">
      <style:table-column-properties style:column-width="8.255cm"/>
    </style:style>
    <style:style style:name="Column8" style:family="table-column">
      <style:table-column-properties style:column-width="8.255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justify" fo:break-before="auto" fo:line-height="115%" style:writing-mode="lr-tb"/>
    </style:style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able5" style:family="table">
      <style:table-properties table:align="left" style:width="16.51cm" fo:margin-left="0cm"/>
    </style:style>
    <style:style style:name="Column9" style:family="table-column">
      <style:table-column-properties style:column-width="8.255cm"/>
    </style:style>
    <style:style style:name="Column10" style:family="table-column">
      <style:table-column-properties style:column-width="8.255cm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break-before="auto" fo:line-height="115%" style:writing-mode="lr-tb"/>
    </style:style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able6" style:family="table">
      <style:table-properties table:align="left" style:width="16.51cm" fo:margin-left="0cm"/>
    </style:style>
    <style:style style:name="Column11" style:family="table-column">
      <style:table-column-properties style:column-width="8.255cm"/>
    </style:style>
    <style:style style:name="Column12" style:family="table-column">
      <style:table-column-properties style:column-width="8.255cm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justify" fo:break-before="auto" fo:line-height="115%" style:writing-mode="lr-tb"/>
    </style:style>
    <style:style style:name="P427" style:family="paragraph" style:parent-style-name="Standard">
      <style:paragraph-properties fo:text-align="justify"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able7" style:family="table">
      <style:table-properties table:align="left" style:width="16.51cm" fo:margin-left="0cm"/>
    </style:style>
    <style:style style:name="Column13" style:family="table-column">
      <style:table-column-properties style:column-width="8.255cm"/>
    </style:style>
    <style:style style:name="Column14" style:family="table-column">
      <style:table-column-properties style:column-width="8.255cm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break-before="auto" fo:line-height="115%" style:writing-mode="lr-tb"/>
    </style:style>
    <style:style style:name="P438" style:family="paragraph" style:parent-style-name="Standard">
      <style:paragraph-properties fo:break-before="auto" fo:line-height="115%" style:writing-mode="lr-tb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able8" style:family="table">
      <style:table-properties table:align="left" style:width="16.51cm" fo:margin-left="0cm"/>
    </style:style>
    <style:style style:name="Column15" style:family="table-column">
      <style:table-column-properties style:column-width="8.255cm"/>
    </style:style>
    <style:style style:name="Column16" style:family="table-column">
      <style:table-column-properties style:column-width="8.255cm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justify" fo:break-before="auto" fo:line-height="115%" style:writing-mode="lr-tb"/>
    </style:style>
    <style:style style:name="P449" style:family="paragraph" style:parent-style-name="Standard">
      <style:paragraph-properties fo:text-align="justify" fo:break-before="auto" fo:line-height="115%" style:writing-mode="lr-tb"/>
    </style:style>
    <style:style style:name="T449_1" style:family="text">
      <style:text-properties fo:font-weight="bold" style:font-weight-asian="bold" style:font-weight-complex="bold"/>
    </style:style>
    <style:style style:name="T449_2" style:family="text">
      <style:text-properties fo:font-weight="bold" style:font-weight-asian="bold" style:font-weight-complex="bold"/>
    </style:style>
    <style:style style:name="T449_3" style:family="text">
      <style:text-properties fo:font-weight="bold" style:font-weight-asian="bold" style:font-weight-complex="bold"/>
    </style:style>
    <style:style style:name="Table9" style:family="table">
      <style:table-properties table:align="left" style:width="16.51cm" fo:margin-left="0cm"/>
    </style:style>
    <style:style style:name="Column17" style:family="table-column">
      <style:table-column-properties style:column-width="8.255cm"/>
    </style:style>
    <style:style style:name="Column18" style:family="table-column">
      <style:table-column-properties style:column-width="8.255cm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1" style:family="paragraph" style:parent-style-name="Standard">
      <style:paragraph-properties fo:text-align="justify" fo:break-before="auto" fo:text-indent="0cm" fo:line-height="138%" fo:margin-top="0cm" fo:margin-bottom="0cm" fo:margin-left="0cm" fo:margin-right="0cm" fo:orphans="2" fo:widows="2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justify" fo:break-before="auto" fo:line-height="115%" style:writing-mode="lr-tb"/>
    </style:style>
    <style:style style:name="P45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460" style:family="paragraph" style:parent-style-name="Standard">
      <style:paragraph-properties fo:text-align="justify" fo:break-before="auto" fo:line-height="115%" style:writing-mode="lr-tb"/>
    </style:style>
    <style:style style:name="P461" style:family="paragraph" style:parent-style-name="Standard">
      <style:paragraph-properties fo:text-align="justify" fo:break-before="auto" fo:line-height="115%" style:writing-mode="lr-tb"/>
    </style:style>
    <style:style style:name="T461_1" style:family="text">
      <style:text-properties fo:font-weight="bold" style:font-weight-asian="bold" style:font-weight-complex="bold"/>
    </style:style>
    <style:style style:name="T461_2" style:family="text">
      <style:text-properties fo:font-weight="bold" style:font-weight-asian="bold" style:font-weight-complex="bold"/>
    </style:style>
    <style:style style:name="T461_3" style:family="text">
      <style:text-properties fo:font-weight="bold" style:font-weight-asian="bold" style:font-weight-complex="bold"/>
    </style:style>
    <style:style style:name="Table10" style:family="table">
      <style:table-properties table:align="left" style:width="16.51cm" fo:margin-left="0cm"/>
    </style:style>
    <style:style style:name="Column19" style:family="table-column">
      <style:table-column-properties style:column-width="8.255cm"/>
    </style:style>
    <style:style style:name="Column20" style:family="table-column">
      <style:table-column-properties style:column-width="8.255cm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0" style:family="paragraph" style:parent-style-name="Standard">
      <style:paragraph-properties fo:text-align="justify" fo:break-before="auto" fo:line-height="115%" style:writing-mode="lr-tb"/>
    </style:style>
    <style:style style:name="P47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able11" style:family="table">
      <style:table-properties table:align="left" style:width="16.51cm" fo:margin-left="0cm"/>
    </style:style>
    <style:style style:name="Column21" style:family="table-column">
      <style:table-column-properties style:column-width="8.255cm"/>
    </style:style>
    <style:style style:name="Column22" style:family="table-column">
      <style:table-column-properties style:column-width="8.255cm"/>
    </style:style>
    <style:style style:name="Row4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break-before="auto" fo:line-height="115%" style:writing-mode="lr-tb"/>
    </style:style>
    <style:style style:name="P482" style:family="paragraph" style:parent-style-name="Standard">
      <style:paragraph-properties fo:break-before="auto" fo:line-height="115%" style:writing-mode="lr-tb"/>
    </style:style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able12" style:family="table">
      <style:table-properties table:align="left" style:width="16.51cm" fo:margin-left="0cm"/>
    </style:style>
    <style:style style:name="Column23" style:family="table-column">
      <style:table-column-properties style:column-width="8.255cm"/>
    </style:style>
    <style:style style:name="Column24" style:family="table-column">
      <style:table-column-properties style:column-width="8.255cm"/>
    </style:style>
    <style:style style:name="Row45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break-before="auto" fo:line-height="115%" style:writing-mode="lr-tb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able13" style:family="table">
      <style:table-properties table:align="left" style:width="16.51cm" fo:margin-left="0cm"/>
    </style:style>
    <style:style style:name="Column25" style:family="table-column">
      <style:table-column-properties style:column-width="8.255cm"/>
    </style:style>
    <style:style style:name="Column26" style:family="table-column">
      <style:table-column-properties style:column-width="8.255cm"/>
    </style:style>
    <style:style style:name="Row49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2" style:family="paragraph" style:parent-style-name="Standard">
      <style:paragraph-properties fo:break-before="auto" fo:line-height="115%" style:writing-mode="lr-tb"/>
    </style:style>
    <style:style style:name="P503" style:family="paragraph" style:parent-style-name="Standard">
      <style:paragraph-properties fo:break-before="auto" fo:line-height="115%" style:writing-mode="lr-tb"/>
    </style:style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able14" style:family="table">
      <style:table-properties table:align="left" style:width="16.51cm" fo:margin-left="0cm"/>
    </style:style>
    <style:style style:name="Column27" style:family="table-column">
      <style:table-column-properties style:column-width="8.255cm"/>
    </style:style>
    <style:style style:name="Column28" style:family="table-column">
      <style:table-column-properties style:column-width="8.255cm"/>
    </style:style>
    <style:style style:name="Row53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break-before="auto" fo:line-height="115%" style:writing-mode="lr-tb"/>
    </style:style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able15" style:family="table">
      <style:table-properties table:align="left" style:width="16.51cm" fo:margin-left="0cm"/>
    </style:style>
    <style:style style:name="Column29" style:family="table-column">
      <style:table-column-properties style:column-width="8.255cm"/>
    </style:style>
    <style:style style:name="Column30" style:family="table-column">
      <style:table-column-properties style:column-width="8.255cm"/>
    </style:style>
    <style:style style:name="Row5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3" style:family="paragraph" style:parent-style-name="Standard">
      <style:paragraph-properties fo:break-before="auto" fo:line-height="115%" style:writing-mode="lr-tb"/>
    </style:style>
    <style:style style:name="P524" style:family="paragraph" style:parent-style-name="Standard">
      <style:paragraph-properties fo:break-before="auto" fo:line-height="115%" style:writing-mode="lr-tb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able16" style:family="table">
      <style:table-properties table:align="left" style:width="16.51cm" fo:margin-left="0cm"/>
    </style:style>
    <style:style style:name="Column31" style:family="table-column">
      <style:table-column-properties style:column-width="8.255cm"/>
    </style:style>
    <style:style style:name="Column32" style:family="table-column">
      <style:table-column-properties style:column-width="8.255cm"/>
    </style:style>
    <style:style style:name="Row6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4" style:family="paragraph" style:parent-style-name="Standard">
      <style:paragraph-properties fo:break-before="auto" fo:line-height="115%" style:writing-mode="lr-tb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able17" style:family="table">
      <style:table-properties table:align="left" style:width="16.51cm" fo:margin-left="0cm"/>
    </style:style>
    <style:style style:name="Column33" style:family="table-column">
      <style:table-column-properties style:column-width="8.255cm"/>
    </style:style>
    <style:style style:name="Column34" style:family="table-column">
      <style:table-column-properties style:column-width="8.255cm"/>
    </style:style>
    <style:style style:name="Row65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4" style:family="paragraph" style:parent-style-name="Standard">
      <style:paragraph-properties fo:break-before="auto" fo:line-height="115%" style:writing-mode="lr-tb"/>
    </style:style>
    <style:style style:name="P545" style:family="paragraph" style:parent-style-name="Standard">
      <style:paragraph-properties fo:break-before="auto" fo:line-height="115%" style:writing-mode="lr-tb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able18" style:family="table">
      <style:table-properties table:align="left" style:width="16.51cm" fo:margin-left="0cm"/>
    </style:style>
    <style:style style:name="Column35" style:family="table-column">
      <style:table-column-properties style:column-width="8.255cm"/>
    </style:style>
    <style:style style:name="Column36" style:family="table-column">
      <style:table-column-properties style:column-width="8.255cm"/>
    </style:style>
    <style:style style:name="Row69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5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1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2" style:family="table-row"/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5" style:family="paragraph" style:parent-style-name="Standard">
      <style:paragraph-properties fo:break-before="auto" fo:line-height="115%" style:writing-mode="lr-tb"/>
    </style:style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able19" style:family="table">
      <style:table-properties table:align="left" style:width="16.51cm" fo:margin-left="0cm"/>
    </style:style>
    <style:style style:name="Column37" style:family="table-column">
      <style:table-column-properties style:column-width="8.255cm"/>
    </style:style>
    <style:style style:name="Column38" style:family="table-column">
      <style:table-column-properties style:column-width="8.255cm"/>
    </style:style>
    <style:style style:name="Row73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4" style:family="table-row"/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5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6" style:family="table-row"/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5" style:family="paragraph" style:parent-style-name="Standard">
      <style:paragraph-properties fo:break-before="auto" fo:line-height="115%" style:writing-mode="lr-tb"/>
    </style:style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able20" style:family="table">
      <style:table-properties table:align="left" style:width="16.457cm" fo:margin-left="0.053cm"/>
    </style:style>
    <style:style style:name="Column39" style:family="table-column">
      <style:table-column-properties style:column-width="8.202cm"/>
    </style:style>
    <style:style style:name="Column40" style:family="table-column">
      <style:table-column-properties style:column-width="8.255cm"/>
    </style:style>
    <style:style style:name="Row77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8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9" style:family="table-row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0" style:family="table-row"/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5" style:family="paragraph" style:parent-style-name="Standard">
      <style:paragraph-properties fo:break-before="auto" fo:line-height="115%" style:writing-mode="lr-tb"/>
    </style:style>
    <style:style style:name="P576" style:family="paragraph" style:parent-style-name="Standard">
      <style:paragraph-properties fo:break-before="auto" fo:line-height="115%" style:writing-mode="lr-tb"/>
    </style:style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able21" style:family="table">
      <style:table-properties table:align="left" style:width="16.51cm" fo:margin-left="0cm"/>
    </style:style>
    <style:style style:name="Column41" style:family="table-column">
      <style:table-column-properties style:column-width="8.255cm"/>
    </style:style>
    <style:style style:name="Column42" style:family="table-column">
      <style:table-column-properties style:column-width="8.255cm"/>
    </style:style>
    <style:style style:name="Row81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2" style:family="table-row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3" style:family="table-row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4" style:family="table-row"/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6" style:family="paragraph" style:parent-style-name="Standard">
      <style:paragraph-properties fo:break-before="auto" fo:line-height="115%" style:writing-mode="lr-tb"/>
    </style:style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able22" style:family="table">
      <style:table-properties table:align="left" style:width="16.51cm" fo:margin-left="0cm"/>
    </style:style>
    <style:style style:name="Column43" style:family="table-column">
      <style:table-column-properties style:column-width="8.255cm"/>
    </style:style>
    <style:style style:name="Column44" style:family="table-column">
      <style:table-column-properties style:column-width="8.255cm"/>
    </style:style>
    <style:style style:name="Row85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6" style:family="table-row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7" style:family="table-row"/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8" style:family="table-row"/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6" style:family="paragraph" style:parent-style-name="Standard">
      <style:paragraph-properties fo:break-before="auto" fo:line-height="115%" style:writing-mode="lr-tb"/>
    </style:style>
    <style:style style:name="P597" style:family="paragraph" style:parent-style-name="Standard">
      <style:paragraph-properties fo:break-before="auto" fo:line-height="115%" style:writing-mode="lr-tb"/>
    </style:style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able23" style:family="table">
      <style:table-properties table:align="left" style:width="16.457cm" fo:margin-left="0.053cm"/>
    </style:style>
    <style:style style:name="Column45" style:family="table-column">
      <style:table-column-properties style:column-width="8.202cm"/>
    </style:style>
    <style:style style:name="Column46" style:family="table-column">
      <style:table-column-properties style:column-width="8.255cm"/>
    </style:style>
    <style:style style:name="Row89" style:family="table-row"/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0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0" style:family="table-row"/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1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2" style:family="table-row"/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7" style:family="paragraph" style:parent-style-name="Standard">
      <style:paragraph-properties fo:break-before="auto" fo:line-height="115%" style:writing-mode="lr-tb"/>
    </style:style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able24" style:family="table">
      <style:table-properties table:align="left" style:width="16.457cm" fo:margin-left="0.053cm"/>
    </style:style>
    <style:style style:name="Column47" style:family="table-column">
      <style:table-column-properties style:column-width="8.202cm"/>
    </style:style>
    <style:style style:name="Column48" style:family="table-column">
      <style:table-column-properties style:column-width="8.255cm"/>
    </style:style>
    <style:style style:name="Row93" style:family="table-row"/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0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6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4" style:family="table-row"/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5" style:family="table-row"/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6" style:family="table-row"/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7" style:family="paragraph" style:parent-style-name="Standard">
      <style:paragraph-properties fo:break-before="auto" fo:line-height="115%" style:writing-mode="lr-tb"/>
    </style:style>
    <style:style style:name="P61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e</text:span><text:span text:style-name="T1_2">-</text:span><text:span text:style-name="T1_3">stor</text:span><text:span text:style-name="T1_4">e</text:span></text:p>
      <text:p text:style-name="P2"/>
      <text:p text:style-name="P3"><text:span text:style-name="T3_1">Group</text:span><text:span text:style-name="T3_2"><text:s/></text:span><text:span text:style-name="T3_3">Members</text:span></text:p>
      <text:p text:style-name="P4"><text:span text:style-name="T4_1">Ebarle</text:span><text:span text:style-name="T4_2">,<text:s/></text:span><text:span text:style-name="T4_3">Roselle</text:span><text:span text:style-name="T4_4"><text:s/></text:span><text:span text:style-name="T4_5">M</text:span><text:span text:style-name="T4_6">.<text:s/></text:span></text:p>
      <text:p text:style-name="P5"><text:span text:style-name="T5_1">Maglasang</text:span><text:span text:style-name="T5_2">,<text:s/></text:span><text:span text:style-name="T5_3">Catherine</text:span><text:span text:style-name="T5_4"><text:s/></text:span><text:span text:style-name="T5_5">M</text:span><text:span text:style-name="T5_6">.<text:s/></text:span></text:p>
      <text:p text:style-name="P6"><text:span text:style-name="T6_1">Esin</text:span><text:span text:style-name="T6_2">,<text:s/></text:span><text:span text:style-name="T6_3">Dexter</text:span></text:p>
      <text:p text:style-name="P7"><text:span text:style-name="T7_1">Yee</text:span><text:span text:style-name="T7_2">,<text:s/></text:span><text:span text:style-name="T7_3">Mar</text:span><text:span text:style-name="T7_4"><text:s/></text:span><text:span text:style-name="T7_5">Rynner</text:span></text:p>
      <text:p text:style-name="P8"/>
      <text:p text:style-name="P9"><text:span text:style-name="T9_1">Sources</text:span><text:span text:style-name="T9_2">:<text:s/></text:span></text:p>
      <text:p text:style-name="P10"><text:span text:style-name="T10_1"><text:a xlink:type="simple" xlink:href="http://www.practicalecommerce.com/articles/73649-11-Open-Source-Ecommerce-Platforms"><text:span text:style-name="T10_2">http</text:span></text:a></text:span><text:span text:style-name="T10_3"><text:a xlink:type="simple" xlink:href="http://www.practicalecommerce.com/articles/73649-11-Open-Source-Ecommerce-Platforms"><text:span text:style-name="T10_4">://</text:span></text:a></text:span><text:span text:style-name="T10_5"><text:a xlink:type="simple" xlink:href="http://www.practicalecommerce.com/articles/73649-11-Open-Source-Ecommerce-Platforms"><text:span text:style-name="T10_6">www</text:span></text:a></text:span><text:span text:style-name="T10_7"><text:a xlink:type="simple" xlink:href="http://www.practicalecommerce.com/articles/73649-11-Open-Source-Ecommerce-Platforms"><text:span text:style-name="T10_8">.</text:span></text:a></text:span><text:span text:style-name="T10_9"><text:a xlink:type="simple" xlink:href="http://www.practicalecommerce.com/articles/73649-11-Open-Source-Ecommerce-Platforms"><text:span text:style-name="T10_10">practicalecommerce</text:span></text:a></text:span><text:span text:style-name="T10_11"><text:a xlink:type="simple" xlink:href="http://www.practicalecommerce.com/articles/73649-11-Open-Source-Ecommerce-Platforms"><text:span text:style-name="T10_12">.</text:span></text:a></text:span><text:span text:style-name="T10_13"><text:a xlink:type="simple" xlink:href="http://www.practicalecommerce.com/articles/73649-11-Open-Source-Ecommerce-Platforms"><text:span text:style-name="T10_14">com</text:span></text:a></text:span><text:span text:style-name="T10_15"><text:a xlink:type="simple" xlink:href="http://www.practicalecommerce.com/articles/73649-11-Open-Source-Ecommerce-Platforms"><text:span text:style-name="T10_16">/</text:span></text:a></text:span><text:span text:style-name="T10_17"><text:a xlink:type="simple" xlink:href="http://www.practicalecommerce.com/articles/73649-11-Open-Source-Ecommerce-Platforms"><text:span text:style-name="T10_18">articles</text:span></text:a></text:span><text:span text:style-name="T10_19"><text:a xlink:type="simple" xlink:href="http://www.practicalecommerce.com/articles/73649-11-Open-Source-Ecommerce-Platforms"><text:span text:style-name="T10_20">/73649-11-</text:span></text:a></text:span><text:span text:style-name="T10_21"><text:a xlink:type="simple" xlink:href="http://www.practicalecommerce.com/articles/73649-11-Open-Source-Ecommerce-Platforms"><text:span text:style-name="T10_22">Open</text:span></text:a></text:span><text:span text:style-name="T10_23"><text:a xlink:type="simple" xlink:href="http://www.practicalecommerce.com/articles/73649-11-Open-Source-Ecommerce-Platforms"><text:span text:style-name="T10_24">-</text:span></text:a></text:span><text:span text:style-name="T10_25"><text:a xlink:type="simple" xlink:href="http://www.practicalecommerce.com/articles/73649-11-Open-Source-Ecommerce-Platforms"><text:span text:style-name="T10_26">Source</text:span></text:a></text:span><text:span text:style-name="T10_27"><text:a xlink:type="simple" xlink:href="http://www.practicalecommerce.com/articles/73649-11-Open-Source-Ecommerce-Platforms"><text:span text:style-name="T10_28">-</text:span></text:a></text:span><text:span text:style-name="T10_29"><text:a xlink:type="simple" xlink:href="http://www.practicalecommerce.com/articles/73649-11-Open-Source-Ecommerce-Platforms"><text:span text:style-name="T10_30">Ecommerce</text:span></text:a></text:span><text:span text:style-name="T10_31"><text:a xlink:type="simple" xlink:href="http://www.practicalecommerce.com/articles/73649-11-Open-Source-Ecommerce-Platforms"><text:span text:style-name="T10_32">-</text:span></text:a></text:span><text:span text:style-name="T10_33"><text:a xlink:type="simple" xlink:href="http://www.practicalecommerce.com/articles/73649-11-Open-Source-Ecommerce-Platforms"><text:span text:style-name="T10_34">Platforms</text:span></text:a></text:span></text:p>
      <text:p text:style-name="P11"><text:span text:style-name="T11_1"><text:a xlink:type="simple" xlink:href="https://www.cmscritic.com/dir/ecommerce-software/"><text:span text:style-name="T11_2">https</text:span></text:a></text:span><text:span text:style-name="T11_3"><text:a xlink:type="simple" xlink:href="https://www.cmscritic.com/dir/ecommerce-software/"><text:span text:style-name="T11_4">://</text:span></text:a></text:span><text:span text:style-name="T11_5"><text:a xlink:type="simple" xlink:href="https://www.cmscritic.com/dir/ecommerce-software/"><text:span text:style-name="T11_6">www</text:span></text:a></text:span><text:span text:style-name="T11_7"><text:a xlink:type="simple" xlink:href="https://www.cmscritic.com/dir/ecommerce-software/"><text:span text:style-name="T11_8">.</text:span></text:a></text:span><text:span text:style-name="T11_9"><text:a xlink:type="simple" xlink:href="https://www.cmscritic.com/dir/ecommerce-software/"><text:span text:style-name="T11_10">cmscritic</text:span></text:a></text:span><text:span text:style-name="T11_11"><text:a xlink:type="simple" xlink:href="https://www.cmscritic.com/dir/ecommerce-software/"><text:span text:style-name="T11_12">.</text:span></text:a></text:span><text:span text:style-name="T11_13"><text:a xlink:type="simple" xlink:href="https://www.cmscritic.com/dir/ecommerce-software/"><text:span text:style-name="T11_14">com</text:span></text:a></text:span><text:span text:style-name="T11_15"><text:a xlink:type="simple" xlink:href="https://www.cmscritic.com/dir/ecommerce-software/"><text:span text:style-name="T11_16">/</text:span></text:a></text:span><text:span text:style-name="T11_17"><text:a xlink:type="simple" xlink:href="https://www.cmscritic.com/dir/ecommerce-software/"><text:span text:style-name="T11_18">dir</text:span></text:a></text:span><text:span text:style-name="T11_19"><text:a xlink:type="simple" xlink:href="https://www.cmscritic.com/dir/ecommerce-software/"><text:span text:style-name="T11_20">/</text:span></text:a></text:span><text:span text:style-name="T11_21"><text:a xlink:type="simple" xlink:href="https://www.cmscritic.com/dir/ecommerce-software/"><text:span text:style-name="T11_22">ecommerce</text:span></text:a></text:span><text:span text:style-name="T11_23"><text:a xlink:type="simple" xlink:href="https://www.cmscritic.com/dir/ecommerce-software/"><text:span text:style-name="T11_24">-</text:span></text:a></text:span><text:span text:style-name="T11_25"><text:a xlink:type="simple" xlink:href="https://www.cmscritic.com/dir/ecommerce-software/"><text:span text:style-name="T11_26">software</text:span></text:a></text:span><text:span text:style-name="T11_27"><text:a xlink:type="simple" xlink:href="https://www.cmscritic.com/dir/ecommerce-software/"><text:span text:style-name="T11_28">/</text:span></text:a></text:span></text:p>
      <text:p text:style-name="P12"><text:span text:style-name="T12_1"><text:a xlink:type="simple" xlink:href="http://www.capterra.com/ecommerce-software/"><text:span text:style-name="T12_2">http</text:span></text:a></text:span><text:span text:style-name="T12_3"><text:a xlink:type="simple" xlink:href="http://www.capterra.com/ecommerce-software/"><text:span text:style-name="T12_4">://</text:span></text:a></text:span><text:span text:style-name="T12_5"><text:a xlink:type="simple" xlink:href="http://www.capterra.com/ecommerce-software/"><text:span text:style-name="T12_6">www</text:span></text:a></text:span><text:span text:style-name="T12_7"><text:a xlink:type="simple" xlink:href="http://www.capterra.com/ecommerce-software/"><text:span text:style-name="T12_8">.</text:span></text:a></text:span><text:span text:style-name="T12_9"><text:a xlink:type="simple" xlink:href="http://www.capterra.com/ecommerce-software/"><text:span text:style-name="T12_10">capterra</text:span></text:a></text:span><text:span text:style-name="T12_11"><text:a xlink:type="simple" xlink:href="http://www.capterra.com/ecommerce-software/"><text:span text:style-name="T12_12">.</text:span></text:a></text:span><text:span text:style-name="T12_13"><text:a xlink:type="simple" xlink:href="http://www.capterra.com/ecommerce-software/"><text:span text:style-name="T12_14">com</text:span></text:a></text:span><text:span text:style-name="T12_15"><text:a xlink:type="simple" xlink:href="http://www.capterra.com/ecommerce-software/"><text:span text:style-name="T12_16">/</text:span></text:a></text:span><text:span text:style-name="T12_17"><text:a xlink:type="simple" xlink:href="http://www.capterra.com/ecommerce-software/"><text:span text:style-name="T12_18">ecommerce</text:span></text:a></text:span><text:span text:style-name="T12_19"><text:a xlink:type="simple" xlink:href="http://www.capterra.com/ecommerce-software/"><text:span text:style-name="T12_20">-</text:span></text:a></text:span><text:span text:style-name="T12_21"><text:a xlink:type="simple" xlink:href="http://www.capterra.com/ecommerce-software/"><text:span text:style-name="T12_22">software</text:span></text:a></text:span><text:span text:style-name="T12_23"><text:a xlink:type="simple" xlink:href="http://www.capterra.com/ecommerce-software/"><text:span text:style-name="T12_24">/</text:span></text:a></text:span></text:p>
      <text:p text:style-name="P13"/>
      <text:p text:style-name="P14"><text:span text:style-name="T14_1">Abstract</text:span></text:p>
      <text:p text:style-name="P15"><text:span text:style-name="T15_1">e</text:span><text:span text:style-name="T15_2">-</text:span><text:span text:style-name="T15_3">store</text:span><text:span text:style-name="T15_4"><text:s/></text:span><text:span text:style-name="T15_5">is</text:span><text:span text:style-name="T15_6"><text:s/></text:span><text:span text:style-name="T15_7">an</text:span><text:span text:style-name="T15_8"><text:s/></text:span><text:span text:style-name="T15_9">open</text:span><text:span text:style-name="T15_10">-</text:span><text:span text:style-name="T15_11">source</text:span><text:span text:style-name="T15_12">,<text:s/></text:span><text:span text:style-name="T15_13">python</text:span><text:span text:style-name="T15_14">-</text:span><text:span text:style-name="T15_15">based</text:span><text:span text:style-name="T15_16"><text:s/></text:span><text:span text:style-name="T15_17">ecommerce</text:span><text:span text:style-name="T15_18"><text:s/></text:span><text:span text:style-name="T15_19">solution</text:span><text:span text:style-name="T15_20"><text:s/></text:span><text:span text:style-name="T15_21">for</text:span><text:span text:style-name="T15_22"><text:s/></text:span><text:span text:style-name="T15_23">online</text:span><text:span text:style-name="T15_24"><text:s/></text:span><text:span text:style-name="T15_25">merchants</text:span><text:span text:style-name="T15_26">.<text:s/></text:span><text:span text:style-name="T15_27">e</text:span><text:span text:style-name="T15_28">-</text:span><text:span text:style-name="T15_29">store</text:span><text:span text:style-name="T15_30"><text:s/></text:span><text:span text:style-name="T15_31">features</text:span><text:span text:style-name="T15_32"><text:s/></text:span><text:span text:style-name="T15_33">more</text:span><text:span text:style-name="T15_34"><text:s/></text:span><text:span text:style-name="T15_35">than</text:span><text:span text:style-name="T15_36"><text:s/></text:span><text:span text:style-name="T15_37">payment</text:span><text:span text:style-name="T15_38"><text:s/></text:span><text:span text:style-name="T15_39">gateways</text:span><text:span text:style-name="T15_40"><text:s/></text:span><text:span text:style-name="T15_41">and</text:span><text:span text:style-name="T15_42"><text:s/></text:span><text:span text:style-name="T15_43">shipping</text:span><text:span text:style-name="T15_44"><text:s/></text:span><text:span text:style-name="T15_45">methods</text:span><text:span text:style-name="T15_46"><text:s/></text:span><text:span text:style-name="T15_47">in</text:span><text:span text:style-name="T15_48"><text:s/></text:span><text:span text:style-name="T15_49">the</text:span><text:span text:style-name="T15_50"><text:s/></text:span><text:span text:style-name="T15_51">default</text:span><text:span text:style-name="T15_52"><text:s/></text:span><text:span text:style-name="T15_53">downloads</text:span><text:span text:style-name="T15_54">,<text:s/></text:span><text:span text:style-name="T15_55">with</text:span><text:span text:style-name="T15_56"><text:s/></text:span><text:span text:style-name="T15_57">hundreds</text:span><text:span text:style-name="T15_58"><text:s/></text:span><text:span text:style-name="T15_59">of</text:span><text:span text:style-name="T15_60"><text:s/></text:span><text:span text:style-name="T15_61">additional</text:span><text:span text:style-name="T15_62"><text:s/></text:span><text:span text:style-name="T15_63">gateways</text:span><text:span text:style-name="T15_64"><text:s/></text:span><text:span text:style-name="T15_65">and</text:span><text:span text:style-name="T15_66"><text:s/></text:span><text:span text:style-name="T15_67">shipping</text:span><text:span text:style-name="T15_68"><text:s/></text:span><text:span text:style-name="T15_69">integrations</text:span><text:span text:style-name="T15_70"><text:s/></text:span><text:span text:style-name="T15_71">in</text:span><text:span text:style-name="T15_72"><text:s/></text:span><text:span text:style-name="T15_73">its</text:span><text:span text:style-name="T15_74"><text:s/></text:span><text:span text:style-name="T15_75">extension</text:span><text:span text:style-name="T15_76"><text:s/></text:span><text:span text:style-name="T15_77">directory</text:span><text:span text:style-name="T15_78">.<text:s/></text:span><text:span text:style-name="T15_79">e</text:span><text:span text:style-name="T15_80">-</text:span><text:span text:style-name="T15_81">store</text:span><text:span text:style-name="T15_82"><text:s/></text:span><text:span text:style-name="T15_83">is</text:span><text:span text:style-name="T15_84"><text:s/></text:span><text:span text:style-name="T15_85">also</text:span><text:span text:style-name="T15_86"><text:s/></text:span><text:span text:style-name="T15_87">designed</text:span><text:span text:style-name="T15_88"><text:s/></text:span><text:span text:style-name="T15_89">to</text:span><text:span text:style-name="T15_90"><text:s/></text:span><text:span text:style-name="T15_91">easily</text:span><text:span text:style-name="T15_92"><text:s/></text:span><text:span text:style-name="T15_93">manage</text:span><text:span text:style-name="T15_94"><text:s/></text:span><text:span text:style-name="T15_95">multiple</text:span><text:span text:style-name="T15_96"><text:s/></text:span><text:span text:style-name="T15_97">shops</text:span><text:span text:style-name="T15_98"><text:s/></text:span><text:span text:style-name="T15_99">from</text:span><text:span text:style-name="T15_100"><text:s/></text:span><text:span text:style-name="T15_101">one</text:span><text:span text:style-name="T15_102"><text:s/></text:span><text:span text:style-name="T15_103">admin</text:span><text:span text:style-name="T15_104"><text:s/></text:span><text:span text:style-name="T15_105">interface</text:span><text:span text:style-name="T15_106">.<text:s/></text:span></text:p>
      <text:p text:style-name="P16"/>
      <text:p text:style-name="P17"><text:span text:style-name="T17_1">e</text:span><text:span text:style-name="T17_2">-</text:span><text:span text:style-name="T17_3">store</text:span><text:span text:style-name="T17_4"><text:s/></text:span><text:span text:style-name="T17_5">is</text:span><text:span text:style-name="T17_6"><text:s/></text:span><text:span text:style-name="T17_7">an</text:span><text:span text:style-name="T17_8"><text:s/></text:span><text:span text:style-name="T17_9">e</text:span><text:span text:style-name="T17_10">-</text:span><text:span text:style-name="T17_11">commerce</text:span><text:span text:style-name="T17_12"><text:s/></text:span><text:span text:style-name="T17_13">platform</text:span><text:span text:style-name="T17_14"><text:s/></text:span><text:span text:style-name="T17_15">that</text:span><text:span text:style-name="T17_16"><text:s/></text:span><text:span text:style-name="T17_17">helps</text:span><text:span text:style-name="T17_18"><text:s/></text:span><text:span text:style-name="T17_19">the</text:span><text:span text:style-name="T17_20"><text:s/></text:span><text:span text:style-name="T17_21">brand</text:span><text:span text:style-name="T17_22"><text:s/></text:span><text:span text:style-name="T17_23">in</text:span><text:span text:style-name="T17_24"><text:s/></text:span><text:span text:style-name="T17_25">showcasing</text:span><text:span text:style-name="T17_26"><text:s/></text:span><text:span text:style-name="T17_27">their</text:span><text:span text:style-name="T17_28"><text:s/></text:span><text:span text:style-name="T17_29">products</text:span><text:span text:style-name="T17_30"><text:s/></text:span><text:span text:style-name="T17_31">online</text:span><text:span text:style-name="T17_32">.<text:s/></text:span><text:span text:style-name="T17_33">e</text:span><text:span text:style-name="T17_34">-</text:span><text:span text:style-name="T17_35">store</text:span><text:span text:style-name="T17_36"><text:s/></text:span><text:span text:style-name="T17_37">is</text:span><text:span text:style-name="T17_38"><text:s/></text:span><text:span text:style-name="T17_39">a</text:span><text:span text:style-name="T17_40"><text:s/></text:span><text:span text:style-name="T17_41">place</text:span><text:span text:style-name="T17_42"><text:s/></text:span><text:span text:style-name="T17_43">where</text:span><text:span text:style-name="T17_44"><text:s/></text:span><text:span text:style-name="T17_45">users</text:span><text:span text:style-name="T17_46"><text:s/></text:span><text:span text:style-name="T17_47">can</text:span><text:span text:style-name="T17_48"><text:s/></text:span><text:span text:style-name="T17_49">easily</text:span><text:span text:style-name="T17_50"><text:s/></text:span><text:span text:style-name="T17_51">view</text:span><text:span text:style-name="T17_52"><text:s/></text:span><text:span text:style-name="T17_53">the</text:span><text:span text:style-name="T17_54"><text:s/></text:span><text:span text:style-name="T17_55">products</text:span><text:span text:style-name="T17_56"><text:s/></text:span><text:span text:style-name="T17_57">that</text:span><text:span text:style-name="T17_58"><text:s/></text:span><text:span text:style-name="T17_59">they</text:span><text:span text:style-name="T17_60"><text:s/></text:span><text:span text:style-name="T17_61">like</text:span><text:span text:style-name="T17_62"><text:s/></text:span><text:span text:style-name="T17_63">and</text:span><text:span text:style-name="T17_64"><text:s/></text:span><text:span text:style-name="T17_65">possibly</text:span><text:span text:style-name="T17_66"><text:s/></text:span><text:span text:style-name="T17_67">bookmark</text:span><text:span text:style-name="T17_68"><text:s/></text:span><text:span text:style-name="T17_69">it</text:span><text:span text:style-name="T17_70"><text:s/></text:span><text:span text:style-name="T17_71">for</text:span><text:span text:style-name="T17_72"><text:s/></text:span><text:span text:style-name="T17_73">viewing</text:span><text:span text:style-name="T17_74"><text:s/></text:span><text:span text:style-name="T17_75">later</text:span><text:span text:style-name="T17_76">.<text:s/></text:span><text:span text:style-name="T17_77">e</text:span><text:span text:style-name="T17_78">-</text:span><text:span text:style-name="T17_79">store</text:span><text:span text:style-name="T17_80"><text:s/></text:span><text:span text:style-name="T17_81">is</text:span><text:span text:style-name="T17_82"><text:s/></text:span><text:span text:style-name="T17_83">a</text:span><text:span text:style-name="T17_84"><text:s/></text:span><text:span text:style-name="T17_85">place</text:span><text:span text:style-name="T17_86"><text:s/></text:span><text:span text:style-name="T17_87">where</text:span><text:span text:style-name="T17_88"><text:s/></text:span><text:span text:style-name="T17_89">customers</text:span><text:span text:style-name="T17_90"><text:s/></text:span><text:span text:style-name="T17_91">can</text:span><text:span text:style-name="T17_92"><text:s/></text:span><text:span text:style-name="T17_93">easily</text:span><text:span text:style-name="T17_94"><text:s/></text:span><text:span text:style-name="T17_95">access</text:span><text:span text:style-name="T17_96"><text:s/></text:span><text:span text:style-name="T17_97">the</text:span><text:span text:style-name="T17_98"><text:s/></text:span><text:span text:style-name="T17_99">brand</text:span><text:span text:style-name="T17_100">,<text:s/></text:span><text:span text:style-name="T17_101">place</text:span><text:span text:style-name="T17_102"><text:s/></text:span><text:span text:style-name="T17_103">order</text:span><text:span text:style-name="T17_104">,<text:s/></text:span><text:span text:style-name="T17_105">or</text:span><text:span text:style-name="T17_106"><text:s/></text:span><text:span text:style-name="T17_107">simply</text:span><text:span text:style-name="T17_108"><text:s/></text:span><text:span text:style-name="T17_109">browse</text:span><text:span text:style-name="T17_110">.<text:s/></text:span></text:p>
      <text:p text:style-name="P18"/>
      <text:p text:style-name="P19"><text:span text:style-name="T19_1">Charter</text:span></text:p>
      <text:p text:style-name="P20"><text:span text:style-name="T20_1">Vision</text:span></text:p>
      <text:p text:style-name="P21"><text:span text:style-name="T21_1">To</text:span><text:span text:style-name="T21_2"><text:s/></text:span><text:span text:style-name="T21_3">provide</text:span><text:span text:style-name="T21_4"><text:s/></text:span><text:span text:style-name="T21_5">the</text:span><text:span text:style-name="T21_6"><text:s/></text:span><text:span text:style-name="T21_7">best</text:span><text:span text:style-name="T21_8"><text:s/></text:span><text:span text:style-name="T21_9">customer</text:span><text:span text:style-name="T21_10"><text:s/></text:span><text:span text:style-name="T21_11">experience</text:span><text:span text:style-name="T21_12"><text:s/></text:span><text:span text:style-name="T21_13">on</text:span><text:span text:style-name="T21_14"><text:s/></text:span><text:span text:style-name="T21_15">shopping</text:span><text:span text:style-name="T21_16"><text:s/></text:span><text:span text:style-name="T21_17">online</text:span><text:span text:style-name="T21_18">.</text:span></text:p>
      <text:p text:style-name="P22"><text:span text:style-name="T22_1">Mission</text:span></text:p>
      <text:p text:style-name="P23"><text:span text:style-name="T23_1">To</text:span><text:span text:style-name="T23_2"><text:s/></text:span><text:span text:style-name="T23_3">create</text:span><text:span text:style-name="T23_4"><text:s/></text:span><text:span text:style-name="T23_5">a</text:span><text:span text:style-name="T23_6"><text:s/></text:span><text:span text:style-name="T23_7">system</text:span><text:span text:style-name="T23_8"><text:s/></text:span><text:span text:style-name="T23_9">that</text:span><text:span text:style-name="T23_10"><text:s/></text:span><text:span text:style-name="T23_11">will</text:span><text:span text:style-name="T23_12"><text:s/></text:span><text:span text:style-name="T23_13">help</text:span><text:span text:style-name="T23_14"><text:s/></text:span><text:span text:style-name="T23_15">users</text:span><text:span text:style-name="T23_16"><text:s/></text:span><text:span text:style-name="T23_17">choosing</text:span><text:span text:style-name="T23_18"><text:s/></text:span><text:span text:style-name="T23_19">a</text:span><text:span text:style-name="T23_20"><text:s/></text:span><text:span text:style-name="T23_21">better</text:span><text:span text:style-name="T23_22"><text:s/></text:span><text:span text:style-name="T23_23">product</text:span><text:span text:style-name="T23_24"><text:s/></text:span><text:span text:style-name="T23_25">that</text:span><text:span text:style-name="T23_26"><text:s/></text:span><text:span text:style-name="T23_27">suit</text:span><text:span text:style-name="T23_28"><text:s/></text:span><text:span text:style-name="T23_29">their</text:span><text:span text:style-name="T23_30"><text:s/></text:span><text:span text:style-name="T23_31">needs</text:span><text:span text:style-name="T23_32">.</text:span></text:p>
      <text:p text:style-name="P24"/>
      <text:p text:style-name="P25"><text:span text:style-name="T25_1">Objectives</text:span></text:p>
      <text:list text:style-name="LS1" xml:id="list0">
        <text:list-item>
          <text:p text:style-name="P26"><text:span text:style-name="T26_1">Within</text:span><text:span text:style-name="T26_2"><text:s/>2<text:s/></text:span><text:span text:style-name="T26_3">weeks</text:span><text:span text:style-name="T26_4"><text:s/></text:span><text:span text:style-name="T26_5">after</text:span><text:span text:style-name="T26_6"><text:s/></text:span><text:span text:style-name="T26_7">project</text:span><text:span text:style-name="T26_8"><text:s/></text:span><text:span text:style-name="T26_9">initiation</text:span><text:span text:style-name="T26_10">,<text:s/></text:span><text:span text:style-name="T26_11">the</text:span><text:span text:style-name="T26_12"><text:s/></text:span><text:span text:style-name="T26_13">developers</text:span><text:span text:style-name="T26_14"><text:s/></text:span><text:span text:style-name="T26_15">will</text:span><text:span text:style-name="T26_16"><text:s/></text:span><text:span text:style-name="T26_17">already</text:span><text:span text:style-name="T26_18"><text:s/></text:span><text:span text:style-name="T26_19">have</text:span><text:span text:style-name="T26_20"><text:s/></text:span><text:span text:style-name="T26_21">a</text:span><text:span text:style-name="T26_22"><text:s/></text:span><text:span text:style-name="T26_23">design</text:span><text:span text:style-name="T26_24"><text:s/></text:span><text:span text:style-name="T26_25">and</text:span><text:span text:style-name="T26_26"><text:s/></text:span><text:span text:style-name="T26_27">plan</text:span><text:span text:style-name="T26_28"><text:s/></text:span><text:span text:style-name="T26_29">for</text:span><text:span text:style-name="T26_30"><text:s/></text:span><text:span text:style-name="T26_31">the</text:span><text:span text:style-name="T26_32"><text:s/></text:span><text:span text:style-name="T26_33">project</text:span><text:span text:style-name="T26_34">'</text:span><text:span text:style-name="T26_35">s</text:span><text:span text:style-name="T26_36"><text:s/></text:span><text:span text:style-name="T26_37">interface</text:span><text:span text:style-name="T26_38"><text:s/></text:span><text:span text:style-name="T26_39">and</text:span><text:span text:style-name="T26_40"><text:s/></text:span><text:span text:style-name="T26_41">architecture</text:span><text:span text:style-name="T26_42">.<text:s/></text:span><text:span text:style-name="T26_43">The</text:span><text:span text:style-name="T26_44"><text:s/></text:span><text:span text:style-name="T26_45">developers</text:span><text:span text:style-name="T26_46"><text:s/></text:span><text:span text:style-name="T26_47">will</text:span><text:span text:style-name="T26_48"><text:s/></text:span><text:span text:style-name="T26_49">come</text:span><text:span text:style-name="T26_50"><text:s/></text:span><text:span text:style-name="T26_51">up</text:span><text:span text:style-name="T26_52"><text:s/></text:span><text:span text:style-name="T26_53">with</text:span><text:span text:style-name="T26_54"><text:s/></text:span><text:span text:style-name="T26_55">an</text:span><text:span text:style-name="T26_56"><text:s/></text:span><text:span text:style-name="T26_57">initial</text:span><text:span text:style-name="T26_58"><text:s/></text:span><text:span text:style-name="T26_59">product</text:span><text:span text:style-name="T26_60"><text:s/></text:span><text:span text:style-name="T26_61">backlog</text:span><text:span text:style-name="T26_62"><text:s/></text:span><text:span text:style-name="T26_63">and</text:span><text:span text:style-name="T26_64"><text:s/></text:span><text:span text:style-name="T26_65">be</text:span><text:span text:style-name="T26_66"><text:s/></text:span><text:span text:style-name="T26_67">able</text:span><text:span text:style-name="T26_68"><text:s/></text:span><text:span text:style-name="T26_69">to</text:span><text:span text:style-name="T26_70"><text:s/></text:span><text:span text:style-name="T26_71">commence</text:span><text:span text:style-name="T26_72"><text:s/></text:span><text:span text:style-name="T26_73">the</text:span><text:span text:style-name="T26_74"><text:s/></text:span><text:span text:style-name="T26_75">first</text:span><text:span text:style-name="T26_76"><text:s/></text:span><text:span text:style-name="T26_77">sprint</text:span><text:span text:style-name="T26_78"><text:s/></text:span><text:span text:style-name="T26_79">planning</text:span><text:span text:style-name="T26_80">.<text:s/><text:tab/><text:s/></text:span></text:p>
        </text:list-item>
        <text:list-item>
          <text:p text:style-name="P27"><text:span text:style-name="T27_1">Within</text:span><text:span text:style-name="T27_2"><text:s/><text:tab/>7<text:s/></text:span><text:span text:style-name="T27_3">weeks</text:span><text:span text:style-name="T27_4"><text:s/></text:span><text:span text:style-name="T27_5">after</text:span><text:span text:style-name="T27_6"><text:s/></text:span><text:span text:style-name="T27_7">planning</text:span><text:span text:style-name="T27_8">,<text:s/></text:span><text:span text:style-name="T27_9">the</text:span><text:span text:style-name="T27_10"><text:s/></text:span><text:span text:style-name="T27_11">team</text:span><text:span text:style-name="T27_12"><text:s/></text:span><text:span text:style-name="T27_13">will</text:span><text:span text:style-name="T27_14"><text:s/></text:span><text:span text:style-name="T27_15">finish</text:span><text:span text:style-name="T27_16"><text:s/></text:span><text:span text:style-name="T27_17">the</text:span><text:span text:style-name="T27_18"><text:s/></text:span><text:span text:style-name="T27_19">first</text:span><text:span text:style-name="T27_20"><text:s/></text:span><text:span text:style-name="T27_21">sprint</text:span><text:span text:style-name="T27_22">.<text:s/></text:span><text:span text:style-name="T27_23">And</text:span><text:span text:style-name="T27_24"><text:s/></text:span><text:span text:style-name="T27_25">come</text:span><text:span text:style-name="T27_26"><text:s/></text:span><text:span text:style-name="T27_27">up</text:span><text:span text:style-name="T27_28"><text:s/></text:span><text:span text:style-name="T27_29">with</text:span><text:span text:style-name="T27_30"><text:s/>50%<text:s/></text:span><text:span text:style-name="T27_31">of</text:span><text:span text:style-name="T27_32"><text:s/></text:span><text:span text:style-name="T27_33">the</text:span><text:span text:style-name="T27_34"><text:s/></text:span><text:span text:style-name="T27_35">planned</text:span><text:span text:style-name="T27_36"><text:s/></text:span><text:span text:style-name="T27_37">major</text:span><text:span text:style-name="T27_38"><text:s/></text:span><text:span text:style-name="T27_39">features</text:span><text:span text:style-name="T27_40"><text:s/></text:span><text:span text:style-name="T27_41">and</text:span><text:span text:style-name="T27_42"><text:s/></text:span><text:span text:style-name="T27_43">interface</text:span><text:span text:style-name="T27_44">.<text:s/><text:tab/><text:s/><text:tab/></text:span></text:p>
          <text:list>
            <text:list-item>
              <text:p text:style-name="P28"><text:span text:style-name="T28_1">Within</text:span><text:span text:style-name="T28_2"><text:s/>1<text:s/></text:span><text:span text:style-name="T28_3">week</text:span><text:span text:style-name="T28_4">,<text:s/></text:span><text:span text:style-name="T28_5">the</text:span><text:span text:style-name="T28_6"><text:s/></text:span><text:span text:style-name="T28_7">admin</text:span><text:span text:style-name="T28_8"><text:s/></text:span><text:span text:style-name="T28_9">dashboard</text:span><text:span text:style-name="T28_10"><text:s/></text:span><text:span text:style-name="T28_11">interface</text:span><text:span text:style-name="T28_12"><text:s/></text:span><text:span text:style-name="T28_13">and</text:span><text:span text:style-name="T28_14"><text:s/></text:span><text:span text:style-name="T28_15">functionalities</text:span><text:span text:style-name="T28_16"><text:s/></text:span><text:span text:style-name="T28_17">such</text:span><text:span text:style-name="T28_18"><text:s/></text:span><text:span text:style-name="T28_19">as</text:span><text:span text:style-name="T28_20"><text:s/></text:span><text:span text:style-name="T28_21">adding</text:span><text:span text:style-name="T28_22"><text:s/></text:span><text:span text:style-name="T28_23">products</text:span><text:span text:style-name="T28_24"><text:s/></text:span><text:span text:style-name="T28_25">is</text:span><text:span text:style-name="T28_26"><text:s/></text:span><text:span text:style-name="T28_27">created</text:span><text:span text:style-name="T28_28">.</text:span></text:p>
            </text:list-item>
            <text:list-item>
              <text:p text:style-name="P29"><text:span text:style-name="T29_1">Then</text:span><text:span text:style-name="T29_2">,<text:s/></text:span><text:span text:style-name="T29_3">Within</text:span><text:span text:style-name="T29_4"><text:s/>1<text:s/></text:span><text:span text:style-name="T29_5">week</text:span><text:span text:style-name="T29_6">,<text:s/></text:span><text:span text:style-name="T29_7">the</text:span><text:span text:style-name="T29_8"><text:s/></text:span><text:span text:style-name="T29_9">users</text:span><text:span text:style-name="T29_10"><text:s/></text:span><text:span text:style-name="T29_11">are</text:span><text:span text:style-name="T29_12"><text:s/></text:span><text:span text:style-name="T29_13">now</text:span><text:span text:style-name="T29_14"><text:s/></text:span><text:span text:style-name="T29_15">able</text:span><text:span text:style-name="T29_16"><text:s/></text:span><text:span text:style-name="T29_17">to</text:span><text:span text:style-name="T29_18"><text:s/></text:span><text:span text:style-name="T29_19">login</text:span><text:span text:style-name="T29_20"><text:s/></text:span><text:span text:style-name="T29_21">and</text:span><text:span text:style-name="T29_22"><text:s/></text:span><text:span text:style-name="T29_23">register</text:span><text:span text:style-name="T29_24"><text:s/></text:span><text:span text:style-name="T29_25">in</text:span><text:span text:style-name="T29_26"><text:s/></text:span><text:span text:style-name="T29_27">the</text:span><text:span text:style-name="T29_28"><text:s/></text:span><text:span text:style-name="T29_29">site</text:span><text:span text:style-name="T29_30">.<text:s/></text:span></text:p>
            </text:list-item>
            <text:list-item>
              <text:p text:style-name="P30"><text:span text:style-name="T30_1">Then</text:span><text:span text:style-name="T30_2">,<text:s/></text:span><text:span text:style-name="T30_3">Within</text:span><text:span text:style-name="T30_4"><text:s/>1<text:s/></text:span><text:span text:style-name="T30_5">week</text:span><text:span text:style-name="T30_6">,<text:s/></text:span><text:span text:style-name="T30_7">the</text:span><text:span text:style-name="T30_8"><text:s/></text:span><text:span text:style-name="T30_9">users</text:span><text:span text:style-name="T30_10"><text:s/></text:span><text:span text:style-name="T30_11">can</text:span><text:span text:style-name="T30_12"><text:s/></text:span><text:span text:style-name="T30_13">now</text:span><text:span text:style-name="T30_14"><text:s/></text:span><text:span text:style-name="T30_15">view</text:span><text:span text:style-name="T30_16"><text:s/></text:span><text:span text:style-name="T30_17">the</text:span><text:span text:style-name="T30_18"><text:s/></text:span><text:span text:style-name="T30_19">products</text:span><text:span text:style-name="T30_20"><text:s/></text:span><text:span text:style-name="T30_21">and</text:span><text:span text:style-name="T30_22"><text:s/></text:span><text:span text:style-name="T30_23">the</text:span><text:span text:style-name="T30_24"><text:s/></text:span><text:span text:style-name="T30_25">product</text:span><text:span text:style-name="T30_26"><text:s/></text:span><text:span text:style-name="T30_27">detail</text:span><text:span text:style-name="T30_28"><text:s/></text:span><text:span text:style-name="T30_29">page</text:span><text:span text:style-name="T30_30">.</text:span></text:p>
            </text:list-item>
            <text:list-item>
              <text:p text:style-name="P31"><text:span text:style-name="T31_1">Then</text:span><text:span text:style-name="T31_2">,<text:s/></text:span><text:span text:style-name="T31_3">Within</text:span><text:span text:style-name="T31_4"><text:s/>2<text:s/></text:span><text:span text:style-name="T31_5">weeks</text:span><text:span text:style-name="T31_6">,<text:s/></text:span><text:span text:style-name="T31_7">the</text:span><text:span text:style-name="T31_8"><text:s/></text:span><text:span text:style-name="T31_9">search</text:span><text:span text:style-name="T31_10"><text:s/></text:span><text:span text:style-name="T31_11">feature</text:span><text:span text:style-name="T31_12"><text:s/></text:span><text:span text:style-name="T31_13">is</text:span><text:span text:style-name="T31_14"><text:s/></text:span><text:span text:style-name="T31_15">already</text:span><text:span text:style-name="T31_16"><text:s/></text:span><text:span text:style-name="T31_17">implemented</text:span><text:span text:style-name="T31_18">.<text:s text:c="2"/></text:span></text:p>
            </text:list-item>
            <text:list-item>
              <text:p text:style-name="P32"><text:span text:style-name="T32_1">Then</text:span><text:span text:style-name="T32_2">,<text:s/></text:span><text:span text:style-name="T32_3">Within</text:span><text:span text:style-name="T32_4"><text:s/>2<text:s/></text:span><text:span text:style-name="T32_5">weeks</text:span><text:span text:style-name="T32_6">,<text:s/></text:span><text:span text:style-name="T32_7">the</text:span><text:span text:style-name="T32_8"><text:s/></text:span><text:span text:style-name="T32_9">add</text:span><text:span text:style-name="T32_10"><text:s/></text:span><text:span text:style-name="T32_11">to</text:span><text:span text:style-name="T32_12"><text:s/></text:span><text:span text:style-name="T32_13">cart</text:span><text:span text:style-name="T32_14"><text:s/></text:span><text:span text:style-name="T32_15">functionality</text:span><text:span text:style-name="T32_16"><text:s/></text:span><text:span text:style-name="T32_17">is</text:span><text:span text:style-name="T32_18"><text:s/></text:span><text:span text:style-name="T32_19">created</text:span><text:span text:style-name="T32_20">.<text:s/></text:span></text:p>
            </text:list-item>
          </text:list>
        </text:list-item>
        <text:list-item>
          <text:p text:style-name="P33"><text:span text:style-name="T33_1">Within</text:span><text:span text:style-name="T33_2"><text:s/><text:tab/>5<text:s/></text:span><text:span text:style-name="T33_3">weeks</text:span><text:span text:style-name="T33_4"><text:s/></text:span><text:span text:style-name="T33_5">after</text:span><text:span text:style-name="T33_6"><text:s/></text:span><text:span text:style-name="T33_7">the</text:span><text:span text:style-name="T33_8"><text:s/></text:span><text:span text:style-name="T33_9">first</text:span><text:span text:style-name="T33_10"><text:s/></text:span><text:span text:style-name="T33_11">sprint</text:span><text:span text:style-name="T33_12">,<text:s/></text:span><text:span text:style-name="T33_13">the</text:span><text:span text:style-name="T33_14"><text:s/></text:span><text:span text:style-name="T33_15">second</text:span><text:span text:style-name="T33_16"><text:s/></text:span><text:span text:style-name="T33_17">sprint</text:span><text:span text:style-name="T33_18"><text:s/></text:span><text:span text:style-name="T33_19">will</text:span><text:span text:style-name="T33_20"><text:s/></text:span><text:span text:style-name="T33_21">be</text:span><text:span text:style-name="T33_22"><text:s/></text:span><text:span text:style-name="T33_23">completed</text:span><text:span text:style-name="T33_24">.<text:s/></text:span><text:span text:style-name="T33_25">The</text:span><text:span text:style-name="T33_26"><text:s/></text:span><text:span text:style-name="T33_27">system</text:span><text:span text:style-name="T33_28"><text:s/></text:span><text:span text:style-name="T33_29">will</text:span><text:span text:style-name="T33_30"><text:s/></text:span><text:span text:style-name="T33_31">complete</text:span><text:span text:style-name="T33_32"><text:s/></text:span><text:span text:style-name="T33_33">at</text:span><text:span text:style-name="T33_34"><text:s/></text:span><text:span text:style-name="T33_35">least</text:span><text:span text:style-name="T33_36"><text:s/>90%<text:s/></text:span><text:span text:style-name="T33_37">of</text:span><text:span text:style-name="T33_38"><text:s/></text:span><text:span text:style-name="T33_39">its</text:span><text:span text:style-name="T33_40"><text:s/></text:span><text:span text:style-name="T33_41">proposed</text:span><text:span text:style-name="T33_42"><text:s/></text:span><text:span text:style-name="T33_43">major</text:span><text:span text:style-name="T33_44"><text:s/></text:span><text:span text:style-name="T33_45">features</text:span><text:span text:style-name="T33_46">.<text:s/></text:span></text:p>
          <text:list>
            <text:list-item>
              <text:p text:style-name="P34"><text:span text:style-name="T34_1">Within</text:span><text:span text:style-name="T34_2"><text:s/>1<text:s/></text:span><text:span text:style-name="T34_3">week</text:span><text:span text:style-name="T34_4">,<text:s/></text:span><text:span text:style-name="T34_5">the</text:span><text:span text:style-name="T34_6"><text:s/></text:span><text:span text:style-name="T34_7">users</text:span><text:span text:style-name="T34_8"><text:s/></text:span><text:span text:style-name="T34_9">are</text:span><text:span text:style-name="T34_10"><text:s/></text:span><text:span text:style-name="T34_11">now</text:span><text:span text:style-name="T34_12"><text:s/></text:span><text:span text:style-name="T34_13">able</text:span><text:span text:style-name="T34_14"><text:s/></text:span><text:span text:style-name="T34_15">to</text:span><text:span text:style-name="T34_16"><text:s/></text:span><text:span text:style-name="T34_17">add</text:span><text:span text:style-name="T34_18"><text:s/></text:span><text:span text:style-name="T34_19">product</text:span><text:span text:style-name="T34_20"><text:s/></text:span><text:span text:style-name="T34_21">feedback</text:span><text:span text:style-name="T34_22"><text:s/>(</text:span><text:span text:style-name="T34_23">or</text:span><text:span text:style-name="T34_24"><text:s/></text:span><text:span text:style-name="T34_25">ratings</text:span><text:span text:style-name="T34_26">)</text:span></text:p>
            </text:list-item>
            <text:list-item>
              <text:p text:style-name="P35"><text:span text:style-name="T35_1">Then</text:span><text:span text:style-name="T35_2">,<text:s/></text:span><text:span text:style-name="T35_3">within</text:span><text:span text:style-name="T35_4"><text:s/>1<text:s/></text:span><text:span text:style-name="T35_5">week</text:span><text:span text:style-name="T35_6">,<text:s/></text:span><text:span text:style-name="T35_7">the</text:span><text:span text:style-name="T35_8"><text:s/></text:span><text:span text:style-name="T35_9">social</text:span><text:span text:style-name="T35_10"><text:s/></text:span><text:span text:style-name="T35_11">sharing</text:span><text:span text:style-name="T35_12">,<text:s/></text:span><text:span text:style-name="T35_13">add</text:span><text:span text:style-name="T35_14"><text:s/></text:span><text:span text:style-name="T35_15">to</text:span><text:span text:style-name="T35_16"><text:s/></text:span><text:span text:style-name="T35_17">favorites</text:span><text:span text:style-name="T35_18"><text:s/></text:span><text:span text:style-name="T35_19">features</text:span><text:span text:style-name="T35_20"><text:s/></text:span><text:span text:style-name="T35_21">are</text:span><text:span text:style-name="T35_22"><text:s/></text:span><text:span text:style-name="T35_23">now</text:span><text:span text:style-name="T35_24"><text:s/></text:span><text:span text:style-name="T35_25">implemented</text:span><text:span text:style-name="T35_26">.</text:span></text:p>
            </text:list-item>
            <text:list-item>
              <text:p text:style-name="P36"><text:span text:style-name="T36_1">Then</text:span><text:span text:style-name="T36_2">,<text:s/></text:span><text:span text:style-name="T36_3">within</text:span><text:span text:style-name="T36_4"><text:s/>1<text:s/></text:span><text:span text:style-name="T36_5">week</text:span><text:span text:style-name="T36_6">,<text:s/></text:span><text:span text:style-name="T36_7">the</text:span><text:span text:style-name="T36_8"><text:s/></text:span><text:span text:style-name="T36_9">related</text:span><text:span text:style-name="T36_10"><text:s/></text:span><text:span text:style-name="T36_11">products</text:span><text:span text:style-name="T36_12"><text:s/></text:span><text:span text:style-name="T36_13">section</text:span><text:span text:style-name="T36_14"><text:s/></text:span><text:span text:style-name="T36_15">and</text:span><text:span text:style-name="T36_16"><text:s/></text:span><text:span text:style-name="T36_17">contact</text:span><text:span text:style-name="T36_18"><text:s/></text:span><text:span text:style-name="T36_19">admin</text:span><text:span text:style-name="T36_20"><text:s/></text:span><text:span text:style-name="T36_21">features</text:span><text:span text:style-name="T36_22"><text:s/></text:span><text:span text:style-name="T36_23">are</text:span><text:span text:style-name="T36_24"><text:s/></text:span><text:span text:style-name="T36_25">now</text:span><text:span text:style-name="T36_26"><text:s/></text:span><text:span text:style-name="T36_27">implemented</text:span><text:span text:style-name="T36_28">.<text:s/><text:tab/></text:span></text:p>
            </text:list-item>
            <text:list-item>
              <text:p text:style-name="P37"><text:span text:style-name="T37_1">Then</text:span><text:span text:style-name="T37_2">,<text:s/></text:span><text:span text:style-name="T37_3">within</text:span><text:span text:style-name="T37_4"><text:s/>1<text:s/></text:span><text:span text:style-name="T37_5">week</text:span><text:span text:style-name="T37_6">,<text:s/></text:span><text:span text:style-name="T37_7">the</text:span><text:span text:style-name="T37_8"><text:s/></text:span><text:span text:style-name="T37_9">recommendation</text:span><text:span text:style-name="T37_10"><text:s/></text:span><text:span text:style-name="T37_11">feature</text:span><text:span text:style-name="T37_12"><text:s/></text:span><text:span text:style-name="T37_13">is</text:span><text:span text:style-name="T37_14"><text:s/></text:span><text:span text:style-name="T37_15">already</text:span><text:span text:style-name="T37_16"><text:s/></text:span><text:span text:style-name="T37_17">added</text:span><text:span text:style-name="T37_18">.</text:span></text:p>
            </text:list-item>
            <text:list-item>
              <text:p text:style-name="P38"><text:span text:style-name="T38_1">Then</text:span><text:span text:style-name="T38_2">,<text:s/></text:span><text:span text:style-name="T38_3">within</text:span><text:span text:style-name="T38_4"><text:s/>1<text:s/></text:span><text:span text:style-name="T38_5">week</text:span><text:span text:style-name="T38_6">,<text:s/></text:span><text:span text:style-name="T38_7">the</text:span><text:span text:style-name="T38_8"><text:s/></text:span><text:span text:style-name="T38_9">currency</text:span><text:span text:style-name="T38_10"><text:s/></text:span><text:span text:style-name="T38_11">converter</text:span><text:span text:style-name="T38_12"><text:s/></text:span><text:span text:style-name="T38_13">feature</text:span><text:span text:style-name="T38_14"><text:s/></text:span><text:span text:style-name="T38_15">is</text:span><text:span text:style-name="T38_16"><text:s/></text:span><text:span text:style-name="T38_17">already</text:span><text:span text:style-name="T38_18"><text:s/></text:span><text:span text:style-name="T38_19">added</text:span><text:span text:style-name="T38_20">.<text:s text:c="2"/></text:span></text:p>
            </text:list-item>
          </text:list>
        </text:list-item>
        <text:list-item>
          <text:p text:style-name="P39"><text:span text:style-name="T39_1">Within</text:span><text:span text:style-name="T39_2"><text:s/>1<text:s/></text:span><text:span text:style-name="T39_3">week</text:span><text:span text:style-name="T39_4"><text:s/></text:span><text:span text:style-name="T39_5">after</text:span><text:span text:style-name="T39_6"><text:s/></text:span><text:span text:style-name="T39_7">the</text:span><text:span text:style-name="T39_8"><text:s/></text:span><text:span text:style-name="T39_9">second</text:span><text:span text:style-name="T39_10"><text:s/></text:span><text:span text:style-name="T39_11">sprint</text:span><text:span text:style-name="T39_12"><text:s/></text:span><text:span text:style-name="T39_13">the</text:span><text:span text:style-name="T39_14"><text:s/></text:span><text:span text:style-name="T39_15">main</text:span><text:span text:style-name="T39_16"><text:s/></text:span><text:span text:style-name="T39_17">features</text:span><text:span text:style-name="T39_18"><text:s/></text:span><text:span text:style-name="T39_19">decided</text:span><text:span text:style-name="T39_20"><text:s/></text:span><text:span text:style-name="T39_21">by</text:span><text:span text:style-name="T39_22"><text:s/></text:span><text:span text:style-name="T39_23">the</text:span><text:span text:style-name="T39_24"><text:s/></text:span><text:span text:style-name="T39_25">team</text:span><text:span text:style-name="T39_26"><text:s/></text:span><text:span text:style-name="T39_27">would</text:span><text:span text:style-name="T39_28"><text:s/></text:span><text:span text:style-name="T39_29">be</text:span><text:span text:style-name="T39_30"><text:s/></text:span><text:span text:style-name="T39_31">completed</text:span><text:span text:style-name="T39_32"><text:s/></text:span><text:span text:style-name="T39_33">and</text:span><text:span text:style-name="T39_34"><text:s/></text:span><text:span text:style-name="T39_35">tested</text:span><text:span text:style-name="T39_36"><text:s/></text:span><text:span text:style-name="T39_37">correctly</text:span><text:span text:style-name="T39_38"><text:s/></text:span><text:span text:style-name="T39_39">by</text:span><text:span text:style-name="T39_40"><text:s/></text:span><text:span text:style-name="T39_41">the</text:span><text:span text:style-name="T39_42"><text:s/></text:span><text:span text:style-name="T39_43">client</text:span><text:span text:style-name="T39_44">.<text:s/></text:span></text:p>
        </text:list-item>
      </text:list>
      <text:p text:style-name="P40"/>
      <text:p text:style-name="P41"><text:span text:style-name="T41_1">Principles</text:span><text:span text:style-name="T41_2"><text:s/></text:span><text:span text:style-name="T41_3"><text:tab/><text:s/><text:tab/><text:s/><text:tab/></text:span></text:p>
      <text:p text:style-name="P42"><text:span text:style-name="T42_1">Customer</text:span><text:span text:style-name="T42_2"><text:s/></text:span><text:span text:style-name="T42_3">Satisfaction</text:span></text:p>
      <text:p text:style-name="P43"/>
      <text:p text:style-name="P44"><text:span text:style-name="T44_1">Features</text:span></text:p>
      <text:p text:style-name="P45"><text:span text:style-name="T45_1">Admin</text:span><text:span text:style-name="T45_2"><text:s/></text:span><text:span text:style-name="T45_3">Dashboard</text:span></text:p>
      <text:p text:style-name="P46"><text:span text:style-name="T46_1">Add</text:span><text:span text:style-name="T46_2"><text:s/></text:span><text:span text:style-name="T46_3">Product</text:span><text:span text:style-name="T46_4"><text:s/></text:span><text:span text:style-name="T46_5">Categories</text:span></text:p>
      <text:p text:style-name="P47"><text:span text:style-name="T47_1">Make</text:span><text:span text:style-name="T47_2"><text:s/></text:span><text:span text:style-name="T47_3">Product</text:span><text:span text:style-name="T47_4"><text:s/></text:span><text:span text:style-name="T47_5">Featured</text:span></text:p>
      <text:p text:style-name="P48"><text:span text:style-name="T48_1">User</text:span><text:span text:style-name="T48_2"><text:s/></text:span><text:span text:style-name="T48_3">Login</text:span><text:span text:style-name="T48_4"><text:s/>&amp;<text:s/></text:span><text:span text:style-name="T48_5">Registration</text:span><text:span text:style-name="T48_6"><text:s/></text:span><text:span text:style-name="T48_7">Feature</text:span></text:p>
      <text:p text:style-name="P49"><text:span text:style-name="T49_1">View</text:span><text:span text:style-name="T49_2"><text:s/></text:span><text:span text:style-name="T49_3">Products</text:span></text:p>
      <text:p text:style-name="P50"><text:span text:style-name="T50_1">View</text:span><text:span text:style-name="T50_2"><text:s/></text:span><text:span text:style-name="T50_3">Product</text:span><text:span text:style-name="T50_4"><text:s/></text:span><text:span text:style-name="T50_5">Detail</text:span><text:span text:style-name="T50_6"><text:s/></text:span><text:span text:style-name="T50_7">Page</text:span></text:p>
      <text:p text:style-name="P51"><text:span text:style-name="T51_1">Search</text:span></text:p>
      <text:p text:style-name="P52"><text:span text:style-name="T52_1">Add</text:span><text:span text:style-name="T52_2"><text:s/></text:span><text:span text:style-name="T52_3">to</text:span><text:span text:style-name="T52_4"><text:s/></text:span><text:span text:style-name="T52_5">cart</text:span><text:span text:style-name="T52_6"><text:s/></text:span></text:p>
      <text:p text:style-name="P53"><text:span text:style-name="T53_1">Add</text:span><text:span text:style-name="T53_2"><text:s/></text:span><text:span text:style-name="T53_3">Product</text:span><text:span text:style-name="T53_4"><text:s/></text:span><text:span text:style-name="T53_5">Feedback</text:span></text:p>
      <text:p text:style-name="P54"><text:span text:style-name="T54_1">Add</text:span><text:span text:style-name="T54_2"><text:s/></text:span><text:span text:style-name="T54_3">to</text:span><text:span text:style-name="T54_4"><text:s/></text:span><text:span text:style-name="T54_5">favorites</text:span><text:span text:style-name="T54_6"><text:s/></text:span></text:p>
      <text:p text:style-name="P55"><text:span text:style-name="T55_1">Social</text:span><text:span text:style-name="T55_2"><text:s/></text:span><text:span text:style-name="T55_3">Sharing</text:span></text:p>
      <text:p text:style-name="P56"><text:span text:style-name="T56_1">Related</text:span><text:span text:style-name="T56_2"><text:s/></text:span><text:span text:style-name="T56_3">Products</text:span><text:span text:style-name="T56_4"><text:s/></text:span><text:span text:style-name="T56_5">Section</text:span></text:p>
      <text:p text:style-name="P57"><text:span text:style-name="T57_1">Contact</text:span><text:span text:style-name="T57_2"><text:s/></text:span><text:span text:style-name="T57_3">Admin</text:span></text:p>
      <text:p text:style-name="P58"><text:span text:style-name="T58_1">Recommendation</text:span><text:span text:style-name="T58_2"><text:s/></text:span><text:span text:style-name="T58_3">feature</text:span></text:p>
      <text:p text:style-name="P59"><text:span text:style-name="T59_1">Currency</text:span><text:span text:style-name="T59_2"><text:s/></text:span><text:span text:style-name="T59_3">Converter</text:span></text:p>
      <text:p text:style-name="P60"/>
      <text:p text:style-name="P61"><text:span text:style-name="T61_1">Business</text:span><text:span text:style-name="T61_2"><text:s/></text:span><text:span text:style-name="T61_3">rules</text:span></text:p>
      <text:p text:style-name="P62"><text:span text:style-name="T62_1"><text:tab/><text:s/><text:tab/><text:s/><text:tab/></text:span></text:p>
      <text:list text:style-name="LS2" xml:id="list14">
        <text:list-item>
          <text:p text:style-name="P63"><text:span text:style-name="T63_1">When</text:span><text:span text:style-name="T63_2"><text:s/></text:span><text:span text:style-name="T63_3">signing</text:span><text:span text:style-name="T63_4"><text:s/></text:span><text:span text:style-name="T63_5">up</text:span><text:span text:style-name="T63_6">,<text:s/></text:span><text:span text:style-name="T63_7">the</text:span><text:span text:style-name="T63_8"><text:s/></text:span><text:span text:style-name="T63_9">user</text:span><text:span text:style-name="T63_10"><text:s/></text:span><text:span text:style-name="T63_11">can</text:span><text:span text:style-name="T63_12"><text:s/></text:span><text:span text:style-name="T63_13">only</text:span><text:span text:style-name="T63_14"><text:s/></text:span><text:span text:style-name="T63_15">use</text:span><text:span text:style-name="T63_16"><text:s/></text:span><text:span text:style-name="T63_17">the</text:span><text:span text:style-name="T63_18"><text:s/></text:span><text:span text:style-name="T63_19">alphanumeric</text:span><text:span text:style-name="T63_20"><text:s/></text:span><text:span text:style-name="T63_21">characters</text:span><text:span text:style-name="T63_22"><text:s/></text:span><text:span text:style-name="T63_23">and</text:span><text:span text:style-name="T63_24"><text:s/></text:span><text:span text:style-name="T63_25">the</text:span><text:span text:style-name="T63_26"><text:s/></text:span><text:span text:style-name="T63_27">password</text:span><text:span text:style-name="T63_28"><text:s/></text:span><text:span text:style-name="T63_29">has</text:span><text:span text:style-name="T63_30"><text:s/></text:span><text:span text:style-name="T63_31">a</text:span><text:span text:style-name="T63_32"><text:s/></text:span><text:span text:style-name="T63_33">required</text:span><text:span text:style-name="T63_34"><text:s/></text:span><text:span text:style-name="T63_35">field</text:span><text:span text:style-name="T63_36"><text:s/></text:span><text:span text:style-name="T63_37">of</text:span><text:span text:style-name="T63_38"><text:s/>6-22<text:s/></text:span><text:span text:style-name="T63_39">valid</text:span><text:span text:style-name="T63_40"><text:s/></text:span><text:span text:style-name="T63_41">characters</text:span></text:p>
        </text:list-item>
        <text:list-item>
          <text:p text:style-name="P64"><text:span text:style-name="T64_1">The</text:span><text:span text:style-name="T64_2"><text:s/></text:span><text:span text:style-name="T64_3">email</text:span><text:span text:style-name="T64_4">/</text:span><text:span text:style-name="T64_5">Username</text:span><text:span text:style-name="T64_6"><text:s/></text:span><text:span text:style-name="T64_7">is</text:span><text:span text:style-name="T64_8"><text:s/></text:span><text:span text:style-name="T64_9">unique</text:span><text:span text:style-name="T64_10"><text:s/></text:span><text:span text:style-name="T64_11">to</text:span><text:span text:style-name="T64_12"><text:s/></text:span><text:span text:style-name="T64_13">every</text:span><text:span text:style-name="T64_14"><text:s/></text:span><text:span text:style-name="T64_15">account</text:span><text:span text:style-name="T64_16"><text:s/></text:span><text:span text:style-name="T64_17">that</text:span><text:span text:style-name="T64_18"><text:s/></text:span><text:span text:style-name="T64_19">is</text:span><text:span text:style-name="T64_20"><text:s/></text:span><text:span text:style-name="T64_21">recorded</text:span><text:span text:style-name="T64_22"><text:s/></text:span><text:span text:style-name="T64_23">in</text:span><text:span text:style-name="T64_24"><text:s/></text:span><text:span text:style-name="T64_25">the</text:span><text:span text:style-name="T64_26"><text:s/></text:span><text:span text:style-name="T64_27">database</text:span></text:p>
        </text:list-item>
        <text:list-item>
          <text:p text:style-name="P65"><text:span text:style-name="T65_1">When</text:span><text:span text:style-name="T65_2"><text:s/></text:span><text:span text:style-name="T65_3">signing</text:span><text:span text:style-name="T65_4"><text:s/></text:span><text:span text:style-name="T65_5">up</text:span><text:span text:style-name="T65_6">,<text:s/></text:span><text:span text:style-name="T65_7">the</text:span><text:span text:style-name="T65_8"><text:s/></text:span><text:span text:style-name="T65_9">information</text:span><text:span text:style-name="T65_10"><text:s/></text:span><text:span text:style-name="T65_11">inputted</text:span><text:span text:style-name="T65_12"><text:s/></text:span><text:span text:style-name="T65_13">must</text:span><text:span text:style-name="T65_14"><text:s/></text:span><text:span text:style-name="T65_15">be</text:span><text:span text:style-name="T65_16"><text:s/></text:span><text:span text:style-name="T65_17">complete</text:span><text:span text:style-name="T65_18"><text:s/></text:span><text:span text:style-name="T65_19">such</text:span><text:span text:style-name="T65_20"><text:s/></text:span><text:span text:style-name="T65_21">as</text:span><text:span text:style-name="T65_22"><text:s/></text:span><text:span text:style-name="T65_23">the</text:span><text:span text:style-name="T65_24"><text:s/></text:span><text:span text:style-name="T65_25">email</text:span><text:span text:style-name="T65_26">/</text:span><text:span text:style-name="T65_27">username</text:span><text:span text:style-name="T65_28">,<text:s/></text:span><text:span text:style-name="T65_29">password</text:span><text:span text:style-name="T65_30">,<text:s/></text:span><text:span text:style-name="T65_31">contact</text:span><text:span text:style-name="T65_32"><text:s/></text:span><text:span text:style-name="T65_33">info</text:span><text:span text:style-name="T65_34">,<text:s/></text:span><text:span text:style-name="T65_35">and</text:span><text:span text:style-name="T65_36"><text:s/></text:span><text:span text:style-name="T65_37">confirm</text:span><text:span text:style-name="T65_38"><text:s/></text:span><text:span text:style-name="T65_39">password</text:span></text:p>
        </text:list-item>
        <text:list-item>
          <text:p text:style-name="P66"><text:span text:style-name="T66_1">When</text:span><text:span text:style-name="T66_2"><text:s/></text:span><text:span text:style-name="T66_3">filling</text:span><text:span text:style-name="T66_4"><text:s/></text:span><text:span text:style-name="T66_5">up</text:span><text:span text:style-name="T66_6"><text:s/></text:span><text:span text:style-name="T66_7">the</text:span><text:span text:style-name="T66_8"><text:s/></text:span><text:span text:style-name="T66_9">form</text:span><text:span text:style-name="T66_10">,<text:s/></text:span><text:span text:style-name="T66_11">the</text:span><text:span text:style-name="T66_12"><text:s/></text:span><text:span text:style-name="T66_13">password</text:span><text:span text:style-name="T66_14"><text:s/></text:span><text:span text:style-name="T66_15">and</text:span><text:span text:style-name="T66_16"><text:s/></text:span><text:span text:style-name="T66_17">the</text:span><text:span text:style-name="T66_18"><text:s/></text:span><text:span text:style-name="T66_19">confirm</text:span><text:span text:style-name="T66_20"><text:s/></text:span><text:span text:style-name="T66_21">password</text:span><text:span text:style-name="T66_22"><text:s/></text:span><text:span text:style-name="T66_23">must</text:span><text:span text:style-name="T66_24"><text:s/></text:span><text:span text:style-name="T66_25">be</text:span><text:span text:style-name="T66_26"><text:s/></text:span><text:span text:style-name="T66_27">the</text:span><text:span text:style-name="T66_28"><text:s/></text:span><text:span text:style-name="T66_29">same</text:span></text:p>
        </text:list-item>
        <text:list-item>
          <text:p text:style-name="P67"><text:span text:style-name="T67_1">The</text:span><text:span text:style-name="T67_2"><text:s/></text:span><text:span text:style-name="T67_3">username</text:span><text:span text:style-name="T67_4"><text:s/></text:span><text:span text:style-name="T67_5">and</text:span><text:span text:style-name="T67_6"><text:s/></text:span><text:span text:style-name="T67_7">password</text:span><text:span text:style-name="T67_8"><text:s/></text:span><text:span text:style-name="T67_9">must</text:span><text:span text:style-name="T67_10"><text:s/></text:span><text:span text:style-name="T67_11">be</text:span><text:span text:style-name="T67_12"><text:s/></text:span><text:span text:style-name="T67_13">recorded</text:span><text:span text:style-name="T67_14"><text:s/></text:span><text:span text:style-name="T67_15">on</text:span><text:span text:style-name="T67_16"><text:s/></text:span><text:span text:style-name="T67_17">the</text:span><text:span text:style-name="T67_18"><text:s/></text:span><text:span text:style-name="T67_19">database</text:span><text:span text:style-name="T67_20"><text:s/></text:span><text:span text:style-name="T67_21">for</text:span><text:span text:style-name="T67_22"><text:s/></text:span><text:span text:style-name="T67_23">the</text:span><text:span text:style-name="T67_24"><text:s/></text:span><text:span text:style-name="T67_25">user</text:span><text:span text:style-name="T67_26"><text:s/></text:span><text:span text:style-name="T67_27">to</text:span><text:span text:style-name="T67_28"><text:s/></text:span><text:span text:style-name="T67_29">be</text:span><text:span text:style-name="T67_30"><text:s/></text:span><text:span text:style-name="T67_31">logged</text:span><text:span text:style-name="T67_32"><text:s/></text:span><text:span text:style-name="T67_33">in</text:span></text:p>
        </text:list-item>
        <text:list-item>
          <text:p text:style-name="P68"><text:span text:style-name="T68_1">The</text:span><text:span text:style-name="T68_2"><text:s/></text:span><text:span text:style-name="T68_3">user</text:span><text:span text:style-name="T68_4"><text:s/></text:span><text:span text:style-name="T68_5">and</text:span><text:span text:style-name="T68_6"><text:s/></text:span><text:span text:style-name="T68_7">admin</text:span><text:span text:style-name="T68_8"><text:s/></text:span><text:span text:style-name="T68_9">has</text:span><text:span text:style-name="T68_10"><text:s/></text:span><text:span text:style-name="T68_11">different</text:span><text:span text:style-name="T68_12"><text:s/></text:span><text:span text:style-name="T68_13">access</text:span><text:span text:style-name="T68_14"><text:s/></text:span><text:span text:style-name="T68_15">rights</text:span></text:p>
        </text:list-item>
        <text:list-item>
          <text:p text:style-name="P69"><text:span text:style-name="T69_1">The</text:span><text:span text:style-name="T69_2"><text:s/></text:span><text:span text:style-name="T69_3">users</text:span><text:span text:style-name="T69_4"><text:s/></text:span><text:span text:style-name="T69_5">not</text:span><text:span text:style-name="T69_6"><text:s/></text:span><text:span text:style-name="T69_7">logged</text:span><text:span text:style-name="T69_8"><text:s/></text:span><text:span text:style-name="T69_9">in</text:span><text:span text:style-name="T69_10"><text:s/></text:span><text:span text:style-name="T69_11">will</text:span><text:span text:style-name="T69_12"><text:s/></text:span><text:span text:style-name="T69_13">not</text:span><text:span text:style-name="T69_14"><text:s/></text:span><text:span text:style-name="T69_15">be</text:span><text:span text:style-name="T69_16"><text:s/></text:span><text:span text:style-name="T69_17">able</text:span><text:span text:style-name="T69_18"><text:s/></text:span><text:span text:style-name="T69_19">to</text:span><text:span text:style-name="T69_20"><text:s/></text:span><text:span text:style-name="T69_21">checkout</text:span><text:span text:style-name="T69_22"><text:s/></text:span><text:span text:style-name="T69_23">their</text:span><text:span text:style-name="T69_24"><text:s/></text:span><text:span text:style-name="T69_25">cart</text:span></text:p>
        </text:list-item>
        <text:list-item>
          <text:p text:style-name="P70"><text:span text:style-name="T70_1">When</text:span><text:span text:style-name="T70_2"><text:s/></text:span><text:span text:style-name="T70_3">the</text:span><text:span text:style-name="T70_4"><text:s/></text:span><text:span text:style-name="T70_5">admin</text:span><text:span text:style-name="T70_6"><text:s/></text:span><text:span text:style-name="T70_7">adds</text:span><text:span text:style-name="T70_8"><text:s/></text:span><text:span text:style-name="T70_9">a</text:span><text:span text:style-name="T70_10"><text:s/></text:span><text:span text:style-name="T70_11">product</text:span><text:span text:style-name="T70_12"><text:s/></text:span><text:span text:style-name="T70_13">all</text:span><text:span text:style-name="T70_14"><text:s/></text:span><text:span text:style-name="T70_15">the</text:span><text:span text:style-name="T70_16"><text:s/></text:span><text:span text:style-name="T70_17">information</text:span><text:span text:style-name="T70_18"><text:s/></text:span><text:span text:style-name="T70_19">of</text:span><text:span text:style-name="T70_20"><text:s/></text:span><text:span text:style-name="T70_21">the</text:span><text:span text:style-name="T70_22"><text:s/></text:span><text:span text:style-name="T70_23">product</text:span><text:span text:style-name="T70_24"><text:s/></text:span><text:span text:style-name="T70_25">must</text:span><text:span text:style-name="T70_26"><text:s/></text:span><text:span text:style-name="T70_27">be</text:span><text:span text:style-name="T70_28"><text:s/></text:span><text:span text:style-name="T70_29">complete</text:span></text:p>
        </text:list-item>
        <text:list-item>
          <text:p text:style-name="P71"><text:span text:style-name="T71_1"><text:s/></text:span><text:span text:style-name="T71_2">feedback</text:span><text:span text:style-name="T71_3"><text:s/></text:span><text:span text:style-name="T71_4">for</text:span><text:span text:style-name="T71_5"><text:s/></text:span><text:span text:style-name="T71_6">a</text:span><text:span text:style-name="T71_7"><text:s/></text:span><text:span text:style-name="T71_8">product</text:span><text:span text:style-name="T71_9"><text:s/></text:span><text:span text:style-name="T71_10">is</text:span><text:span text:style-name="T71_11"><text:s/></text:span><text:span text:style-name="T71_12">limited</text:span><text:span text:style-name="T71_13"><text:s/></text:span><text:span text:style-name="T71_14">to</text:span><text:span text:style-name="T71_15"><text:s/></text:span><text:span text:style-name="T71_16">only</text:span><text:span text:style-name="T71_17"><text:s/>500<text:s/></text:span><text:span text:style-name="T71_18">characters</text:span></text:p>
        </text:list-item>
      </text:list>
      <text:p text:style-name="P72"/>
      <text:p text:style-name="P73"><text:span text:style-name="T73_1">Story</text:span></text:p>
      <text:p text:style-name="P74"><text:span text:style-name="T74_1">Roles</text:span></text:p>
      <text:p text:style-name="P75"><text:span text:style-name="T75_1">User</text:span><text:span text:style-name="T75_2"><text:s/>-<text:s/></text:span><text:span text:style-name="T75_3">The</text:span><text:span text:style-name="T75_4"><text:s/></text:span><text:span text:style-name="T75_5">user</text:span><text:span text:style-name="T75_6"><text:s/></text:span><text:span text:style-name="T75_7">browses</text:span><text:span text:style-name="T75_8"><text:s/></text:span><text:span text:style-name="T75_9">the</text:span><text:span text:style-name="T75_10"><text:s/></text:span><text:span text:style-name="T75_11">website</text:span><text:span text:style-name="T75_12"><text:s/></text:span><text:span text:style-name="T75_13">and</text:span><text:span text:style-name="T75_14"><text:s/></text:span><text:span text:style-name="T75_15">buys</text:span><text:span text:style-name="T75_16"><text:s/></text:span><text:span text:style-name="T75_17">the</text:span><text:span text:style-name="T75_18"><text:s/></text:span><text:span text:style-name="T75_19">product</text:span><text:span text:style-name="T75_20"><text:s/></text:span><text:span text:style-name="T75_21">that</text:span><text:span text:style-name="T75_22"><text:s/></text:span><text:span text:style-name="T75_23">he</text:span><text:span text:style-name="T75_24"><text:s/></text:span><text:span text:style-name="T75_25">likes</text:span></text:p>
      <text:p text:style-name="P76"><text:span text:style-name="T76_1">Admin</text:span><text:span text:style-name="T76_2"><text:s/>-<text:s/></text:span><text:span text:style-name="T76_3">The</text:span><text:span text:style-name="T76_4"><text:s/></text:span><text:span text:style-name="T76_5">admin</text:span><text:span text:style-name="T76_6"><text:s/></text:span><text:span text:style-name="T76_7">is</text:span><text:span text:style-name="T76_8"><text:s/></text:span><text:span text:style-name="T76_9">responsible</text:span><text:span text:style-name="T76_10"><text:s/></text:span><text:span text:style-name="T76_11">for</text:span><text:span text:style-name="T76_12"><text:s/></text:span><text:span text:style-name="T76_13">adding</text:span><text:span text:style-name="T76_14"><text:s/></text:span><text:span text:style-name="T76_15">and</text:span><text:span text:style-name="T76_16"><text:s/></text:span><text:span text:style-name="T76_17">deleting</text:span><text:span text:style-name="T76_18"><text:s/></text:span><text:span text:style-name="T76_19">products</text:span><text:span text:style-name="T76_20"><text:s/></text:span><text:span text:style-name="T76_21">and</text:span><text:span text:style-name="T76_22"><text:s/></text:span><text:span text:style-name="T76_23">updating</text:span><text:span text:style-name="T76_24"><text:s/></text:span><text:span text:style-name="T76_25">the</text:span><text:span text:style-name="T76_26"><text:s/></text:span><text:span text:style-name="T76_27">info</text:span><text:span text:style-name="T76_28"><text:s/></text:span><text:span text:style-name="T76_29">of</text:span><text:span text:style-name="T76_30"><text:s/></text:span><text:span text:style-name="T76_31">the</text:span><text:span text:style-name="T76_32"><text:s/></text:span><text:span text:style-name="T76_33">products</text:span></text:p>
      <text:p text:style-name="P77"><text:span text:style-name="T77_1">Role</text:span><text:span text:style-name="T77_2"><text:s/></text:span><text:span text:style-name="T77_3">Attributes</text:span></text:p>
      <text:p text:style-name="P78"><text:span text:style-name="T78_1">User</text:span><text:span text:style-name="T78_2">:</text:span></text:p>
      <text:p text:style-name="P79"><text:span text:style-name="T79_1">Frequency</text:span><text:span text:style-name="T79_2"><text:s/></text:span><text:span text:style-name="T79_3">of</text:span><text:span text:style-name="T79_4"><text:s/></text:span><text:span text:style-name="T79_5">Use</text:span><text:span text:style-name="T79_6">:<text:s/></text:span><text:span text:style-name="T79_7">Everyday</text:span></text:p>
      <text:p text:style-name="P80"><text:span text:style-name="T80_1">Domain</text:span><text:span text:style-name="T80_2"><text:s/></text:span><text:span text:style-name="T80_3">Expertise</text:span><text:span text:style-name="T80_4">:<text:s/></text:span><text:span text:style-name="T80_5">Moderate</text:span></text:p>
      <text:p text:style-name="P81"><text:span text:style-name="T81_1">Computer</text:span><text:span text:style-name="T81_2"><text:s/></text:span><text:span text:style-name="T81_3">Expertise</text:span><text:span text:style-name="T81_4">:<text:s/></text:span><text:span text:style-name="T81_5">Good</text:span></text:p>
      <text:p text:style-name="P82"><text:span text:style-name="T82_1">General</text:span><text:span text:style-name="T82_2"><text:s/></text:span><text:span text:style-name="T82_3">Goals</text:span><text:span text:style-name="T82_4">:<text:s/></text:span><text:span text:style-name="T82_5">View</text:span><text:span text:style-name="T82_6"><text:s/></text:span><text:span text:style-name="T82_7">products</text:span><text:span text:style-name="T82_8"><text:s/></text:span><text:span text:style-name="T82_9">and</text:span><text:span text:style-name="T82_10"><text:s/></text:span><text:span text:style-name="T82_11">buy</text:span><text:span text:style-name="T82_12"><text:s/></text:span><text:span text:style-name="T82_13">products</text:span></text:p>
      <text:p text:style-name="P83"/>
      <text:p text:style-name="P84"><text:span text:style-name="T84_1">Admin</text:span><text:span text:style-name="T84_2">:</text:span></text:p>
      <text:p text:style-name="P85"><text:span text:style-name="T85_1">Frequency</text:span><text:span text:style-name="T85_2"><text:s/></text:span><text:span text:style-name="T85_3">of</text:span><text:span text:style-name="T85_4"><text:s/></text:span><text:span text:style-name="T85_5">Use</text:span><text:span text:style-name="T85_6">:<text:s/></text:span><text:span text:style-name="T85_7">Everyday</text:span></text:p>
      <text:p text:style-name="P86"><text:span text:style-name="T86_1">Domain</text:span><text:span text:style-name="T86_2"><text:s/></text:span><text:span text:style-name="T86_3">Expertise</text:span><text:span text:style-name="T86_4">:<text:s/></text:span><text:span text:style-name="T86_5">Excellent</text:span></text:p>
      <text:p text:style-name="P87"><text:span text:style-name="T87_1">Computer</text:span><text:span text:style-name="T87_2"><text:s/></text:span><text:span text:style-name="T87_3">Expertise</text:span><text:span text:style-name="T87_4">:<text:s/></text:span><text:span text:style-name="T87_5">Excellent</text:span></text:p>
      <text:p text:style-name="P88"><text:span text:style-name="T88_1">General</text:span><text:span text:style-name="T88_2"><text:s/></text:span><text:span text:style-name="T88_3">Goals</text:span><text:span text:style-name="T88_4">:<text:s/></text:span><text:span text:style-name="T88_5">Add</text:span><text:span text:style-name="T88_6"><text:s/></text:span><text:span text:style-name="T88_7">and</text:span><text:span text:style-name="T88_8"><text:s/></text:span><text:span text:style-name="T88_9">Delete</text:span><text:span text:style-name="T88_10"><text:s/></text:span><text:span text:style-name="T88_11">product</text:span><text:span text:style-name="T88_12">,<text:s/></text:span><text:span text:style-name="T88_13">update</text:span><text:span text:style-name="T88_14"><text:s/></text:span><text:span text:style-name="T88_15">information</text:span></text:p>
      <text:p text:style-name="P89"/>
      <text:p text:style-name="P90"><text:span text:style-name="T90_1">Persona</text:span></text:p>
      <text:p text:style-name="P91"/>
      <text:p text:style-name="P92"><text:span text:style-name="T92_1">User</text:span></text:p>
      <text:p text:style-name="P93"><text:span text:style-name="T93_1">Akira</text:span><text:span text:style-name="T93_2"><text:s/></text:span><text:span text:style-name="T93_3">loves</text:span><text:span text:style-name="T93_4"><text:s/></text:span><text:span text:style-name="T93_5">shopping</text:span><text:span text:style-name="T93_6">.<text:s/></text:span><text:span text:style-name="T93_7">Akira</text:span><text:span text:style-name="T93_8"><text:s/></text:span><text:span text:style-name="T93_9">loves</text:span><text:span text:style-name="T93_10"><text:s/></text:span><text:span text:style-name="T93_11">buying</text:span><text:span text:style-name="T93_12"><text:s/></text:span><text:span text:style-name="T93_13">some</text:span><text:span text:style-name="T93_14"><text:s/></text:span><text:span text:style-name="T93_15">rock</text:span><text:span text:style-name="T93_16"><text:s/></text:span><text:span text:style-name="T93_17">magazines</text:span><text:span text:style-name="T93_18">,<text:s/></text:span><text:span text:style-name="T93_19">manga</text:span><text:span text:style-name="T93_20">,<text:s/></text:span><text:span text:style-name="T93_21">novels</text:span><text:span text:style-name="T93_22">,<text:s/></text:span><text:span text:style-name="T93_23">gadgets</text:span><text:span text:style-name="T93_24">,<text:s/></text:span><text:span text:style-name="T93_25">accessories</text:span><text:span text:style-name="T93_26"><text:s/></text:span><text:span text:style-name="T93_27">and</text:span><text:span text:style-name="T93_28"><text:s/></text:span><text:span text:style-name="T93_29">even</text:span><text:span text:style-name="T93_30"><text:s/></text:span><text:span text:style-name="T93_31">the</text:span><text:span text:style-name="T93_32"><text:s/></text:span><text:span text:style-name="T93_33">latest</text:span><text:span text:style-name="T93_34"><text:s/></text:span><text:span text:style-name="T93_35">ones</text:span><text:span text:style-name="T93_36">.<text:s/></text:span><text:span text:style-name="T93_37">Sometimes</text:span><text:span text:style-name="T93_38"><text:s/></text:span><text:span text:style-name="T93_39">Akira</text:span><text:span text:style-name="T93_40"><text:s/></text:span><text:span text:style-name="T93_41">is</text:span><text:span text:style-name="T93_42"><text:s/></text:span><text:span text:style-name="T93_43">having</text:span><text:span text:style-name="T93_44"><text:s/></text:span><text:span text:style-name="T93_45">a</text:span><text:span text:style-name="T93_46"><text:s/></text:span><text:span text:style-name="T93_47">hard</text:span><text:span text:style-name="T93_48"><text:s/></text:span><text:span text:style-name="T93_49">time</text:span><text:span text:style-name="T93_50"><text:s/></text:span><text:span text:style-name="T93_51">dealing</text:span><text:span text:style-name="T93_52"><text:s/></text:span><text:span text:style-name="T93_53">laziness</text:span><text:span text:style-name="T93_54"><text:s/></text:span><text:span text:style-name="T93_55">because</text:span><text:span text:style-name="T93_56"><text:s/></text:span><text:span text:style-name="T93_57">Akira</text:span><text:span text:style-name="T93_58"><text:s/></text:span><text:span text:style-name="T93_59">doesn</text:span><text:span text:style-name="T93_60">’</text:span><text:span text:style-name="T93_61">t</text:span><text:span text:style-name="T93_62"><text:s/></text:span><text:span text:style-name="T93_63">like</text:span><text:span text:style-name="T93_64"><text:s/></text:span><text:span text:style-name="T93_65">to</text:span><text:span text:style-name="T93_66"><text:s/></text:span><text:span text:style-name="T93_67">go</text:span><text:span text:style-name="T93_68"><text:s/></text:span><text:span text:style-name="T93_69">to</text:span><text:span text:style-name="T93_70"><text:s/></text:span><text:span text:style-name="T93_71">a</text:span><text:span text:style-name="T93_72"><text:s/></text:span><text:span text:style-name="T93_73">mall</text:span><text:span text:style-name="T93_74"><text:s/></text:span><text:span text:style-name="T93_75">for</text:span><text:span text:style-name="T93_76"><text:s/></text:span><text:span text:style-name="T93_77">shopping</text:span><text:span text:style-name="T93_78"><text:s/></text:span><text:span text:style-name="T93_79">but</text:span><text:span text:style-name="T93_80"><text:s/></text:span><text:span text:style-name="T93_81">he</text:span><text:span text:style-name="T93_82"><text:s/></text:span><text:span text:style-name="T93_83">wants</text:span><text:span text:style-name="T93_84"><text:s/></text:span><text:span text:style-name="T93_85">to</text:span><text:span text:style-name="T93_86"><text:s/></text:span><text:span text:style-name="T93_87">buy</text:span><text:span text:style-name="T93_88"><text:s/></text:span><text:span text:style-name="T93_89">some</text:span><text:span text:style-name="T93_90"><text:s/></text:span><text:span text:style-name="T93_91">products</text:span><text:span text:style-name="T93_92"><text:s/></text:span><text:span text:style-name="T93_93">from</text:span><text:span text:style-name="T93_94"><text:s/></text:span><text:span text:style-name="T93_95">a</text:span><text:span text:style-name="T93_96"><text:s/></text:span><text:span text:style-name="T93_97">mall</text:span><text:span text:style-name="T93_98">.<text:s/></text:span><text:span text:style-name="T93_99">Akira</text:span><text:span text:style-name="T93_100"><text:s/></text:span><text:span text:style-name="T93_101">found</text:span><text:span text:style-name="T93_102"><text:s/></text:span><text:span text:style-name="T93_103">S</text:span><text:span text:style-name="T93_104">-</text:span><text:span text:style-name="T93_105">List</text:span><text:span text:style-name="T93_106">.<text:s/></text:span><text:span text:style-name="T93_107">After</text:span><text:span text:style-name="T93_108"><text:s/></text:span><text:span text:style-name="T93_109">finding</text:span><text:span text:style-name="T93_110"><text:s/></text:span><text:span text:style-name="T93_111">S</text:span><text:span text:style-name="T93_112">-</text:span><text:span text:style-name="T93_113">List</text:span><text:span text:style-name="T93_114">,<text:s/></text:span><text:span text:style-name="T93_115">Akira</text:span><text:span text:style-name="T93_116"><text:s/></text:span><text:span text:style-name="T93_117">found</text:span><text:span text:style-name="T93_118"><text:s/></text:span><text:span text:style-name="T93_119">out</text:span><text:span text:style-name="T93_120"><text:s/></text:span><text:span text:style-name="T93_121">that</text:span><text:span text:style-name="T93_122"><text:s/></text:span><text:span text:style-name="T93_123">buying</text:span><text:span text:style-name="T93_124"><text:s/></text:span><text:span text:style-name="T93_125">products</text:span><text:span text:style-name="T93_126"><text:s/></text:span><text:span text:style-name="T93_127">online</text:span><text:span text:style-name="T93_128"><text:s/></text:span><text:span text:style-name="T93_129">is</text:span><text:span text:style-name="T93_130"><text:s/></text:span><text:span text:style-name="T93_131">easier</text:span><text:span text:style-name="T93_132"><text:s/></text:span><text:span text:style-name="T93_133">and</text:span><text:span text:style-name="T93_134"><text:s/></text:span><text:span text:style-name="T93_135">Akira</text:span><text:span text:style-name="T93_136"><text:s/></text:span><text:span text:style-name="T93_137">found</text:span><text:span text:style-name="T93_138"><text:s/></text:span><text:span text:style-name="T93_139">out</text:span><text:span text:style-name="T93_140"><text:s/></text:span><text:span text:style-name="T93_141">that</text:span><text:span text:style-name="T93_142"><text:s/></text:span><text:span text:style-name="T93_143">there</text:span><text:span text:style-name="T93_144"><text:s/></text:span><text:span text:style-name="T93_145">is</text:span><text:span text:style-name="T93_146"><text:s/></text:span><text:span text:style-name="T93_147">no</text:span><text:span text:style-name="T93_148"><text:s/></text:span><text:span text:style-name="T93_149">need</text:span><text:span text:style-name="T93_150"><text:s/></text:span><text:span text:style-name="T93_151">to</text:span><text:span text:style-name="T93_152"><text:s/></text:span><text:span text:style-name="T93_153">go</text:span><text:span text:style-name="T93_154"><text:s/></text:span><text:span text:style-name="T93_155">to</text:span><text:span text:style-name="T93_156"><text:s/></text:span><text:span text:style-name="T93_157">a</text:span><text:span text:style-name="T93_158"><text:s/></text:span><text:span text:style-name="T93_159">mall</text:span><text:span text:style-name="T93_160"><text:s/></text:span><text:span text:style-name="T93_161">for</text:span><text:span text:style-name="T93_162"><text:s/></text:span><text:span text:style-name="T93_163">shopping</text:span><text:span text:style-name="T93_164">.</text:span></text:p>
      <text:p text:style-name="P94"><text:span text:style-name="T94_1"><text:s/></text:span></text:p>
      <text:p text:style-name="P95"><text:span text:style-name="T95_1">Admin</text:span></text:p>
      <text:p text:style-name="P96"><text:span text:style-name="T96_1">Jane</text:span><text:span text:style-name="T96_2"><text:s/></text:span><text:span text:style-name="T96_3">was</text:span><text:span text:style-name="T96_4"><text:s/></text:span><text:span text:style-name="T96_5">a</text:span><text:span text:style-name="T96_6"><text:s/></text:span><text:span text:style-name="T96_7">blogger</text:span><text:span text:style-name="T96_8"><text:s/></text:span><text:span text:style-name="T96_9">who</text:span><text:span text:style-name="T96_10"><text:s/></text:span><text:span text:style-name="T96_11">likes</text:span><text:span text:style-name="T96_12"><text:s/></text:span><text:span text:style-name="T96_13">shopping</text:span><text:span text:style-name="T96_14">.<text:s/></text:span><text:span text:style-name="T96_15">The</text:span><text:span text:style-name="T96_16"><text:s/></text:span><text:span text:style-name="T96_17">owner</text:span><text:span text:style-name="T96_18"><text:s/></text:span><text:span text:style-name="T96_19">of</text:span><text:span text:style-name="T96_20"><text:s/></text:span><text:span text:style-name="T96_21">the</text:span><text:span text:style-name="T96_22"><text:s/></text:span><text:span text:style-name="T96_23">website</text:span><text:span text:style-name="T96_24"><text:s/></text:span><text:span text:style-name="T96_25">hired</text:span><text:span text:style-name="T96_26"><text:s/></text:span><text:span text:style-name="T96_27">her</text:span><text:span text:style-name="T96_28"><text:s/></text:span><text:span text:style-name="T96_29">to</text:span><text:span text:style-name="T96_30"><text:s/></text:span><text:span text:style-name="T96_31">manage</text:span><text:span text:style-name="T96_32"><text:s/></text:span><text:span text:style-name="T96_33">the</text:span><text:span text:style-name="T96_34"><text:s/></text:span><text:span text:style-name="T96_35">website</text:span><text:span text:style-name="T96_36">.<text:s/></text:span><text:span text:style-name="T96_37">Her</text:span><text:span text:style-name="T96_38"><text:s/></text:span><text:span text:style-name="T96_39">job</text:span><text:span text:style-name="T96_40"><text:s/></text:span><text:span text:style-name="T96_41">is</text:span><text:span text:style-name="T96_42"><text:s/></text:span><text:span text:style-name="T96_43">to</text:span><text:span text:style-name="T96_44"><text:s/></text:span><text:span text:style-name="T96_45">add</text:span><text:span text:style-name="T96_46"><text:s/></text:span><text:span text:style-name="T96_47">a</text:span><text:span text:style-name="T96_48"><text:s/></text:span><text:span text:style-name="T96_49">product</text:span><text:span text:style-name="T96_50">,<text:s/></text:span><text:span text:style-name="T96_51">make</text:span><text:span text:style-name="T96_52"><text:s/></text:span><text:span text:style-name="T96_53">a</text:span><text:span text:style-name="T96_54"><text:s/></text:span><text:span text:style-name="T96_55">product</text:span><text:span text:style-name="T96_56"><text:s/></text:span><text:span text:style-name="T96_57">be</text:span><text:span text:style-name="T96_58"><text:s/></text:span><text:span text:style-name="T96_59">featured</text:span><text:span text:style-name="T96_60"><text:s/></text:span><text:span text:style-name="T96_61">in</text:span><text:span text:style-name="T96_62"><text:s/></text:span><text:span text:style-name="T96_63">the</text:span><text:span text:style-name="T96_64"><text:s/></text:span><text:span text:style-name="T96_65">home</text:span><text:span text:style-name="T96_66"><text:s/></text:span><text:span text:style-name="T96_67">page</text:span><text:span text:style-name="T96_68">,<text:s/></text:span><text:span text:style-name="T96_69">add</text:span><text:span text:style-name="T96_70"><text:s/></text:span><text:span text:style-name="T96_71">new</text:span><text:span text:style-name="T96_72"><text:s/></text:span><text:span text:style-name="T96_73">categories</text:span><text:span text:style-name="T96_74"><text:s/></text:span><text:span text:style-name="T96_75">for</text:span><text:span text:style-name="T96_76"><text:s/></text:span><text:span text:style-name="T96_77">the</text:span><text:span text:style-name="T96_78"><text:s/></text:span><text:span text:style-name="T96_79">products</text:span><text:span text:style-name="T96_80">,<text:s/></text:span><text:span text:style-name="T96_81">update</text:span><text:span text:style-name="T96_82"><text:s/></text:span><text:span text:style-name="T96_83">the</text:span><text:span text:style-name="T96_84"><text:s/></text:span><text:span text:style-name="T96_85">information</text:span><text:span text:style-name="T96_86"><text:s/></text:span><text:span text:style-name="T96_87">of</text:span><text:span text:style-name="T96_88"><text:s/></text:span><text:span text:style-name="T96_89">a</text:span><text:span text:style-name="T96_90"><text:s/></text:span><text:span text:style-name="T96_91">product</text:span><text:span text:style-name="T96_92">,<text:s/></text:span><text:span text:style-name="T96_93">and</text:span><text:span text:style-name="T96_94"><text:s/></text:span><text:span text:style-name="T96_95">delete</text:span><text:span text:style-name="T96_96"><text:s/></text:span><text:span text:style-name="T96_97">a</text:span><text:span text:style-name="T96_98"><text:s/></text:span><text:span text:style-name="T96_99">product</text:span></text:p>
      <text:p text:style-name="P97"/>
      <text:p text:style-name="P98"><text:span text:style-name="T98_1">User</text:span><text:span text:style-name="T98_2"><text:s/></text:span><text:span text:style-name="T98_3">Stories</text:span><text:span text:style-name="T98_4"><text:tab/><text:s/><text:tab/><text:s/><text:tab/></text:span></text:p>
      <text:list text:style-name="LS3" xml:id="list23">
        <text:list-item>
          <text:p text:style-name="P99"><text:span text:style-name="T99_1">As</text:span><text:span text:style-name="T99_2"><text:s/></text:span><text:span text:style-name="T99_3">an</text:span><text:span text:style-name="T99_4"><text:s/></text:span><text:span text:style-name="T99_5">admin</text:span><text:span text:style-name="T99_6">,<text:s/></text:span><text:span text:style-name="T99_7">I</text:span><text:span text:style-name="T99_8"><text:s/></text:span><text:span text:style-name="T99_9">want</text:span><text:span text:style-name="T99_10"><text:s/></text:span><text:span text:style-name="T99_11">to</text:span><text:span text:style-name="T99_12"><text:s/></text:span><text:span text:style-name="T99_13">add</text:span><text:span text:style-name="T99_14"><text:s/></text:span><text:span text:style-name="T99_15">a</text:span><text:span text:style-name="T99_16"><text:s/></text:span><text:span text:style-name="T99_17">product</text:span></text:p>
        </text:list-item>
        <text:list-item>
          <text:p text:style-name="P100"><text:span text:style-name="T100_1">As</text:span><text:span text:style-name="T100_2"><text:s/></text:span><text:span text:style-name="T100_3">an</text:span><text:span text:style-name="T100_4"><text:s/></text:span><text:span text:style-name="T100_5">admin</text:span><text:span text:style-name="T100_6">,<text:s/></text:span><text:span text:style-name="T100_7">I</text:span><text:span text:style-name="T100_8"><text:s/></text:span><text:span text:style-name="T100_9">want</text:span><text:span text:style-name="T100_10"><text:s/></text:span><text:span text:style-name="T100_11">to</text:span><text:span text:style-name="T100_12"><text:s/></text:span><text:span text:style-name="T100_13">make</text:span><text:span text:style-name="T100_14"><text:s/></text:span><text:span text:style-name="T100_15">a</text:span><text:span text:style-name="T100_16"><text:s/></text:span><text:span text:style-name="T100_17">product</text:span><text:span text:style-name="T100_18"><text:s/></text:span><text:span text:style-name="T100_19">be</text:span><text:span text:style-name="T100_20"><text:s/></text:span><text:span text:style-name="T100_21">featured</text:span><text:span text:style-name="T100_22"><text:s/></text:span><text:span text:style-name="T100_23">in</text:span><text:span text:style-name="T100_24"><text:s/></text:span><text:span text:style-name="T100_25">the</text:span><text:span text:style-name="T100_26"><text:s/></text:span><text:span text:style-name="T100_27">homepage</text:span></text:p>
        </text:list-item>
        <text:list-item>
          <text:p text:style-name="P101"><text:span text:style-name="T101_1">As</text:span><text:span text:style-name="T101_2"><text:s/></text:span><text:span text:style-name="T101_3">an</text:span><text:span text:style-name="T101_4"><text:s/></text:span><text:span text:style-name="T101_5">admin</text:span><text:span text:style-name="T101_6">,<text:s/></text:span><text:span text:style-name="T101_7">I</text:span><text:span text:style-name="T101_8"><text:s/></text:span><text:span text:style-name="T101_9">want</text:span><text:span text:style-name="T101_10"><text:s/></text:span><text:span text:style-name="T101_11">to</text:span><text:span text:style-name="T101_12"><text:s/></text:span><text:span text:style-name="T101_13">add</text:span><text:span text:style-name="T101_14"><text:s/></text:span><text:span text:style-name="T101_15">new</text:span><text:span text:style-name="T101_16"><text:s/></text:span><text:span text:style-name="T101_17">categories</text:span><text:span text:style-name="T101_18"><text:s/></text:span><text:span text:style-name="T101_19">for</text:span><text:span text:style-name="T101_20"><text:s/></text:span><text:span text:style-name="T101_21">the</text:span><text:span text:style-name="T101_22"><text:s/></text:span><text:span text:style-name="T101_23">products</text:span></text:p>
        </text:list-item>
        <text:list-item>
          <text:p text:style-name="P102"><text:span text:style-name="T102_1">As</text:span><text:span text:style-name="T102_2"><text:s/></text:span><text:span text:style-name="T102_3">an</text:span><text:span text:style-name="T102_4"><text:s/></text:span><text:span text:style-name="T102_5">admin</text:span><text:span text:style-name="T102_6">,<text:s/></text:span><text:span text:style-name="T102_7">I</text:span><text:span text:style-name="T102_8"><text:s/></text:span><text:span text:style-name="T102_9">want</text:span><text:span text:style-name="T102_10"><text:s/></text:span><text:span text:style-name="T102_11">to</text:span><text:span text:style-name="T102_12"><text:s/></text:span><text:span text:style-name="T102_13">update</text:span><text:span text:style-name="T102_14"><text:s/></text:span><text:span text:style-name="T102_15">the</text:span><text:span text:style-name="T102_16"><text:s/></text:span><text:span text:style-name="T102_17">information</text:span><text:span text:style-name="T102_18"><text:s/></text:span><text:span text:style-name="T102_19">of</text:span><text:span text:style-name="T102_20"><text:s/></text:span><text:span text:style-name="T102_21">a</text:span><text:span text:style-name="T102_22"><text:s/></text:span><text:span text:style-name="T102_23">product</text:span></text:p>
        </text:list-item>
        <text:list-item>
          <text:p text:style-name="P103"><text:span text:style-name="T103_1">As</text:span><text:span text:style-name="T103_2"><text:s/></text:span><text:span text:style-name="T103_3">an</text:span><text:span text:style-name="T103_4"><text:s/></text:span><text:span text:style-name="T103_5">admin</text:span><text:span text:style-name="T103_6">,<text:s/></text:span><text:span text:style-name="T103_7">I</text:span><text:span text:style-name="T103_8"><text:s/></text:span><text:span text:style-name="T103_9">want</text:span><text:span text:style-name="T103_10"><text:s/></text:span><text:span text:style-name="T103_11">to</text:span><text:span text:style-name="T103_12"><text:s/></text:span><text:span text:style-name="T103_13">delete</text:span><text:span text:style-name="T103_14"><text:s/></text:span><text:span text:style-name="T103_15">a</text:span><text:span text:style-name="T103_16"><text:s/></text:span><text:span text:style-name="T103_17">product</text:span></text:p>
        </text:list-item>
        <text:list-item>
          <text:p text:style-name="P104"><text:span text:style-name="T104_1">As</text:span><text:span text:style-name="T104_2"><text:s/></text:span><text:span text:style-name="T104_3">a</text:span><text:span text:style-name="T104_4"><text:s/></text:span><text:span text:style-name="T104_5">user</text:span><text:span text:style-name="T104_6">,<text:s/></text:span><text:span text:style-name="T104_7">I</text:span><text:span text:style-name="T104_8"><text:s/></text:span><text:span text:style-name="T104_9">want</text:span><text:span text:style-name="T104_10"><text:s/></text:span><text:span text:style-name="T104_11">to</text:span><text:span text:style-name="T104_12"><text:s/></text:span><text:span text:style-name="T104_13">be</text:span><text:span text:style-name="T104_14"><text:s/></text:span><text:span text:style-name="T104_15">able</text:span><text:span text:style-name="T104_16"><text:s/></text:span><text:span text:style-name="T104_17">to</text:span><text:span text:style-name="T104_18"><text:s/></text:span><text:span text:style-name="T104_19">register</text:span><text:span text:style-name="T104_20"><text:s/></text:span><text:span text:style-name="T104_21">to</text:span><text:span text:style-name="T104_22"><text:s/></text:span><text:span text:style-name="T104_23">the</text:span><text:span text:style-name="T104_24"><text:s/></text:span><text:span text:style-name="T104_25">site</text:span><text:span text:style-name="T104_26"><text:s/></text:span><text:span text:style-name="T104_27">to</text:span><text:span text:style-name="T104_28"><text:s/></text:span><text:span text:style-name="T104_29">buy</text:span><text:span text:style-name="T104_30"><text:s/></text:span><text:span text:style-name="T104_31">the</text:span><text:span text:style-name="T104_32"><text:s/></text:span><text:span text:style-name="T104_33">product</text:span></text:p>
        </text:list-item>
        <text:list-item>
          <text:p text:style-name="P105"><text:span text:style-name="T105_1">As</text:span><text:span text:style-name="T105_2"><text:s/></text:span><text:span text:style-name="T105_3">a</text:span><text:span text:style-name="T105_4"><text:s/></text:span><text:span text:style-name="T105_5">user</text:span><text:span text:style-name="T105_6">,<text:s/></text:span><text:span text:style-name="T105_7">I</text:span><text:span text:style-name="T105_8"><text:s/></text:span><text:span text:style-name="T105_9">want</text:span><text:span text:style-name="T105_10"><text:s/></text:span><text:span text:style-name="T105_11">to</text:span><text:span text:style-name="T105_12"><text:s/></text:span><text:span text:style-name="T105_13">be</text:span><text:span text:style-name="T105_14"><text:s/></text:span><text:span text:style-name="T105_15">able</text:span><text:span text:style-name="T105_16"><text:s/></text:span><text:span text:style-name="T105_17">to</text:span><text:span text:style-name="T105_18"><text:s/></text:span><text:span text:style-name="T105_19">log</text:span><text:span text:style-name="T105_20"><text:s/></text:span><text:span text:style-name="T105_21">in</text:span><text:span text:style-name="T105_22"><text:s/></text:span><text:span text:style-name="T105_23">to</text:span><text:span text:style-name="T105_24"><text:s/></text:span><text:span text:style-name="T105_25">the</text:span><text:span text:style-name="T105_26"><text:s/></text:span><text:span text:style-name="T105_27">website</text:span></text:p>
        </text:list-item>
        <text:list-item>
          <text:p text:style-name="P106"><text:span text:style-name="T106_1">As</text:span><text:span text:style-name="T106_2"><text:s/></text:span><text:span text:style-name="T106_3">a</text:span><text:span text:style-name="T106_4"><text:s/></text:span><text:span text:style-name="T106_5">user</text:span><text:span text:style-name="T106_6">,<text:s/></text:span><text:span text:style-name="T106_7">I</text:span><text:span text:style-name="T106_8"><text:s/></text:span><text:span text:style-name="T106_9">want</text:span><text:span text:style-name="T106_10"><text:s/></text:span><text:span text:style-name="T106_11">to</text:span><text:span text:style-name="T106_12"><text:s/></text:span><text:span text:style-name="T106_13">be</text:span><text:span text:style-name="T106_14"><text:s/></text:span><text:span text:style-name="T106_15">able</text:span><text:span text:style-name="T106_16"><text:s/></text:span><text:span text:style-name="T106_17">to</text:span><text:span text:style-name="T106_18"><text:s/></text:span><text:span text:style-name="T106_19">log</text:span><text:span text:style-name="T106_20"><text:s/></text:span><text:span text:style-name="T106_21">out</text:span><text:span text:style-name="T106_22"><text:s/></text:span><text:span text:style-name="T106_23">of</text:span><text:span text:style-name="T106_24"><text:s/></text:span><text:span text:style-name="T106_25">the</text:span><text:span text:style-name="T106_26"><text:s/></text:span><text:span text:style-name="T106_27">website</text:span></text:p>
        </text:list-item>
        <text:list-item>
          <text:p text:style-name="P107"><text:span text:style-name="T107_1">As</text:span><text:span text:style-name="T107_2"><text:s/></text:span><text:span text:style-name="T107_3">a</text:span><text:span text:style-name="T107_4"><text:s/></text:span><text:span text:style-name="T107_5">user</text:span><text:span text:style-name="T107_6">,<text:s/></text:span><text:span text:style-name="T107_7">I</text:span><text:span text:style-name="T107_8"><text:s/></text:span><text:span text:style-name="T107_9">want</text:span><text:span text:style-name="T107_10"><text:s/></text:span><text:span text:style-name="T107_11">to</text:span><text:span text:style-name="T107_12"><text:s/></text:span><text:span text:style-name="T107_13">view</text:span><text:span text:style-name="T107_14"><text:s/></text:span><text:span text:style-name="T107_15">the</text:span><text:span text:style-name="T107_16"><text:s/></text:span><text:span text:style-name="T107_17">information</text:span><text:span text:style-name="T107_18"><text:s/></text:span><text:span text:style-name="T107_19">of</text:span><text:span text:style-name="T107_20"><text:s/></text:span><text:span text:style-name="T107_21">a</text:span><text:span text:style-name="T107_22"><text:s/></text:span><text:span text:style-name="T107_23">product</text:span></text:p>
        </text:list-item>
        <text:list-item>
          <text:p text:style-name="P108"><text:span text:style-name="T108_1">As</text:span><text:span text:style-name="T108_2"><text:s/></text:span><text:span text:style-name="T108_3">a</text:span><text:span text:style-name="T108_4"><text:s/></text:span><text:span text:style-name="T108_5">user</text:span><text:span text:style-name="T108_6">,<text:s/></text:span><text:span text:style-name="T108_7">I</text:span><text:span text:style-name="T108_8"><text:s/></text:span><text:span text:style-name="T108_9">want</text:span><text:span text:style-name="T108_10"><text:s/></text:span><text:span text:style-name="T108_11">to</text:span><text:span text:style-name="T108_12"><text:s/></text:span><text:span text:style-name="T108_13">write</text:span><text:span text:style-name="T108_14"><text:s/></text:span><text:span text:style-name="T108_15">a</text:span><text:span text:style-name="T108_16"><text:s/></text:span><text:span text:style-name="T108_17">product</text:span><text:span text:style-name="T108_18"><text:s/></text:span><text:span text:style-name="T108_19">feedback</text:span></text:p>
        </text:list-item>
        <text:list-item>
          <text:p text:style-name="P109"><text:span text:style-name="T109_1">As</text:span><text:span text:style-name="T109_2"><text:s/></text:span><text:span text:style-name="T109_3">a</text:span><text:span text:style-name="T109_4"><text:s/></text:span><text:span text:style-name="T109_5">user</text:span><text:span text:style-name="T109_6">,<text:s/></text:span><text:span text:style-name="T109_7">I</text:span><text:span text:style-name="T109_8"><text:s/></text:span><text:span text:style-name="T109_9">want</text:span><text:span text:style-name="T109_10"><text:s/></text:span><text:span text:style-name="T109_11">to</text:span><text:span text:style-name="T109_12"><text:s/></text:span><text:span text:style-name="T109_13">share</text:span><text:span text:style-name="T109_14"><text:s/></text:span><text:span text:style-name="T109_15">the</text:span><text:span text:style-name="T109_16"><text:s/></text:span><text:span text:style-name="T109_17">product</text:span><text:span text:style-name="T109_18"><text:s/></text:span><text:span text:style-name="T109_19">to</text:span><text:span text:style-name="T109_20"><text:s/></text:span><text:span text:style-name="T109_21">social</text:span><text:span text:style-name="T109_22"><text:s/></text:span><text:span text:style-name="T109_23">media</text:span><text:span text:style-name="T109_24"><text:s/></text:span><text:span text:style-name="T109_25">sites</text:span></text:p>
        </text:list-item>
        <text:list-item>
          <text:p text:style-name="P110"><text:span text:style-name="T110_1">As</text:span><text:span text:style-name="T110_2"><text:s/></text:span><text:span text:style-name="T110_3">a</text:span><text:span text:style-name="T110_4"><text:s/></text:span><text:span text:style-name="T110_5">user</text:span><text:span text:style-name="T110_6">,<text:s/></text:span><text:span text:style-name="T110_7">I</text:span><text:span text:style-name="T110_8"><text:s/></text:span><text:span text:style-name="T110_9">want</text:span><text:span text:style-name="T110_10"><text:s/></text:span><text:span text:style-name="T110_11">to</text:span><text:span text:style-name="T110_12"><text:s/></text:span><text:span text:style-name="T110_13">add</text:span><text:span text:style-name="T110_14"><text:s/></text:span><text:span text:style-name="T110_15">the</text:span><text:span text:style-name="T110_16"><text:s/></text:span><text:span text:style-name="T110_17">product</text:span><text:span text:style-name="T110_18"><text:s/></text:span><text:span text:style-name="T110_19">to</text:span><text:span text:style-name="T110_20"><text:s/></text:span><text:span text:style-name="T110_21">my</text:span><text:span text:style-name="T110_22"><text:s/></text:span><text:span text:style-name="T110_23">wishlist</text:span></text:p>
        </text:list-item>
        <text:list-item>
          <text:p text:style-name="P111"><text:span text:style-name="T111_1">As</text:span><text:span text:style-name="T111_2"><text:s/></text:span><text:span text:style-name="T111_3">a</text:span><text:span text:style-name="T111_4"><text:s/></text:span><text:span text:style-name="T111_5">user</text:span><text:span text:style-name="T111_6">,<text:s/></text:span><text:span text:style-name="T111_7">I</text:span><text:span text:style-name="T111_8"><text:s/></text:span><text:span text:style-name="T111_9">want</text:span><text:span text:style-name="T111_10"><text:s/></text:span><text:span text:style-name="T111_11">to</text:span><text:span text:style-name="T111_12"><text:s/></text:span><text:span text:style-name="T111_13">know</text:span><text:span text:style-name="T111_14"><text:s/></text:span><text:span text:style-name="T111_15">what</text:span><text:span text:style-name="T111_16"><text:s/></text:span><text:span text:style-name="T111_17">the</text:span><text:span text:style-name="T111_18"><text:s/></text:span><text:span text:style-name="T111_19">related</text:span><text:span text:style-name="T111_20"><text:s/></text:span><text:span text:style-name="T111_21">products</text:span><text:span text:style-name="T111_22"><text:s/></text:span><text:span text:style-name="T111_23">of</text:span><text:span text:style-name="T111_24"><text:s/></text:span><text:span text:style-name="T111_25">the</text:span><text:span text:style-name="T111_26"><text:s/></text:span><text:span text:style-name="T111_27">product</text:span><text:span text:style-name="T111_28"><text:s/></text:span><text:span text:style-name="T111_29">I</text:span><text:span text:style-name="T111_30"><text:s/></text:span><text:span text:style-name="T111_31">am</text:span><text:span text:style-name="T111_32"><text:s/></text:span><text:span text:style-name="T111_33">currently</text:span><text:span text:style-name="T111_34"><text:s/></text:span><text:span text:style-name="T111_35">viewing</text:span></text:p>
        </text:list-item>
        <text:list-item>
          <text:p text:style-name="P112"><text:span text:style-name="T112_1">As</text:span><text:span text:style-name="T112_2"><text:s/></text:span><text:span text:style-name="T112_3">a</text:span><text:span text:style-name="T112_4"><text:s/></text:span><text:span text:style-name="T112_5">user</text:span><text:span text:style-name="T112_6">,<text:s/></text:span><text:span text:style-name="T112_7">I</text:span><text:span text:style-name="T112_8"><text:s/></text:span><text:span text:style-name="T112_9">want</text:span><text:span text:style-name="T112_10"><text:s/></text:span><text:span text:style-name="T112_11">to</text:span><text:span text:style-name="T112_12"><text:s/></text:span><text:span text:style-name="T112_13">add</text:span><text:span text:style-name="T112_14"><text:s/></text:span><text:span text:style-name="T112_15">the</text:span><text:span text:style-name="T112_16"><text:s/></text:span><text:span text:style-name="T112_17">product</text:span><text:span text:style-name="T112_18"><text:s/></text:span><text:span text:style-name="T112_19">to</text:span><text:span text:style-name="T112_20"><text:s/></text:span><text:span text:style-name="T112_21">the</text:span><text:span text:style-name="T112_22"><text:s/></text:span><text:span text:style-name="T112_23">cart</text:span></text:p>
        </text:list-item>
        <text:list-item>
          <text:p text:style-name="P113"><text:span text:style-name="T113_1">As</text:span><text:span text:style-name="T113_2"><text:s/></text:span><text:span text:style-name="T113_3">a</text:span><text:span text:style-name="T113_4"><text:s/></text:span><text:span text:style-name="T113_5">user</text:span><text:span text:style-name="T113_6">,<text:s/></text:span><text:span text:style-name="T113_7">I</text:span><text:span text:style-name="T113_8"><text:s/></text:span><text:span text:style-name="T113_9">want</text:span><text:span text:style-name="T113_10"><text:s/></text:span><text:span text:style-name="T113_11">to</text:span><text:span text:style-name="T113_12"><text:s/></text:span><text:span text:style-name="T113_13">checkout</text:span><text:span text:style-name="T113_14"><text:s/></text:span><text:span text:style-name="T113_15">the</text:span><text:span text:style-name="T113_16"><text:s/></text:span><text:span text:style-name="T113_17">products</text:span><text:span text:style-name="T113_18"><text:s/></text:span><text:span text:style-name="T113_19">in</text:span><text:span text:style-name="T113_20"><text:s/></text:span><text:span text:style-name="T113_21">the</text:span><text:span text:style-name="T113_22"><text:s/></text:span><text:span text:style-name="T113_23">cart</text:span></text:p>
        </text:list-item>
        <text:list-item>
          <text:p text:style-name="P114"><text:span text:style-name="T114_1">As</text:span><text:span text:style-name="T114_2"><text:s/></text:span><text:span text:style-name="T114_3">a</text:span><text:span text:style-name="T114_4"><text:s/></text:span><text:span text:style-name="T114_5">user</text:span><text:span text:style-name="T114_6">,<text:s/></text:span><text:span text:style-name="T114_7">I</text:span><text:span text:style-name="T114_8"><text:s/></text:span><text:span text:style-name="T114_9">want</text:span><text:span text:style-name="T114_10"><text:s/></text:span><text:span text:style-name="T114_11">to</text:span><text:span text:style-name="T114_12"><text:s/></text:span><text:span text:style-name="T114_13">view</text:span><text:span text:style-name="T114_14"><text:s/></text:span><text:span text:style-name="T114_15">the</text:span><text:span text:style-name="T114_16"><text:s/></text:span><text:span text:style-name="T114_17">recommended</text:span><text:span text:style-name="T114_18"><text:s/></text:span><text:span text:style-name="T114_19">products</text:span></text:p>
        </text:list-item>
        <text:list-item>
          <text:p text:style-name="P115"><text:span text:style-name="T115_1">As</text:span><text:span text:style-name="T115_2"><text:s/></text:span><text:span text:style-name="T115_3">a</text:span><text:span text:style-name="T115_4"><text:s/></text:span><text:span text:style-name="T115_5">user</text:span><text:span text:style-name="T115_6">,<text:s/></text:span><text:span text:style-name="T115_7">I</text:span><text:span text:style-name="T115_8"><text:s/></text:span><text:span text:style-name="T115_9">want</text:span><text:span text:style-name="T115_10"><text:s/></text:span><text:span text:style-name="T115_11">to</text:span><text:span text:style-name="T115_12"><text:s/></text:span><text:span text:style-name="T115_13">know</text:span><text:span text:style-name="T115_14"><text:s/></text:span><text:span text:style-name="T115_15">what</text:span><text:span text:style-name="T115_16"><text:s/></text:span><text:span text:style-name="T115_17">the</text:span><text:span text:style-name="T115_18"><text:s/></text:span><text:span text:style-name="T115_19">price</text:span><text:span text:style-name="T115_20"><text:s/></text:span><text:span text:style-name="T115_21">is</text:span><text:span text:style-name="T115_22"><text:s/></text:span><text:span text:style-name="T115_23">in</text:span><text:span text:style-name="T115_24"><text:s/></text:span><text:span text:style-name="T115_25">other</text:span><text:span text:style-name="T115_26"><text:s/></text:span><text:span text:style-name="T115_27">currencies</text:span></text:p>
        </text:list-item>
        <text:list-item>
          <text:p text:style-name="P116"><text:span text:style-name="T116_1">As</text:span><text:span text:style-name="T116_2"><text:s/></text:span><text:span text:style-name="T116_3">a</text:span><text:span text:style-name="T116_4"><text:s/></text:span><text:span text:style-name="T116_5">user</text:span><text:span text:style-name="T116_6">,<text:s/></text:span><text:span text:style-name="T116_7">I</text:span><text:span text:style-name="T116_8"><text:s/></text:span><text:span text:style-name="T116_9">want</text:span><text:span text:style-name="T116_10"><text:s/></text:span><text:span text:style-name="T116_11">to</text:span><text:span text:style-name="T116_12"><text:s/></text:span><text:span text:style-name="T116_13">contact</text:span><text:span text:style-name="T116_14"><text:s/></text:span><text:span text:style-name="T116_15">the</text:span><text:span text:style-name="T116_16"><text:s/></text:span><text:span text:style-name="T116_17">company</text:span></text:p>
        </text:list-item>
        <text:list-item>
          <text:p text:style-name="P117"><text:span text:style-name="T117_1">As</text:span><text:span text:style-name="T117_2"><text:s/></text:span><text:span text:style-name="T117_3">a</text:span><text:span text:style-name="T117_4"><text:s/></text:span><text:span text:style-name="T117_5">user</text:span><text:span text:style-name="T117_6">,<text:s/></text:span><text:span text:style-name="T117_7">I</text:span><text:span text:style-name="T117_8"><text:s/></text:span><text:span text:style-name="T117_9">want</text:span><text:span text:style-name="T117_10"><text:s/></text:span><text:span text:style-name="T117_11">to</text:span><text:span text:style-name="T117_12"><text:s/></text:span><text:span text:style-name="T117_13">search</text:span><text:span text:style-name="T117_14"><text:s/></text:span><text:span text:style-name="T117_15">for</text:span><text:span text:style-name="T117_16"><text:s/></text:span><text:span text:style-name="T117_17">specific</text:span><text:span text:style-name="T117_18"><text:s/></text:span><text:span text:style-name="T117_19">genres</text:span><text:span text:style-name="T117_20"><text:s/></text:span><text:span text:style-name="T117_21">to</text:span><text:span text:style-name="T117_22"><text:s/></text:span><text:span text:style-name="T117_23">find</text:span><text:span text:style-name="T117_24"><text:s/></text:span><text:span text:style-name="T117_25">similar</text:span><text:span text:style-name="T117_26"><text:s/></text:span><text:span text:style-name="T117_27">products</text:span></text:p>
        </text:list-item>
        <text:list-item>
          <text:p text:style-name="P118"><text:span text:style-name="T118_1">As</text:span><text:span text:style-name="T118_2"><text:s/></text:span><text:span text:style-name="T118_3">a</text:span><text:span text:style-name="T118_4"><text:s/></text:span><text:span text:style-name="T118_5">user</text:span><text:span text:style-name="T118_6">,<text:s/></text:span><text:span text:style-name="T118_7">I</text:span><text:span text:style-name="T118_8"><text:s/></text:span><text:span text:style-name="T118_9">want</text:span><text:span text:style-name="T118_10"><text:s/></text:span><text:span text:style-name="T118_11">to</text:span><text:span text:style-name="T118_12"><text:s/></text:span><text:span text:style-name="T118_13">recover</text:span><text:span text:style-name="T118_14"><text:s/></text:span><text:span text:style-name="T118_15">my</text:span><text:span text:style-name="T118_16"><text:s/></text:span><text:span text:style-name="T118_17">password</text:span><text:span text:style-name="T118_18"><text:s/></text:span><text:span text:style-name="T118_19">if</text:span><text:span text:style-name="T118_20"><text:s/></text:span><text:span text:style-name="T118_21">I</text:span><text:span text:style-name="T118_22"><text:s/></text:span><text:span text:style-name="T118_23">lost</text:span><text:span text:style-name="T118_24"><text:s/></text:span><text:span text:style-name="T118_25">it</text:span></text:p>
        </text:list-item>
        <text:list-item>
          <text:p text:style-name="P119"><text:span text:style-name="T119_1">As</text:span><text:span text:style-name="T119_2"><text:s/></text:span><text:span text:style-name="T119_3">a</text:span><text:span text:style-name="T119_4"><text:s/></text:span><text:span text:style-name="T119_5">user</text:span><text:span text:style-name="T119_6">,<text:s/></text:span><text:span text:style-name="T119_7">I</text:span><text:span text:style-name="T119_8"><text:s/></text:span><text:span text:style-name="T119_9">want</text:span><text:span text:style-name="T119_10"><text:s/></text:span><text:span text:style-name="T119_11">to</text:span><text:span text:style-name="T119_12"><text:s/></text:span><text:span text:style-name="T119_13">I</text:span><text:span text:style-name="T119_14"><text:s/></text:span><text:span text:style-name="T119_15">want</text:span><text:span text:style-name="T119_16"><text:s/></text:span><text:span text:style-name="T119_17">to</text:span><text:span text:style-name="T119_18"><text:s/></text:span><text:span text:style-name="T119_19">change</text:span><text:span text:style-name="T119_20"><text:s/></text:span><text:span text:style-name="T119_21">my</text:span><text:span text:style-name="T119_22"><text:s/></text:span><text:span text:style-name="T119_23">password</text:span><text:span text:style-name="T119_24"><text:s/></text:span><text:span text:style-name="T119_25">to</text:span><text:span text:style-name="T119_26"><text:s/></text:span><text:span text:style-name="T119_27">feel</text:span><text:span text:style-name="T119_28"><text:s/></text:span><text:span text:style-name="T119_29">more</text:span><text:span text:style-name="T119_30"><text:s/></text:span><text:span text:style-name="T119_31">secure</text:span></text:p>
        </text:list-item>
        <text:list-item>
          <text:p text:style-name="P120"><text:span text:style-name="T120_1">As</text:span><text:span text:style-name="T120_2"><text:s/></text:span><text:span text:style-name="T120_3">a</text:span><text:span text:style-name="T120_4"><text:s/></text:span><text:span text:style-name="T120_5">user</text:span><text:span text:style-name="T120_6">,<text:s/></text:span><text:span text:style-name="T120_7">I</text:span><text:span text:style-name="T120_8"><text:s/></text:span><text:span text:style-name="T120_9">want</text:span><text:span text:style-name="T120_10"><text:s/></text:span><text:span text:style-name="T120_11">to</text:span><text:span text:style-name="T120_12"><text:s/></text:span><text:span text:style-name="T120_13">search</text:span><text:span text:style-name="T120_14"><text:s/></text:span><text:span text:style-name="T120_15">products</text:span><text:span text:style-name="T120_16"><text:s/></text:span><text:span text:style-name="T120_17">so</text:span><text:span text:style-name="T120_18"><text:s/></text:span><text:span text:style-name="T120_19">that</text:span><text:span text:style-name="T120_20"><text:s/></text:span><text:span text:style-name="T120_21">i</text:span><text:span text:style-name="T120_22"><text:s/></text:span><text:span text:style-name="T120_23">can</text:span><text:span text:style-name="T120_24"><text:s/></text:span><text:span text:style-name="T120_25">find</text:span><text:span text:style-name="T120_26"><text:s/></text:span><text:span text:style-name="T120_27">the</text:span><text:span text:style-name="T120_28"><text:s/></text:span><text:span text:style-name="T120_29">product</text:span><text:span text:style-name="T120_30"><text:s/></text:span><text:span text:style-name="T120_31">that</text:span><text:span text:style-name="T120_32"><text:s/></text:span><text:span text:style-name="T120_33">i</text:span><text:span text:style-name="T120_34"><text:s/></text:span><text:span text:style-name="T120_35">am</text:span><text:span text:style-name="T120_36"><text:s/></text:span><text:span text:style-name="T120_37">looking</text:span><text:span text:style-name="T120_38"><text:s/></text:span><text:span text:style-name="T120_39">for</text:span><text:span text:style-name="T120_40"><text:s/></text:span><text:span text:style-name="T120_41">faster</text:span><text:span text:style-name="T120_42"><text:s/></text:span></text:p>
        </text:list-item>
      </text:list>
      <text:p text:style-name="P121"><text:span text:style-name="T121_1"><text:s/><text:tab/><text:s/><text:tab/></text:span></text:p>
      <text:p text:style-name="P122"><text:span text:style-name="T122_1">Use</text:span><text:span text:style-name="T122_2"><text:s/></text:span><text:span text:style-name="T122_3">Case</text:span></text:p>
      <text:p text:style-name="P123"><text:span text:style-name="T123_1">name</text:span><text:span text:style-name="T123_2">:<text:s/></text:span><text:span text:style-name="T123_3">Add</text:span><text:span text:style-name="T123_4"><text:s/></text:span><text:span text:style-name="T123_5">Product</text:span></text:p>
      <text:p text:style-name="P124"><text:span text:style-name="T124_1">actor</text:span><text:span text:style-name="T124_2">:<text:s/></text:span><text:span text:style-name="T124_3">Admin</text:span></text:p>
      <text:p text:style-name="P125"><text:span text:style-name="T125_1">Pre</text:span><text:span text:style-name="T125_2">-</text:span><text:span text:style-name="T125_3">condition</text:span><text:span text:style-name="T125_4">:<text:s/></text:span><text:span text:style-name="T125_5">The</text:span><text:span text:style-name="T125_6"><text:s/></text:span><text:span text:style-name="T125_7">admin</text:span><text:span text:style-name="T125_8"><text:s/></text:span><text:span text:style-name="T125_9">is</text:span><text:span text:style-name="T125_10"><text:s/></text:span><text:span text:style-name="T125_11">in</text:span><text:span text:style-name="T125_12"><text:s/></text:span><text:span text:style-name="T125_13">the</text:span><text:span text:style-name="T125_14"><text:s/></text:span><text:span text:style-name="T125_15">admin</text:span><text:span text:style-name="T125_16"><text:s/></text:span><text:span text:style-name="T125_17">dashboard</text:span></text:p>
      <text:p text:style-name="P126"><text:span text:style-name="T126_1">Post</text:span><text:span text:style-name="T126_2">-</text:span><text:span text:style-name="T126_3">Condition</text:span><text:span text:style-name="T126_4">:<text:s/></text:span><text:span text:style-name="T126_5">The</text:span><text:span text:style-name="T126_6"><text:s/></text:span><text:span text:style-name="T126_7">product</text:span><text:span text:style-name="T126_8"><text:s/></text:span><text:span text:style-name="T126_9">added</text:span><text:span text:style-name="T126_10"><text:s/></text:span><text:span text:style-name="T126_11">will</text:span><text:span text:style-name="T126_12"><text:s/></text:span><text:span text:style-name="T126_13">be</text:span><text:span text:style-name="T126_14"><text:s/></text:span><text:span text:style-name="T126_15">displayed</text:span><text:span text:style-name="T126_16"><text:s/></text:span><text:span text:style-name="T126_17">in</text:span><text:span text:style-name="T126_18"><text:s/></text:span><text:span text:style-name="T126_19">the</text:span><text:span text:style-name="T126_20"><text:s/></text:span><text:span text:style-name="T126_21">website</text:span></text:p>
      <text:p text:style-name="P127"><text:span text:style-name="T127_1">Main</text:span><text:span text:style-name="T127_2"><text:s/></text:span><text:span text:style-name="T127_3">Course</text:span><text:span text:style-name="T127_4">:</text:span></text:p>
      <text:p text:style-name="P128"><text:span text:style-name="T128_1">1.<text:s/></text:span><text:span text:style-name="T128_2">The</text:span><text:span text:style-name="T128_3"><text:s/></text:span><text:span text:style-name="T128_4">admin</text:span><text:span text:style-name="T128_5"><text:s/></text:span><text:span text:style-name="T128_6">is</text:span><text:span text:style-name="T128_7"><text:s/></text:span><text:span text:style-name="T128_8">on</text:span><text:span text:style-name="T128_9"><text:s/></text:span><text:span text:style-name="T128_10">the</text:span><text:span text:style-name="T128_11"><text:s/></text:span><text:span text:style-name="T128_12">admin</text:span><text:span text:style-name="T128_13"><text:s/></text:span><text:span text:style-name="T128_14">dashboard</text:span></text:p>
      <text:p text:style-name="P129"><text:span text:style-name="T129_1">2.<text:s/></text:span><text:span text:style-name="T129_2">The</text:span><text:span text:style-name="T129_3"><text:s/></text:span><text:span text:style-name="T129_4">admin</text:span><text:span text:style-name="T129_5"><text:s/></text:span><text:span text:style-name="T129_6">clicks</text:span><text:span text:style-name="T129_7"><text:s/></text:span><text:span text:style-name="T129_8">the</text:span><text:span text:style-name="T129_9"><text:s/></text:span><text:span text:style-name="T129_10">add</text:span><text:span text:style-name="T129_11"><text:s/></text:span><text:span text:style-name="T129_12">product</text:span><text:span text:style-name="T129_13"><text:s/></text:span><text:span text:style-name="T129_14">and</text:span><text:span text:style-name="T129_15"><text:s/></text:span><text:span text:style-name="T129_16">he</text:span><text:span text:style-name="T129_17"><text:s/></text:span><text:span text:style-name="T129_18">will</text:span><text:span text:style-name="T129_19"><text:s/></text:span><text:span text:style-name="T129_20">then</text:span><text:span text:style-name="T129_21"><text:s/></text:span><text:span text:style-name="T129_22">be</text:span><text:span text:style-name="T129_23"><text:s/></text:span><text:span text:style-name="T129_24">redirected</text:span><text:span text:style-name="T129_25"><text:s/></text:span><text:span text:style-name="T129_26">to</text:span><text:span text:style-name="T129_27"><text:s/></text:span><text:span text:style-name="T129_28">the</text:span><text:span text:style-name="T129_29"><text:s/></text:span><text:span text:style-name="T129_30">add</text:span><text:span text:style-name="T129_31"><text:s/></text:span><text:span text:style-name="T129_32">product</text:span><text:span text:style-name="T129_33"><text:s/></text:span><text:span text:style-name="T129_34">page</text:span><text:span text:style-name="T129_35"><text:s/></text:span><text:span text:style-name="T129_36">with</text:span><text:span text:style-name="T129_37"><text:s/></text:span><text:span text:style-name="T129_38">the</text:span><text:span text:style-name="T129_39"><text:s/></text:span><text:span text:style-name="T129_40">add</text:span><text:span text:style-name="T129_41"><text:s/></text:span><text:span text:style-name="T129_42">product</text:span><text:span text:style-name="T129_43"><text:s/></text:span><text:span text:style-name="T129_44">form</text:span></text:p>
      <text:p text:style-name="P130"><text:span text:style-name="T130_1">3.<text:s/></text:span><text:span text:style-name="T130_2">The</text:span><text:span text:style-name="T130_3"><text:s/></text:span><text:span text:style-name="T130_4">admin</text:span><text:span text:style-name="T130_5"><text:s/></text:span><text:span text:style-name="T130_6">will</text:span><text:span text:style-name="T130_7"><text:s/></text:span><text:span text:style-name="T130_8">input</text:span><text:span text:style-name="T130_9"><text:s/></text:span><text:span text:style-name="T130_10">the</text:span><text:span text:style-name="T130_11"><text:s/></text:span><text:span text:style-name="T130_12">information</text:span><text:span text:style-name="T130_13"><text:s/></text:span><text:span text:style-name="T130_14">of</text:span><text:span text:style-name="T130_15"><text:s/></text:span><text:span text:style-name="T130_16">the</text:span><text:span text:style-name="T130_17"><text:s/></text:span><text:span text:style-name="T130_18">product</text:span><text:span text:style-name="T130_19"><text:s/></text:span><text:span text:style-name="T130_20">he</text:span><text:span text:style-name="T130_21"><text:s/></text:span><text:span text:style-name="T130_22">is</text:span><text:span text:style-name="T130_23"><text:s/></text:span><text:span text:style-name="T130_24">going</text:span><text:span text:style-name="T130_25"><text:s/></text:span><text:span text:style-name="T130_26">to</text:span><text:span text:style-name="T130_27"><text:s/></text:span><text:span text:style-name="T130_28">add</text:span></text:p>
      <text:p text:style-name="P131"><text:span text:style-name="T131_1"><text:tab/></text:span><text:span text:style-name="T131_2">Exception</text:span><text:span text:style-name="T131_3">:<text:s/></text:span><text:span text:style-name="T131_4">if</text:span><text:span text:style-name="T131_5"><text:s/></text:span><text:span text:style-name="T131_6">the</text:span><text:span text:style-name="T131_7"><text:s/></text:span><text:span text:style-name="T131_8">product</text:span><text:span text:style-name="T131_9"><text:s/></text:span><text:span text:style-name="T131_10">is</text:span><text:span text:style-name="T131_11"><text:s/></text:span><text:span text:style-name="T131_12">already</text:span><text:span text:style-name="T131_13"><text:s/></text:span><text:span text:style-name="T131_14">on</text:span><text:span text:style-name="T131_15"><text:s/></text:span><text:span text:style-name="T131_16">the</text:span><text:span text:style-name="T131_17"><text:s/></text:span><text:span text:style-name="T131_18">website</text:span><text:span text:style-name="T131_19">,<text:s/></text:span><text:span text:style-name="T131_20">show</text:span><text:span text:style-name="T131_21"><text:s/></text:span><text:span text:style-name="T131_22">error</text:span><text:span text:style-name="T131_23">.<text:s/></text:span><text:span text:style-name="T131_24">Exit</text:span></text:p>
      <text:p text:style-name="P132"><text:span text:style-name="T132_1">4.<text:s/></text:span><text:span text:style-name="T132_2">Exit</text:span></text:p>
      <text:p text:style-name="P133"/>
      <text:p text:style-name="P134"><text:span text:style-name="T134_1">name</text:span><text:span text:style-name="T134_2">:<text:s/></text:span><text:span text:style-name="T134_3">Make</text:span><text:span text:style-name="T134_4"><text:s/></text:span><text:span text:style-name="T134_5">Featured</text:span></text:p>
      <text:p text:style-name="P135"><text:span text:style-name="T135_1">actor</text:span><text:span text:style-name="T135_2">:<text:s/></text:span><text:span text:style-name="T135_3">Admin</text:span></text:p>
      <text:p text:style-name="P136"><text:span text:style-name="T136_1">Pre</text:span><text:span text:style-name="T136_2">-</text:span><text:span text:style-name="T136_3">Condition</text:span><text:span text:style-name="T136_4">:<text:s/></text:span><text:span text:style-name="T136_5">The</text:span><text:span text:style-name="T136_6"><text:s/></text:span><text:span text:style-name="T136_7">product</text:span><text:span text:style-name="T136_8"><text:s/></text:span><text:span text:style-name="T136_9">has</text:span><text:span text:style-name="T136_10"><text:s/></text:span><text:span text:style-name="T136_11">already</text:span><text:span text:style-name="T136_12"><text:s/></text:span><text:span text:style-name="T136_13">been</text:span><text:span text:style-name="T136_14"><text:s/></text:span><text:span text:style-name="T136_15">added</text:span></text:p>
      <text:p text:style-name="P137"><text:span text:style-name="T137_1">Post</text:span><text:span text:style-name="T137_2">-</text:span><text:span text:style-name="T137_3">Condition</text:span><text:span text:style-name="T137_4">:<text:s/></text:span><text:span text:style-name="T137_5">The</text:span><text:span text:style-name="T137_6"><text:s/></text:span><text:span text:style-name="T137_7">product</text:span><text:span text:style-name="T137_8"><text:s/></text:span><text:span text:style-name="T137_9">will</text:span><text:span text:style-name="T137_10"><text:s/></text:span><text:span text:style-name="T137_11">be</text:span><text:span text:style-name="T137_12"><text:s/></text:span><text:span text:style-name="T137_13">placed</text:span><text:span text:style-name="T137_14"><text:s/></text:span><text:span text:style-name="T137_15">in</text:span><text:span text:style-name="T137_16"><text:s/></text:span><text:span text:style-name="T137_17">the</text:span><text:span text:style-name="T137_18"><text:s/></text:span><text:span text:style-name="T137_19">featured</text:span><text:span text:style-name="T137_20"><text:s/></text:span><text:span text:style-name="T137_21">products</text:span><text:span text:style-name="T137_22"><text:s/></text:span><text:span text:style-name="T137_23">space</text:span></text:p>
      <text:p text:style-name="P138"><text:span text:style-name="T138_1">Main</text:span><text:span text:style-name="T138_2"><text:s/></text:span><text:span text:style-name="T138_3">Course</text:span><text:span text:style-name="T138_4">:</text:span></text:p>
      <text:p text:style-name="P139"><text:span text:style-name="T139_1">1.<text:s/></text:span><text:span text:style-name="T139_2">The</text:span><text:span text:style-name="T139_3"><text:s/></text:span><text:span text:style-name="T139_4">admin</text:span><text:span text:style-name="T139_5"><text:s/></text:span><text:span text:style-name="T139_6">is</text:span><text:span text:style-name="T139_7"><text:s/></text:span><text:span text:style-name="T139_8">on</text:span><text:span text:style-name="T139_9"><text:s/></text:span><text:span text:style-name="T139_10">the</text:span><text:span text:style-name="T139_11"><text:s/></text:span><text:span text:style-name="T139_12">product</text:span><text:span text:style-name="T139_13"><text:s/></text:span><text:span text:style-name="T139_14">list</text:span><text:span text:style-name="T139_15"><text:s/></text:span><text:span text:style-name="T139_16">and</text:span><text:span text:style-name="T139_17"><text:s/></text:span><text:span text:style-name="T139_18">clicks</text:span><text:span text:style-name="T139_19"><text:s/></text:span><text:span text:style-name="T139_20">the</text:span><text:span text:style-name="T139_21"><text:s/></text:span><text:span text:style-name="T139_22">product</text:span><text:span text:style-name="T139_23"><text:s/></text:span><text:span text:style-name="T139_24">he</text:span><text:span text:style-name="T139_25"><text:s/></text:span><text:span text:style-name="T139_26">want</text:span><text:span text:style-name="T139_27"><text:s/></text:span><text:span text:style-name="T139_28">to</text:span><text:span text:style-name="T139_29"><text:s/></text:span><text:span text:style-name="T139_30">feature</text:span></text:p>
      <text:p text:style-name="P140"><text:span text:style-name="T140_1">2.<text:s/></text:span><text:span text:style-name="T140_2">The</text:span><text:span text:style-name="T140_3"><text:s/></text:span><text:span text:style-name="T140_4">admin</text:span><text:span text:style-name="T140_5"><text:s/></text:span><text:span text:style-name="T140_6">clicks</text:span><text:span text:style-name="T140_7"><text:s/></text:span><text:span text:style-name="T140_8">the</text:span><text:span text:style-name="T140_9"><text:s/></text:span><text:span text:style-name="T140_10">feature</text:span><text:span text:style-name="T140_11"><text:s/></text:span><text:span text:style-name="T140_12">button</text:span></text:p>
      <text:p text:style-name="P141"><text:span text:style-name="T141_1">Exception</text:span><text:span text:style-name="T141_2">:<text:s/></text:span><text:span text:style-name="T141_3">If</text:span><text:span text:style-name="T141_4"><text:s/></text:span><text:span text:style-name="T141_5">the</text:span><text:span text:style-name="T141_6"><text:s/></text:span><text:span text:style-name="T141_7">product</text:span><text:span text:style-name="T141_8"><text:s/></text:span><text:span text:style-name="T141_9">is</text:span><text:span text:style-name="T141_10"><text:s/></text:span><text:span text:style-name="T141_11">already</text:span><text:span text:style-name="T141_12"><text:s/></text:span><text:span text:style-name="T141_13">featured</text:span><text:span text:style-name="T141_14">,<text:s/></text:span><text:span text:style-name="T141_15">show</text:span><text:span text:style-name="T141_16"><text:s/></text:span><text:span text:style-name="T141_17">prompt</text:span><text:span text:style-name="T141_18"><text:s/></text:span><text:span text:style-name="T141_19">saying</text:span><text:span text:style-name="T141_20"><text:s/></text:span><text:span text:style-name="T141_21">its</text:span><text:span text:style-name="T141_22"><text:s/></text:span><text:span text:style-name="T141_23">already</text:span><text:span text:style-name="T141_24"><text:s/></text:span><text:span text:style-name="T141_25">featured</text:span><text:span text:style-name="T141_26">.<text:s/></text:span><text:span text:style-name="T141_27">Exit</text:span></text:p>
      <text:p text:style-name="P142"><text:span text:style-name="T142_1">3.<text:s/></text:span><text:span text:style-name="T142_2">Exit</text:span></text:p>
      <text:p text:style-name="P143"/>
      <text:p text:style-name="P144"/>
      <text:p text:style-name="P145"><text:span text:style-name="T145_1">name</text:span><text:span text:style-name="T145_2">:<text:s/></text:span><text:span text:style-name="T145_3">Add</text:span><text:span text:style-name="T145_4"><text:s/></text:span><text:span text:style-name="T145_5">Category</text:span></text:p>
      <text:p text:style-name="P146"><text:span text:style-name="T146_1">Actor</text:span><text:span text:style-name="T146_2">:<text:s/></text:span><text:span text:style-name="T146_3">Admin</text:span></text:p>
      <text:p text:style-name="P147"><text:span text:style-name="T147_1">Pre</text:span><text:span text:style-name="T147_2">-</text:span><text:span text:style-name="T147_3">Condition</text:span><text:span text:style-name="T147_4">:<text:s/></text:span><text:span text:style-name="T147_5">The</text:span><text:span text:style-name="T147_6"><text:s/></text:span><text:span text:style-name="T147_7">admin</text:span><text:span text:style-name="T147_8"><text:s/></text:span><text:span text:style-name="T147_9">is</text:span><text:span text:style-name="T147_10"><text:s/></text:span><text:span text:style-name="T147_11">in</text:span><text:span text:style-name="T147_12"><text:s/></text:span><text:span text:style-name="T147_13">the</text:span><text:span text:style-name="T147_14"><text:s/></text:span><text:span text:style-name="T147_15">admin</text:span><text:span text:style-name="T147_16"><text:s/></text:span><text:span text:style-name="T147_17">dashboard</text:span></text:p>
      <text:p text:style-name="P148"><text:span text:style-name="T148_1">Post</text:span><text:span text:style-name="T148_2">-</text:span><text:span text:style-name="T148_3">Condition</text:span><text:span text:style-name="T148_4">:<text:s/></text:span><text:span text:style-name="T148_5">The</text:span><text:span text:style-name="T148_6"><text:s/></text:span><text:span text:style-name="T148_7">Category</text:span><text:span text:style-name="T148_8"><text:s/></text:span><text:span text:style-name="T148_9">will</text:span><text:span text:style-name="T148_10"><text:s/></text:span><text:span text:style-name="T148_11">be</text:span><text:span text:style-name="T148_12"><text:s/></text:span><text:span text:style-name="T148_13">added</text:span><text:span text:style-name="T148_14"><text:s/></text:span><text:span text:style-name="T148_15">to</text:span><text:span text:style-name="T148_16"><text:s/></text:span><text:span text:style-name="T148_17">the</text:span><text:span text:style-name="T148_18"><text:s/></text:span><text:span text:style-name="T148_19">website</text:span></text:p>
      <text:p text:style-name="P149"><text:span text:style-name="T149_1">Main</text:span><text:span text:style-name="T149_2"><text:s/></text:span><text:span text:style-name="T149_3">Course</text:span><text:span text:style-name="T149_4">:</text:span></text:p>
      <text:p text:style-name="P150"><text:span text:style-name="T150_1">1.<text:s/></text:span><text:span text:style-name="T150_2">The</text:span><text:span text:style-name="T150_3"><text:s/></text:span><text:span text:style-name="T150_4">admin</text:span><text:span text:style-name="T150_5"><text:s/></text:span><text:span text:style-name="T150_6">clicks</text:span><text:span text:style-name="T150_7"><text:s/></text:span><text:span text:style-name="T150_8">the</text:span><text:span text:style-name="T150_9"><text:s/></text:span><text:span text:style-name="T150_10">add</text:span><text:span text:style-name="T150_11"><text:s/></text:span><text:span text:style-name="T150_12">category</text:span><text:span text:style-name="T150_13"><text:s/></text:span><text:span text:style-name="T150_14">button</text:span></text:p>
      <text:p text:style-name="P151"><text:span text:style-name="T151_1">2.<text:s/></text:span><text:span text:style-name="T151_2">The</text:span><text:span text:style-name="T151_3"><text:s/></text:span><text:span text:style-name="T151_4">admin</text:span><text:span text:style-name="T151_5"><text:s/></text:span><text:span text:style-name="T151_6">inputs</text:span><text:span text:style-name="T151_7"><text:s/></text:span><text:span text:style-name="T151_8">the</text:span><text:span text:style-name="T151_9"><text:s/></text:span><text:span text:style-name="T151_10">new</text:span><text:span text:style-name="T151_11"><text:s/></text:span><text:span text:style-name="T151_12">category</text:span></text:p>
      <text:p text:style-name="P152"><text:span text:style-name="T152_1">Exception</text:span><text:span text:style-name="T152_2">:<text:s/></text:span><text:span text:style-name="T152_3">If</text:span><text:span text:style-name="T152_4"><text:s/></text:span><text:span text:style-name="T152_5">the</text:span><text:span text:style-name="T152_6"><text:s/></text:span><text:span text:style-name="T152_7">category</text:span><text:span text:style-name="T152_8"><text:s/></text:span><text:span text:style-name="T152_9">is</text:span><text:span text:style-name="T152_10"><text:s/></text:span><text:span text:style-name="T152_11">already</text:span><text:span text:style-name="T152_12"><text:s/></text:span><text:span text:style-name="T152_13">on</text:span><text:span text:style-name="T152_14"><text:s/></text:span><text:span text:style-name="T152_15">the</text:span><text:span text:style-name="T152_16"><text:s/></text:span><text:span text:style-name="T152_17">site</text:span><text:span text:style-name="T152_18">,<text:s/></text:span><text:span text:style-name="T152_19">show</text:span><text:span text:style-name="T152_20"><text:s/></text:span><text:span text:style-name="T152_21">error</text:span><text:span text:style-name="T152_22">.<text:s/></text:span><text:span text:style-name="T152_23">Exit</text:span></text:p>
      <text:p text:style-name="P153"><text:span text:style-name="T153_1">3.</text:span><text:span text:style-name="T153_2">Exit</text:span></text:p>
      <text:p text:style-name="P154"/>
      <text:p text:style-name="P155"><text:span text:style-name="T155_1">name</text:span><text:span text:style-name="T155_2">:<text:s/></text:span><text:span text:style-name="T155_3">Update</text:span><text:span text:style-name="T155_4"><text:s/></text:span><text:span text:style-name="T155_5">Information</text:span></text:p>
      <text:p text:style-name="P156"><text:span text:style-name="T156_1">Actor</text:span><text:span text:style-name="T156_2">:<text:s/></text:span><text:span text:style-name="T156_3">Admin</text:span></text:p>
      <text:p text:style-name="P157"><text:span text:style-name="T157_1">Pre</text:span><text:span text:style-name="T157_2">-</text:span><text:span text:style-name="T157_3">Condition</text:span><text:span text:style-name="T157_4">:<text:s/></text:span><text:span text:style-name="T157_5">The</text:span><text:span text:style-name="T157_6"><text:s/></text:span><text:span text:style-name="T157_7">Product</text:span><text:span text:style-name="T157_8"><text:s/></text:span><text:span text:style-name="T157_9">is</text:span><text:span text:style-name="T157_10"><text:s/></text:span><text:span text:style-name="T157_11">currently</text:span><text:span text:style-name="T157_12"><text:s/></text:span><text:span text:style-name="T157_13">existing</text:span><text:span text:style-name="T157_14"><text:s/></text:span><text:span text:style-name="T157_15">in</text:span><text:span text:style-name="T157_16"><text:s/></text:span><text:span text:style-name="T157_17">the</text:span><text:span text:style-name="T157_18"><text:s/></text:span><text:span text:style-name="T157_19">website</text:span></text:p>
      <text:p text:style-name="P158"><text:span text:style-name="T158_1">Post</text:span><text:span text:style-name="T158_2">-</text:span><text:span text:style-name="T158_3">Condition</text:span><text:span text:style-name="T158_4">:<text:s/></text:span><text:span text:style-name="T158_5">The</text:span><text:span text:style-name="T158_6"><text:s/></text:span><text:span text:style-name="T158_7">information</text:span><text:span text:style-name="T158_8"><text:s/></text:span><text:span text:style-name="T158_9">of</text:span><text:span text:style-name="T158_10"><text:s/></text:span><text:span text:style-name="T158_11">the</text:span><text:span text:style-name="T158_12"><text:s/></text:span><text:span text:style-name="T158_13">product</text:span><text:span text:style-name="T158_14"><text:s/></text:span><text:span text:style-name="T158_15">will</text:span><text:span text:style-name="T158_16"><text:s/></text:span><text:span text:style-name="T158_17">be</text:span><text:span text:style-name="T158_18"><text:s/></text:span><text:span text:style-name="T158_19">updated</text:span></text:p>
      <text:p text:style-name="P159"><text:span text:style-name="T159_1">Main</text:span><text:span text:style-name="T159_2"><text:s/></text:span><text:span text:style-name="T159_3">Course</text:span><text:span text:style-name="T159_4">:</text:span></text:p>
      <text:list text:style-name="LS4" xml:id="list45">
        <text:list-item>
          <text:p text:style-name="P160"><text:span text:style-name="T160_1">The</text:span><text:span text:style-name="T160_2"><text:s/></text:span><text:span text:style-name="T160_3">admin</text:span><text:span text:style-name="T160_4"><text:s/></text:span><text:span text:style-name="T160_5">clicks</text:span><text:span text:style-name="T160_6"><text:s/></text:span><text:span text:style-name="T160_7">the</text:span><text:span text:style-name="T160_8"><text:s/></text:span><text:span text:style-name="T160_9">update</text:span><text:span text:style-name="T160_10"><text:s/></text:span><text:span text:style-name="T160_11">product</text:span><text:span text:style-name="T160_12"><text:s/></text:span><text:span text:style-name="T160_13">button</text:span></text:p>
        </text:list-item>
        <text:list-item>
          <text:p text:style-name="P161"><text:span text:style-name="T161_1">The</text:span><text:span text:style-name="T161_2"><text:s/></text:span><text:span text:style-name="T161_3">admin</text:span><text:span text:style-name="T161_4"><text:s/></text:span><text:span text:style-name="T161_5">will</text:span><text:span text:style-name="T161_6"><text:s/></text:span><text:span text:style-name="T161_7">be</text:span><text:span text:style-name="T161_8"><text:s/></text:span><text:span text:style-name="T161_9">redirected</text:span><text:span text:style-name="T161_10"><text:s/></text:span><text:span text:style-name="T161_11">to</text:span><text:span text:style-name="T161_12"><text:s/></text:span><text:span text:style-name="T161_13">a</text:span><text:span text:style-name="T161_14"><text:s/></text:span><text:span text:style-name="T161_15">page</text:span><text:span text:style-name="T161_16"><text:s/></text:span><text:span text:style-name="T161_17">containing</text:span><text:span text:style-name="T161_18"><text:s/></text:span><text:span text:style-name="T161_19">fields</text:span><text:span text:style-name="T161_20"><text:s/></text:span><text:span text:style-name="T161_21">to</text:span><text:span text:style-name="T161_22"><text:s/></text:span><text:span text:style-name="T161_23">write</text:span><text:span text:style-name="T161_24"><text:s/></text:span><text:span text:style-name="T161_25">the</text:span><text:span text:style-name="T161_26"><text:s/></text:span><text:span text:style-name="T161_27">new</text:span><text:span text:style-name="T161_28"><text:s/></text:span><text:span text:style-name="T161_29">information</text:span><text:span text:style-name="T161_30"><text:s/></text:span><text:span text:style-name="T161_31">of</text:span><text:span text:style-name="T161_32"><text:s/></text:span><text:span text:style-name="T161_33">the</text:span><text:span text:style-name="T161_34"><text:s/></text:span><text:span text:style-name="T161_35">product</text:span></text:p>
        </text:list-item>
      </text:list>
      <text:p text:style-name="P162"><text:span text:style-name="T162_1"><text:tab/></text:span><text:span text:style-name="T162_2">Exception</text:span><text:span text:style-name="T162_3">:<text:s/></text:span><text:span text:style-name="T162_4">If</text:span><text:span text:style-name="T162_5"><text:s/></text:span><text:span text:style-name="T162_6">the</text:span><text:span text:style-name="T162_7"><text:s/></text:span><text:span text:style-name="T162_8">new</text:span><text:span text:style-name="T162_9"><text:s/></text:span><text:span text:style-name="T162_10">title</text:span><text:span text:style-name="T162_11"><text:s/></text:span><text:span text:style-name="T162_12">is</text:span><text:span text:style-name="T162_13"><text:s/></text:span><text:span text:style-name="T162_14">already</text:span><text:span text:style-name="T162_15"><text:s/></text:span><text:span text:style-name="T162_16">in</text:span><text:span text:style-name="T162_17"><text:s/></text:span><text:span text:style-name="T162_18">the</text:span><text:span text:style-name="T162_19"><text:s/></text:span><text:span text:style-name="T162_20">website</text:span><text:span text:style-name="T162_21">,<text:s/></text:span><text:span text:style-name="T162_22">show</text:span><text:span text:style-name="T162_23"><text:s/></text:span><text:span text:style-name="T162_24">error</text:span><text:span text:style-name="T162_25">.<text:s/></text:span><text:span text:style-name="T162_26">Exit</text:span></text:p>
      <text:p text:style-name="P163"><text:span text:style-name="T163_1"><text:s text:c="5"/>3.<text:s text:c="3"/></text:span><text:span text:style-name="T163_2">Exit</text:span><text:span text:style-name="T163_3"><text:s/></text:span></text:p>
      <text:p text:style-name="P164"><text:span text:style-name="T164_1"><text:tab/><text:s/><text:tab/><text:s/><text:tab/></text:span></text:p>
      <text:p text:style-name="P165"><text:span text:style-name="T165_1">name</text:span><text:span text:style-name="T165_2">:<text:s/></text:span><text:span text:style-name="T165_3">delete</text:span><text:span text:style-name="T165_4"><text:s/></text:span><text:span text:style-name="T165_5">product</text:span></text:p>
      <text:p text:style-name="P166"><text:span text:style-name="T166_1">actor</text:span><text:span text:style-name="T166_2">:<text:s/></text:span><text:span text:style-name="T166_3">admin</text:span></text:p>
      <text:p text:style-name="P167"><text:span text:style-name="T167_1">Pre</text:span><text:span text:style-name="T167_2">-</text:span><text:span text:style-name="T167_3">Condition</text:span><text:span text:style-name="T167_4">:<text:s/></text:span><text:span text:style-name="T167_5">The</text:span><text:span text:style-name="T167_6"><text:s/></text:span><text:span text:style-name="T167_7">product</text:span><text:span text:style-name="T167_8"><text:s/></text:span><text:span text:style-name="T167_9">is</text:span><text:span text:style-name="T167_10"><text:s/></text:span><text:span text:style-name="T167_11">existing</text:span><text:span text:style-name="T167_12"><text:s/></text:span><text:span text:style-name="T167_13">in</text:span><text:span text:style-name="T167_14"><text:s/></text:span><text:span text:style-name="T167_15">the</text:span><text:span text:style-name="T167_16"><text:s/></text:span><text:span text:style-name="T167_17">website</text:span></text:p>
      <text:p text:style-name="P168"><text:span text:style-name="T168_1">Post</text:span><text:span text:style-name="T168_2">-</text:span><text:span text:style-name="T168_3">Condition</text:span><text:span text:style-name="T168_4">:<text:s/></text:span><text:span text:style-name="T168_5">The</text:span><text:span text:style-name="T168_6"><text:s/></text:span><text:span text:style-name="T168_7">product</text:span><text:span text:style-name="T168_8"><text:s/></text:span><text:span text:style-name="T168_9">is</text:span><text:span text:style-name="T168_10"><text:s/></text:span><text:span text:style-name="T168_11">deleted</text:span></text:p>
      <text:p text:style-name="P169"><text:span text:style-name="T169_1">Main</text:span><text:span text:style-name="T169_2"><text:s/></text:span><text:span text:style-name="T169_3">Course</text:span><text:span text:style-name="T169_4">:</text:span></text:p>
      <text:p text:style-name="P170"><text:span text:style-name="T170_1">1.<text:s/></text:span><text:span text:style-name="T170_2">The</text:span><text:span text:style-name="T170_3"><text:s/></text:span><text:span text:style-name="T170_4">admin</text:span><text:span text:style-name="T170_5"><text:s/></text:span><text:span text:style-name="T170_6">clicks</text:span><text:span text:style-name="T170_7"><text:s/></text:span><text:span text:style-name="T170_8">the</text:span><text:span text:style-name="T170_9"><text:s/></text:span><text:span text:style-name="T170_10">delete</text:span><text:span text:style-name="T170_11"><text:s/></text:span><text:span text:style-name="T170_12">product</text:span><text:span text:style-name="T170_13"><text:s/></text:span><text:span text:style-name="T170_14">button</text:span></text:p>
      <text:p text:style-name="P171"><text:span text:style-name="T171_1">2.<text:s/></text:span><text:span text:style-name="T171_2">Exit</text:span></text:p>
      <text:p text:style-name="P172"/>
      <text:p text:style-name="P173"/>
      <text:p text:style-name="P174"><text:span text:style-name="T174_1"><text:tab/><text:s/><text:tab/><text:s/><text:tab/></text:span></text:p>
      <text:p text:style-name="P175"><text:span text:style-name="T175_1">name</text:span><text:span text:style-name="T175_2">:<text:s/></text:span><text:span text:style-name="T175_3">Sign</text:span><text:span text:style-name="T175_4"><text:s/></text:span><text:span text:style-name="T175_5">up</text:span></text:p>
      <text:p text:style-name="P176"><text:span text:style-name="T176_1">Actor</text:span><text:span text:style-name="T176_2">:<text:s/></text:span><text:span text:style-name="T176_3">User</text:span></text:p>
      <text:p text:style-name="P177"><text:span text:style-name="T177_1">Pre</text:span><text:span text:style-name="T177_2">-</text:span><text:span text:style-name="T177_3">Condition</text:span><text:span text:style-name="T177_4">:<text:s/></text:span><text:span text:style-name="T177_5">User</text:span><text:span text:style-name="T177_6"><text:s/></text:span><text:span text:style-name="T177_7">hasn</text:span><text:span text:style-name="T177_8">'</text:span><text:span text:style-name="T177_9">t</text:span><text:span text:style-name="T177_10"><text:s/></text:span><text:span text:style-name="T177_11">signed</text:span><text:span text:style-name="T177_12"><text:s/></text:span><text:span text:style-name="T177_13">up</text:span></text:p>
      <text:p text:style-name="P178"><text:span text:style-name="T178_1">Post</text:span><text:span text:style-name="T178_2">-</text:span><text:span text:style-name="T178_3">Condition</text:span><text:span text:style-name="T178_4">:<text:s/></text:span><text:span text:style-name="T178_5">The</text:span><text:span text:style-name="T178_6"><text:s/></text:span><text:span text:style-name="T178_7">user</text:span><text:span text:style-name="T178_8">'</text:span><text:span text:style-name="T178_9">s</text:span><text:span text:style-name="T178_10"><text:s/></text:span><text:span text:style-name="T178_11">account</text:span><text:span text:style-name="T178_12"><text:s/></text:span><text:span text:style-name="T178_13">will</text:span><text:span text:style-name="T178_14"><text:s/></text:span><text:span text:style-name="T178_15">be</text:span><text:span text:style-name="T178_16"><text:s/></text:span><text:span text:style-name="T178_17">recorded</text:span><text:span text:style-name="T178_18"><text:s/></text:span><text:span text:style-name="T178_19">in</text:span><text:span text:style-name="T178_20"><text:s/></text:span><text:span text:style-name="T178_21">the</text:span><text:span text:style-name="T178_22"><text:s/></text:span><text:span text:style-name="T178_23">database</text:span></text:p>
      <text:p text:style-name="P179"><text:span text:style-name="T179_1">Main</text:span><text:span text:style-name="T179_2"><text:s/></text:span><text:span text:style-name="T179_3">Course</text:span><text:span text:style-name="T179_4">:</text:span></text:p>
      <text:p text:style-name="P180"><text:span text:style-name="T180_1">1.<text:s/></text:span><text:span text:style-name="T180_2">the</text:span><text:span text:style-name="T180_3"><text:s/></text:span><text:span text:style-name="T180_4">user</text:span><text:span text:style-name="T180_5"><text:s/></text:span><text:span text:style-name="T180_6">clicks</text:span><text:span text:style-name="T180_7"><text:s/></text:span><text:span text:style-name="T180_8">the</text:span><text:span text:style-name="T180_9"><text:s/></text:span><text:span text:style-name="T180_10">sign</text:span><text:span text:style-name="T180_11"><text:s/></text:span><text:span text:style-name="T180_12">up</text:span><text:span text:style-name="T180_13"><text:s/></text:span><text:span text:style-name="T180_14">button</text:span></text:p>
      <text:p text:style-name="P181"><text:span text:style-name="T181_1">2.<text:s/></text:span><text:span text:style-name="T181_2">The</text:span><text:span text:style-name="T181_3"><text:s/></text:span><text:span text:style-name="T181_4">user</text:span><text:span text:style-name="T181_5"><text:s/></text:span><text:span text:style-name="T181_6">will</text:span><text:span text:style-name="T181_7"><text:s/></text:span><text:span text:style-name="T181_8">be</text:span><text:span text:style-name="T181_9"><text:s/></text:span><text:span text:style-name="T181_10">redirected</text:span><text:span text:style-name="T181_11"><text:s/></text:span><text:span text:style-name="T181_12">to</text:span><text:span text:style-name="T181_13"><text:s/></text:span><text:span text:style-name="T181_14">the</text:span><text:span text:style-name="T181_15"><text:s/></text:span><text:span text:style-name="T181_16">signup</text:span><text:span text:style-name="T181_17"><text:s/></text:span><text:span text:style-name="T181_18">page</text:span></text:p>
      <text:p text:style-name="P182"><text:span text:style-name="T182_1">3.<text:s/></text:span><text:span text:style-name="T182_2">The</text:span><text:span text:style-name="T182_3"><text:s/></text:span><text:span text:style-name="T182_4">user</text:span><text:span text:style-name="T182_5"><text:s/></text:span><text:span text:style-name="T182_6">fills</text:span><text:span text:style-name="T182_7"><text:s/></text:span><text:span text:style-name="T182_8">up</text:span><text:span text:style-name="T182_9"><text:s/></text:span><text:span text:style-name="T182_10">the</text:span><text:span text:style-name="T182_11"><text:s/></text:span><text:span text:style-name="T182_12">signup</text:span><text:span text:style-name="T182_13"><text:s/></text:span><text:span text:style-name="T182_14">form</text:span></text:p>
      <text:p text:style-name="P183"><text:span text:style-name="T183_1">4.<text:s/></text:span><text:span text:style-name="T183_2">The</text:span><text:span text:style-name="T183_3"><text:s/></text:span><text:span text:style-name="T183_4">user</text:span><text:span text:style-name="T183_5"><text:s/></text:span><text:span text:style-name="T183_6">clicks</text:span><text:span text:style-name="T183_7"><text:s/></text:span><text:span text:style-name="T183_8">the</text:span><text:span text:style-name="T183_9"><text:s/></text:span><text:span text:style-name="T183_10">submit</text:span><text:span text:style-name="T183_11"><text:s/></text:span><text:span text:style-name="T183_12">button</text:span></text:p>
      <text:p text:style-name="P184"><text:span text:style-name="T184_1">Exception</text:span><text:span text:style-name="T184_2">:<text:s/></text:span><text:span text:style-name="T184_3">If</text:span><text:span text:style-name="T184_4"><text:s/></text:span><text:span text:style-name="T184_5">the</text:span><text:span text:style-name="T184_6"><text:s/></text:span><text:span text:style-name="T184_7">user</text:span><text:span text:style-name="T184_8"><text:s/></text:span><text:span text:style-name="T184_9">has</text:span><text:span text:style-name="T184_10"><text:s/></text:span><text:span text:style-name="T184_11">an</text:span><text:span text:style-name="T184_12"><text:s/></text:span><text:span text:style-name="T184_13">invalid</text:span><text:span text:style-name="T184_14"><text:s/></text:span><text:span text:style-name="T184_15">entry</text:span><text:span text:style-name="T184_16">.<text:s/></text:span><text:span text:style-name="T184_17">Go</text:span><text:span text:style-name="T184_18"><text:s/></text:span><text:span text:style-name="T184_19">back</text:span><text:span text:style-name="T184_20"><text:s/></text:span><text:span text:style-name="T184_21">to</text:span><text:span text:style-name="T184_22"><text:s/>3</text:span></text:p>
      <text:p text:style-name="P185"><text:span text:style-name="T185_1">5.<text:s/></text:span><text:span text:style-name="T185_2">A</text:span><text:span text:style-name="T185_3"><text:s/></text:span><text:span text:style-name="T185_4">prompt</text:span><text:span text:style-name="T185_5"><text:s/></text:span><text:span text:style-name="T185_6">will</text:span><text:span text:style-name="T185_7"><text:s/></text:span><text:span text:style-name="T185_8">show</text:span><text:span text:style-name="T185_9"><text:s/></text:span><text:span text:style-name="T185_10">that</text:span><text:span text:style-name="T185_11"><text:s/></text:span><text:span text:style-name="T185_12">the</text:span><text:span text:style-name="T185_13"><text:s/></text:span><text:span text:style-name="T185_14">user</text:span><text:span text:style-name="T185_15"><text:s/></text:span><text:span text:style-name="T185_16">is</text:span><text:span text:style-name="T185_17"><text:s/></text:span><text:span text:style-name="T185_18">successful</text:span><text:span text:style-name="T185_19"><text:s/></text:span><text:span text:style-name="T185_20">in</text:span><text:span text:style-name="T185_21"><text:s/></text:span><text:span text:style-name="T185_22">signing</text:span><text:span text:style-name="T185_23"><text:s/></text:span><text:span text:style-name="T185_24">up</text:span></text:p>
      <text:p text:style-name="P186"><text:span text:style-name="T186_1">6.<text:s/></text:span><text:span text:style-name="T186_2">Exit</text:span><text:span text:style-name="T186_3"><text:s/></text:span></text:p>
      <text:p text:style-name="P187"/>
      <text:p text:style-name="P188"><text:span text:style-name="T188_1"><text:tab/><text:s/><text:tab/><text:s/><text:tab/></text:span></text:p>
      <text:p text:style-name="P189"><text:span text:style-name="T189_1">name</text:span><text:span text:style-name="T189_2">:<text:s/></text:span><text:span text:style-name="T189_3">log</text:span><text:span text:style-name="T189_4"><text:s/></text:span><text:span text:style-name="T189_5">in</text:span></text:p>
      <text:p text:style-name="P190"><text:span text:style-name="T190_1">Actor</text:span><text:span text:style-name="T190_2">:<text:s/></text:span><text:span text:style-name="T190_3">User</text:span></text:p>
      <text:p text:style-name="P191"><text:span text:style-name="T191_1">Pre</text:span><text:span text:style-name="T191_2">-</text:span><text:span text:style-name="T191_3">condition</text:span><text:span text:style-name="T191_4">:<text:s/></text:span><text:span text:style-name="T191_5">User</text:span><text:span text:style-name="T191_6"><text:s/></text:span><text:span text:style-name="T191_7">has</text:span><text:span text:style-name="T191_8"><text:s/></text:span><text:span text:style-name="T191_9">already</text:span><text:span text:style-name="T191_10"><text:s/></text:span><text:span text:style-name="T191_11">registered</text:span></text:p>
      <text:p text:style-name="P192"><text:span text:style-name="T192_1">Post</text:span><text:span text:style-name="T192_2">-</text:span><text:span text:style-name="T192_3">Condition</text:span><text:span text:style-name="T192_4">:<text:s/></text:span><text:span text:style-name="T192_5">The</text:span><text:span text:style-name="T192_6"><text:s/></text:span><text:span text:style-name="T192_7">user</text:span><text:span text:style-name="T192_8"><text:s/></text:span><text:span text:style-name="T192_9">will</text:span><text:span text:style-name="T192_10"><text:s/></text:span><text:span text:style-name="T192_11">be</text:span><text:span text:style-name="T192_12"><text:s/></text:span><text:span text:style-name="T192_13">logged</text:span><text:span text:style-name="T192_14"><text:s/></text:span><text:span text:style-name="T192_15">in</text:span></text:p>
      <text:p text:style-name="P193"><text:span text:style-name="T193_1">Main</text:span><text:span text:style-name="T193_2"><text:s/></text:span><text:span text:style-name="T193_3">Course</text:span><text:span text:style-name="T193_4">:</text:span></text:p>
      <text:p text:style-name="P194"><text:span text:style-name="T194_1">1.<text:s/></text:span><text:span text:style-name="T194_2">The</text:span><text:span text:style-name="T194_3"><text:s/></text:span><text:span text:style-name="T194_4">user</text:span><text:span text:style-name="T194_5"><text:s/></text:span><text:span text:style-name="T194_6">clicks</text:span><text:span text:style-name="T194_7"><text:s/></text:span><text:span text:style-name="T194_8">the</text:span><text:span text:style-name="T194_9"><text:s/></text:span><text:span text:style-name="T194_10">login</text:span><text:span text:style-name="T194_11"><text:s/></text:span><text:span text:style-name="T194_12">button</text:span></text:p>
      <text:p text:style-name="P195"><text:span text:style-name="T195_1">2.<text:s/></text:span><text:span text:style-name="T195_2">The</text:span><text:span text:style-name="T195_3"><text:s/></text:span><text:span text:style-name="T195_4">user</text:span><text:span text:style-name="T195_5"><text:s/></text:span><text:span text:style-name="T195_6">will</text:span><text:span text:style-name="T195_7"><text:s/></text:span><text:span text:style-name="T195_8">be</text:span><text:span text:style-name="T195_9"><text:s/></text:span><text:span text:style-name="T195_10">redirected</text:span><text:span text:style-name="T195_11"><text:s/></text:span><text:span text:style-name="T195_12">to</text:span><text:span text:style-name="T195_13"><text:s/></text:span><text:span text:style-name="T195_14">the</text:span><text:span text:style-name="T195_15"><text:s/></text:span><text:span text:style-name="T195_16">login</text:span><text:span text:style-name="T195_17"><text:s/></text:span><text:span text:style-name="T195_18">page</text:span></text:p>
      <text:p text:style-name="P196"><text:span text:style-name="T196_1">3.<text:s/></text:span><text:span text:style-name="T196_2">The</text:span><text:span text:style-name="T196_3"><text:s/></text:span><text:span text:style-name="T196_4">user</text:span><text:span text:style-name="T196_5"><text:s/></text:span><text:span text:style-name="T196_6">fills</text:span><text:span text:style-name="T196_7"><text:s/></text:span><text:span text:style-name="T196_8">up</text:span><text:span text:style-name="T196_9"><text:s/></text:span><text:span text:style-name="T196_10">the</text:span><text:span text:style-name="T196_11"><text:s/></text:span><text:span text:style-name="T196_12">login</text:span><text:span text:style-name="T196_13"><text:s/></text:span><text:span text:style-name="T196_14">form</text:span></text:p>
      <text:p text:style-name="P197"><text:span text:style-name="T197_1">4.<text:s/></text:span><text:span text:style-name="T197_2">The</text:span><text:span text:style-name="T197_3"><text:s/></text:span><text:span text:style-name="T197_4">user</text:span><text:span text:style-name="T197_5"><text:s/></text:span><text:span text:style-name="T197_6">clicks</text:span><text:span text:style-name="T197_7"><text:s/></text:span><text:span text:style-name="T197_8">the</text:span><text:span text:style-name="T197_9"><text:s/></text:span><text:span text:style-name="T197_10">login</text:span><text:span text:style-name="T197_11"><text:s/></text:span><text:span text:style-name="T197_12">button</text:span></text:p>
      <text:p text:style-name="P198"><text:span text:style-name="T198_1">Exception</text:span><text:span text:style-name="T198_2">:<text:s/></text:span><text:span text:style-name="T198_3">If</text:span><text:span text:style-name="T198_4"><text:s/></text:span><text:span text:style-name="T198_5">the</text:span><text:span text:style-name="T198_6"><text:s/></text:span><text:span text:style-name="T198_7">info</text:span><text:span text:style-name="T198_8"><text:s/></text:span><text:span text:style-name="T198_9">the</text:span><text:span text:style-name="T198_10"><text:s/></text:span><text:span text:style-name="T198_11">user</text:span><text:span text:style-name="T198_12"><text:s/></text:span><text:span text:style-name="T198_13">inputted</text:span><text:span text:style-name="T198_14"><text:s/></text:span><text:span text:style-name="T198_15">doesn</text:span><text:span text:style-name="T198_16">’</text:span><text:span text:style-name="T198_17">t</text:span><text:span text:style-name="T198_18"><text:s/></text:span><text:span text:style-name="T198_19">match</text:span><text:span text:style-name="T198_20"><text:s/></text:span><text:span text:style-name="T198_21">anything</text:span><text:span text:style-name="T198_22"><text:s/></text:span><text:span text:style-name="T198_23">in</text:span><text:span text:style-name="T198_24"><text:s/></text:span><text:span text:style-name="T198_25">the</text:span><text:span text:style-name="T198_26"><text:s/></text:span><text:span text:style-name="T198_27">database</text:span><text:span text:style-name="T198_28">.<text:s/></text:span><text:span text:style-name="T198_29">Go</text:span><text:span text:style-name="T198_30"><text:s/></text:span><text:span text:style-name="T198_31">to</text:span><text:span text:style-name="T198_32"><text:s/></text:span><text:span text:style-name="T198_33">step</text:span><text:span text:style-name="T198_34"><text:s/>3</text:span></text:p>
      <text:p text:style-name="P199"><text:span text:style-name="T199_1">5.<text:s/></text:span><text:span text:style-name="T199_2">The</text:span><text:span text:style-name="T199_3"><text:s/></text:span><text:span text:style-name="T199_4">user</text:span><text:span text:style-name="T199_5"><text:s/></text:span><text:span text:style-name="T199_6">will</text:span><text:span text:style-name="T199_7"><text:s/></text:span><text:span text:style-name="T199_8">be</text:span><text:span text:style-name="T199_9"><text:s/></text:span><text:span text:style-name="T199_10">redirected</text:span><text:span text:style-name="T199_11"><text:s/></text:span><text:span text:style-name="T199_12">to</text:span><text:span text:style-name="T199_13"><text:s/></text:span><text:span text:style-name="T199_14">the</text:span><text:span text:style-name="T199_15"><text:s/></text:span><text:span text:style-name="T199_16">homepage</text:span><text:span text:style-name="T199_17"><text:s/></text:span><text:span text:style-name="T199_18">and</text:span><text:span text:style-name="T199_19"><text:s/></text:span><text:span text:style-name="T199_20">his</text:span><text:span text:style-name="T199_21"><text:s/></text:span><text:span text:style-name="T199_22">status</text:span><text:span text:style-name="T199_23"><text:s/></text:span><text:span text:style-name="T199_24">will</text:span><text:span text:style-name="T199_25"><text:s/></text:span><text:span text:style-name="T199_26">be</text:span><text:span text:style-name="T199_27"><text:s/></text:span><text:span text:style-name="T199_28">shown</text:span><text:span text:style-name="T199_29"><text:s/></text:span><text:span text:style-name="T199_30">as</text:span><text:span text:style-name="T199_31"><text:s/></text:span><text:span text:style-name="T199_32">logged</text:span><text:span text:style-name="T199_33"><text:s/></text:span><text:span text:style-name="T199_34">in</text:span></text:p>
      <text:p text:style-name="P200"><text:span text:style-name="T200_1">6.<text:s/></text:span><text:span text:style-name="T200_2">Exit</text:span></text:p>
      <text:p text:style-name="P201"/>
      <text:p text:style-name="P202"><text:span text:style-name="T202_1"><text:tab/><text:s/><text:tab/><text:s/><text:tab/></text:span></text:p>
      <text:p text:style-name="P203"><text:span text:style-name="T203_1">name</text:span><text:span text:style-name="T203_2">:<text:s/></text:span><text:span text:style-name="T203_3">Logout</text:span></text:p>
      <text:p text:style-name="P204"><text:span text:style-name="T204_1">Actor</text:span><text:span text:style-name="T204_2">:<text:s/></text:span><text:span text:style-name="T204_3">User</text:span></text:p>
      <text:p text:style-name="P205"><text:span text:style-name="T205_1">Pre</text:span><text:span text:style-name="T205_2">-</text:span><text:span text:style-name="T205_3">condition</text:span><text:span text:style-name="T205_4">:<text:s/></text:span><text:span text:style-name="T205_5">User</text:span><text:span text:style-name="T205_6"><text:s/></text:span><text:span text:style-name="T205_7">has</text:span><text:span text:style-name="T205_8"><text:s/></text:span><text:span text:style-name="T205_9">already</text:span><text:span text:style-name="T205_10"><text:s/></text:span><text:span text:style-name="T205_11">logged</text:span><text:span text:style-name="T205_12"><text:s/></text:span><text:span text:style-name="T205_13">in</text:span></text:p>
      <text:p text:style-name="P206"><text:span text:style-name="T206_1">Post</text:span><text:span text:style-name="T206_2">-</text:span><text:span text:style-name="T206_3">Condition</text:span><text:span text:style-name="T206_4">:<text:s/></text:span><text:span text:style-name="T206_5">The</text:span><text:span text:style-name="T206_6"><text:s/></text:span><text:span text:style-name="T206_7">User</text:span><text:span text:style-name="T206_8"><text:s/></text:span><text:span text:style-name="T206_9">will</text:span><text:span text:style-name="T206_10"><text:s/></text:span><text:span text:style-name="T206_11">be</text:span><text:span text:style-name="T206_12"><text:s/></text:span><text:span text:style-name="T206_13">logged</text:span><text:span text:style-name="T206_14"><text:s/></text:span><text:span text:style-name="T206_15">out</text:span></text:p>
      <text:p text:style-name="P207"><text:span text:style-name="T207_1">Main</text:span><text:span text:style-name="T207_2"><text:s/></text:span><text:span text:style-name="T207_3">Course</text:span><text:span text:style-name="T207_4">:</text:span></text:p>
      <text:p text:style-name="P208"><text:span text:style-name="T208_1">1.<text:s/></text:span><text:span text:style-name="T208_2">The</text:span><text:span text:style-name="T208_3"><text:s/></text:span><text:span text:style-name="T208_4">user</text:span><text:span text:style-name="T208_5"><text:s/></text:span><text:span text:style-name="T208_6">clicks</text:span><text:span text:style-name="T208_7"><text:s/></text:span><text:span text:style-name="T208_8">the</text:span><text:span text:style-name="T208_9"><text:s/></text:span><text:span text:style-name="T208_10">logout</text:span><text:span text:style-name="T208_11"><text:s/></text:span><text:span text:style-name="T208_12">button</text:span></text:p>
      <text:p text:style-name="P209"><text:span text:style-name="T209_1">2.<text:s/></text:span><text:span text:style-name="T209_2">The</text:span><text:span text:style-name="T209_3"><text:s/></text:span><text:span text:style-name="T209_4">user</text:span><text:span text:style-name="T209_5"><text:s/></text:span><text:span text:style-name="T209_6">will</text:span><text:span text:style-name="T209_7"><text:s/></text:span><text:span text:style-name="T209_8">be</text:span><text:span text:style-name="T209_9"><text:s/></text:span><text:span text:style-name="T209_10">redirected</text:span><text:span text:style-name="T209_11"><text:s/></text:span><text:span text:style-name="T209_12">to</text:span><text:span text:style-name="T209_13"><text:s/></text:span><text:span text:style-name="T209_14">the</text:span><text:span text:style-name="T209_15"><text:s/></text:span><text:span text:style-name="T209_16">homepage</text:span></text:p>
      <text:p text:style-name="P210"><text:span text:style-name="T210_1">(</text:span><text:span text:style-name="T210_2">Alternative</text:span><text:span text:style-name="T210_3">):<text:s/></text:span><text:span text:style-name="T210_4">If</text:span><text:span text:style-name="T210_5"><text:s/></text:span><text:span text:style-name="T210_6">there</text:span><text:span text:style-name="T210_7"><text:s/></text:span><text:span text:style-name="T210_8">are</text:span><text:span text:style-name="T210_9"><text:s/></text:span><text:span text:style-name="T210_10">multiple</text:span><text:span text:style-name="T210_11"><text:s/></text:span><text:span text:style-name="T210_12">tabs</text:span><text:span text:style-name="T210_13"><text:s/></text:span><text:span text:style-name="T210_14">open</text:span><text:span text:style-name="T210_15"><text:s/></text:span><text:span text:style-name="T210_16">and</text:span><text:span text:style-name="T210_17"><text:s/></text:span><text:span text:style-name="T210_18">the</text:span><text:span text:style-name="T210_19"><text:s/></text:span><text:span text:style-name="T210_20">user</text:span><text:span text:style-name="T210_21"><text:s/></text:span><text:span text:style-name="T210_22">already</text:span><text:span text:style-name="T210_23"><text:s/></text:span><text:span text:style-name="T210_24">logged</text:span><text:span text:style-name="T210_25"><text:s/></text:span><text:span text:style-name="T210_26">out</text:span><text:span text:style-name="T210_27"><text:s/></text:span><text:span text:style-name="T210_28">in</text:span><text:span text:style-name="T210_29"><text:s/>1<text:s/></text:span><text:span text:style-name="T210_30">tab</text:span><text:span text:style-name="T210_31">,<text:s/></text:span><text:span text:style-name="T210_32">If</text:span><text:span text:style-name="T210_33"><text:s/></text:span><text:span text:style-name="T210_34">the</text:span><text:span text:style-name="T210_35"><text:s/></text:span><text:span text:style-name="T210_36">user</text:span><text:span text:style-name="T210_37"><text:s/></text:span><text:span text:style-name="T210_38">refreshes</text:span><text:span text:style-name="T210_39"><text:s/></text:span><text:span text:style-name="T210_40">the</text:span><text:span text:style-name="T210_41"><text:s/></text:span><text:span text:style-name="T210_42">page</text:span><text:span text:style-name="T210_43"><text:s/></text:span><text:span text:style-name="T210_44">or</text:span><text:span text:style-name="T210_45"><text:s/></text:span><text:span text:style-name="T210_46">go</text:span><text:span text:style-name="T210_47"><text:s/></text:span><text:span text:style-name="T210_48">to</text:span><text:span text:style-name="T210_49"><text:s/></text:span><text:span text:style-name="T210_50">another</text:span><text:span text:style-name="T210_51"><text:s/></text:span><text:span text:style-name="T210_52">page</text:span><text:span text:style-name="T210_53"><text:s/></text:span><text:span text:style-name="T210_54">on</text:span><text:span text:style-name="T210_55"><text:s/></text:span><text:span text:style-name="T210_56">a</text:span><text:span text:style-name="T210_57"><text:s/></text:span><text:span text:style-name="T210_58">tab</text:span><text:span text:style-name="T210_59"><text:s/></text:span><text:span text:style-name="T210_60">he</text:span><text:span text:style-name="T210_61"><text:s/></text:span><text:span text:style-name="T210_62">will</text:span><text:span text:style-name="T210_63"><text:s/></text:span><text:span text:style-name="T210_64">be</text:span><text:span text:style-name="T210_65"><text:s/></text:span><text:span text:style-name="T210_66">automatically</text:span><text:span text:style-name="T210_67"><text:s/></text:span><text:span text:style-name="T210_68">logged</text:span><text:span text:style-name="T210_69"><text:s/></text:span><text:span text:style-name="T210_70">out</text:span></text:p>
      <text:p text:style-name="P211"><text:span text:style-name="T211_1">3.<text:s/></text:span><text:span text:style-name="T211_2">Exit</text:span><text:span text:style-name="T211_3"><text:s/></text:span></text:p>
      <text:p text:style-name="P212"/>
      <text:p text:style-name="P213"><text:span text:style-name="T213_1"><text:tab/><text:s/><text:tab/><text:s/><text:tab/></text:span></text:p>
      <text:p text:style-name="P214"><text:span text:style-name="T214_1">name</text:span><text:span text:style-name="T214_2">:<text:s/></text:span><text:span text:style-name="T214_3">View</text:span><text:span text:style-name="T214_4"><text:s/></text:span><text:span text:style-name="T214_5">information</text:span></text:p>
      <text:p text:style-name="P215"><text:span text:style-name="T215_1">Actor</text:span><text:span text:style-name="T215_2">:<text:s/></text:span><text:span text:style-name="T215_3">User</text:span></text:p>
      <text:p text:style-name="P216"><text:span text:style-name="T216_1">Pre</text:span><text:span text:style-name="T216_2">-</text:span><text:span text:style-name="T216_3">Condition</text:span><text:span text:style-name="T216_4">:<text:s/></text:span><text:span text:style-name="T216_5">There</text:span><text:span text:style-name="T216_6"><text:s/></text:span><text:span text:style-name="T216_7">is</text:span><text:span text:style-name="T216_8"><text:s/></text:span><text:span text:style-name="T216_9">existing</text:span><text:span text:style-name="T216_10"><text:s/></text:span><text:span text:style-name="T216_11">information</text:span><text:span text:style-name="T216_12"><text:s/></text:span><text:span text:style-name="T216_13">about</text:span><text:span text:style-name="T216_14"><text:s/></text:span><text:span text:style-name="T216_15">the</text:span><text:span text:style-name="T216_16"><text:s/></text:span><text:span text:style-name="T216_17">product</text:span></text:p>
      <text:p text:style-name="P217"><text:span text:style-name="T217_1">Post</text:span><text:span text:style-name="T217_2">-</text:span><text:span text:style-name="T217_3">Condition</text:span><text:span text:style-name="T217_4">:<text:s/></text:span><text:span text:style-name="T217_5">The</text:span><text:span text:style-name="T217_6"><text:s/></text:span><text:span text:style-name="T217_7">user</text:span><text:span text:style-name="T217_8"><text:s/></text:span><text:span text:style-name="T217_9">has</text:span><text:span text:style-name="T217_10"><text:s/></text:span><text:span text:style-name="T217_11">viewed</text:span><text:span text:style-name="T217_12"><text:s/></text:span><text:span text:style-name="T217_13">the</text:span><text:span text:style-name="T217_14"><text:s/></text:span><text:span text:style-name="T217_15">information</text:span></text:p>
      <text:p text:style-name="P218"><text:span text:style-name="T218_1">Main</text:span><text:span text:style-name="T218_2"><text:s/></text:span><text:span text:style-name="T218_3">Course</text:span><text:span text:style-name="T218_4">:</text:span></text:p>
      <text:p text:style-name="P219"><text:span text:style-name="T219_1">1.<text:s/></text:span><text:span text:style-name="T219_2">The</text:span><text:span text:style-name="T219_3"><text:s/></text:span><text:span text:style-name="T219_4">user</text:span><text:span text:style-name="T219_5"><text:s/></text:span><text:span text:style-name="T219_6">chooses</text:span><text:span text:style-name="T219_7"><text:s/></text:span><text:span text:style-name="T219_8">and</text:span><text:span text:style-name="T219_9"><text:s/></text:span><text:span text:style-name="T219_10">clicks</text:span><text:span text:style-name="T219_11"><text:s/></text:span><text:span text:style-name="T219_12">the</text:span><text:span text:style-name="T219_13"><text:s/></text:span><text:span text:style-name="T219_14">desired</text:span><text:span text:style-name="T219_15"><text:s/></text:span><text:span text:style-name="T219_16">product</text:span><text:span text:style-name="T219_17"><text:s/></text:span><text:span text:style-name="T219_18">to</text:span><text:span text:style-name="T219_19"><text:s/></text:span><text:span text:style-name="T219_20">view</text:span></text:p>
      <text:p text:style-name="P220"><text:span text:style-name="T220_1">2.<text:s/></text:span><text:span text:style-name="T220_2">The</text:span><text:span text:style-name="T220_3"><text:s/></text:span><text:span text:style-name="T220_4">user</text:span><text:span text:style-name="T220_5"><text:s/></text:span><text:span text:style-name="T220_6">will</text:span><text:span text:style-name="T220_7"><text:s/></text:span><text:span text:style-name="T220_8">be</text:span><text:span text:style-name="T220_9"><text:s/></text:span><text:span text:style-name="T220_10">redirected</text:span><text:span text:style-name="T220_11"><text:s/></text:span><text:span text:style-name="T220_12">to</text:span><text:span text:style-name="T220_13"><text:s/></text:span><text:span text:style-name="T220_14">the</text:span><text:span text:style-name="T220_15"><text:s/></text:span><text:span text:style-name="T220_16">product</text:span><text:span text:style-name="T220_17"><text:s/></text:span><text:span text:style-name="T220_18">page</text:span></text:p>
      <text:p text:style-name="P221"><text:span text:style-name="T221_1">3.<text:s/></text:span><text:span text:style-name="T221_2">Exit</text:span></text:p>
      <text:p text:style-name="P222"/>
      <text:p text:style-name="P223"/>
      <text:p text:style-name="P224"><text:span text:style-name="T224_1"><text:tab/><text:s/><text:tab/><text:s/><text:tab/></text:span></text:p>
      <text:p text:style-name="P225"><text:span text:style-name="T225_1">name</text:span><text:span text:style-name="T225_2">:<text:s/></text:span><text:span text:style-name="T225_3">Feedback</text:span></text:p>
      <text:p text:style-name="P226"><text:span text:style-name="T226_1">Actor</text:span><text:span text:style-name="T226_2">:<text:s/></text:span><text:span text:style-name="T226_3">User</text:span></text:p>
      <text:p text:style-name="P227"><text:span text:style-name="T227_1">Pre</text:span><text:span text:style-name="T227_2">-</text:span><text:span text:style-name="T227_3">Condition</text:span><text:span text:style-name="T227_4">:<text:s/></text:span><text:span text:style-name="T227_5">The</text:span><text:span text:style-name="T227_6"><text:s/></text:span><text:span text:style-name="T227_7">user</text:span><text:span text:style-name="T227_8"><text:s/></text:span><text:span text:style-name="T227_9">is</text:span><text:span text:style-name="T227_10"><text:s/></text:span><text:span text:style-name="T227_11">on</text:span><text:span text:style-name="T227_12"><text:s/></text:span><text:span text:style-name="T227_13">the</text:span><text:span text:style-name="T227_14"><text:s/></text:span><text:span text:style-name="T227_15">product</text:span><text:span text:style-name="T227_16"><text:s/></text:span><text:span text:style-name="T227_17">page</text:span></text:p>
      <text:p text:style-name="P228"><text:span text:style-name="T228_1">Post</text:span><text:span text:style-name="T228_2">-</text:span><text:span text:style-name="T228_3">Condition</text:span><text:span text:style-name="T228_4">:<text:s/></text:span><text:span text:style-name="T228_5">The</text:span><text:span text:style-name="T228_6"><text:s/></text:span><text:span text:style-name="T228_7">feedback</text:span><text:span text:style-name="T228_8"><text:s/></text:span><text:span text:style-name="T228_9">will</text:span><text:span text:style-name="T228_10"><text:s/></text:span><text:span text:style-name="T228_11">be</text:span><text:span text:style-name="T228_12"><text:s/></text:span><text:span text:style-name="T228_13">shown</text:span><text:span text:style-name="T228_14"><text:s/></text:span><text:span text:style-name="T228_15">on</text:span><text:span text:style-name="T228_16"><text:s/></text:span><text:span text:style-name="T228_17">the</text:span><text:span text:style-name="T228_18"><text:s/></text:span><text:span text:style-name="T228_19">feedback</text:span><text:span text:style-name="T228_20"><text:s/></text:span><text:span text:style-name="T228_21">portion</text:span><text:span text:style-name="T228_22"><text:s/></text:span><text:span text:style-name="T228_23">of</text:span><text:span text:style-name="T228_24"><text:s/></text:span><text:span text:style-name="T228_25">the</text:span><text:span text:style-name="T228_26"><text:s/></text:span><text:span text:style-name="T228_27">product</text:span></text:p>
      <text:p text:style-name="P229"><text:span text:style-name="T229_1">Main</text:span><text:span text:style-name="T229_2"><text:s/></text:span><text:span text:style-name="T229_3">Course</text:span><text:span text:style-name="T229_4">:</text:span></text:p>
      <text:p text:style-name="P230"><text:span text:style-name="T230_1">1.<text:s/></text:span><text:span text:style-name="T230_2">The</text:span><text:span text:style-name="T230_3"><text:s/></text:span><text:span text:style-name="T230_4">user</text:span><text:span text:style-name="T230_5"><text:s/></text:span><text:span text:style-name="T230_6">clicks</text:span><text:span text:style-name="T230_7"><text:s/></text:span><text:span text:style-name="T230_8">the</text:span><text:span text:style-name="T230_9"><text:s/></text:span><text:span text:style-name="T230_10">Write</text:span><text:span text:style-name="T230_11"><text:s/></text:span><text:span text:style-name="T230_12">a</text:span><text:span text:style-name="T230_13"><text:s/></text:span><text:span text:style-name="T230_14">Review</text:span><text:span text:style-name="T230_15"><text:s/></text:span><text:span text:style-name="T230_16">button</text:span></text:p>
      <text:p text:style-name="P231"><text:span text:style-name="T231_1">2.<text:s/></text:span><text:span text:style-name="T231_2">The</text:span><text:span text:style-name="T231_3"><text:s/></text:span><text:span text:style-name="T231_4">user</text:span><text:span text:style-name="T231_5"><text:s/></text:span><text:span text:style-name="T231_6">writes</text:span><text:span text:style-name="T231_7"><text:s/></text:span><text:span text:style-name="T231_8">his</text:span><text:span text:style-name="T231_9">/</text:span><text:span text:style-name="T231_10">her</text:span><text:span text:style-name="T231_11"><text:s/></text:span><text:span text:style-name="T231_12">feedback</text:span><text:span text:style-name="T231_13"><text:s/></text:span><text:span text:style-name="T231_14">to</text:span><text:span text:style-name="T231_15"><text:s/></text:span><text:span text:style-name="T231_16">the</text:span><text:span text:style-name="T231_17"><text:s/></text:span><text:span text:style-name="T231_18">form</text:span></text:p>
      <text:p text:style-name="P232"><text:span text:style-name="T232_1">Exception</text:span><text:span text:style-name="T232_2">:<text:s/></text:span><text:span text:style-name="T232_3">If</text:span><text:span text:style-name="T232_4"><text:s/></text:span><text:span text:style-name="T232_5">the</text:span><text:span text:style-name="T232_6"><text:s/></text:span><text:span text:style-name="T232_7">number</text:span><text:span text:style-name="T232_8"><text:s/></text:span><text:span text:style-name="T232_9">of</text:span><text:span text:style-name="T232_10"><text:s/></text:span><text:span text:style-name="T232_11">characters</text:span><text:span text:style-name="T232_12"><text:s/></text:span><text:span text:style-name="T232_13">exceed</text:span><text:span text:style-name="T232_14"><text:s/>500,<text:s/></text:span><text:span text:style-name="T232_15">Show</text:span><text:span text:style-name="T232_16"><text:s/></text:span><text:span text:style-name="T232_17">error</text:span><text:span text:style-name="T232_18">.<text:s/></text:span><text:span text:style-name="T232_19">Exit</text:span></text:p>
      <text:p text:style-name="P233"><text:span text:style-name="T233_1">3.<text:s/></text:span><text:span text:style-name="T233_2">The</text:span><text:span text:style-name="T233_3"><text:s/></text:span><text:span text:style-name="T233_4">user</text:span><text:span text:style-name="T233_5">'</text:span><text:span text:style-name="T233_6">s</text:span><text:span text:style-name="T233_7"><text:s/></text:span><text:span text:style-name="T233_8">feedback</text:span><text:span text:style-name="T233_9"><text:s/></text:span><text:span text:style-name="T233_10">will</text:span><text:span text:style-name="T233_11"><text:s/></text:span><text:span text:style-name="T233_12">be</text:span><text:span text:style-name="T233_13"><text:s/></text:span><text:span text:style-name="T233_14">recorded</text:span><text:span text:style-name="T233_15"><text:s/></text:span><text:span text:style-name="T233_16">in</text:span><text:span text:style-name="T233_17"><text:s/></text:span><text:span text:style-name="T233_18">the</text:span><text:span text:style-name="T233_19"><text:s/></text:span><text:span text:style-name="T233_20">database</text:span><text:span text:style-name="T233_21"><text:s/></text:span><text:span text:style-name="T233_22">and</text:span><text:span text:style-name="T233_23"><text:s/></text:span><text:span text:style-name="T233_24">shown</text:span><text:span text:style-name="T233_25"><text:s/></text:span><text:span text:style-name="T233_26">on</text:span><text:span text:style-name="T233_27"><text:s/></text:span><text:span text:style-name="T233_28">the</text:span><text:span text:style-name="T233_29"><text:s/></text:span><text:span text:style-name="T233_30">feedback</text:span><text:span text:style-name="T233_31"><text:s/></text:span><text:span text:style-name="T233_32">portion</text:span><text:span text:style-name="T233_33"><text:s/></text:span><text:span text:style-name="T233_34">of</text:span><text:span text:style-name="T233_35"><text:s/></text:span><text:span text:style-name="T233_36">the</text:span><text:span text:style-name="T233_37"><text:s/></text:span><text:span text:style-name="T233_38">product</text:span></text:p>
      <text:p text:style-name="P234"><text:span text:style-name="T234_1">4.<text:s/></text:span><text:span text:style-name="T234_2">Exit</text:span></text:p>
      <text:p text:style-name="P235"/>
      <text:p text:style-name="P236"><text:span text:style-name="T236_1"><text:tab/><text:s/><text:tab/><text:s/><text:tab/></text:span></text:p>
      <text:p text:style-name="P237"><text:span text:style-name="T237_1">name</text:span><text:span text:style-name="T237_2">:<text:s/></text:span><text:span text:style-name="T237_3">Share</text:span><text:span text:style-name="T237_4"><text:s/></text:span><text:span text:style-name="T237_5">to</text:span><text:span text:style-name="T237_6"><text:s/></text:span><text:span text:style-name="T237_7">social</text:span><text:span text:style-name="T237_8"><text:s/></text:span><text:span text:style-name="T237_9">media</text:span></text:p>
      <text:p text:style-name="P238"><text:span text:style-name="T238_1">Actor</text:span><text:span text:style-name="T238_2">:<text:s/></text:span><text:span text:style-name="T238_3">User</text:span></text:p>
      <text:p text:style-name="P239"><text:span text:style-name="T239_1">Pre</text:span><text:span text:style-name="T239_2">-</text:span><text:span text:style-name="T239_3">Condition</text:span><text:span text:style-name="T239_4">:<text:s/></text:span><text:span text:style-name="T239_5">The</text:span><text:span text:style-name="T239_6"><text:s/></text:span><text:span text:style-name="T239_7">user</text:span><text:span text:style-name="T239_8"><text:s/></text:span><text:span text:style-name="T239_9">is</text:span><text:span text:style-name="T239_10"><text:s/></text:span><text:span text:style-name="T239_11">in</text:span><text:span text:style-name="T239_12"><text:s/></text:span><text:span text:style-name="T239_13">the</text:span><text:span text:style-name="T239_14"><text:s/></text:span><text:span text:style-name="T239_15">page</text:span><text:span text:style-name="T239_16"><text:s/></text:span><text:span text:style-name="T239_17">of</text:span><text:span text:style-name="T239_18"><text:s/></text:span><text:span text:style-name="T239_19">the</text:span><text:span text:style-name="T239_20"><text:s/></text:span><text:span text:style-name="T239_21">product</text:span></text:p>
      <text:p text:style-name="P240"><text:span text:style-name="T240_1">Post</text:span><text:span text:style-name="T240_2">-</text:span><text:span text:style-name="T240_3">Condition</text:span><text:span text:style-name="T240_4">:<text:s/></text:span><text:span text:style-name="T240_5">The</text:span><text:span text:style-name="T240_6"><text:s/></text:span><text:span text:style-name="T240_7">product</text:span><text:span text:style-name="T240_8"><text:s/></text:span><text:span text:style-name="T240_9">will</text:span><text:span text:style-name="T240_10"><text:s/></text:span><text:span text:style-name="T240_11">be</text:span><text:span text:style-name="T240_12"><text:s/></text:span><text:span text:style-name="T240_13">shared</text:span><text:span text:style-name="T240_14"><text:s/></text:span><text:span text:style-name="T240_15">on</text:span><text:span text:style-name="T240_16"><text:s/></text:span><text:span text:style-name="T240_17">the</text:span><text:span text:style-name="T240_18"><text:s/></text:span><text:span text:style-name="T240_19">account</text:span><text:span text:style-name="T240_20"><text:s/></text:span><text:span text:style-name="T240_21">of</text:span><text:span text:style-name="T240_22"><text:s/></text:span><text:span text:style-name="T240_23">the</text:span><text:span text:style-name="T240_24"><text:s/></text:span><text:span text:style-name="T240_25">user</text:span></text:p>
      <text:p text:style-name="P241"><text:span text:style-name="T241_1">Main</text:span><text:span text:style-name="T241_2"><text:s/></text:span><text:span text:style-name="T241_3">Course</text:span><text:span text:style-name="T241_4">:</text:span></text:p>
      <text:p text:style-name="P242"><text:span text:style-name="T242_1">1.<text:s/></text:span><text:span text:style-name="T242_2">The</text:span><text:span text:style-name="T242_3"><text:s/></text:span><text:span text:style-name="T242_4">user</text:span><text:span text:style-name="T242_5"><text:s/></text:span><text:span text:style-name="T242_6">clicks</text:span><text:span text:style-name="T242_7"><text:s/></text:span><text:span text:style-name="T242_8">the</text:span><text:span text:style-name="T242_9"><text:s/></text:span><text:span text:style-name="T242_10">icon</text:span><text:span text:style-name="T242_11"><text:s/></text:span><text:span text:style-name="T242_12">of</text:span><text:span text:style-name="T242_13"><text:s/></text:span><text:span text:style-name="T242_14">the</text:span><text:span text:style-name="T242_15"><text:s/></text:span><text:span text:style-name="T242_16">desired</text:span><text:span text:style-name="T242_17"><text:s/></text:span><text:span text:style-name="T242_18">social</text:span><text:span text:style-name="T242_19"><text:s/></text:span><text:span text:style-name="T242_20">media</text:span><text:span text:style-name="T242_21"><text:s/></text:span><text:span text:style-name="T242_22">site</text:span></text:p>
      <text:p text:style-name="P243"><text:span text:style-name="T243_1">2.<text:s/></text:span><text:span text:style-name="T243_2">Exit</text:span></text:p>
      <text:p text:style-name="P244"/>
      <text:p text:style-name="P245"><text:span text:style-name="T245_1"><text:tab/><text:s/><text:tab/><text:s/><text:tab/></text:span></text:p>
      <text:p text:style-name="P246"><text:span text:style-name="T246_1">name</text:span><text:span text:style-name="T246_2">:<text:s/></text:span><text:span text:style-name="T246_3">Add</text:span><text:span text:style-name="T246_4"><text:s/></text:span><text:span text:style-name="T246_5">to</text:span><text:span text:style-name="T246_6"><text:s/></text:span><text:span text:style-name="T246_7">Wishlist</text:span></text:p>
      <text:p text:style-name="P247"><text:span text:style-name="T247_1">Actor</text:span><text:span text:style-name="T247_2">:<text:s/></text:span><text:span text:style-name="T247_3">User</text:span></text:p>
      <text:p text:style-name="P248"><text:span text:style-name="T248_1">Pre</text:span><text:span text:style-name="T248_2">-</text:span><text:span text:style-name="T248_3">Condition</text:span><text:span text:style-name="T248_4">:<text:s/></text:span><text:span text:style-name="T248_5">The</text:span><text:span text:style-name="T248_6"><text:s/></text:span><text:span text:style-name="T248_7">user</text:span><text:span text:style-name="T248_8"><text:s/></text:span><text:span text:style-name="T248_9">is</text:span><text:span text:style-name="T248_10"><text:s/></text:span><text:span text:style-name="T248_11">logged</text:span><text:span text:style-name="T248_12"><text:s/></text:span><text:span text:style-name="T248_13">in</text:span><text:span text:style-name="T248_14"><text:s/></text:span><text:span text:style-name="T248_15">and</text:span><text:span text:style-name="T248_16"><text:s/></text:span><text:span text:style-name="T248_17">is</text:span><text:span text:style-name="T248_18"><text:s/></text:span><text:span text:style-name="T248_19">on</text:span><text:span text:style-name="T248_20"><text:s/></text:span><text:span text:style-name="T248_21">the</text:span><text:span text:style-name="T248_22"><text:s/></text:span><text:span text:style-name="T248_23">product</text:span><text:span text:style-name="T248_24"><text:s/></text:span><text:span text:style-name="T248_25">page</text:span></text:p>
      <text:p text:style-name="P249"><text:span text:style-name="T249_1">Post</text:span><text:span text:style-name="T249_2">-</text:span><text:span text:style-name="T249_3">Condition</text:span><text:span text:style-name="T249_4">:<text:s/></text:span><text:span text:style-name="T249_5">The</text:span><text:span text:style-name="T249_6"><text:s/></text:span><text:span text:style-name="T249_7">specified</text:span><text:span text:style-name="T249_8"><text:s/></text:span><text:span text:style-name="T249_9">product</text:span><text:span text:style-name="T249_10"><text:s/></text:span><text:span text:style-name="T249_11">will</text:span><text:span text:style-name="T249_12"><text:s/></text:span><text:span text:style-name="T249_13">be</text:span><text:span text:style-name="T249_14"><text:s/></text:span><text:span text:style-name="T249_15">added</text:span><text:span text:style-name="T249_16"><text:s/></text:span><text:span text:style-name="T249_17">to</text:span><text:span text:style-name="T249_18"><text:s/></text:span><text:span text:style-name="T249_19">his</text:span><text:span text:style-name="T249_20">/</text:span><text:span text:style-name="T249_21">her</text:span><text:span text:style-name="T249_22"><text:s/></text:span><text:span text:style-name="T249_23">wishlist</text:span></text:p>
      <text:p text:style-name="P250"><text:span text:style-name="T250_1">Main</text:span><text:span text:style-name="T250_2"><text:s/></text:span><text:span text:style-name="T250_3">Course</text:span><text:span text:style-name="T250_4">:</text:span></text:p>
      <text:p text:style-name="P251"><text:span text:style-name="T251_1">1.<text:s/></text:span><text:span text:style-name="T251_2">The</text:span><text:span text:style-name="T251_3"><text:s/></text:span><text:span text:style-name="T251_4">user</text:span><text:span text:style-name="T251_5"><text:s/></text:span><text:span text:style-name="T251_6">clicks</text:span><text:span text:style-name="T251_7"><text:s/></text:span><text:span text:style-name="T251_8">the</text:span><text:span text:style-name="T251_9"><text:s/></text:span><text:span text:style-name="T251_10">heart</text:span><text:span text:style-name="T251_11"><text:s/></text:span><text:span text:style-name="T251_12">icon</text:span><text:span text:style-name="T251_13"><text:s/></text:span><text:span text:style-name="T251_14">on</text:span><text:span text:style-name="T251_15"><text:s/></text:span><text:span text:style-name="T251_16">the</text:span><text:span text:style-name="T251_17"><text:s/></text:span><text:span text:style-name="T251_18">product</text:span><text:span text:style-name="T251_19"><text:s/></text:span><text:span text:style-name="T251_20">page</text:span></text:p>
      <text:p text:style-name="P252"><text:span text:style-name="T252_1">Exception</text:span><text:span text:style-name="T252_2">:<text:s/></text:span><text:span text:style-name="T252_3">If</text:span><text:span text:style-name="T252_4"><text:s/></text:span><text:span text:style-name="T252_5">the</text:span><text:span text:style-name="T252_6"><text:s/></text:span><text:span text:style-name="T252_7">product</text:span><text:span text:style-name="T252_8"><text:s/></text:span><text:span text:style-name="T252_9">is</text:span><text:span text:style-name="T252_10"><text:s/></text:span><text:span text:style-name="T252_11">already</text:span><text:span text:style-name="T252_12"><text:s/></text:span><text:span text:style-name="T252_13">in</text:span><text:span text:style-name="T252_14"><text:s/></text:span><text:span text:style-name="T252_15">the</text:span><text:span text:style-name="T252_16"><text:s/></text:span><text:span text:style-name="T252_17">user</text:span><text:span text:style-name="T252_18">’</text:span><text:span text:style-name="T252_19">s</text:span><text:span text:style-name="T252_20"><text:s/></text:span><text:span text:style-name="T252_21">wishlist</text:span><text:span text:style-name="T252_22">,<text:s/></text:span><text:span text:style-name="T252_23">show</text:span><text:span text:style-name="T252_24"><text:s/></text:span><text:span text:style-name="T252_25">error</text:span><text:span text:style-name="T252_26">.<text:s/></text:span><text:span text:style-name="T252_27">Exit</text:span></text:p>
      <text:p text:style-name="P253"><text:span text:style-name="T253_1">2.<text:s/></text:span><text:span text:style-name="T253_2">The</text:span><text:span text:style-name="T253_3"><text:s/></text:span><text:span text:style-name="T253_4">specified</text:span><text:span text:style-name="T253_5"><text:s/></text:span><text:span text:style-name="T253_6">product</text:span><text:span text:style-name="T253_7"><text:s/></text:span><text:span text:style-name="T253_8">will</text:span><text:span text:style-name="T253_9"><text:s/></text:span><text:span text:style-name="T253_10">be</text:span><text:span text:style-name="T253_11"><text:s/></text:span><text:span text:style-name="T253_12">reflected</text:span><text:span text:style-name="T253_13"><text:s/></text:span><text:span text:style-name="T253_14">on</text:span><text:span text:style-name="T253_15"><text:s/></text:span><text:span text:style-name="T253_16">the</text:span><text:span text:style-name="T253_17"><text:s/></text:span><text:span text:style-name="T253_18">user</text:span><text:span text:style-name="T253_19">'</text:span><text:span text:style-name="T253_20">s</text:span><text:span text:style-name="T253_21"><text:s/></text:span><text:span text:style-name="T253_22">wishlist</text:span></text:p>
      <text:p text:style-name="P254"><text:span text:style-name="T254_1">3.<text:s/></text:span><text:span text:style-name="T254_2">Exit</text:span></text:p>
      <text:p text:style-name="P255"/>
      <text:p text:style-name="P256"><text:span text:style-name="T256_1"><text:tab/><text:s/><text:tab/><text:s/><text:tab/></text:span></text:p>
      <text:p text:style-name="P257"><text:span text:style-name="T257_1">name</text:span><text:span text:style-name="T257_2">:</text:span><text:span text:style-name="T257_3">Related</text:span><text:span text:style-name="T257_4"><text:s/></text:span><text:span text:style-name="T257_5">Products</text:span></text:p>
      <text:p text:style-name="P258"><text:span text:style-name="T258_1">Actor</text:span><text:span text:style-name="T258_2">:<text:s/>???</text:span></text:p>
      <text:p text:style-name="P259"><text:span text:style-name="T259_1">Pre</text:span><text:span text:style-name="T259_2">-</text:span><text:span text:style-name="T259_3">Condition</text:span><text:span text:style-name="T259_4">:<text:s/></text:span><text:span text:style-name="T259_5">The</text:span><text:span text:style-name="T259_6"><text:s/></text:span><text:span text:style-name="T259_7">Tags</text:span><text:span text:style-name="T259_8"><text:s/></text:span><text:span text:style-name="T259_9">of</text:span><text:span text:style-name="T259_10"><text:s/></text:span><text:span text:style-name="T259_11">the</text:span><text:span text:style-name="T259_12"><text:s/></text:span><text:span text:style-name="T259_13">product</text:span><text:span text:style-name="T259_14"><text:s/></text:span><text:span text:style-name="T259_15">has</text:span><text:span text:style-name="T259_16"><text:s/></text:span><text:span text:style-name="T259_17">similar</text:span><text:span text:style-name="T259_18"><text:s/></text:span><text:span text:style-name="T259_19">products</text:span></text:p>
      <text:p text:style-name="P260"><text:span text:style-name="T260_1">Post</text:span><text:span text:style-name="T260_2">-</text:span><text:span text:style-name="T260_3">Condition</text:span><text:span text:style-name="T260_4">:<text:s/></text:span><text:span text:style-name="T260_5">Products</text:span><text:span text:style-name="T260_6"><text:s/></text:span><text:span text:style-name="T260_7">with</text:span><text:span text:style-name="T260_8"><text:s/></text:span><text:span text:style-name="T260_9">similar</text:span><text:span text:style-name="T260_10"><text:s/></text:span><text:span text:style-name="T260_11">tags</text:span><text:span text:style-name="T260_12"><text:s/></text:span><text:span text:style-name="T260_13">will</text:span><text:span text:style-name="T260_14"><text:s/></text:span><text:span text:style-name="T260_15">be</text:span><text:span text:style-name="T260_16"><text:s/></text:span><text:span text:style-name="T260_17">shown</text:span><text:span text:style-name="T260_18"><text:s/></text:span><text:span text:style-name="T260_19">on</text:span><text:span text:style-name="T260_20"><text:s/></text:span><text:span text:style-name="T260_21">the</text:span><text:span text:style-name="T260_22"><text:s/></text:span><text:span text:style-name="T260_23">product</text:span><text:span text:style-name="T260_24">'</text:span><text:span text:style-name="T260_25">s</text:span><text:span text:style-name="T260_26"><text:s/></text:span><text:span text:style-name="T260_27">page</text:span></text:p>
      <text:p text:style-name="P261"><text:span text:style-name="T261_1">Main</text:span><text:span text:style-name="T261_2"><text:s/></text:span><text:span text:style-name="T261_3">Course</text:span><text:span text:style-name="T261_4">:</text:span></text:p>
      <text:p text:style-name="P262"><text:span text:style-name="T262_1">1.<text:s/></text:span><text:span text:style-name="T262_2">The</text:span><text:span text:style-name="T262_3"><text:s/></text:span><text:span text:style-name="T262_4">User</text:span><text:span text:style-name="T262_5"><text:s/></text:span><text:span text:style-name="T262_6">has</text:span><text:span text:style-name="T262_7"><text:s/></text:span><text:span text:style-name="T262_8">clicked</text:span><text:span text:style-name="T262_9"><text:s/></text:span><text:span text:style-name="T262_10">on</text:span><text:span text:style-name="T262_11"><text:s/></text:span><text:span text:style-name="T262_12">the</text:span><text:span text:style-name="T262_13"><text:s/></text:span><text:span text:style-name="T262_14">product</text:span><text:span text:style-name="T262_15"><text:s/></text:span><text:span text:style-name="T262_16">and</text:span><text:span text:style-name="T262_17"><text:s/></text:span><text:span text:style-name="T262_18">is</text:span><text:span text:style-name="T262_19"><text:s/></text:span><text:span text:style-name="T262_20">on</text:span><text:span text:style-name="T262_21"><text:s/></text:span><text:span text:style-name="T262_22">the</text:span><text:span text:style-name="T262_23"><text:s/></text:span><text:span text:style-name="T262_24">product</text:span><text:span text:style-name="T262_25"><text:s/></text:span><text:span text:style-name="T262_26">page</text:span></text:p>
      <text:p text:style-name="P263"><text:span text:style-name="T263_1">2.<text:s/></text:span><text:span text:style-name="T263_2">Products</text:span><text:span text:style-name="T263_3"><text:s/></text:span><text:span text:style-name="T263_4">with</text:span><text:span text:style-name="T263_5"><text:s/></text:span><text:span text:style-name="T263_6">the</text:span><text:span text:style-name="T263_7"><text:s/></text:span><text:span text:style-name="T263_8">same</text:span><text:span text:style-name="T263_9"><text:s/></text:span><text:span text:style-name="T263_10">tags</text:span><text:span text:style-name="T263_11"><text:s/></text:span><text:span text:style-name="T263_12">will</text:span><text:span text:style-name="T263_13"><text:s/></text:span><text:span text:style-name="T263_14">be</text:span><text:span text:style-name="T263_15"><text:s/></text:span><text:span text:style-name="T263_16">shown</text:span><text:span text:style-name="T263_17"><text:s/></text:span><text:span text:style-name="T263_18">in</text:span><text:span text:style-name="T263_19"><text:s/></text:span><text:span text:style-name="T263_20">the</text:span><text:span text:style-name="T263_21"><text:s/></text:span><text:span text:style-name="T263_22">related</text:span><text:span text:style-name="T263_23"><text:s/></text:span><text:span text:style-name="T263_24">products</text:span><text:span text:style-name="T263_25"><text:s/></text:span><text:span text:style-name="T263_26">portion</text:span><text:span text:style-name="T263_27"><text:s/></text:span><text:span text:style-name="T263_28">of</text:span><text:span text:style-name="T263_29"><text:s/></text:span><text:span text:style-name="T263_30">the</text:span><text:span text:style-name="T263_31"><text:s/></text:span><text:span text:style-name="T263_32">page</text:span></text:p>
      <text:p text:style-name="P264"><text:span text:style-name="T264_1">3.<text:s/></text:span><text:span text:style-name="T264_2">Exit</text:span></text:p>
      <text:p text:style-name="P265"/>
      <text:p text:style-name="P266"/>
      <text:p text:style-name="P267"><text:span text:style-name="T267_1"><text:tab/><text:s/><text:tab/><text:s/><text:tab/></text:span></text:p>
      <text:p text:style-name="P268"><text:span text:style-name="T268_1">name</text:span><text:span text:style-name="T268_2">:<text:s/></text:span><text:span text:style-name="T268_3">Add</text:span><text:span text:style-name="T268_4"><text:s/></text:span><text:span text:style-name="T268_5">to</text:span><text:span text:style-name="T268_6"><text:s/></text:span><text:span text:style-name="T268_7">Cart</text:span></text:p>
      <text:p text:style-name="P269"><text:span text:style-name="T269_1">Actor</text:span><text:span text:style-name="T269_2">:<text:s/></text:span><text:span text:style-name="T269_3">User</text:span></text:p>
      <text:p text:style-name="P270"><text:span text:style-name="T270_1">Pre</text:span><text:span text:style-name="T270_2">-</text:span><text:span text:style-name="T270_3">Condition</text:span><text:span text:style-name="T270_4">:<text:s/></text:span><text:span text:style-name="T270_5">The</text:span><text:span text:style-name="T270_6"><text:s/></text:span><text:span text:style-name="T270_7">user</text:span><text:span text:style-name="T270_8"><text:s/></text:span><text:span text:style-name="T270_9">is</text:span><text:span text:style-name="T270_10"><text:s/></text:span><text:span text:style-name="T270_11">in</text:span><text:span text:style-name="T270_12"><text:s/></text:span><text:span text:style-name="T270_13">the</text:span><text:span text:style-name="T270_14"><text:s/></text:span><text:span text:style-name="T270_15">product</text:span><text:span text:style-name="T270_16"><text:s/></text:span><text:span text:style-name="T270_17">page</text:span></text:p>
      <text:p text:style-name="P271"><text:span text:style-name="T271_1">Post</text:span><text:span text:style-name="T271_2">-</text:span><text:span text:style-name="T271_3">Condition</text:span><text:span text:style-name="T271_4">:<text:s/></text:span><text:span text:style-name="T271_5">The</text:span><text:span text:style-name="T271_6"><text:s/></text:span><text:span text:style-name="T271_7">product</text:span><text:span text:style-name="T271_8"><text:s/></text:span><text:span text:style-name="T271_9">will</text:span><text:span text:style-name="T271_10"><text:s/></text:span><text:span text:style-name="T271_11">be</text:span><text:span text:style-name="T271_12"><text:s/></text:span><text:span text:style-name="T271_13">added</text:span><text:span text:style-name="T271_14"><text:s/></text:span><text:span text:style-name="T271_15">to</text:span><text:span text:style-name="T271_16"><text:s/></text:span><text:span text:style-name="T271_17">the</text:span><text:span text:style-name="T271_18"><text:s/></text:span><text:span text:style-name="T271_19">user</text:span><text:span text:style-name="T271_20">'</text:span><text:span text:style-name="T271_21">s</text:span><text:span text:style-name="T271_22"><text:s/></text:span><text:span text:style-name="T271_23">cart</text:span></text:p>
      <text:p text:style-name="P272"><text:span text:style-name="T272_1">Main</text:span><text:span text:style-name="T272_2"><text:s/></text:span><text:span text:style-name="T272_3">Course</text:span><text:span text:style-name="T272_4">:</text:span></text:p>
      <text:p text:style-name="P273"><text:span text:style-name="T273_1">1.<text:s/></text:span><text:span text:style-name="T273_2">The</text:span><text:span text:style-name="T273_3"><text:s/></text:span><text:span text:style-name="T273_4">user</text:span><text:span text:style-name="T273_5"><text:s/></text:span><text:span text:style-name="T273_6">clicks</text:span><text:span text:style-name="T273_7"><text:s/></text:span><text:span text:style-name="T273_8">the</text:span><text:span text:style-name="T273_9"><text:s/></text:span><text:span text:style-name="T273_10">add</text:span><text:span text:style-name="T273_11"><text:s/></text:span><text:span text:style-name="T273_12">to</text:span><text:span text:style-name="T273_13"><text:s/></text:span><text:span text:style-name="T273_14">cart</text:span><text:span text:style-name="T273_15"><text:s/></text:span><text:span text:style-name="T273_16">button</text:span><text:span text:style-name="T273_17"><text:s/></text:span><text:span text:style-name="T273_18">in</text:span><text:span text:style-name="T273_19"><text:s/></text:span><text:span text:style-name="T273_20">the</text:span><text:span text:style-name="T273_21"><text:s/></text:span><text:span text:style-name="T273_22">specified</text:span><text:span text:style-name="T273_23"><text:s/></text:span><text:span text:style-name="T273_24">product</text:span><text:span text:style-name="T273_25">'</text:span><text:span text:style-name="T273_26">s</text:span><text:span text:style-name="T273_27"><text:s/></text:span><text:span text:style-name="T273_28">page</text:span></text:p>
      <text:p text:style-name="P274"><text:span text:style-name="T274_1">2.<text:s/></text:span><text:span text:style-name="T274_2">The</text:span><text:span text:style-name="T274_3"><text:s/></text:span><text:span text:style-name="T274_4">product</text:span><text:span text:style-name="T274_5"><text:s/></text:span><text:span text:style-name="T274_6">will</text:span><text:span text:style-name="T274_7"><text:s/></text:span><text:span text:style-name="T274_8">be</text:span><text:span text:style-name="T274_9"><text:s/></text:span><text:span text:style-name="T274_10">added</text:span><text:span text:style-name="T274_11"><text:s/></text:span><text:span text:style-name="T274_12">to</text:span><text:span text:style-name="T274_13"><text:s/></text:span><text:span text:style-name="T274_14">the</text:span><text:span text:style-name="T274_15"><text:s/></text:span><text:span text:style-name="T274_16">user</text:span><text:span text:style-name="T274_17">'</text:span><text:span text:style-name="T274_18">s</text:span><text:span text:style-name="T274_19"><text:s/></text:span><text:span text:style-name="T274_20">cart</text:span></text:p>
      <text:p text:style-name="P275"><text:span text:style-name="T275_1">Exception</text:span><text:span text:style-name="T275_2">:<text:s/></text:span><text:span text:style-name="T275_3">If</text:span><text:span text:style-name="T275_4"><text:s/></text:span><text:span text:style-name="T275_5">the</text:span><text:span text:style-name="T275_6"><text:s/></text:span><text:span text:style-name="T275_7">product</text:span><text:span text:style-name="T275_8"><text:s/></text:span><text:span text:style-name="T275_9">is</text:span><text:span text:style-name="T275_10"><text:s/></text:span><text:span text:style-name="T275_11">already</text:span><text:span text:style-name="T275_12"><text:s/></text:span><text:span text:style-name="T275_13">on</text:span><text:span text:style-name="T275_14"><text:s/></text:span><text:span text:style-name="T275_15">the</text:span><text:span text:style-name="T275_16"><text:s/></text:span><text:span text:style-name="T275_17">user</text:span><text:span text:style-name="T275_18">'</text:span><text:span text:style-name="T275_19">s</text:span><text:span text:style-name="T275_20"><text:s/></text:span><text:span text:style-name="T275_21">cart</text:span><text:span text:style-name="T275_22">,<text:s/></text:span><text:span text:style-name="T275_23">show</text:span><text:span text:style-name="T275_24"><text:s/></text:span><text:span text:style-name="T275_25">prompt</text:span><text:span text:style-name="T275_26"><text:s/></text:span><text:span text:style-name="T275_27">saying</text:span><text:span text:style-name="T275_28"><text:s/></text:span><text:span text:style-name="T275_29">product</text:span><text:span text:style-name="T275_30"><text:s/></text:span><text:span text:style-name="T275_31">is</text:span><text:span text:style-name="T275_32"><text:s/></text:span><text:span text:style-name="T275_33">already</text:span><text:span text:style-name="T275_34"><text:s/></text:span><text:span text:style-name="T275_35">in</text:span><text:span text:style-name="T275_36"><text:s/></text:span><text:span text:style-name="T275_37">the</text:span><text:span text:style-name="T275_38"><text:s/></text:span><text:span text:style-name="T275_39">cart</text:span><text:span text:style-name="T275_40">.<text:s/></text:span><text:span text:style-name="T275_41">Exit</text:span></text:p>
      <text:p text:style-name="P276"><text:span text:style-name="T276_1">3.<text:s/></text:span><text:span text:style-name="T276_2">Exit</text:span></text:p>
      <text:p text:style-name="P277"/>
      <text:p text:style-name="P278"/>
      <text:p text:style-name="P279"><text:span text:style-name="T279_1"><text:tab/><text:s/><text:tab/><text:s/><text:tab/></text:span></text:p>
      <text:p text:style-name="P280"><text:span text:style-name="T280_1">name</text:span><text:span text:style-name="T280_2">:<text:s/></text:span><text:span text:style-name="T280_3">Checkout</text:span></text:p>
      <text:p text:style-name="P281"><text:span text:style-name="T281_1">Actor</text:span><text:span text:style-name="T281_2">:<text:s/></text:span><text:span text:style-name="T281_3">User</text:span></text:p>
      <text:p text:style-name="P282"><text:span text:style-name="T282_1">Pre</text:span><text:span text:style-name="T282_2">-</text:span><text:span text:style-name="T282_3">Condition</text:span><text:span text:style-name="T282_4">:<text:s/></text:span><text:span text:style-name="T282_5">The</text:span><text:span text:style-name="T282_6"><text:s/></text:span><text:span text:style-name="T282_7">cart</text:span><text:span text:style-name="T282_8"><text:s/></text:span><text:span text:style-name="T282_9">of</text:span><text:span text:style-name="T282_10"><text:s/></text:span><text:span text:style-name="T282_11">the</text:span><text:span text:style-name="T282_12"><text:s/></text:span><text:span text:style-name="T282_13">user</text:span><text:span text:style-name="T282_14"><text:s/></text:span><text:span text:style-name="T282_15">is</text:span><text:span text:style-name="T282_16"><text:s/></text:span><text:span text:style-name="T282_17">not</text:span><text:span text:style-name="T282_18"><text:s/></text:span><text:span text:style-name="T282_19">empty</text:span></text:p>
      <text:p text:style-name="P283"><text:span text:style-name="T283_1">Post</text:span><text:span text:style-name="T283_2">-</text:span><text:span text:style-name="T283_3">Condition</text:span><text:span text:style-name="T283_4">:<text:s/></text:span><text:span text:style-name="T283_5">The</text:span><text:span text:style-name="T283_6"><text:s/></text:span><text:span text:style-name="T283_7">product</text:span><text:span text:style-name="T283_8"><text:s/></text:span><text:span text:style-name="T283_9">in</text:span><text:span text:style-name="T283_10"><text:s/></text:span><text:span text:style-name="T283_11">the</text:span><text:span text:style-name="T283_12"><text:s/></text:span><text:span text:style-name="T283_13">user</text:span><text:span text:style-name="T283_14">'</text:span><text:span text:style-name="T283_15">s</text:span><text:span text:style-name="T283_16"><text:s/></text:span><text:span text:style-name="T283_17">cart</text:span><text:span text:style-name="T283_18"><text:s/></text:span><text:span text:style-name="T283_19">will</text:span><text:span text:style-name="T283_20"><text:s/></text:span><text:span text:style-name="T283_21">be</text:span><text:span text:style-name="T283_22"><text:s/></text:span><text:span text:style-name="T283_23">checked</text:span><text:span text:style-name="T283_24"><text:s/></text:span><text:span text:style-name="T283_25">out</text:span></text:p>
      <text:p text:style-name="P284"><text:span text:style-name="T284_1">Main</text:span><text:span text:style-name="T284_2"><text:s/></text:span><text:span text:style-name="T284_3">Course</text:span><text:span text:style-name="T284_4">:</text:span></text:p>
      <text:p text:style-name="P285"><text:span text:style-name="T285_1">1.<text:s/></text:span><text:span text:style-name="T285_2">The</text:span><text:span text:style-name="T285_3"><text:s/></text:span><text:span text:style-name="T285_4">user</text:span><text:span text:style-name="T285_5"><text:s/></text:span><text:span text:style-name="T285_6">clicks</text:span><text:span text:style-name="T285_7"><text:s/></text:span><text:span text:style-name="T285_8">the</text:span><text:span text:style-name="T285_9"><text:s/></text:span><text:span text:style-name="T285_10">checkout</text:span><text:span text:style-name="T285_11"><text:s/></text:span><text:span text:style-name="T285_12">cart</text:span><text:span text:style-name="T285_13"><text:s/></text:span><text:span text:style-name="T285_14">button</text:span></text:p>
      <text:p text:style-name="P286"><text:span text:style-name="T286_1">Exception</text:span><text:span text:style-name="T286_2">:<text:s/></text:span><text:span text:style-name="T286_3">If</text:span><text:span text:style-name="T286_4"><text:s/></text:span><text:span text:style-name="T286_5">the</text:span><text:span text:style-name="T286_6"><text:s/></text:span><text:span text:style-name="T286_7">cart</text:span><text:span text:style-name="T286_8"><text:s/></text:span><text:span text:style-name="T286_9">is</text:span><text:span text:style-name="T286_10"><text:s/></text:span><text:span text:style-name="T286_11">empty</text:span><text:span text:style-name="T286_12">,<text:s/></text:span><text:span text:style-name="T286_13">Show</text:span><text:span text:style-name="T286_14"><text:s/></text:span><text:span text:style-name="T286_15">error</text:span><text:span text:style-name="T286_16"><text:s/></text:span><text:span text:style-name="T286_17">that</text:span><text:span text:style-name="T286_18"><text:s/></text:span><text:span text:style-name="T286_19">cart</text:span><text:span text:style-name="T286_20"><text:s/></text:span><text:span text:style-name="T286_21">is</text:span><text:span text:style-name="T286_22"><text:s/></text:span><text:span text:style-name="T286_23">empty</text:span><text:span text:style-name="T286_24">.<text:s/></text:span><text:span text:style-name="T286_25">Exit</text:span></text:p>
      <text:p text:style-name="P287"><text:span text:style-name="T287_1">2.<text:s/></text:span><text:span text:style-name="T287_2">The</text:span><text:span text:style-name="T287_3"><text:s/></text:span><text:span text:style-name="T287_4">user</text:span><text:span text:style-name="T287_5"><text:s/></text:span><text:span text:style-name="T287_6">will</text:span><text:span text:style-name="T287_7"><text:s/></text:span><text:span text:style-name="T287_8">be</text:span><text:span text:style-name="T287_9"><text:s/></text:span><text:span text:style-name="T287_10">redirected</text:span><text:span text:style-name="T287_11"><text:s/></text:span><text:span text:style-name="T287_12">to</text:span><text:span text:style-name="T287_13"><text:s/></text:span><text:span text:style-name="T287_14">the</text:span><text:span text:style-name="T287_15"><text:s/></text:span><text:span text:style-name="T287_16">payment</text:span><text:span text:style-name="T287_17"><text:s/></text:span><text:span text:style-name="T287_18">methods</text:span><text:span text:style-name="T287_19"><text:s/></text:span><text:span text:style-name="T287_20">page</text:span></text:p>
      <text:p text:style-name="P288"><text:span text:style-name="T288_1">3.<text:s/></text:span><text:span text:style-name="T288_2">The</text:span><text:span text:style-name="T288_3"><text:s/></text:span><text:span text:style-name="T288_4">user</text:span><text:span text:style-name="T288_5"><text:s/></text:span><text:span text:style-name="T288_6">chooses</text:span><text:span text:style-name="T288_7"><text:s/></text:span><text:span text:style-name="T288_8">one</text:span><text:span text:style-name="T288_9"><text:s/></text:span><text:span text:style-name="T288_10">of</text:span><text:span text:style-name="T288_11"><text:s/></text:span><text:span text:style-name="T288_12">the</text:span><text:span text:style-name="T288_13"><text:s/></text:span><text:span text:style-name="T288_14">payment</text:span><text:span text:style-name="T288_15"><text:s/></text:span><text:span text:style-name="T288_16">options</text:span><text:span text:style-name="T288_17"><text:s/></text:span><text:span text:style-name="T288_18">and</text:span><text:span text:style-name="T288_19"><text:s/></text:span><text:span text:style-name="T288_20">fills</text:span><text:span text:style-name="T288_21"><text:s/></text:span><text:span text:style-name="T288_22">up</text:span><text:span text:style-name="T288_23"><text:s/></text:span><text:span text:style-name="T288_24">the</text:span><text:span text:style-name="T288_25"><text:s/></text:span><text:span text:style-name="T288_26">required</text:span><text:span text:style-name="T288_27"><text:s/></text:span><text:span text:style-name="T288_28">fields</text:span></text:p>
      <text:p text:style-name="P289"><text:span text:style-name="T289_1">4.</text:span><text:span text:style-name="T289_2">Exit</text:span></text:p>
      <text:p text:style-name="P290"/>
      <text:p text:style-name="P291"><text:span text:style-name="T291_1"><text:tab/><text:s/><text:tab/><text:s/><text:tab/></text:span></text:p>
      <text:p text:style-name="P292"><text:span text:style-name="T292_1">name</text:span><text:span text:style-name="T292_2">:<text:s/></text:span><text:span text:style-name="T292_3">Recommended</text:span><text:span text:style-name="T292_4"><text:s/></text:span><text:span text:style-name="T292_5">Products</text:span></text:p>
      <text:p text:style-name="P293"><text:span text:style-name="T293_1">Actor</text:span><text:span text:style-name="T293_2">:<text:s/></text:span><text:span text:style-name="T293_3">user</text:span></text:p>
      <text:p text:style-name="P294"><text:span text:style-name="T294_1">Pre</text:span><text:span text:style-name="T294_2">-</text:span><text:span text:style-name="T294_3">Condition</text:span><text:span text:style-name="T294_4">:<text:s/></text:span><text:span text:style-name="T294_5">User</text:span><text:span text:style-name="T294_6"><text:s/></text:span><text:span text:style-name="T294_7">is</text:span><text:span text:style-name="T294_8"><text:s/></text:span><text:span text:style-name="T294_9">on</text:span><text:span text:style-name="T294_10"><text:s/></text:span><text:span text:style-name="T294_11">the</text:span><text:span text:style-name="T294_12"><text:s/></text:span><text:span text:style-name="T294_13">homepage</text:span></text:p>
      <text:p text:style-name="P295"><text:span text:style-name="T295_1">Post</text:span><text:span text:style-name="T295_2">-</text:span><text:span text:style-name="T295_3">Condition</text:span><text:span text:style-name="T295_4">:<text:s/></text:span><text:span text:style-name="T295_5">User</text:span><text:span text:style-name="T295_6"><text:s/></text:span><text:span text:style-name="T295_7">views</text:span><text:span text:style-name="T295_8"><text:s/></text:span><text:span text:style-name="T295_9">the</text:span><text:span text:style-name="T295_10"><text:s/></text:span><text:span text:style-name="T295_11">recommended</text:span><text:span text:style-name="T295_12"><text:s/></text:span><text:span text:style-name="T295_13">products</text:span></text:p>
      <text:p text:style-name="P296"><text:span text:style-name="T296_1">Main</text:span><text:span text:style-name="T296_2"><text:s/></text:span><text:span text:style-name="T296_3">Course</text:span><text:span text:style-name="T296_4">:</text:span></text:p>
      <text:p text:style-name="P297"><text:span text:style-name="T297_1">1.<text:s/></text:span><text:span text:style-name="T297_2">User</text:span><text:span text:style-name="T297_3"><text:s/></text:span><text:span text:style-name="T297_4">scrolls</text:span><text:span text:style-name="T297_5"><text:s/></text:span><text:span text:style-name="T297_6">down</text:span><text:span text:style-name="T297_7"><text:s/></text:span><text:span text:style-name="T297_8">to</text:span><text:span text:style-name="T297_9"><text:s/></text:span><text:span text:style-name="T297_10">the</text:span><text:span text:style-name="T297_11"><text:s/></text:span><text:span text:style-name="T297_12">recommended</text:span><text:span text:style-name="T297_13"><text:s/></text:span><text:span text:style-name="T297_14">products</text:span><text:span text:style-name="T297_15"><text:s/></text:span><text:span text:style-name="T297_16">portion</text:span><text:span text:style-name="T297_17"><text:s/></text:span><text:span text:style-name="T297_18">of</text:span><text:span text:style-name="T297_19"><text:s/></text:span><text:span text:style-name="T297_20">the</text:span><text:span text:style-name="T297_21"><text:s/></text:span><text:span text:style-name="T297_22">homepage</text:span></text:p>
      <text:p text:style-name="P298"><text:span text:style-name="T298_1">2.<text:s/></text:span><text:span text:style-name="T298_2">Exit</text:span></text:p>
      <text:p text:style-name="P299"/>
      <text:p text:style-name="P300"/>
      <text:p text:style-name="P301"><text:span text:style-name="T301_1"><text:tab/><text:s/><text:tab/><text:s/><text:tab/></text:span></text:p>
      <text:p text:style-name="P302"><text:span text:style-name="T302_1">name</text:span><text:span text:style-name="T302_2">:<text:s/></text:span><text:span text:style-name="T302_3">Currency</text:span><text:span text:style-name="T302_4"><text:s/></text:span><text:span text:style-name="T302_5">Converter</text:span></text:p>
      <text:p text:style-name="P303"><text:span text:style-name="T303_1">Actor</text:span><text:span text:style-name="T303_2">:<text:s/></text:span><text:span text:style-name="T303_3">User</text:span></text:p>
      <text:p text:style-name="P304"><text:span text:style-name="T304_1">Pre</text:span><text:span text:style-name="T304_2">-</text:span><text:span text:style-name="T304_3">Condition</text:span><text:span text:style-name="T304_4">:<text:s/></text:span><text:span text:style-name="T304_5">User</text:span><text:span text:style-name="T304_6"><text:s/></text:span><text:span text:style-name="T304_7">is</text:span><text:span text:style-name="T304_8"><text:s/></text:span><text:span text:style-name="T304_9">in</text:span><text:span text:style-name="T304_10"><text:s/></text:span><text:span text:style-name="T304_11">the</text:span><text:span text:style-name="T304_12"><text:s/></text:span><text:span text:style-name="T304_13">homepage</text:span><text:span text:style-name="T304_14"><text:s/></text:span><text:span text:style-name="T304_15">or</text:span><text:span text:style-name="T304_16"><text:s/></text:span><text:span text:style-name="T304_17">product</text:span><text:span text:style-name="T304_18"><text:s/></text:span><text:span text:style-name="T304_19">page</text:span></text:p>
      <text:p text:style-name="P305"><text:span text:style-name="T305_1">Post</text:span><text:span text:style-name="T305_2">-</text:span><text:span text:style-name="T305_3">Condition</text:span><text:span text:style-name="T305_4">:<text:s/></text:span><text:span text:style-name="T305_5">The</text:span><text:span text:style-name="T305_6"><text:s/></text:span><text:span text:style-name="T305_7">user</text:span><text:span text:style-name="T305_8"><text:s/></text:span><text:span text:style-name="T305_9">will</text:span><text:span text:style-name="T305_10"><text:s/></text:span><text:span text:style-name="T305_11">know</text:span><text:span text:style-name="T305_12"><text:s/></text:span><text:span text:style-name="T305_13">the</text:span><text:span text:style-name="T305_14"><text:s/></text:span><text:span text:style-name="T305_15">converted</text:span><text:span text:style-name="T305_16"><text:s/></text:span><text:span text:style-name="T305_17">currency</text:span></text:p>
      <text:p text:style-name="P306"><text:span text:style-name="T306_1">Main</text:span><text:span text:style-name="T306_2"><text:s/></text:span><text:span text:style-name="T306_3">Course</text:span><text:span text:style-name="T306_4">:</text:span></text:p>
      <text:p text:style-name="P307"><text:span text:style-name="T307_1">1.<text:s/></text:span><text:span text:style-name="T307_2">User</text:span><text:span text:style-name="T307_3"><text:s/></text:span><text:span text:style-name="T307_4">chooses</text:span><text:span text:style-name="T307_5"><text:s/></text:span><text:span text:style-name="T307_6">one</text:span><text:span text:style-name="T307_7"><text:s/></text:span><text:span text:style-name="T307_8">of</text:span><text:span text:style-name="T307_9"><text:s/></text:span><text:span text:style-name="T307_10">the</text:span><text:span text:style-name="T307_11"><text:s/></text:span><text:span text:style-name="T307_12">currency</text:span><text:span text:style-name="T307_13"><text:s/></text:span><text:span text:style-name="T307_14">to</text:span><text:span text:style-name="T307_15"><text:s/></text:span><text:span text:style-name="T307_16">be</text:span><text:span text:style-name="T307_17"><text:s/></text:span><text:span text:style-name="T307_18">converted</text:span></text:p>
      <text:p text:style-name="P308"><text:span text:style-name="T308_1">2.<text:s/></text:span><text:span text:style-name="T308_2">User</text:span><text:span text:style-name="T308_3"><text:s/></text:span><text:span text:style-name="T308_4">chooses</text:span><text:span text:style-name="T308_5"><text:s/></text:span><text:span text:style-name="T308_6">another</text:span><text:span text:style-name="T308_7"><text:s/></text:span><text:span text:style-name="T308_8">currency</text:span><text:span text:style-name="T308_9"><text:s/></text:span><text:span text:style-name="T308_10">to</text:span><text:span text:style-name="T308_11"><text:s/></text:span><text:span text:style-name="T308_12">be</text:span><text:span text:style-name="T308_13"><text:s/></text:span><text:span text:style-name="T308_14">changed</text:span><text:span text:style-name="T308_15"><text:s/></text:span><text:span text:style-name="T308_16">to</text:span></text:p>
      <text:p text:style-name="P309"><text:span text:style-name="T309_1">3.<text:s/></text:span><text:span text:style-name="T309_2">User</text:span><text:span text:style-name="T309_3"><text:s/></text:span><text:span text:style-name="T309_4">inputs</text:span><text:span text:style-name="T309_5"><text:s/></text:span><text:span text:style-name="T309_6">the</text:span><text:span text:style-name="T309_7"><text:s/></text:span><text:span text:style-name="T309_8">amount</text:span><text:span text:style-name="T309_9"><text:s/></text:span><text:span text:style-name="T309_10">to</text:span><text:span text:style-name="T309_11"><text:s/></text:span><text:span text:style-name="T309_12">be</text:span><text:span text:style-name="T309_13"><text:s/></text:span><text:span text:style-name="T309_14">converted</text:span></text:p>
      <text:p text:style-name="P310"><text:span text:style-name="T310_1">4.<text:s/></text:span><text:span text:style-name="T310_2">Amount</text:span><text:span text:style-name="T310_3"><text:s/></text:span><text:span text:style-name="T310_4">will</text:span><text:span text:style-name="T310_5"><text:s/></text:span><text:span text:style-name="T310_6">be</text:span><text:span text:style-name="T310_7"><text:s/></text:span><text:span text:style-name="T310_8">shown</text:span><text:span text:style-name="T310_9"><text:s/></text:span><text:span text:style-name="T310_10">after</text:span><text:span text:style-name="T310_11"><text:s/></text:span><text:span text:style-name="T310_12">calculation</text:span></text:p>
      <text:p text:style-name="P311"><text:span text:style-name="T311_1">5.<text:s/></text:span><text:span text:style-name="T311_2">Exit</text:span></text:p>
      <text:p text:style-name="P312"/>
      <text:p text:style-name="P313"><text:span text:style-name="T313_1"><text:tab/><text:s/><text:tab/><text:s/><text:tab/></text:span></text:p>
      <text:p text:style-name="P314"><text:span text:style-name="T314_1">name</text:span><text:span text:style-name="T314_2">:<text:s/></text:span><text:span text:style-name="T314_3">Contact</text:span><text:span text:style-name="T314_4"><text:s/></text:span><text:span text:style-name="T314_5">Us</text:span></text:p>
      <text:p text:style-name="P315"><text:span text:style-name="T315_1">Actor</text:span><text:span text:style-name="T315_2">:<text:s/></text:span><text:span text:style-name="T315_3">User</text:span></text:p>
      <text:p text:style-name="P316"><text:span text:style-name="T316_1">Pre</text:span><text:span text:style-name="T316_2">-</text:span><text:span text:style-name="T316_3">Condition</text:span><text:span text:style-name="T316_4">:<text:s/></text:span><text:span text:style-name="T316_5">User</text:span><text:span text:style-name="T316_6"><text:s/></text:span><text:span text:style-name="T316_7">is</text:span><text:span text:style-name="T316_8"><text:s/></text:span><text:span text:style-name="T316_9">on</text:span><text:span text:style-name="T316_10"><text:s/></text:span><text:span text:style-name="T316_11">the</text:span><text:span text:style-name="T316_12"><text:s/></text:span><text:span text:style-name="T316_13">homepage</text:span></text:p>
      <text:p text:style-name="P317"><text:span text:style-name="T317_1">Post</text:span><text:span text:style-name="T317_2">-</text:span><text:span text:style-name="T317_3">Condition</text:span><text:span text:style-name="T317_4">:<text:s/></text:span><text:span text:style-name="T317_5">The</text:span><text:span text:style-name="T317_6"><text:s/></text:span><text:span text:style-name="T317_7">user</text:span><text:span text:style-name="T317_8"><text:s/></text:span><text:span text:style-name="T317_9">has</text:span><text:span text:style-name="T317_10"><text:s/></text:span><text:span text:style-name="T317_11">contacted</text:span><text:span text:style-name="T317_12"><text:s/></text:span><text:span text:style-name="T317_13">the</text:span><text:span text:style-name="T317_14"><text:s/></text:span><text:span text:style-name="T317_15">company</text:span></text:p>
      <text:p text:style-name="P318"><text:span text:style-name="T318_1">Main</text:span><text:span text:style-name="T318_2"><text:s/></text:span><text:span text:style-name="T318_3">Course</text:span><text:span text:style-name="T318_4">:</text:span></text:p>
      <text:p text:style-name="P319"><text:span text:style-name="T319_1">1.<text:s/></text:span><text:span text:style-name="T319_2">The</text:span><text:span text:style-name="T319_3"><text:s/></text:span><text:span text:style-name="T319_4">user</text:span><text:span text:style-name="T319_5"><text:s/></text:span><text:span text:style-name="T319_6">clicks</text:span><text:span text:style-name="T319_7"><text:s/></text:span><text:span text:style-name="T319_8">the</text:span><text:span text:style-name="T319_9"><text:s/></text:span><text:span text:style-name="T319_10">contact</text:span><text:span text:style-name="T319_11"><text:s/></text:span><text:span text:style-name="T319_12">us</text:span><text:span text:style-name="T319_13"><text:s/></text:span><text:span text:style-name="T319_14">button</text:span></text:p>
      <text:p text:style-name="P320"><text:span text:style-name="T320_1">2.<text:s/></text:span><text:span text:style-name="T320_2">The</text:span><text:span text:style-name="T320_3"><text:s/></text:span><text:span text:style-name="T320_4">user</text:span><text:span text:style-name="T320_5"><text:s/></text:span><text:span text:style-name="T320_6">will</text:span><text:span text:style-name="T320_7"><text:s/></text:span><text:span text:style-name="T320_8">be</text:span><text:span text:style-name="T320_9"><text:s/></text:span><text:span text:style-name="T320_10">redirected</text:span><text:span text:style-name="T320_11"><text:s/></text:span><text:span text:style-name="T320_12">to</text:span><text:span text:style-name="T320_13"><text:s/></text:span><text:span text:style-name="T320_14">a</text:span><text:span text:style-name="T320_15"><text:s/></text:span><text:span text:style-name="T320_16">page</text:span><text:span text:style-name="T320_17"><text:s/></text:span><text:span text:style-name="T320_18">containing</text:span><text:span text:style-name="T320_19"><text:s/></text:span><text:span text:style-name="T320_20">the</text:span><text:span text:style-name="T320_21"><text:s/></text:span><text:span text:style-name="T320_22">contact</text:span><text:span text:style-name="T320_23"><text:s/></text:span><text:span text:style-name="T320_24">number</text:span><text:span text:style-name="T320_25"><text:s/></text:span><text:span text:style-name="T320_26">and</text:span><text:span text:style-name="T320_27"><text:s/></text:span><text:span text:style-name="T320_28">email</text:span><text:span text:style-name="T320_29"><text:s/></text:span><text:span text:style-name="T320_30">of</text:span><text:span text:style-name="T320_31"><text:s/></text:span><text:span text:style-name="T320_32">the</text:span><text:span text:style-name="T320_33"><text:s/></text:span><text:span text:style-name="T320_34">company</text:span></text:p>
      <text:p text:style-name="P321"><text:span text:style-name="T321_1">3.<text:s/></text:span><text:span text:style-name="T321_2">Exit</text:span></text:p>
      <text:p text:style-name="P322"/>
      <text:p text:style-name="P323"><text:span text:style-name="T323_1"><text:tab/><text:s/><text:tab/><text:s/><text:tab/></text:span></text:p>
      <text:p text:style-name="P324"><text:span text:style-name="T324_1">name</text:span><text:span text:style-name="T324_2">:<text:s/></text:span><text:span text:style-name="T324_3">Search</text:span></text:p>
      <text:p text:style-name="P325"><text:span text:style-name="T325_1">Actor</text:span><text:span text:style-name="T325_2">:<text:s/></text:span><text:span text:style-name="T325_3">User</text:span></text:p>
      <text:p text:style-name="P326"><text:span text:style-name="T326_1">Pre</text:span><text:span text:style-name="T326_2">-</text:span><text:span text:style-name="T326_3">Condition</text:span><text:span text:style-name="T326_4">:<text:s/></text:span><text:span text:style-name="T326_5">The</text:span><text:span text:style-name="T326_6"><text:s/></text:span><text:span text:style-name="T326_7">user</text:span><text:span text:style-name="T326_8"><text:s/></text:span><text:span text:style-name="T326_9">is</text:span><text:span text:style-name="T326_10"><text:s/></text:span><text:span text:style-name="T326_11">in</text:span><text:span text:style-name="T326_12"><text:s/></text:span><text:span text:style-name="T326_13">a</text:span><text:span text:style-name="T326_14"><text:s/></text:span><text:span text:style-name="T326_15">page</text:span><text:span text:style-name="T326_16"><text:s/></text:span><text:span text:style-name="T326_17">where</text:span><text:span text:style-name="T326_18"><text:s/></text:span><text:span text:style-name="T326_19">a</text:span><text:span text:style-name="T326_20"><text:s/></text:span><text:span text:style-name="T326_21">search</text:span><text:span text:style-name="T326_22"><text:s/></text:span><text:span text:style-name="T326_23">bar</text:span><text:span text:style-name="T326_24"><text:s/></text:span><text:span text:style-name="T326_25">is</text:span><text:span text:style-name="T326_26"><text:s/></text:span><text:span text:style-name="T326_27">seen</text:span></text:p>
      <text:p text:style-name="P327"><text:span text:style-name="T327_1">Post</text:span><text:span text:style-name="T327_2">-</text:span><text:span text:style-name="T327_3">Condition</text:span><text:span text:style-name="T327_4">:<text:s/></text:span><text:span text:style-name="T327_5">A</text:span><text:span text:style-name="T327_6"><text:s/></text:span><text:span text:style-name="T327_7">list</text:span><text:span text:style-name="T327_8"><text:s/></text:span><text:span text:style-name="T327_9">of</text:span><text:span text:style-name="T327_10"><text:s/></text:span><text:span text:style-name="T327_11">products</text:span><text:span text:style-name="T327_12"><text:s/></text:span><text:span text:style-name="T327_13">is</text:span><text:span text:style-name="T327_14"><text:s/></text:span><text:span text:style-name="T327_15">shown</text:span></text:p>
      <text:p text:style-name="P328"><text:span text:style-name="T328_1">Main</text:span><text:span text:style-name="T328_2"><text:s/></text:span><text:span text:style-name="T328_3">Course</text:span><text:span text:style-name="T328_4">:</text:span></text:p>
      <text:p text:style-name="P329"><text:span text:style-name="T329_1">1.<text:s/></text:span><text:span text:style-name="T329_2">The</text:span><text:span text:style-name="T329_3"><text:s/></text:span><text:span text:style-name="T329_4">user</text:span><text:span text:style-name="T329_5"><text:s/></text:span><text:span text:style-name="T329_6">types</text:span><text:span text:style-name="T329_7"><text:s/></text:span><text:span text:style-name="T329_8">in</text:span><text:span text:style-name="T329_9"><text:s/></text:span><text:span text:style-name="T329_10">keywords</text:span><text:span text:style-name="T329_11"><text:s/></text:span><text:span text:style-name="T329_12">in</text:span><text:span text:style-name="T329_13"><text:s/></text:span><text:span text:style-name="T329_14">the</text:span><text:span text:style-name="T329_15"><text:s/></text:span><text:span text:style-name="T329_16">search</text:span><text:span text:style-name="T329_17"><text:s/></text:span><text:span text:style-name="T329_18">bar</text:span></text:p>
      <text:p text:style-name="P330"><text:span text:style-name="T330_1">2.<text:s/></text:span><text:span text:style-name="T330_2">The</text:span><text:span text:style-name="T330_3"><text:s/></text:span><text:span text:style-name="T330_4">user</text:span><text:span text:style-name="T330_5"><text:s/></text:span><text:span text:style-name="T330_6">will</text:span><text:span text:style-name="T330_7"><text:s/></text:span><text:span text:style-name="T330_8">then</text:span><text:span text:style-name="T330_9"><text:s/></text:span><text:span text:style-name="T330_10">be</text:span><text:span text:style-name="T330_11"><text:s/></text:span><text:span text:style-name="T330_12">redirected</text:span><text:span text:style-name="T330_13"><text:s/></text:span><text:span text:style-name="T330_14">to</text:span><text:span text:style-name="T330_15"><text:s/></text:span><text:span text:style-name="T330_16">a</text:span><text:span text:style-name="T330_17"><text:s/></text:span><text:span text:style-name="T330_18">page</text:span><text:span text:style-name="T330_19"><text:s/></text:span><text:span text:style-name="T330_20">showing</text:span><text:span text:style-name="T330_21"><text:s/></text:span><text:span text:style-name="T330_22">the</text:span><text:span text:style-name="T330_23"><text:s/></text:span><text:span text:style-name="T330_24">results</text:span><text:span text:style-name="T330_25"><text:s/></text:span><text:span text:style-name="T330_26">of</text:span><text:span text:style-name="T330_27"><text:s/></text:span><text:span text:style-name="T330_28">the</text:span><text:span text:style-name="T330_29"><text:s/></text:span><text:span text:style-name="T330_30">search</text:span></text:p>
      <text:p text:style-name="P331"><text:span text:style-name="T331_1">Alternative</text:span><text:span text:style-name="T331_2">:<text:s/></text:span><text:span text:style-name="T331_3">If</text:span><text:span text:style-name="T331_4"><text:s/></text:span><text:span text:style-name="T331_5">there</text:span><text:span text:style-name="T331_6"><text:s/></text:span><text:span text:style-name="T331_7">are</text:span><text:span text:style-name="T331_8"><text:s/></text:span><text:span text:style-name="T331_9">no</text:span><text:span text:style-name="T331_10"><text:s/></text:span><text:span text:style-name="T331_11">results</text:span><text:span text:style-name="T331_12">,<text:s/></text:span><text:span text:style-name="T331_13">show</text:span><text:span text:style-name="T331_14"><text:s/></text:span><text:span text:style-name="T331_15">a</text:span><text:span text:style-name="T331_16"><text:s/></text:span><text:span text:style-name="T331_17">page</text:span><text:span text:style-name="T331_18"><text:s/></text:span><text:span text:style-name="T331_19">saying</text:span><text:span text:style-name="T331_20"><text:s/></text:span><text:span text:style-name="T331_21">there</text:span><text:span text:style-name="T331_22"><text:s/></text:span><text:span text:style-name="T331_23">are</text:span><text:span text:style-name="T331_24"><text:s/></text:span><text:span text:style-name="T331_25">no</text:span><text:span text:style-name="T331_26"><text:s/></text:span><text:span text:style-name="T331_27">results</text:span><text:span text:style-name="T331_28">.<text:s/></text:span><text:span text:style-name="T331_29">Exit</text:span></text:p>
      <text:p text:style-name="P332"><text:span text:style-name="T332_1">3.<text:s/></text:span><text:span text:style-name="T332_2">Exit</text:span></text:p>
      <text:p text:style-name="P333"/>
      <text:p text:style-name="P334"><text:span text:style-name="T334_1"><text:tab/><text:s/><text:tab/><text:s/><text:tab/></text:span></text:p>
      <text:p text:style-name="P335"><text:span text:style-name="T335_1">name</text:span><text:span text:style-name="T335_2">:<text:s/></text:span><text:span text:style-name="T335_3">Recover</text:span><text:span text:style-name="T335_4"><text:s/></text:span><text:span text:style-name="T335_5">password</text:span></text:p>
      <text:p text:style-name="P336"><text:span text:style-name="T336_1">Actor</text:span><text:span text:style-name="T336_2">:<text:s/></text:span><text:span text:style-name="T336_3">User</text:span></text:p>
      <text:p text:style-name="P337"><text:span text:style-name="T337_1">Pre</text:span><text:span text:style-name="T337_2">-</text:span><text:span text:style-name="T337_3">Condition</text:span><text:span text:style-name="T337_4">:<text:s/></text:span><text:span text:style-name="T337_5">The</text:span><text:span text:style-name="T337_6"><text:s/></text:span><text:span text:style-name="T337_7">user</text:span><text:span text:style-name="T337_8"><text:s/></text:span><text:span text:style-name="T337_9">is</text:span><text:span text:style-name="T337_10"><text:s/></text:span><text:span text:style-name="T337_11">on</text:span><text:span text:style-name="T337_12"><text:s/></text:span><text:span text:style-name="T337_13">the</text:span><text:span text:style-name="T337_14"><text:s/></text:span><text:span text:style-name="T337_15">login</text:span><text:span text:style-name="T337_16"><text:s/></text:span><text:span text:style-name="T337_17">page</text:span></text:p>
      <text:p text:style-name="P338"><text:span text:style-name="T338_1">Post</text:span><text:span text:style-name="T338_2">-</text:span><text:span text:style-name="T338_3">Condition</text:span><text:span text:style-name="T338_4">:<text:s/></text:span><text:span text:style-name="T338_5">The</text:span><text:span text:style-name="T338_6"><text:s/></text:span><text:span text:style-name="T338_7">user</text:span><text:span text:style-name="T338_8">'</text:span><text:span text:style-name="T338_9">s</text:span><text:span text:style-name="T338_10"><text:s/></text:span><text:span text:style-name="T338_11">password</text:span><text:span text:style-name="T338_12"><text:s/></text:span><text:span text:style-name="T338_13">will</text:span><text:span text:style-name="T338_14"><text:s/></text:span><text:span text:style-name="T338_15">be</text:span><text:span text:style-name="T338_16"><text:s/></text:span><text:span text:style-name="T338_17">changed</text:span></text:p>
      <text:p text:style-name="P339"><text:span text:style-name="T339_1">Main</text:span><text:span text:style-name="T339_2"><text:s/></text:span><text:span text:style-name="T339_3">Course</text:span><text:span text:style-name="T339_4">:</text:span></text:p>
      <text:p text:style-name="P340"><text:span text:style-name="T340_1">1.<text:s/></text:span><text:span text:style-name="T340_2">The</text:span><text:span text:style-name="T340_3"><text:s/></text:span><text:span text:style-name="T340_4">user</text:span><text:span text:style-name="T340_5"><text:s/></text:span><text:span text:style-name="T340_6">clicks</text:span><text:span text:style-name="T340_7"><text:s/></text:span><text:span text:style-name="T340_8">the</text:span><text:span text:style-name="T340_9"><text:s/></text:span><text:span text:style-name="T340_10">forgot</text:span><text:span text:style-name="T340_11"><text:s/></text:span><text:span text:style-name="T340_12">password</text:span><text:span text:style-name="T340_13"><text:s/></text:span><text:span text:style-name="T340_14">button</text:span><text:span text:style-name="T340_15"><text:s/></text:span><text:span text:style-name="T340_16">in</text:span><text:span text:style-name="T340_17"><text:s/></text:span><text:span text:style-name="T340_18">the</text:span><text:span text:style-name="T340_19"><text:s/></text:span><text:span text:style-name="T340_20">login</text:span><text:span text:style-name="T340_21"><text:s/></text:span><text:span text:style-name="T340_22">page</text:span></text:p>
      <text:p text:style-name="P341"><text:span text:style-name="T341_1">2.<text:s/></text:span><text:span text:style-name="T341_2">The</text:span><text:span text:style-name="T341_3"><text:s/></text:span><text:span text:style-name="T341_4">user</text:span><text:span text:style-name="T341_5"><text:s/></text:span><text:span text:style-name="T341_6">types</text:span><text:span text:style-name="T341_7"><text:s/></text:span><text:span text:style-name="T341_8">in</text:span><text:span text:style-name="T341_9"><text:s/></text:span><text:span text:style-name="T341_10">his</text:span><text:span text:style-name="T341_11"><text:s/></text:span><text:span text:style-name="T341_12">user</text:span><text:span text:style-name="T341_13"><text:s/></text:span><text:span text:style-name="T341_14">name</text:span><text:span text:style-name="T341_15"><text:s/></text:span><text:span text:style-name="T341_16">in</text:span><text:span text:style-name="T341_17"><text:s/></text:span><text:span text:style-name="T341_18">the</text:span><text:span text:style-name="T341_19"><text:s/></text:span><text:span text:style-name="T341_20">field</text:span><text:span text:style-name="T341_21"><text:s/></text:span><text:span text:style-name="T341_22">provided</text:span></text:p>
      <text:p text:style-name="P342"><text:span text:style-name="T342_1">Exception</text:span><text:span text:style-name="T342_2">:<text:s/></text:span><text:span text:style-name="T342_3">If</text:span><text:span text:style-name="T342_4"><text:s/></text:span><text:span text:style-name="T342_5">the</text:span><text:span text:style-name="T342_6"><text:s/></text:span><text:span text:style-name="T342_7">username</text:span><text:span text:style-name="T342_8"><text:s/></text:span><text:span text:style-name="T342_9">is</text:span><text:span text:style-name="T342_10"><text:s/></text:span><text:span text:style-name="T342_11">not</text:span><text:span text:style-name="T342_12"><text:s/></text:span><text:span text:style-name="T342_13">located</text:span><text:span text:style-name="T342_14"><text:s/></text:span><text:span text:style-name="T342_15">on</text:span><text:span text:style-name="T342_16"><text:s/></text:span><text:span text:style-name="T342_17">the</text:span><text:span text:style-name="T342_18"><text:s/></text:span><text:span text:style-name="T342_19">database</text:span><text:span text:style-name="T342_20">,<text:s/></text:span><text:span text:style-name="T342_21">show</text:span><text:span text:style-name="T342_22"><text:s/></text:span><text:span text:style-name="T342_23">prompt</text:span><text:span text:style-name="T342_24"><text:s/></text:span><text:span text:style-name="T342_25">saying</text:span><text:span text:style-name="T342_26"><text:s/></text:span><text:span text:style-name="T342_27">username</text:span><text:span text:style-name="T342_28"><text:s/></text:span><text:span text:style-name="T342_29">is</text:span><text:span text:style-name="T342_30"><text:s/></text:span><text:span text:style-name="T342_31">invalid</text:span><text:span text:style-name="T342_32">.<text:s/></text:span><text:span text:style-name="T342_33">Exit</text:span></text:p>
      <text:p text:style-name="P343"><text:span text:style-name="T343_1">3.<text:s/></text:span><text:span text:style-name="T343_2">The</text:span><text:span text:style-name="T343_3"><text:s/></text:span><text:span text:style-name="T343_4">user</text:span><text:span text:style-name="T343_5"><text:s/></text:span><text:span text:style-name="T343_6">will</text:span><text:span text:style-name="T343_7"><text:s/></text:span><text:span text:style-name="T343_8">receive</text:span><text:span text:style-name="T343_9"><text:s/></text:span><text:span text:style-name="T343_10">an</text:span><text:span text:style-name="T343_11"><text:s/></text:span><text:span text:style-name="T343_12">email</text:span><text:span text:style-name="T343_13"><text:s/></text:span><text:span text:style-name="T343_14">containing</text:span><text:span text:style-name="T343_15"><text:s/></text:span><text:span text:style-name="T343_16">a</text:span><text:span text:style-name="T343_17"><text:s/></text:span><text:span text:style-name="T343_18">randomized</text:span><text:span text:style-name="T343_19"><text:s/></text:span><text:span text:style-name="T343_20">password</text:span><text:span text:style-name="T343_21"><text:s/></text:span><text:span text:style-name="T343_22">which</text:span><text:span text:style-name="T343_23"><text:s/></text:span><text:span text:style-name="T343_24">he</text:span><text:span text:style-name="T343_25"><text:s/></text:span><text:span text:style-name="T343_26">can</text:span><text:span text:style-name="T343_27"><text:s/></text:span><text:span text:style-name="T343_28">use</text:span><text:span text:style-name="T343_29"><text:s/></text:span><text:span text:style-name="T343_30">to</text:span><text:span text:style-name="T343_31"><text:s/></text:span><text:span text:style-name="T343_32">log</text:span><text:span text:style-name="T343_33"><text:s/></text:span><text:span text:style-name="T343_34">in</text:span></text:p>
      <text:p text:style-name="P344"><text:span text:style-name="T344_1">4.<text:s/></text:span><text:span text:style-name="T344_2">Exit</text:span></text:p>
      <text:p text:style-name="P345"/>
      <text:p text:style-name="P346"/>
      <text:p text:style-name="P347"><text:span text:style-name="T347_1"><text:tab/><text:s/><text:tab/><text:s/><text:tab/></text:span></text:p>
      <text:p text:style-name="P348"><text:span text:style-name="T348_1">name</text:span><text:span text:style-name="T348_2">:<text:s/></text:span><text:span text:style-name="T348_3">Change</text:span><text:span text:style-name="T348_4"><text:s/></text:span><text:span text:style-name="T348_5">Password</text:span></text:p>
      <text:p text:style-name="P349"><text:span text:style-name="T349_1">Actor</text:span><text:span text:style-name="T349_2">:<text:s/></text:span><text:span text:style-name="T349_3">User</text:span></text:p>
      <text:p text:style-name="P350"><text:span text:style-name="T350_1">Pre</text:span><text:span text:style-name="T350_2">-</text:span><text:span text:style-name="T350_3">Condition</text:span><text:span text:style-name="T350_4">:<text:s/></text:span><text:span text:style-name="T350_5">The</text:span><text:span text:style-name="T350_6"><text:s/></text:span><text:span text:style-name="T350_7">user</text:span><text:span text:style-name="T350_8"><text:s/></text:span><text:span text:style-name="T350_9">is</text:span><text:span text:style-name="T350_10"><text:s/></text:span><text:span text:style-name="T350_11">already</text:span><text:span text:style-name="T350_12"><text:s/></text:span><text:span text:style-name="T350_13">logged</text:span><text:span text:style-name="T350_14"><text:s/></text:span><text:span text:style-name="T350_15">in</text:span></text:p>
      <text:p text:style-name="P351"><text:span text:style-name="T351_1">Post</text:span><text:span text:style-name="T351_2">-</text:span><text:span text:style-name="T351_3">Condition</text:span><text:span text:style-name="T351_4">:<text:s/></text:span><text:span text:style-name="T351_5">The</text:span><text:span text:style-name="T351_6"><text:s/></text:span><text:span text:style-name="T351_7">user</text:span><text:span text:style-name="T351_8">'</text:span><text:span text:style-name="T351_9">s</text:span><text:span text:style-name="T351_10"><text:s/></text:span><text:span text:style-name="T351_11">password</text:span><text:span text:style-name="T351_12"><text:s/></text:span><text:span text:style-name="T351_13">will</text:span><text:span text:style-name="T351_14"><text:s/></text:span><text:span text:style-name="T351_15">be</text:span><text:span text:style-name="T351_16"><text:s/></text:span><text:span text:style-name="T351_17">changed</text:span></text:p>
      <text:p text:style-name="P352"><text:span text:style-name="T352_1">Main</text:span><text:span text:style-name="T352_2"><text:s/></text:span><text:span text:style-name="T352_3">Course</text:span><text:span text:style-name="T352_4">:</text:span></text:p>
      <text:p text:style-name="P353"><text:span text:style-name="T353_1">1.<text:s/></text:span><text:span text:style-name="T353_2">The</text:span><text:span text:style-name="T353_3"><text:s/></text:span><text:span text:style-name="T353_4">user</text:span><text:span text:style-name="T353_5"><text:s/></text:span><text:span text:style-name="T353_6">clicks</text:span><text:span text:style-name="T353_7"><text:s/></text:span><text:span text:style-name="T353_8">the</text:span><text:span text:style-name="T353_9"><text:s/></text:span><text:span text:style-name="T353_10">change</text:span><text:span text:style-name="T353_11"><text:s/></text:span><text:span text:style-name="T353_12">password</text:span><text:span text:style-name="T353_13"><text:s/></text:span><text:span text:style-name="T353_14">button</text:span></text:p>
      <text:p text:style-name="P354"><text:span text:style-name="T354_1">2.<text:s/></text:span><text:span text:style-name="T354_2">The</text:span><text:span text:style-name="T354_3"><text:s/></text:span><text:span text:style-name="T354_4">user</text:span><text:span text:style-name="T354_5"><text:s/></text:span><text:span text:style-name="T354_6">types</text:span><text:span text:style-name="T354_7"><text:s/></text:span><text:span text:style-name="T354_8">in</text:span><text:span text:style-name="T354_9"><text:s/></text:span><text:span text:style-name="T354_10">his</text:span><text:span text:style-name="T354_11">/</text:span><text:span text:style-name="T354_12">her</text:span><text:span text:style-name="T354_13"><text:s/></text:span><text:span text:style-name="T354_14">new</text:span><text:span text:style-name="T354_15"><text:s/></text:span><text:span text:style-name="T354_16">password</text:span><text:span text:style-name="T354_17"><text:s/></text:span><text:span text:style-name="T354_18">and</text:span><text:span text:style-name="T354_19"><text:s/></text:span><text:span text:style-name="T354_20">type</text:span><text:span text:style-name="T354_21"><text:s/></text:span><text:span text:style-name="T354_22">the</text:span><text:span text:style-name="T354_23"><text:s/></text:span><text:span text:style-name="T354_24">same</text:span><text:span text:style-name="T354_25"><text:s/></text:span><text:span text:style-name="T354_26">password</text:span><text:span text:style-name="T354_27"><text:s/></text:span><text:span text:style-name="T354_28">in</text:span><text:span text:style-name="T354_29"><text:s/></text:span><text:span text:style-name="T354_30">the</text:span><text:span text:style-name="T354_31"><text:s/></text:span><text:span text:style-name="T354_32">confirm</text:span><text:span text:style-name="T354_33"><text:s/></text:span><text:span text:style-name="T354_34">password</text:span><text:span text:style-name="T354_35"><text:s/></text:span><text:span text:style-name="T354_36">field</text:span></text:p>
      <text:p text:style-name="P355"><text:span text:style-name="T355_1">3.<text:s/></text:span><text:span text:style-name="T355_2">The</text:span><text:span text:style-name="T355_3"><text:s/></text:span><text:span text:style-name="T355_4">password</text:span><text:span text:style-name="T355_5"><text:s/></text:span><text:span text:style-name="T355_6">will</text:span><text:span text:style-name="T355_7"><text:s/></text:span><text:span text:style-name="T355_8">be</text:span><text:span text:style-name="T355_9"><text:s/></text:span><text:span text:style-name="T355_10">changed</text:span><text:span text:style-name="T355_11"><text:s/></text:span><text:span text:style-name="T355_12">after</text:span><text:span text:style-name="T355_13"><text:s/></text:span><text:span text:style-name="T355_14">clicking</text:span><text:span text:style-name="T355_15"><text:s/></text:span><text:span text:style-name="T355_16">the</text:span><text:span text:style-name="T355_17"><text:s/></text:span><text:span text:style-name="T355_18">confirm</text:span><text:span text:style-name="T355_19"><text:s/></text:span><text:span text:style-name="T355_20">button</text:span></text:p>
      <text:p text:style-name="P356"><text:span text:style-name="T356_1">Exception</text:span><text:span text:style-name="T356_2">:<text:s/></text:span><text:span text:style-name="T356_3">If</text:span><text:span text:style-name="T356_4"><text:s/></text:span><text:span text:style-name="T356_5">the</text:span><text:span text:style-name="T356_6"><text:s/></text:span><text:span text:style-name="T356_7">confirm</text:span><text:span text:style-name="T356_8"><text:s/></text:span><text:span text:style-name="T356_9">password</text:span><text:span text:style-name="T356_10"><text:s/></text:span><text:span text:style-name="T356_11">is</text:span><text:span text:style-name="T356_12"><text:s/></text:span><text:span text:style-name="T356_13">not</text:span><text:span text:style-name="T356_14"><text:s/></text:span><text:span text:style-name="T356_15">the</text:span><text:span text:style-name="T356_16"><text:s/></text:span><text:span text:style-name="T356_17">same</text:span><text:span text:style-name="T356_18"><text:s/></text:span><text:span text:style-name="T356_19">as</text:span><text:span text:style-name="T356_20"><text:s/></text:span><text:span text:style-name="T356_21">the</text:span><text:span text:style-name="T356_22"><text:s/></text:span><text:span text:style-name="T356_23">one</text:span><text:span text:style-name="T356_24"><text:s/></text:span><text:span text:style-name="T356_25">in</text:span><text:span text:style-name="T356_26"><text:s/></text:span><text:span text:style-name="T356_27">the</text:span><text:span text:style-name="T356_28"><text:s/></text:span><text:span text:style-name="T356_29">password</text:span><text:span text:style-name="T356_30"><text:s/></text:span><text:span text:style-name="T356_31">field</text:span><text:span text:style-name="T356_32">,<text:s/></text:span><text:span text:style-name="T356_33">Show</text:span><text:span text:style-name="T356_34"><text:s/></text:span><text:span text:style-name="T356_35">prompt</text:span><text:span text:style-name="T356_36"><text:s/></text:span><text:span text:style-name="T356_37">saying</text:span><text:span text:style-name="T356_38"><text:s/></text:span><text:span text:style-name="T356_39">the</text:span><text:span text:style-name="T356_40"><text:s/></text:span><text:span text:style-name="T356_41">password</text:span><text:span text:style-name="T356_42"><text:s/></text:span><text:span text:style-name="T356_43">is</text:span><text:span text:style-name="T356_44"><text:s/></text:span><text:span text:style-name="T356_45">not</text:span><text:span text:style-name="T356_46"><text:s/></text:span><text:span text:style-name="T356_47">the</text:span><text:span text:style-name="T356_48"><text:s/></text:span><text:span text:style-name="T356_49">same</text:span><text:span text:style-name="T356_50">.<text:s/></text:span><text:span text:style-name="T356_51">Exit</text:span></text:p>
      <text:p text:style-name="P357"><text:span text:style-name="T357_1">4.<text:s/></text:span><text:span text:style-name="T357_2">Exit</text:span></text:p>
      <text:p text:style-name="P358"/>
      <text:p text:style-name="P359"/>
      <text:p text:style-name="P360"/>
      <text:p text:style-name="P361"><text:span text:style-name="T361_1">TEST</text:span><text:span text:style-name="T361_2"><text:s/></text:span><text:span text:style-name="T361_3">CASE</text:span><text:span text:style-name="T361_4"><text:tab/><text:s/><text:tab/><text:s/><text:tab/></text:span></text:p>
      <text:p text:style-name="P362"/>
      <text:p text:style-name="P363"><text:span text:style-name="T363_1">Sunny</text:span><text:span text:style-name="T363_2"><text:s/></text:span><text:span text:style-name="T363_3">Case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64"><text:span text:style-name="T364_1">Scenario</text:span></text:p>
          </table:table-cell>
          <table:table-cell table:style-name="Cell2">
            <text:p text:style-name="P365"><text:span text:style-name="T365_1">Add</text:span><text:span text:style-name="T365_2"><text:s/></text:span><text:span text:style-name="T365_3">Product</text:span></text:p>
          </table:table-cell>
        </table:table-row>
        <table:table-row table:style-name="Row2">
          <table:table-cell table:style-name="Cell3">
            <text:p text:style-name="P366"><text:span text:style-name="T366_1">Given</text:span></text:p>
          </table:table-cell>
          <table:table-cell table:style-name="Cell4">
            <text:p text:style-name="P367"><text:span text:style-name="T367_1">Product</text:span><text:span text:style-name="T367_2"><text:s/></text:span><text:span text:style-name="T367_3">with</text:span><text:span text:style-name="T367_4"><text:s/></text:span><text:span text:style-name="T367_5">details</text:span></text:p>
          </table:table-cell>
        </table:table-row>
        <table:table-row table:style-name="Row3">
          <table:table-cell table:style-name="Cell5">
            <text:p text:style-name="P368"><text:span text:style-name="T368_1">When</text:span></text:p>
          </table:table-cell>
          <table:table-cell table:style-name="Cell6">
            <text:p text:style-name="P369"><text:span text:style-name="T369_1">The</text:span><text:span text:style-name="T369_2"><text:s/></text:span><text:span text:style-name="T369_3">user</text:span><text:span text:style-name="T369_4"><text:s/></text:span><text:span text:style-name="T369_5">clicks</text:span><text:span text:style-name="T369_6"><text:s/>“</text:span><text:span text:style-name="T369_7">Add</text:span><text:span text:style-name="T369_8"><text:s/></text:span><text:span text:style-name="T369_9">product</text:span><text:span text:style-name="T369_10">”<text:s/></text:span><text:span text:style-name="T369_11">button</text:span></text:p>
          </table:table-cell>
        </table:table-row>
        <table:table-row table:style-name="Row4">
          <table:table-cell table:style-name="Cell7">
            <text:p text:style-name="P370"><text:span text:style-name="T370_1">Then</text:span></text:p>
          </table:table-cell>
          <table:table-cell table:style-name="Cell8">
            <text:p text:style-name="P371"><text:span text:style-name="T371_1">The</text:span><text:span text:style-name="T371_2"><text:s/></text:span><text:span text:style-name="T371_3">product</text:span><text:span text:style-name="T371_4"><text:s/></text:span><text:span text:style-name="T371_5">is</text:span><text:span text:style-name="T371_6"><text:s/></text:span><text:span text:style-name="T371_7">saved</text:span><text:span text:style-name="T371_8"><text:s/></text:span><text:span text:style-name="T371_9">in</text:span><text:span text:style-name="T371_10"><text:s/></text:span><text:span text:style-name="T371_11">db</text:span><text:span text:style-name="T371_12"><text:s/></text:span><text:span text:style-name="T371_13">and</text:span><text:span text:style-name="T371_14"><text:s/></text:span><text:span text:style-name="T371_15">can</text:span><text:span text:style-name="T371_16"><text:s/></text:span><text:span text:style-name="T371_17">be</text:span><text:span text:style-name="T371_18"><text:s/></text:span><text:span text:style-name="T371_19">viewed</text:span><text:span text:style-name="T371_20"><text:s/></text:span><text:span text:style-name="T371_21">in</text:span><text:span text:style-name="T371_22"><text:s/></text:span><text:span text:style-name="T371_23">the</text:span><text:span text:style-name="T371_24"><text:s/></text:span><text:span text:style-name="T371_25">product</text:span><text:span text:style-name="T371_26"><text:s/></text:span><text:span text:style-name="T371_27">list</text:span></text:p>
          </table:table-cell>
        </table:table-row>
      </table:table>
      <text:p text:style-name="P372"/>
      <text:p text:style-name="P373"/>
      <text:p text:style-name="P374"><text:span text:style-name="T374_1">Rainy</text:span><text:span text:style-name="T374_2"><text:s/></text:span><text:span text:style-name="T374_3">Case</text:span></text:p>
      <table:table table:style-name="Table2">
        <table:table-column table:style-name="Column3"/>
        <table:table-column table:style-name="Column4"/>
        <table:table-row table:style-name="Row5">
          <table:table-cell table:style-name="Cell9">
            <text:p text:style-name="P375"><text:span text:style-name="T375_1">Scenario</text:span></text:p>
          </table:table-cell>
          <table:table-cell table:style-name="Cell10">
            <text:p text:style-name="P376"><text:span text:style-name="T376_1">Add</text:span><text:span text:style-name="T376_2"><text:s/></text:span><text:span text:style-name="T376_3">Product</text:span></text:p>
          </table:table-cell>
        </table:table-row>
        <table:table-row table:style-name="Row6">
          <table:table-cell table:style-name="Cell11">
            <text:p text:style-name="P377"><text:span text:style-name="T377_1">Given</text:span></text:p>
          </table:table-cell>
          <table:table-cell table:style-name="Cell12">
            <text:p text:style-name="P378"><text:span text:style-name="T378_1">Product</text:span><text:span text:style-name="T378_2"><text:s/></text:span><text:span text:style-name="T378_3">details</text:span></text:p>
          </table:table-cell>
        </table:table-row>
        <table:table-row table:style-name="Row7">
          <table:table-cell table:style-name="Cell13">
            <text:p text:style-name="P379"><text:span text:style-name="T379_1">When</text:span></text:p>
          </table:table-cell>
          <table:table-cell table:style-name="Cell14">
            <text:p text:style-name="P380"><text:span text:style-name="T380_1">There</text:span><text:span text:style-name="T380_2">’</text:span><text:span text:style-name="T380_3">s</text:span><text:span text:style-name="T380_4"><text:s/></text:span><text:span text:style-name="T380_5">a</text:span><text:span text:style-name="T380_6"><text:s/></text:span><text:span text:style-name="T380_7">blank</text:span><text:span text:style-name="T380_8"><text:s/></text:span><text:span text:style-name="T380_9">input</text:span><text:span text:style-name="T380_10"><text:s/></text:span><text:span text:style-name="T380_11">box</text:span><text:span text:style-name="T380_12"><text:s/></text:span></text:p>
          </table:table-cell>
        </table:table-row>
        <table:table-row table:style-name="Row8">
          <table:table-cell table:style-name="Cell15">
            <text:p text:style-name="P381"><text:span text:style-name="T381_1">Then</text:span></text:p>
          </table:table-cell>
          <table:table-cell table:style-name="Cell16">
            <text:p text:style-name="P382"><text:span text:style-name="T382_1">There</text:span><text:span text:style-name="T382_2"><text:s/></text:span><text:span text:style-name="T382_3">will</text:span><text:span text:style-name="T382_4"><text:s/></text:span><text:span text:style-name="T382_5">popup</text:span><text:span text:style-name="T382_6"><text:s/></text:span><text:span text:style-name="T382_7">an</text:span><text:span text:style-name="T382_8"><text:s/></text:span><text:span text:style-name="T382_9">error</text:span><text:span text:style-name="T382_10"><text:s/></text:span><text:span text:style-name="T382_11">message</text:span></text:p>
          </table:table-cell>
        </table:table-row>
      </table:table>
      <text:p text:style-name="P383"/>
      <text:p text:style-name="P384"/>
      <text:p text:style-name="P385"><text:span text:style-name="T385_1">S</text:span><text:span text:style-name="T385_2">unny</text:span><text:span text:style-name="T385_3"><text:s/></text:span><text:span text:style-name="T385_4">Case</text:span></text:p>
      <table:table table:style-name="Table3">
        <table:table-column table:style-name="Column5"/>
        <table:table-column table:style-name="Column6"/>
        <table:table-row table:style-name="Row9">
          <table:table-cell table:style-name="Cell17">
            <text:p text:style-name="P386"><text:span text:style-name="T386_1">Scenario</text:span></text:p>
          </table:table-cell>
          <table:table-cell table:style-name="Cell18">
            <text:p text:style-name="P387"><text:span text:style-name="T387_1">Add</text:span><text:span text:style-name="T387_2"><text:s/></text:span><text:span text:style-name="T387_3">Product</text:span><text:span text:style-name="T387_4"><text:s/></text:span><text:span text:style-name="T387_5">Categories</text:span></text:p>
          </table:table-cell>
        </table:table-row>
        <table:table-row table:style-name="Row10">
          <table:table-cell table:style-name="Cell19">
            <text:p text:style-name="P388"><text:span text:style-name="T388_1">Given</text:span></text:p>
          </table:table-cell>
          <table:table-cell table:style-name="Cell20">
            <text:p text:style-name="P389"><text:span text:style-name="T389_1">A</text:span><text:span text:style-name="T389_2"><text:s/></text:span><text:span text:style-name="T389_3">new</text:span><text:span text:style-name="T389_4"><text:s/></text:span><text:span text:style-name="T389_5">category</text:span><text:span text:style-name="T389_6"><text:s/></text:span></text:p>
          </table:table-cell>
        </table:table-row>
        <table:table-row table:style-name="Row11">
          <table:table-cell table:style-name="Cell21">
            <text:p text:style-name="P390"><text:span text:style-name="T390_1">When</text:span></text:p>
          </table:table-cell>
          <table:table-cell table:style-name="Cell22">
            <text:p text:style-name="P391"><text:span text:style-name="T391_1">The</text:span><text:span text:style-name="T391_2"><text:s/></text:span><text:span text:style-name="T391_3">user</text:span><text:span text:style-name="T391_4"><text:s/></text:span><text:span text:style-name="T391_5">clicks</text:span><text:span text:style-name="T391_6"><text:s/>“</text:span><text:span text:style-name="T391_7">Add</text:span><text:span text:style-name="T391_8"><text:s/></text:span><text:span text:style-name="T391_9">Category</text:span><text:span text:style-name="T391_10">”<text:s/></text:span><text:span text:style-name="T391_11">tab</text:span></text:p>
          </table:table-cell>
        </table:table-row>
        <table:table-row table:style-name="Row12">
          <table:table-cell table:style-name="Cell23">
            <text:p text:style-name="P392"><text:span text:style-name="T392_1">Then</text:span></text:p>
          </table:table-cell>
          <table:table-cell table:style-name="Cell24">
            <text:p text:style-name="P393"><text:span text:style-name="T393_1">The</text:span><text:span text:style-name="T393_2"><text:s/></text:span><text:span text:style-name="T393_3">category</text:span><text:span text:style-name="T393_4"><text:s/></text:span><text:span text:style-name="T393_5">is</text:span><text:span text:style-name="T393_6"><text:s/></text:span><text:span text:style-name="T393_7">saved</text:span><text:span text:style-name="T393_8"><text:s/></text:span><text:span text:style-name="T393_9">in</text:span><text:span text:style-name="T393_10"><text:s/></text:span><text:span text:style-name="T393_11">the</text:span><text:span text:style-name="T393_12"><text:s/></text:span><text:span text:style-name="T393_13">db</text:span><text:span text:style-name="T393_14"><text:s/></text:span><text:span text:style-name="T393_15">and</text:span><text:span text:style-name="T393_16"><text:s/></text:span><text:span text:style-name="T393_17">can</text:span><text:span text:style-name="T393_18"><text:s/></text:span><text:span text:style-name="T393_19">be</text:span><text:span text:style-name="T393_20"><text:s/></text:span><text:span text:style-name="T393_21">viewed</text:span><text:span text:style-name="T393_22"><text:s/></text:span><text:span text:style-name="T393_23">in</text:span><text:span text:style-name="T393_24"><text:s/></text:span><text:span text:style-name="T393_25">the</text:span><text:span text:style-name="T393_26"><text:s/></text:span><text:span text:style-name="T393_27">category</text:span><text:span text:style-name="T393_28"><text:s/></text:span><text:span text:style-name="T393_29">list</text:span></text:p>
          </table:table-cell>
        </table:table-row>
      </table:table>
      <text:p text:style-name="P394"/>
      <text:p text:style-name="P395"/>
      <text:p text:style-name="P396"><text:span text:style-name="T396_1">Rainy</text:span><text:span text:style-name="T396_2"><text:s/></text:span><text:span text:style-name="T396_3">Case</text:span></text:p>
      <table:table table:style-name="Table4">
        <table:table-column table:style-name="Column7"/>
        <table:table-column table:style-name="Column8"/>
        <table:table-row table:style-name="Row13">
          <table:table-cell table:style-name="Cell25">
            <text:p text:style-name="P397"><text:span text:style-name="T397_1">Scenario</text:span></text:p>
          </table:table-cell>
          <table:table-cell table:style-name="Cell26">
            <text:p text:style-name="P398"><text:span text:style-name="T398_1">Add</text:span><text:span text:style-name="T398_2"><text:s/></text:span><text:span text:style-name="T398_3">Product</text:span><text:span text:style-name="T398_4"><text:s/></text:span><text:span text:style-name="T398_5">Categories</text:span></text:p>
          </table:table-cell>
        </table:table-row>
        <table:table-row table:style-name="Row14">
          <table:table-cell table:style-name="Cell27">
            <text:p text:style-name="P399"><text:span text:style-name="T399_1">Given</text:span></text:p>
          </table:table-cell>
          <table:table-cell table:style-name="Cell28">
            <text:p text:style-name="P400"><text:span text:style-name="T400_1">A</text:span><text:span text:style-name="T400_2"><text:s/></text:span><text:span text:style-name="T400_3">new</text:span><text:span text:style-name="T400_4"><text:s/></text:span><text:span text:style-name="T400_5">category</text:span></text:p>
          </table:table-cell>
        </table:table-row>
        <table:table-row table:style-name="Row15">
          <table:table-cell table:style-name="Cell29">
            <text:p text:style-name="P401"><text:span text:style-name="T401_1">When</text:span></text:p>
          </table:table-cell>
          <table:table-cell table:style-name="Cell30">
            <text:p text:style-name="P402"><text:span text:style-name="T402_1">The</text:span><text:span text:style-name="T402_2"><text:s/></text:span><text:span text:style-name="T402_3">category</text:span><text:span text:style-name="T402_4"><text:s/></text:span><text:span text:style-name="T402_5">is</text:span><text:span text:style-name="T402_6"><text:s/></text:span><text:span text:style-name="T402_7">already</text:span><text:span text:style-name="T402_8"><text:s/></text:span><text:span text:style-name="T402_9">on</text:span><text:span text:style-name="T402_10"><text:s/></text:span><text:span text:style-name="T402_11">the</text:span><text:span text:style-name="T402_12"><text:s/></text:span><text:span text:style-name="T402_13">list</text:span></text:p>
          </table:table-cell>
        </table:table-row>
        <table:table-row table:style-name="Row16">
          <table:table-cell table:style-name="Cell31">
            <text:p text:style-name="P403"><text:span text:style-name="T403_1">Then</text:span></text:p>
          </table:table-cell>
          <table:table-cell table:style-name="Cell32">
            <text:p text:style-name="P404"><text:span text:style-name="T404_1">There</text:span><text:span text:style-name="T404_2"><text:s/></text:span><text:span text:style-name="T404_3">will</text:span><text:span text:style-name="T404_4"><text:s/></text:span><text:span text:style-name="T404_5">popup</text:span><text:span text:style-name="T404_6"><text:s/></text:span><text:span text:style-name="T404_7">an</text:span><text:span text:style-name="T404_8"><text:s/></text:span><text:span text:style-name="T404_9">error</text:span><text:span text:style-name="T404_10"><text:s/></text:span><text:span text:style-name="T404_11">message</text:span></text:p>
          </table:table-cell>
        </table:table-row>
      </table:table>
      <text:p text:style-name="P405"/>
      <text:p text:style-name="P406"><text:span text:style-name="T406_1">Sunny</text:span><text:span text:style-name="T406_2"><text:s/></text:span><text:span text:style-name="T406_3">Case</text:span></text:p>
      <table:table table:style-name="Table5">
        <table:table-column table:style-name="Column9"/>
        <table:table-column table:style-name="Column10"/>
        <table:table-row table:style-name="Row17">
          <table:table-cell table:style-name="Cell33">
            <text:p text:style-name="P407"><text:span text:style-name="T407_1">Scenario</text:span></text:p>
          </table:table-cell>
          <table:table-cell table:style-name="Cell34">
            <text:p text:style-name="P408"><text:span text:style-name="T408_1">Make</text:span><text:span text:style-name="T408_2"><text:s/></text:span><text:span text:style-name="T408_3">Product</text:span><text:span text:style-name="T408_4"><text:s/></text:span><text:span text:style-name="T408_5">Featured</text:span></text:p>
          </table:table-cell>
        </table:table-row>
        <table:table-row table:style-name="Row18">
          <table:table-cell table:style-name="Cell35">
            <text:p text:style-name="P409"><text:span text:style-name="T409_1">Given</text:span></text:p>
          </table:table-cell>
          <table:table-cell table:style-name="Cell36">
            <text:p text:style-name="P410"><text:span text:style-name="T410_1">A</text:span><text:span text:style-name="T410_2"><text:s/></text:span><text:span text:style-name="T410_3">product</text:span><text:span text:style-name="T410_4"><text:s/></text:span><text:span text:style-name="T410_5">from</text:span><text:span text:style-name="T410_6"><text:s/></text:span><text:span text:style-name="T410_7">the</text:span><text:span text:style-name="T410_8"><text:s/></text:span><text:span text:style-name="T410_9">product</text:span><text:span text:style-name="T410_10"><text:s/></text:span><text:span text:style-name="T410_11">list</text:span></text:p>
          </table:table-cell>
        </table:table-row>
        <table:table-row table:style-name="Row19">
          <table:table-cell table:style-name="Cell37">
            <text:p text:style-name="P411"><text:span text:style-name="T411_1">When</text:span></text:p>
          </table:table-cell>
          <table:table-cell table:style-name="Cell38">
            <text:p text:style-name="P412"><text:span text:style-name="T412_1">The</text:span><text:span text:style-name="T412_2"><text:s/></text:span><text:span text:style-name="T412_3">user</text:span><text:span text:style-name="T412_4"><text:s/></text:span><text:span text:style-name="T412_5">clicks</text:span><text:span text:style-name="T412_6"><text:s/></text:span><text:span text:style-name="T412_7">on</text:span><text:span text:style-name="T412_8"><text:s/>“</text:span><text:span text:style-name="T412_9">Feature</text:span><text:span text:style-name="T412_10">”<text:s/></text:span><text:span text:style-name="T412_11">tab</text:span></text:p>
          </table:table-cell>
        </table:table-row>
        <table:table-row table:style-name="Row20">
          <table:table-cell table:style-name="Cell39">
            <text:p text:style-name="P413"><text:span text:style-name="T413_1">Then</text:span></text:p>
          </table:table-cell>
          <table:table-cell table:style-name="Cell40">
            <text:p text:style-name="P414"><text:span text:style-name="T414_1">The</text:span><text:span text:style-name="T414_2"><text:s/></text:span><text:span text:style-name="T414_3">product</text:span><text:span text:style-name="T414_4"><text:s/></text:span><text:span text:style-name="T414_5">will</text:span><text:span text:style-name="T414_6"><text:s/></text:span><text:span text:style-name="T414_7">be</text:span><text:span text:style-name="T414_8"><text:s/></text:span><text:span text:style-name="T414_9">featured</text:span></text:p>
          </table:table-cell>
        </table:table-row>
      </table:table>
      <text:p text:style-name="P415"/>
      <text:p text:style-name="P416"/>
      <text:p text:style-name="P417"><text:span text:style-name="T417_1">Rainy</text:span><text:span text:style-name="T417_2"><text:s/></text:span><text:span text:style-name="T417_3">Case</text:span></text:p>
      <table:table table:style-name="Table6">
        <table:table-column table:style-name="Column11"/>
        <table:table-column table:style-name="Column12"/>
        <table:table-row table:style-name="Row21">
          <table:table-cell table:style-name="Cell41">
            <text:p text:style-name="P418"><text:span text:style-name="T418_1">Scenario</text:span></text:p>
          </table:table-cell>
          <table:table-cell table:style-name="Cell42">
            <text:p text:style-name="P419"><text:span text:style-name="T419_1">Make</text:span><text:span text:style-name="T419_2"><text:s/></text:span><text:span text:style-name="T419_3">Product</text:span><text:span text:style-name="T419_4"><text:s/></text:span><text:span text:style-name="T419_5">Featured</text:span></text:p>
          </table:table-cell>
        </table:table-row>
        <table:table-row table:style-name="Row22">
          <table:table-cell table:style-name="Cell43">
            <text:p text:style-name="P420"><text:span text:style-name="T420_1">Given</text:span></text:p>
          </table:table-cell>
          <table:table-cell table:style-name="Cell44">
            <text:p text:style-name="P421"><text:span text:style-name="T421_1">A</text:span><text:span text:style-name="T421_2"><text:s/></text:span><text:span text:style-name="T421_3">product</text:span><text:span text:style-name="T421_4"><text:s/></text:span></text:p>
          </table:table-cell>
        </table:table-row>
        <table:table-row table:style-name="Row23">
          <table:table-cell table:style-name="Cell45">
            <text:p text:style-name="P422"><text:span text:style-name="T422_1">When</text:span></text:p>
          </table:table-cell>
          <table:table-cell table:style-name="Cell46">
            <text:p text:style-name="P423"><text:span text:style-name="T423_1">the</text:span><text:span text:style-name="T423_2"><text:s/></text:span><text:span text:style-name="T423_3">admin</text:span><text:span text:style-name="T423_4"><text:s/></text:span><text:span text:style-name="T423_5">clicks</text:span><text:span text:style-name="T423_6"><text:s/></text:span><text:span text:style-name="T423_7">on</text:span><text:span text:style-name="T423_8"><text:s/>“</text:span><text:span text:style-name="T423_9">Make</text:span><text:span text:style-name="T423_10"><text:s/></text:span><text:span text:style-name="T423_11">Featured</text:span><text:span text:style-name="T423_12">”<text:s/></text:span><text:span text:style-name="T423_13">link</text:span></text:p>
          </table:table-cell>
        </table:table-row>
        <table:table-row table:style-name="Row24">
          <table:table-cell table:style-name="Cell47">
            <text:p text:style-name="P424"><text:span text:style-name="T424_1">Then</text:span></text:p>
          </table:table-cell>
          <table:table-cell table:style-name="Cell48">
            <text:p text:style-name="P425"><text:span text:style-name="T425_1">the</text:span><text:span text:style-name="T425_2"><text:s/></text:span><text:span text:style-name="T425_3">product</text:span><text:span text:style-name="T425_4"><text:s/></text:span><text:span text:style-name="T425_5">appears</text:span><text:span text:style-name="T425_6"><text:s/></text:span><text:span text:style-name="T425_7">first</text:span><text:span text:style-name="T425_8"><text:s/></text:span><text:span text:style-name="T425_9">in</text:span><text:span text:style-name="T425_10"><text:s/></text:span><text:span text:style-name="T425_11">the</text:span><text:span text:style-name="T425_12"><text:s/></text:span><text:span text:style-name="T425_13">product</text:span><text:span text:style-name="T425_14"><text:s/></text:span><text:span text:style-name="T425_15">page</text:span><text:span text:style-name="T425_16"><text:s/></text:span><text:span text:style-name="T425_17">and</text:span><text:span text:style-name="T425_18"><text:s/></text:span><text:span text:style-name="T425_19">the</text:span><text:span text:style-name="T425_20"><text:s/></text:span><text:span text:style-name="T425_21">product</text:span><text:span text:style-name="T425_22"><text:s/></text:span><text:span text:style-name="T425_23">is</text:span><text:span text:style-name="T425_24"><text:s/></text:span><text:span text:style-name="T425_25">highlighted</text:span><text:span text:style-name="T425_26"><text:s/></text:span><text:span text:style-name="T425_27">as</text:span><text:span text:style-name="T425_28"><text:s/></text:span><text:span text:style-name="T425_29">one</text:span><text:span text:style-name="T425_30"><text:s/></text:span><text:span text:style-name="T425_31">of</text:span><text:span text:style-name="T425_32"><text:s/></text:span><text:span text:style-name="T425_33">the</text:span><text:span text:style-name="T425_34"><text:s/></text:span><text:span text:style-name="T425_35">store</text:span><text:span text:style-name="T425_36">’</text:span><text:span text:style-name="T425_37">s</text:span><text:span text:style-name="T425_38"><text:s/></text:span><text:span text:style-name="T425_39">featured</text:span><text:span text:style-name="T425_40"><text:s/></text:span><text:span text:style-name="T425_41">products</text:span><text:span text:style-name="T425_42">.<text:s/></text:span></text:p>
          </table:table-cell>
        </table:table-row>
      </table:table>
      <text:p text:style-name="P426"/>
      <text:p text:style-name="P427"/>
      <text:p text:style-name="P428"><text:span text:style-name="T428_1">Sunny</text:span><text:span text:style-name="T428_2"><text:s/></text:span><text:span text:style-name="T428_3">Case</text:span></text:p>
      <table:table table:style-name="Table7">
        <table:table-column table:style-name="Column13"/>
        <table:table-column table:style-name="Column14"/>
        <table:table-row table:style-name="Row25">
          <table:table-cell table:style-name="Cell49">
            <text:p text:style-name="P429"><text:span text:style-name="T429_1">Scenario</text:span></text:p>
          </table:table-cell>
          <table:table-cell table:style-name="Cell50">
            <text:p text:style-name="P430"><text:span text:style-name="T430_1">User</text:span><text:span text:style-name="T430_2"><text:s/></text:span><text:span text:style-name="T430_3">Login</text:span><text:span text:style-name="T430_4"><text:s/>&amp;<text:s/></text:span><text:span text:style-name="T430_5">Registration</text:span><text:span text:style-name="T430_6"><text:s/></text:span><text:span text:style-name="T430_7">Feature</text:span></text:p>
          </table:table-cell>
        </table:table-row>
        <table:table-row table:style-name="Row26">
          <table:table-cell table:style-name="Cell51">
            <text:p text:style-name="P431"><text:span text:style-name="T431_1">Given</text:span></text:p>
          </table:table-cell>
          <table:table-cell table:style-name="Cell52">
            <text:p text:style-name="P432"><text:span text:style-name="T432_1">a</text:span><text:span text:style-name="T432_2"><text:s/></text:span><text:span text:style-name="T432_3">user</text:span><text:span text:style-name="T432_4"><text:s/></text:span></text:p>
          </table:table-cell>
        </table:table-row>
        <table:table-row table:style-name="Row27">
          <table:table-cell table:style-name="Cell53">
            <text:p text:style-name="P433"><text:span text:style-name="T433_1">When</text:span></text:p>
          </table:table-cell>
          <table:table-cell table:style-name="Cell54">
            <text:p text:style-name="P434"><text:span text:style-name="T434_1">the</text:span><text:span text:style-name="T434_2"><text:s/></text:span><text:span text:style-name="T434_3">user</text:span><text:span text:style-name="T434_4"><text:s/></text:span><text:span text:style-name="T434_5">types</text:span><text:span text:style-name="T434_6"><text:s/></text:span><text:span text:style-name="T434_7">in</text:span><text:span text:style-name="T434_8"><text:s/></text:span><text:span text:style-name="T434_9">the</text:span><text:span text:style-name="T434_10"><text:s/></text:span><text:span text:style-name="T434_11">required</text:span><text:span text:style-name="T434_12"><text:s/></text:span><text:span text:style-name="T434_13">fields</text:span><text:span text:style-name="T434_14"><text:s/></text:span><text:span text:style-name="T434_15">and</text:span><text:span text:style-name="T434_16"><text:s/></text:span><text:span text:style-name="T434_17">clicked</text:span><text:span text:style-name="T434_18"><text:s/></text:span><text:span text:style-name="T434_19">the</text:span><text:span text:style-name="T434_20"><text:s/></text:span><text:span text:style-name="T434_21">login</text:span><text:span text:style-name="T434_22"><text:s/></text:span><text:span text:style-name="T434_23">button</text:span></text:p>
          </table:table-cell>
        </table:table-row>
        <table:table-row table:style-name="Row28">
          <table:table-cell table:style-name="Cell55">
            <text:p text:style-name="P435"><text:span text:style-name="T435_1">Then</text:span></text:p>
          </table:table-cell>
          <table:table-cell table:style-name="Cell56">
            <text:p text:style-name="P436"><text:span text:style-name="T436_1">the</text:span><text:span text:style-name="T436_2"><text:s/></text:span><text:span text:style-name="T436_3">user</text:span><text:span text:style-name="T436_4"><text:s/></text:span><text:span text:style-name="T436_5">will</text:span><text:span text:style-name="T436_6"><text:s/></text:span><text:span text:style-name="T436_7">be</text:span><text:span text:style-name="T436_8"><text:s/></text:span><text:span text:style-name="T436_9">logged</text:span><text:span text:style-name="T436_10"><text:s/></text:span><text:span text:style-name="T436_11">in</text:span><text:span text:style-name="T436_12"><text:s/></text:span><text:span text:style-name="T436_13">to</text:span><text:span text:style-name="T436_14"><text:s/></text:span><text:span text:style-name="T436_15">the</text:span><text:span text:style-name="T436_16"><text:s/></text:span><text:span text:style-name="T436_17">site</text:span></text:p>
          </table:table-cell>
        </table:table-row>
      </table:table>
      <text:p text:style-name="P437"/>
      <text:p text:style-name="P438"/>
      <text:p text:style-name="P439"><text:span text:style-name="T439_1">Rainy</text:span><text:span text:style-name="T439_2"><text:s/></text:span><text:span text:style-name="T439_3">Case</text:span></text:p>
      <table:table table:style-name="Table8">
        <table:table-column table:style-name="Column15"/>
        <table:table-column table:style-name="Column16"/>
        <table:table-row table:style-name="Row29">
          <table:table-cell table:style-name="Cell57">
            <text:p text:style-name="P440"><text:span text:style-name="T440_1">Scenario</text:span></text:p>
          </table:table-cell>
          <table:table-cell table:style-name="Cell58">
            <text:p text:style-name="P441"><text:span text:style-name="T441_1">User</text:span><text:span text:style-name="T441_2"><text:s/></text:span><text:span text:style-name="T441_3">Login</text:span><text:span text:style-name="T441_4"><text:s/>&amp;<text:s/></text:span><text:span text:style-name="T441_5">Registration</text:span><text:span text:style-name="T441_6"><text:s/></text:span><text:span text:style-name="T441_7">Feature</text:span></text:p>
          </table:table-cell>
        </table:table-row>
        <table:table-row table:style-name="Row30">
          <table:table-cell table:style-name="Cell59">
            <text:p text:style-name="P442"><text:span text:style-name="T442_1">Given</text:span></text:p>
          </table:table-cell>
          <table:table-cell table:style-name="Cell60">
            <text:p text:style-name="P443"><text:span text:style-name="T443_1">a</text:span><text:span text:style-name="T443_2"><text:s/></text:span><text:span text:style-name="T443_3">user</text:span><text:span text:style-name="T443_4"><text:s/></text:span></text:p>
          </table:table-cell>
        </table:table-row>
        <table:table-row table:style-name="Row31">
          <table:table-cell table:style-name="Cell61">
            <text:p text:style-name="P444"><text:span text:style-name="T444_1">When</text:span></text:p>
          </table:table-cell>
          <table:table-cell table:style-name="Cell62">
            <text:p text:style-name="P445"><text:span text:style-name="T445_1">the</text:span><text:span text:style-name="T445_2"><text:s/></text:span><text:span text:style-name="T445_3">user</text:span><text:span text:style-name="T445_4"><text:s/></text:span><text:span text:style-name="T445_5">clicked</text:span><text:span text:style-name="T445_6"><text:s/></text:span><text:span text:style-name="T445_7">login</text:span><text:span text:style-name="T445_8"><text:s/></text:span><text:span text:style-name="T445_9">and</text:span><text:span text:style-name="T445_10"><text:s/></text:span><text:span text:style-name="T445_11">the</text:span><text:span text:style-name="T445_12"><text:s/></text:span><text:span text:style-name="T445_13">info</text:span><text:span text:style-name="T445_14"><text:s/></text:span><text:span text:style-name="T445_15">is</text:span><text:span text:style-name="T445_16"><text:s/></text:span><text:span text:style-name="T445_17">wrong</text:span><text:span text:style-name="T445_18"><text:s/></text:span><text:span text:style-name="T445_19">or</text:span><text:span text:style-name="T445_20"><text:s/></text:span><text:span text:style-name="T445_21">the</text:span><text:span text:style-name="T445_22"><text:s/></text:span><text:span text:style-name="T445_23">user</text:span><text:span text:style-name="T445_24"><text:s/></text:span><text:span text:style-name="T445_25">did</text:span><text:span text:style-name="T445_26"><text:s/></text:span><text:span text:style-name="T445_27">not</text:span><text:span text:style-name="T445_28"><text:s/></text:span><text:span text:style-name="T445_29">type</text:span><text:span text:style-name="T445_30"><text:s/></text:span><text:span text:style-name="T445_31">in</text:span><text:span text:style-name="T445_32"><text:s/></text:span><text:span text:style-name="T445_33">anything</text:span></text:p>
          </table:table-cell>
        </table:table-row>
        <table:table-row table:style-name="Row32">
          <table:table-cell table:style-name="Cell63">
            <text:p text:style-name="P446"><text:span text:style-name="T446_1">Then</text:span></text:p>
          </table:table-cell>
          <table:table-cell table:style-name="Cell64">
            <text:p text:style-name="P447"><text:span text:style-name="T447_1">there</text:span><text:span text:style-name="T447_2"><text:s/></text:span><text:span text:style-name="T447_3">will</text:span><text:span text:style-name="T447_4"><text:s/></text:span><text:span text:style-name="T447_5">be</text:span><text:span text:style-name="T447_6"><text:s/></text:span><text:span text:style-name="T447_7">a</text:span><text:span text:style-name="T447_8"><text:s/></text:span><text:span text:style-name="T447_9">prompt</text:span><text:span text:style-name="T447_10"><text:s/></text:span><text:span text:style-name="T447_11">saying</text:span><text:span text:style-name="T447_12"><text:s/>“</text:span><text:span text:style-name="T447_13">invalid</text:span><text:span text:style-name="T447_14"><text:s/></text:span><text:span text:style-name="T447_15">password</text:span><text:span text:style-name="T447_16"><text:s/></text:span><text:span text:style-name="T447_17">or</text:span><text:span text:style-name="T447_18"><text:s/></text:span><text:span text:style-name="T447_19">username</text:span><text:span text:style-name="T447_20">”</text:span></text:p>
          </table:table-cell>
        </table:table-row>
      </table:table>
      <text:p text:style-name="P448"/>
      <text:p text:style-name="P449"><text:span text:style-name="T449_1">Sunny</text:span><text:span text:style-name="T449_2"><text:s/></text:span><text:span text:style-name="T449_3">Case</text:span></text:p>
      <table:table table:style-name="Table9">
        <table:table-column table:style-name="Column17"/>
        <table:table-column table:style-name="Column18"/>
        <table:table-row table:style-name="Row33">
          <table:table-cell table:style-name="Cell65">
            <text:p text:style-name="P450"><text:span text:style-name="T450_1">Scenario</text:span></text:p>
          </table:table-cell>
          <table:table-cell table:style-name="Cell66">
            <text:p text:style-name="P451"><text:span text:style-name="T451_1">View</text:span><text:span text:style-name="T451_2"><text:s/></text:span><text:span text:style-name="T451_3">Products</text:span></text:p>
          </table:table-cell>
        </table:table-row>
        <table:table-row table:style-name="Row34">
          <table:table-cell table:style-name="Cell67">
            <text:p text:style-name="P452"><text:span text:style-name="T452_1">Given</text:span></text:p>
          </table:table-cell>
          <table:table-cell table:style-name="Cell68">
            <text:p text:style-name="P453"><text:span text:style-name="T453_1">A</text:span><text:span text:style-name="T453_2"><text:s/></text:span><text:span text:style-name="T453_3">product</text:span><text:span text:style-name="T453_4"><text:s/></text:span><text:span text:style-name="T453_5">list</text:span></text:p>
          </table:table-cell>
        </table:table-row>
        <table:table-row table:style-name="Row35">
          <table:table-cell table:style-name="Cell69">
            <text:p text:style-name="P454"><text:span text:style-name="T454_1">When</text:span></text:p>
          </table:table-cell>
          <table:table-cell table:style-name="Cell70">
            <text:p text:style-name="P455"><text:span text:style-name="T455_1">The</text:span><text:span text:style-name="T455_2"><text:s/></text:span><text:span text:style-name="T455_3">user</text:span><text:span text:style-name="T455_4"><text:s/></text:span><text:span text:style-name="T455_5">clicks</text:span><text:span text:style-name="T455_6"><text:s/>“</text:span><text:span text:style-name="T455_7">View</text:span><text:span text:style-name="T455_8"><text:s/></text:span><text:span text:style-name="T455_9">Product</text:span><text:span text:style-name="T455_10">”<text:s/></text:span><text:span text:style-name="T455_11">button</text:span></text:p>
          </table:table-cell>
        </table:table-row>
        <table:table-row table:style-name="Row36">
          <table:table-cell table:style-name="Cell71">
            <text:p text:style-name="P456"><text:span text:style-name="T456_1">Then</text:span></text:p>
          </table:table-cell>
          <table:table-cell table:style-name="Cell72">
            <text:p text:style-name="P457"><text:span text:style-name="T457_1">The</text:span><text:span text:style-name="T457_2"><text:s/></text:span><text:span text:style-name="T457_3">user</text:span><text:span text:style-name="T457_4"><text:s/></text:span><text:span text:style-name="T457_5">will</text:span><text:span text:style-name="T457_6"><text:s/></text:span><text:span text:style-name="T457_7">be</text:span><text:span text:style-name="T457_8"><text:s/></text:span><text:span text:style-name="T457_9">redirected</text:span><text:span text:style-name="T457_10"><text:s/></text:span><text:span text:style-name="T457_11">to</text:span><text:span text:style-name="T457_12"><text:s/></text:span><text:span text:style-name="T457_13">the</text:span><text:span text:style-name="T457_14"><text:s/></text:span><text:span text:style-name="T457_15">Product</text:span><text:span text:style-name="T457_16"><text:s/></text:span><text:span text:style-name="T457_17">list</text:span><text:span text:style-name="T457_18"><text:s/></text:span><text:span text:style-name="T457_19">page</text:span><text:span text:style-name="T457_20"><text:s/></text:span></text:p>
          </table:table-cell>
        </table:table-row>
      </table:table>
      <text:p text:style-name="P458"/>
      <text:p text:style-name="P459"/>
      <text:p text:style-name="P460"/>
      <text:p text:style-name="P461"><text:span text:style-name="T461_1">Sunny</text:span><text:span text:style-name="T461_2"><text:s/></text:span><text:span text:style-name="T461_3">Case</text:span></text:p>
      <table:table table:style-name="Table10">
        <table:table-column table:style-name="Column19"/>
        <table:table-column table:style-name="Column20"/>
        <table:table-row table:style-name="Row37">
          <table:table-cell table:style-name="Cell73">
            <text:p text:style-name="P462"><text:span text:style-name="T462_1">Scenario</text:span></text:p>
          </table:table-cell>
          <table:table-cell table:style-name="Cell74">
            <text:p text:style-name="P463"><text:span text:style-name="T463_1">View</text:span><text:span text:style-name="T463_2"><text:s/></text:span><text:span text:style-name="T463_3">Product</text:span><text:span text:style-name="T463_4"><text:s/></text:span><text:span text:style-name="T463_5">Detail</text:span><text:span text:style-name="T463_6"><text:s/></text:span><text:span text:style-name="T463_7">Page</text:span></text:p>
          </table:table-cell>
        </table:table-row>
        <table:table-row table:style-name="Row38">
          <table:table-cell table:style-name="Cell75">
            <text:p text:style-name="P464"><text:span text:style-name="T464_1">Given</text:span></text:p>
          </table:table-cell>
          <table:table-cell table:style-name="Cell76">
            <text:p text:style-name="P465"><text:span text:style-name="T465_1">the</text:span><text:span text:style-name="T465_2"><text:s/></text:span><text:span text:style-name="T465_3">user</text:span><text:span text:style-name="T465_4"><text:s/></text:span><text:span text:style-name="T465_5">is</text:span><text:span text:style-name="T465_6"><text:s/></text:span><text:span text:style-name="T465_7">in</text:span><text:span text:style-name="T465_8"><text:s/></text:span><text:span text:style-name="T465_9">the</text:span><text:span text:style-name="T465_10"><text:s/></text:span><text:span text:style-name="T465_11">homepage</text:span><text:span text:style-name="T465_12"><text:s/></text:span><text:span text:style-name="T465_13">or</text:span><text:span text:style-name="T465_14"><text:s/></text:span><text:span text:style-name="T465_15">product</text:span><text:span text:style-name="T465_16"><text:s/></text:span><text:span text:style-name="T465_17">list</text:span></text:p>
          </table:table-cell>
        </table:table-row>
        <table:table-row table:style-name="Row39">
          <table:table-cell table:style-name="Cell77">
            <text:p text:style-name="P466"><text:span text:style-name="T466_1">When</text:span></text:p>
          </table:table-cell>
          <table:table-cell table:style-name="Cell78">
            <text:p text:style-name="P467"><text:span text:style-name="T467_1">the</text:span><text:span text:style-name="T467_2"><text:s/></text:span><text:span text:style-name="T467_3">user</text:span><text:span text:style-name="T467_4"><text:s/></text:span><text:span text:style-name="T467_5">clicks</text:span><text:span text:style-name="T467_6"><text:s/></text:span><text:span text:style-name="T467_7">on</text:span><text:span text:style-name="T467_8"><text:s/></text:span><text:span text:style-name="T467_9">the</text:span><text:span text:style-name="T467_10"><text:s/></text:span><text:span text:style-name="T467_11">title</text:span><text:span text:style-name="T467_12"><text:s/></text:span><text:span text:style-name="T467_13">of</text:span><text:span text:style-name="T467_14"><text:s/></text:span><text:span text:style-name="T467_15">the</text:span><text:span text:style-name="T467_16"><text:s/></text:span><text:span text:style-name="T467_17">product</text:span></text:p>
          </table:table-cell>
        </table:table-row>
        <table:table-row table:style-name="Row40">
          <table:table-cell table:style-name="Cell79">
            <text:p text:style-name="P468"><text:span text:style-name="T468_1">Then</text:span></text:p>
          </table:table-cell>
          <table:table-cell table:style-name="Cell80">
            <text:p text:style-name="P469"><text:span text:style-name="T469_1">the</text:span><text:span text:style-name="T469_2"><text:s/></text:span><text:span text:style-name="T469_3">user</text:span><text:span text:style-name="T469_4"><text:s/></text:span><text:span text:style-name="T469_5">will</text:span><text:span text:style-name="T469_6"><text:s/></text:span><text:span text:style-name="T469_7">be</text:span><text:span text:style-name="T469_8"><text:s/></text:span><text:span text:style-name="T469_9">redirected</text:span><text:span text:style-name="T469_10"><text:s/></text:span><text:span text:style-name="T469_11">to</text:span><text:span text:style-name="T469_12"><text:s/></text:span><text:span text:style-name="T469_13">the</text:span><text:span text:style-name="T469_14"><text:s/></text:span><text:span text:style-name="T469_15">page</text:span><text:span text:style-name="T469_16"><text:s/></text:span><text:span text:style-name="T469_17">of</text:span><text:span text:style-name="T469_18"><text:s/></text:span><text:span text:style-name="T469_19">the</text:span><text:span text:style-name="T469_20"><text:s/></text:span><text:span text:style-name="T469_21">product</text:span></text:p>
          </table:table-cell>
        </table:table-row>
      </table:table>
      <text:p text:style-name="P470"/>
      <text:p text:style-name="P471"/>
      <text:p text:style-name="P472"><text:span text:style-name="T472_1">Sunny</text:span><text:span text:style-name="T472_2"><text:s/></text:span><text:span text:style-name="T472_3">Case</text:span></text:p>
      <table:table table:style-name="Table11">
        <table:table-column table:style-name="Column21"/>
        <table:table-column table:style-name="Column22"/>
        <table:table-row table:style-name="Row41">
          <table:table-cell table:style-name="Cell81">
            <text:p text:style-name="P473"><text:span text:style-name="T473_1">Scenario</text:span></text:p>
          </table:table-cell>
          <table:table-cell table:style-name="Cell82">
            <text:p text:style-name="P474"><text:span text:style-name="T474_1">Search</text:span></text:p>
          </table:table-cell>
        </table:table-row>
        <table:table-row table:style-name="Row42">
          <table:table-cell table:style-name="Cell83">
            <text:p text:style-name="P475"><text:span text:style-name="T475_1">Given</text:span></text:p>
          </table:table-cell>
          <table:table-cell table:style-name="Cell84">
            <text:p text:style-name="P476"><text:span text:style-name="T476_1">the</text:span><text:span text:style-name="T476_2"><text:s/></text:span><text:span text:style-name="T476_3">user</text:span><text:span text:style-name="T476_4"><text:s/></text:span><text:span text:style-name="T476_5">is</text:span><text:span text:style-name="T476_6"><text:s/></text:span><text:span text:style-name="T476_7">in</text:span><text:span text:style-name="T476_8"><text:s/></text:span><text:span text:style-name="T476_9">a</text:span><text:span text:style-name="T476_10"><text:s/></text:span><text:span text:style-name="T476_11">page</text:span><text:span text:style-name="T476_12"><text:s/></text:span><text:span text:style-name="T476_13">that</text:span><text:span text:style-name="T476_14"><text:s/></text:span><text:span text:style-name="T476_15">the</text:span><text:span text:style-name="T476_16"><text:s/></text:span><text:span text:style-name="T476_17">search</text:span><text:span text:style-name="T476_18"><text:s/></text:span><text:span text:style-name="T476_19">bar</text:span><text:span text:style-name="T476_20"><text:s/></text:span><text:span text:style-name="T476_21">is</text:span><text:span text:style-name="T476_22"><text:s/></text:span><text:span text:style-name="T476_23">visible</text:span></text:p>
          </table:table-cell>
        </table:table-row>
        <table:table-row table:style-name="Row43">
          <table:table-cell table:style-name="Cell85">
            <text:p text:style-name="P477"><text:span text:style-name="T477_1">When</text:span></text:p>
          </table:table-cell>
          <table:table-cell table:style-name="Cell86">
            <text:p text:style-name="P478"><text:span text:style-name="T478_1">the</text:span><text:span text:style-name="T478_2"><text:s/></text:span><text:span text:style-name="T478_3">user</text:span><text:span text:style-name="T478_4"><text:s/></text:span><text:span text:style-name="T478_5">types</text:span><text:span text:style-name="T478_6"><text:s/></text:span><text:span text:style-name="T478_7">in</text:span><text:span text:style-name="T478_8"><text:s/></text:span><text:span text:style-name="T478_9">a</text:span><text:span text:style-name="T478_10"><text:s/></text:span><text:span text:style-name="T478_11">keyword</text:span><text:span text:style-name="T478_12"><text:s/></text:span><text:span text:style-name="T478_13">in</text:span><text:span text:style-name="T478_14"><text:s/></text:span><text:span text:style-name="T478_15">the</text:span><text:span text:style-name="T478_16"><text:s/></text:span><text:span text:style-name="T478_17">search</text:span><text:span text:style-name="T478_18"><text:s/></text:span><text:span text:style-name="T478_19">bar</text:span><text:span text:style-name="T478_20"><text:s/></text:span><text:span text:style-name="T478_21">and</text:span><text:span text:style-name="T478_22"><text:s/></text:span><text:span text:style-name="T478_23">pressed</text:span><text:span text:style-name="T478_24"><text:s/></text:span><text:span text:style-name="T478_25">enter</text:span></text:p>
          </table:table-cell>
        </table:table-row>
        <table:table-row table:style-name="Row44">
          <table:table-cell table:style-name="Cell87">
            <text:p text:style-name="P479"><text:span text:style-name="T479_1">Then</text:span></text:p>
          </table:table-cell>
          <table:table-cell table:style-name="Cell88">
            <text:p text:style-name="P480"><text:span text:style-name="T480_1">the</text:span><text:span text:style-name="T480_2"><text:s/></text:span><text:span text:style-name="T480_3">user</text:span><text:span text:style-name="T480_4"><text:s/></text:span><text:span text:style-name="T480_5">will</text:span><text:span text:style-name="T480_6"><text:s/></text:span><text:span text:style-name="T480_7">be</text:span><text:span text:style-name="T480_8"><text:s/></text:span><text:span text:style-name="T480_9">redirected</text:span><text:span text:style-name="T480_10"><text:s/></text:span><text:span text:style-name="T480_11">to</text:span><text:span text:style-name="T480_12"><text:s/></text:span><text:span text:style-name="T480_13">a</text:span><text:span text:style-name="T480_14"><text:s/></text:span><text:span text:style-name="T480_15">page</text:span><text:span text:style-name="T480_16"><text:s/></text:span><text:span text:style-name="T480_17">showing</text:span><text:span text:style-name="T480_18"><text:s/></text:span><text:span text:style-name="T480_19">all</text:span><text:span text:style-name="T480_20"><text:s/></text:span><text:span text:style-name="T480_21">the</text:span><text:span text:style-name="T480_22"><text:s/></text:span><text:span text:style-name="T480_23">results</text:span><text:span text:style-name="T480_24"><text:s/></text:span><text:span text:style-name="T480_25">of</text:span><text:span text:style-name="T480_26"><text:s/></text:span><text:span text:style-name="T480_27">the</text:span><text:span text:style-name="T480_28"><text:s/></text:span><text:span text:style-name="T480_29">search</text:span></text:p>
          </table:table-cell>
        </table:table-row>
      </table:table>
      <text:p text:style-name="P481"/>
      <text:p text:style-name="P482"/>
      <text:p text:style-name="P483"><text:span text:style-name="T483_1">Rainy</text:span><text:span text:style-name="T483_2"><text:s/></text:span><text:span text:style-name="T483_3">Case</text:span></text:p>
      <table:table table:style-name="Table12">
        <table:table-column table:style-name="Column23"/>
        <table:table-column table:style-name="Column24"/>
        <table:table-row table:style-name="Row45">
          <table:table-cell table:style-name="Cell89">
            <text:p text:style-name="P484"><text:span text:style-name="T484_1">Scenario</text:span></text:p>
          </table:table-cell>
          <table:table-cell table:style-name="Cell90">
            <text:p text:style-name="P485"><text:span text:style-name="T485_1">Search</text:span></text:p>
          </table:table-cell>
        </table:table-row>
        <table:table-row table:style-name="Row46">
          <table:table-cell table:style-name="Cell91">
            <text:p text:style-name="P486"><text:span text:style-name="T486_1">Given</text:span></text:p>
          </table:table-cell>
          <table:table-cell table:style-name="Cell92">
            <text:p text:style-name="P487"><text:span text:style-name="T487_1">the</text:span><text:span text:style-name="T487_2"><text:s/></text:span><text:span text:style-name="T487_3">user</text:span><text:span text:style-name="T487_4"><text:s/></text:span><text:span text:style-name="T487_5">is</text:span><text:span text:style-name="T487_6"><text:s/></text:span><text:span text:style-name="T487_7">in</text:span><text:span text:style-name="T487_8"><text:s/></text:span><text:span text:style-name="T487_9">a</text:span><text:span text:style-name="T487_10"><text:s/></text:span><text:span text:style-name="T487_11">page</text:span><text:span text:style-name="T487_12"><text:s/></text:span><text:span text:style-name="T487_13">that</text:span><text:span text:style-name="T487_14"><text:s/></text:span><text:span text:style-name="T487_15">the</text:span><text:span text:style-name="T487_16"><text:s/></text:span><text:span text:style-name="T487_17">search</text:span><text:span text:style-name="T487_18"><text:s/></text:span><text:span text:style-name="T487_19">bar</text:span><text:span text:style-name="T487_20"><text:s/></text:span><text:span text:style-name="T487_21">is</text:span><text:span text:style-name="T487_22"><text:s/></text:span><text:span text:style-name="T487_23">visible</text:span></text:p>
          </table:table-cell>
        </table:table-row>
        <table:table-row table:style-name="Row47">
          <table:table-cell table:style-name="Cell93">
            <text:p text:style-name="P488"><text:span text:style-name="T488_1">When</text:span></text:p>
          </table:table-cell>
          <table:table-cell table:style-name="Cell94">
            <text:p text:style-name="P489"><text:span text:style-name="T489_1">the</text:span><text:span text:style-name="T489_2"><text:s/></text:span><text:span text:style-name="T489_3">user</text:span><text:span text:style-name="T489_4"><text:s/></text:span><text:span text:style-name="T489_5">types</text:span><text:span text:style-name="T489_6"><text:s/></text:span><text:span text:style-name="T489_7">in</text:span><text:span text:style-name="T489_8"><text:s/></text:span><text:span text:style-name="T489_9">a</text:span><text:span text:style-name="T489_10"><text:s/></text:span><text:span text:style-name="T489_11">keyword</text:span><text:span text:style-name="T489_12"><text:s/></text:span><text:span text:style-name="T489_13">in</text:span><text:span text:style-name="T489_14"><text:s/></text:span><text:span text:style-name="T489_15">the</text:span><text:span text:style-name="T489_16"><text:s/></text:span><text:span text:style-name="T489_17">search</text:span><text:span text:style-name="T489_18"><text:s/></text:span><text:span text:style-name="T489_19">bar</text:span><text:span text:style-name="T489_20"><text:s/></text:span><text:span text:style-name="T489_21">and</text:span><text:span text:style-name="T489_22"><text:s/></text:span><text:span text:style-name="T489_23">pressed</text:span><text:span text:style-name="T489_24"><text:s/></text:span><text:span text:style-name="T489_25">enter</text:span><text:span text:style-name="T489_26"><text:s/></text:span><text:span text:style-name="T489_27">and</text:span><text:span text:style-name="T489_28"><text:s/></text:span><text:span text:style-name="T489_29">there</text:span><text:span text:style-name="T489_30"><text:s/></text:span><text:span text:style-name="T489_31">are</text:span><text:span text:style-name="T489_32"><text:s/></text:span><text:span text:style-name="T489_33">no</text:span><text:span text:style-name="T489_34"><text:s/></text:span><text:span text:style-name="T489_35">results</text:span></text:p>
          </table:table-cell>
        </table:table-row>
        <table:table-row table:style-name="Row48">
          <table:table-cell table:style-name="Cell95">
            <text:p text:style-name="P490"><text:span text:style-name="T490_1">Then</text:span></text:p>
          </table:table-cell>
          <table:table-cell table:style-name="Cell96">
            <text:p text:style-name="P491"><text:span text:style-name="T491_1">the</text:span><text:span text:style-name="T491_2"><text:s/></text:span><text:span text:style-name="T491_3">user</text:span><text:span text:style-name="T491_4"><text:s/></text:span><text:span text:style-name="T491_5">is</text:span><text:span text:style-name="T491_6"><text:s/></text:span><text:span text:style-name="T491_7">redirected</text:span><text:span text:style-name="T491_8"><text:s/></text:span><text:span text:style-name="T491_9">to</text:span><text:span text:style-name="T491_10"><text:s/></text:span><text:span text:style-name="T491_11">a</text:span><text:span text:style-name="T491_12"><text:s/></text:span><text:span text:style-name="T491_13">page</text:span><text:span text:style-name="T491_14"><text:s/></text:span><text:span text:style-name="T491_15">saying</text:span><text:span text:style-name="T491_16"><text:s/></text:span><text:span text:style-name="T491_17">that</text:span><text:span text:style-name="T491_18"><text:s/></text:span><text:span text:style-name="T491_19">there</text:span><text:span text:style-name="T491_20"><text:s/></text:span><text:span text:style-name="T491_21">are</text:span><text:span text:style-name="T491_22"><text:s/></text:span><text:span text:style-name="T491_23">no</text:span><text:span text:style-name="T491_24"><text:s/></text:span><text:span text:style-name="T491_25">results</text:span></text:p>
          </table:table-cell>
        </table:table-row>
      </table:table>
      <text:p text:style-name="P492"/>
      <text:p text:style-name="P493"><text:span text:style-name="T493_1">Sunny</text:span><text:span text:style-name="T493_2"><text:s/></text:span><text:span text:style-name="T493_3">Case</text:span></text:p>
      <table:table table:style-name="Table13">
        <table:table-column table:style-name="Column25"/>
        <table:table-column table:style-name="Column26"/>
        <table:table-row table:style-name="Row49">
          <table:table-cell table:style-name="Cell97">
            <text:p text:style-name="P494"><text:span text:style-name="T494_1">Scenario</text:span></text:p>
          </table:table-cell>
          <table:table-cell table:style-name="Cell98">
            <text:p text:style-name="P495"><text:span text:style-name="T495_1">Add</text:span><text:span text:style-name="T495_2"><text:s/></text:span><text:span text:style-name="T495_3">to</text:span><text:span text:style-name="T495_4"><text:s/></text:span><text:span text:style-name="T495_5">cart</text:span><text:span text:style-name="T495_6"><text:s/></text:span></text:p>
          </table:table-cell>
        </table:table-row>
        <table:table-row table:style-name="Row50">
          <table:table-cell table:style-name="Cell99">
            <text:p text:style-name="P496"><text:span text:style-name="T496_1">Given</text:span></text:p>
          </table:table-cell>
          <table:table-cell table:style-name="Cell100">
            <text:p text:style-name="P497"><text:span text:style-name="T497_1">the</text:span><text:span text:style-name="T497_2"><text:s/></text:span><text:span text:style-name="T497_3">user</text:span><text:span text:style-name="T497_4"><text:s/></text:span><text:span text:style-name="T497_5">is</text:span><text:span text:style-name="T497_6"><text:s/></text:span><text:span text:style-name="T497_7">logged</text:span><text:span text:style-name="T497_8"><text:s/></text:span><text:span text:style-name="T497_9">in</text:span><text:span text:style-name="T497_10"><text:s/></text:span><text:span text:style-name="T497_11">and</text:span><text:span text:style-name="T497_12"><text:s/></text:span><text:span text:style-name="T497_13">is</text:span><text:span text:style-name="T497_14"><text:s/></text:span><text:span text:style-name="T497_15">on</text:span><text:span text:style-name="T497_16"><text:s/></text:span><text:span text:style-name="T497_17">the</text:span><text:span text:style-name="T497_18"><text:s/></text:span><text:span text:style-name="T497_19">product</text:span><text:span text:style-name="T497_20"><text:s/></text:span><text:span text:style-name="T497_21">page</text:span></text:p>
          </table:table-cell>
        </table:table-row>
        <table:table-row table:style-name="Row51">
          <table:table-cell table:style-name="Cell101">
            <text:p text:style-name="P498"><text:span text:style-name="T498_1">When</text:span></text:p>
          </table:table-cell>
          <table:table-cell table:style-name="Cell102">
            <text:p text:style-name="P499"><text:span text:style-name="T499_1">the</text:span><text:span text:style-name="T499_2"><text:s/></text:span><text:span text:style-name="T499_3">user</text:span><text:span text:style-name="T499_4"><text:s/></text:span><text:span text:style-name="T499_5">clicks</text:span><text:span text:style-name="T499_6"><text:s/></text:span><text:span text:style-name="T499_7">the</text:span><text:span text:style-name="T499_8"><text:s/></text:span><text:span text:style-name="T499_9">add</text:span><text:span text:style-name="T499_10"><text:s/></text:span><text:span text:style-name="T499_11">to</text:span><text:span text:style-name="T499_12"><text:s/></text:span><text:span text:style-name="T499_13">cart</text:span><text:span text:style-name="T499_14"><text:s/></text:span><text:span text:style-name="T499_15">button</text:span></text:p>
          </table:table-cell>
        </table:table-row>
        <table:table-row table:style-name="Row52">
          <table:table-cell table:style-name="Cell103">
            <text:p text:style-name="P500"><text:span text:style-name="T500_1">Then</text:span></text:p>
          </table:table-cell>
          <table:table-cell table:style-name="Cell104">
            <text:p text:style-name="P501"><text:span text:style-name="T501_1">the</text:span><text:span text:style-name="T501_2"><text:s/></text:span><text:span text:style-name="T501_3">product</text:span><text:span text:style-name="T501_4"><text:s/></text:span><text:span text:style-name="T501_5">will</text:span><text:span text:style-name="T501_6"><text:s/></text:span><text:span text:style-name="T501_7">be</text:span><text:span text:style-name="T501_8"><text:s/></text:span><text:span text:style-name="T501_9">added</text:span><text:span text:style-name="T501_10"><text:s/></text:span><text:span text:style-name="T501_11">to</text:span><text:span text:style-name="T501_12"><text:s/></text:span><text:span text:style-name="T501_13">the</text:span><text:span text:style-name="T501_14"><text:s/></text:span><text:span text:style-name="T501_15">cart</text:span><text:span text:style-name="T501_16"><text:s/></text:span><text:span text:style-name="T501_17">of</text:span><text:span text:style-name="T501_18"><text:s/></text:span><text:span text:style-name="T501_19">the</text:span><text:span text:style-name="T501_20"><text:s/></text:span><text:span text:style-name="T501_21">user</text:span></text:p>
          </table:table-cell>
        </table:table-row>
      </table:table>
      <text:p text:style-name="P502"/>
      <text:p text:style-name="P503"/>
      <text:p text:style-name="P504"><text:span text:style-name="T504_1">Rainy</text:span><text:span text:style-name="T504_2"><text:s/></text:span><text:span text:style-name="T504_3">Case</text:span></text:p>
      <table:table table:style-name="Table14">
        <table:table-column table:style-name="Column27"/>
        <table:table-column table:style-name="Column28"/>
        <table:table-row table:style-name="Row53">
          <table:table-cell table:style-name="Cell105">
            <text:p text:style-name="P505"><text:span text:style-name="T505_1">Scenario</text:span></text:p>
          </table:table-cell>
          <table:table-cell table:style-name="Cell106">
            <text:p text:style-name="P506"><text:span text:style-name="T506_1">Add</text:span><text:span text:style-name="T506_2"><text:s/></text:span><text:span text:style-name="T506_3">to</text:span><text:span text:style-name="T506_4"><text:s/></text:span><text:span text:style-name="T506_5">cart</text:span><text:span text:style-name="T506_6"><text:s/></text:span></text:p>
          </table:table-cell>
        </table:table-row>
        <table:table-row table:style-name="Row54">
          <table:table-cell table:style-name="Cell107">
            <text:p text:style-name="P507"><text:span text:style-name="T507_1">Given</text:span></text:p>
          </table:table-cell>
          <table:table-cell table:style-name="Cell108">
            <text:p text:style-name="P508"><text:span text:style-name="T508_1">a</text:span><text:span text:style-name="T508_2"><text:s/></text:span><text:span text:style-name="T508_3">user</text:span><text:span text:style-name="T508_4"><text:s/></text:span><text:span text:style-name="T508_5">that</text:span><text:span text:style-name="T508_6"><text:s/></text:span><text:span text:style-name="T508_7">is</text:span><text:span text:style-name="T508_8"><text:s/></text:span><text:span text:style-name="T508_9">not</text:span><text:span text:style-name="T508_10"><text:s/></text:span><text:span text:style-name="T508_11">logged</text:span><text:span text:style-name="T508_12"><text:s/></text:span><text:span text:style-name="T508_13">in</text:span></text:p>
          </table:table-cell>
        </table:table-row>
        <table:table-row table:style-name="Row55">
          <table:table-cell table:style-name="Cell109">
            <text:p text:style-name="P509"><text:span text:style-name="T509_1">When</text:span></text:p>
          </table:table-cell>
          <table:table-cell table:style-name="Cell110">
            <text:p text:style-name="P510"><text:span text:style-name="T510_1">the</text:span><text:span text:style-name="T510_2"><text:s/></text:span><text:span text:style-name="T510_3">user</text:span><text:span text:style-name="T510_4"><text:s/></text:span><text:span text:style-name="T510_5">clicks</text:span><text:span text:style-name="T510_6"><text:s/></text:span><text:span text:style-name="T510_7">the</text:span><text:span text:style-name="T510_8"><text:s/></text:span><text:span text:style-name="T510_9">add</text:span><text:span text:style-name="T510_10"><text:s/></text:span><text:span text:style-name="T510_11">to</text:span><text:span text:style-name="T510_12"><text:s/></text:span><text:span text:style-name="T510_13">cart</text:span><text:span text:style-name="T510_14"><text:s/></text:span><text:span text:style-name="T510_15">button</text:span></text:p>
          </table:table-cell>
        </table:table-row>
        <table:table-row table:style-name="Row56">
          <table:table-cell table:style-name="Cell111">
            <text:p text:style-name="P511"><text:span text:style-name="T511_1">Then</text:span></text:p>
          </table:table-cell>
          <table:table-cell table:style-name="Cell112">
            <text:p text:style-name="P512"><text:span text:style-name="T512_1">there</text:span><text:span text:style-name="T512_2"><text:s/></text:span><text:span text:style-name="T512_3">will</text:span><text:span text:style-name="T512_4"><text:s/></text:span><text:span text:style-name="T512_5">be</text:span><text:span text:style-name="T512_6"><text:s/></text:span><text:span text:style-name="T512_7">a</text:span><text:span text:style-name="T512_8"><text:s/></text:span><text:span text:style-name="T512_9">prompt</text:span><text:span text:style-name="T512_10"><text:s/></text:span><text:span text:style-name="T512_11">saying</text:span><text:span text:style-name="T512_12"><text:s/></text:span><text:span text:style-name="T512_13">that</text:span><text:span text:style-name="T512_14"><text:s/></text:span><text:span text:style-name="T512_15">the</text:span><text:span text:style-name="T512_16"><text:s/></text:span><text:span text:style-name="T512_17">user</text:span><text:span text:style-name="T512_18"><text:s/></text:span><text:span text:style-name="T512_19">needs</text:span><text:span text:style-name="T512_20"><text:s/></text:span><text:span text:style-name="T512_21">to</text:span><text:span text:style-name="T512_22"><text:s/></text:span><text:span text:style-name="T512_23">be</text:span><text:span text:style-name="T512_24"><text:s/></text:span><text:span text:style-name="T512_25">logged</text:span><text:span text:style-name="T512_26"><text:s/></text:span><text:span text:style-name="T512_27">in</text:span></text:p>
          </table:table-cell>
        </table:table-row>
      </table:table>
      <text:p text:style-name="P513"/>
      <text:p text:style-name="P514"><text:span text:style-name="T514_1">Sunny</text:span><text:span text:style-name="T514_2"><text:s/></text:span><text:span text:style-name="T514_3">Case</text:span></text:p>
      <table:table table:style-name="Table15">
        <table:table-column table:style-name="Column29"/>
        <table:table-column table:style-name="Column30"/>
        <table:table-row table:style-name="Row57">
          <table:table-cell table:style-name="Cell113">
            <text:p text:style-name="P515"><text:span text:style-name="T515_1">Scenario</text:span></text:p>
          </table:table-cell>
          <table:table-cell table:style-name="Cell114">
            <text:p text:style-name="P516"><text:span text:style-name="T516_1">Add</text:span><text:span text:style-name="T516_2"><text:s/></text:span><text:span text:style-name="T516_3">Product</text:span><text:span text:style-name="T516_4"><text:s/></text:span><text:span text:style-name="T516_5">Feedback</text:span></text:p>
          </table:table-cell>
        </table:table-row>
        <table:table-row table:style-name="Row58">
          <table:table-cell table:style-name="Cell115">
            <text:p text:style-name="P517"><text:span text:style-name="T517_1">Given</text:span></text:p>
          </table:table-cell>
          <table:table-cell table:style-name="Cell116">
            <text:p text:style-name="P518"><text:span text:style-name="T518_1">a</text:span><text:span text:style-name="T518_2"><text:s/></text:span><text:span text:style-name="T518_3">product</text:span><text:span text:style-name="T518_4"><text:s/></text:span><text:span text:style-name="T518_5">with</text:span><text:span text:style-name="T518_6"><text:s/></text:span><text:span text:style-name="T518_7">details</text:span></text:p>
          </table:table-cell>
        </table:table-row>
        <table:table-row table:style-name="Row59">
          <table:table-cell table:style-name="Cell117">
            <text:p text:style-name="P519"><text:span text:style-name="T519_1">When</text:span></text:p>
          </table:table-cell>
          <table:table-cell table:style-name="Cell118">
            <text:p text:style-name="P520"><text:span text:style-name="T520_1">the</text:span><text:span text:style-name="T520_2"><text:s/></text:span><text:span text:style-name="T520_3">user</text:span><text:span text:style-name="T520_4"><text:s/></text:span><text:span text:style-name="T520_5">fills</text:span><text:span text:style-name="T520_6"><text:s/></text:span><text:span text:style-name="T520_7">up</text:span><text:span text:style-name="T520_8"><text:s/></text:span><text:span text:style-name="T520_9">the</text:span><text:span text:style-name="T520_10"><text:s/></text:span><text:span text:style-name="T520_11">form</text:span><text:span text:style-name="T520_12"><text:s/></text:span><text:span text:style-name="T520_13">successfully</text:span><text:span text:style-name="T520_14"><text:s/></text:span><text:span text:style-name="T520_15">and</text:span><text:span text:style-name="T520_16"><text:s/></text:span><text:span text:style-name="T520_17">clicks</text:span><text:span text:style-name="T520_18"><text:s/></text:span><text:span text:style-name="T520_19">the</text:span><text:span text:style-name="T520_20"><text:s/></text:span><text:span text:style-name="T520_21">submit</text:span><text:span text:style-name="T520_22"><text:s/></text:span><text:span text:style-name="T520_23">button</text:span></text:p>
          </table:table-cell>
        </table:table-row>
        <table:table-row table:style-name="Row60">
          <table:table-cell table:style-name="Cell119">
            <text:p text:style-name="P521"><text:span text:style-name="T521_1">Then</text:span></text:p>
          </table:table-cell>
          <table:table-cell table:style-name="Cell120">
            <text:p text:style-name="P522"><text:span text:style-name="T522_1">the</text:span><text:span text:style-name="T522_2"><text:s/></text:span><text:span text:style-name="T522_3">feedback</text:span><text:span text:style-name="T522_4"><text:s/></text:span><text:span text:style-name="T522_5">the</text:span><text:span text:style-name="T522_6"><text:s/></text:span><text:span text:style-name="T522_7">user</text:span><text:span text:style-name="T522_8"><text:s/></text:span><text:span text:style-name="T522_9">wrote</text:span><text:span text:style-name="T522_10"><text:s/></text:span><text:span text:style-name="T522_11">will</text:span><text:span text:style-name="T522_12"><text:s/></text:span><text:span text:style-name="T522_13">be</text:span><text:span text:style-name="T522_14"><text:s/></text:span><text:span text:style-name="T522_15">posted</text:span><text:span text:style-name="T522_16"><text:s/></text:span><text:span text:style-name="T522_17">on</text:span><text:span text:style-name="T522_18"><text:s/></text:span><text:span text:style-name="T522_19">the</text:span><text:span text:style-name="T522_20"><text:s/></text:span><text:span text:style-name="T522_21">feedback</text:span><text:span text:style-name="T522_22"><text:s/></text:span><text:span text:style-name="T522_23">portion</text:span><text:span text:style-name="T522_24"><text:s/></text:span><text:span text:style-name="T522_25">of</text:span><text:span text:style-name="T522_26"><text:s/></text:span><text:span text:style-name="T522_27">the</text:span><text:span text:style-name="T522_28"><text:s/></text:span><text:span text:style-name="T522_29">product</text:span><text:span text:style-name="T522_30"><text:s/></text:span><text:span text:style-name="T522_31">page</text:span></text:p>
          </table:table-cell>
        </table:table-row>
      </table:table>
      <text:p text:style-name="P523"/>
      <text:p text:style-name="P524"/>
      <text:p text:style-name="P525"><text:span text:style-name="T525_1">Rainy</text:span><text:span text:style-name="T525_2"><text:s/></text:span><text:span text:style-name="T525_3">Case</text:span></text:p>
      <table:table table:style-name="Table16">
        <table:table-column table:style-name="Column31"/>
        <table:table-column table:style-name="Column32"/>
        <table:table-row table:style-name="Row61">
          <table:table-cell table:style-name="Cell121">
            <text:p text:style-name="P526"><text:span text:style-name="T526_1">Scenario</text:span></text:p>
          </table:table-cell>
          <table:table-cell table:style-name="Cell122">
            <text:p text:style-name="P527"><text:span text:style-name="T527_1">Add</text:span><text:span text:style-name="T527_2"><text:s/></text:span><text:span text:style-name="T527_3">Product</text:span><text:span text:style-name="T527_4"><text:s/></text:span><text:span text:style-name="T527_5">Feedback</text:span></text:p>
          </table:table-cell>
        </table:table-row>
        <table:table-row table:style-name="Row62">
          <table:table-cell table:style-name="Cell123">
            <text:p text:style-name="P528"><text:span text:style-name="T528_1">Given</text:span></text:p>
          </table:table-cell>
          <table:table-cell table:style-name="Cell124">
            <text:p text:style-name="P529"><text:span text:style-name="T529_1">the</text:span><text:span text:style-name="T529_2"><text:s/></text:span><text:span text:style-name="T529_3">written</text:span><text:span text:style-name="T529_4"><text:s/></text:span><text:span text:style-name="T529_5">feedback</text:span><text:span text:style-name="T529_6"><text:s/></text:span><text:span text:style-name="T529_7">is</text:span><text:span text:style-name="T529_8"><text:s/></text:span><text:span text:style-name="T529_9">already</text:span><text:span text:style-name="T529_10"><text:s/></text:span><text:span text:style-name="T529_11">past</text:span><text:span text:style-name="T529_12"><text:s/>500<text:s/></text:span><text:span text:style-name="T529_13">characters</text:span></text:p>
          </table:table-cell>
        </table:table-row>
        <table:table-row table:style-name="Row63">
          <table:table-cell table:style-name="Cell125">
            <text:p text:style-name="P530"><text:span text:style-name="T530_1">When</text:span></text:p>
          </table:table-cell>
          <table:table-cell table:style-name="Cell126">
            <text:p text:style-name="P531"><text:span text:style-name="T531_1">the</text:span><text:span text:style-name="T531_2"><text:s/></text:span><text:span text:style-name="T531_3">user</text:span><text:span text:style-name="T531_4"><text:s/></text:span><text:span text:style-name="T531_5">clicks</text:span><text:span text:style-name="T531_6"><text:s/></text:span><text:span text:style-name="T531_7">the</text:span><text:span text:style-name="T531_8"><text:s/></text:span><text:span text:style-name="T531_9">submit</text:span><text:span text:style-name="T531_10"><text:s/></text:span><text:span text:style-name="T531_11">button</text:span><text:span text:style-name="T531_12"><text:s/></text:span></text:p>
          </table:table-cell>
        </table:table-row>
        <table:table-row table:style-name="Row64">
          <table:table-cell table:style-name="Cell127">
            <text:p text:style-name="P532"><text:span text:style-name="T532_1">Then</text:span></text:p>
          </table:table-cell>
          <table:table-cell table:style-name="Cell128">
            <text:p text:style-name="P533"><text:span text:style-name="T533_1">there</text:span><text:span text:style-name="T533_2"><text:s/></text:span><text:span text:style-name="T533_3">will</text:span><text:span text:style-name="T533_4"><text:s/></text:span><text:span text:style-name="T533_5">be</text:span><text:span text:style-name="T533_6"><text:s/></text:span><text:span text:style-name="T533_7">a</text:span><text:span text:style-name="T533_8"><text:s/></text:span><text:span text:style-name="T533_9">prompt</text:span><text:span text:style-name="T533_10"><text:s/></text:span><text:span text:style-name="T533_11">saying</text:span><text:span text:style-name="T533_12"><text:s/></text:span><text:span text:style-name="T533_13">the</text:span><text:span text:style-name="T533_14"><text:s/></text:span><text:span text:style-name="T533_15">feedback</text:span><text:span text:style-name="T533_16"><text:s/></text:span><text:span text:style-name="T533_17">is</text:span><text:span text:style-name="T533_18"><text:s/></text:span><text:span text:style-name="T533_19">over</text:span><text:span text:style-name="T533_20"><text:s/></text:span><text:span text:style-name="T533_21">the</text:span><text:span text:style-name="T533_22"><text:s/></text:span><text:span text:style-name="T533_23">limit</text:span></text:p>
          </table:table-cell>
        </table:table-row>
      </table:table>
      <text:p text:style-name="P534"/>
      <text:p text:style-name="P535"><text:span text:style-name="T535_1">Sunny</text:span><text:span text:style-name="T535_2"><text:s/></text:span><text:span text:style-name="T535_3">Case</text:span></text:p>
      <table:table table:style-name="Table17">
        <table:table-column table:style-name="Column33"/>
        <table:table-column table:style-name="Column34"/>
        <table:table-row table:style-name="Row65">
          <table:table-cell table:style-name="Cell129">
            <text:p text:style-name="P536"><text:span text:style-name="T536_1">Scenario</text:span></text:p>
          </table:table-cell>
          <table:table-cell table:style-name="Cell130">
            <text:p text:style-name="P537"><text:span text:style-name="T537_1">Add</text:span><text:span text:style-name="T537_2"><text:s/></text:span><text:span text:style-name="T537_3">to</text:span><text:span text:style-name="T537_4"><text:s/></text:span><text:span text:style-name="T537_5">favorites</text:span><text:span text:style-name="T537_6"><text:s/></text:span></text:p>
          </table:table-cell>
        </table:table-row>
        <table:table-row table:style-name="Row66">
          <table:table-cell table:style-name="Cell131">
            <text:p text:style-name="P538"><text:span text:style-name="T538_1">Given</text:span></text:p>
          </table:table-cell>
          <table:table-cell table:style-name="Cell132">
            <text:p text:style-name="P539"><text:span text:style-name="T539_1">a</text:span><text:span text:style-name="T539_2"><text:s/></text:span><text:span text:style-name="T539_3">product</text:span><text:span text:style-name="T539_4"><text:s/></text:span><text:span text:style-name="T539_5">in</text:span><text:span text:style-name="T539_6"><text:s/></text:span><text:span text:style-name="T539_7">the</text:span><text:span text:style-name="T539_8"><text:s/></text:span><text:span text:style-name="T539_9">website</text:span></text:p>
          </table:table-cell>
        </table:table-row>
        <table:table-row table:style-name="Row67">
          <table:table-cell table:style-name="Cell133">
            <text:p text:style-name="P540"><text:span text:style-name="T540_1">When</text:span></text:p>
          </table:table-cell>
          <table:table-cell table:style-name="Cell134">
            <text:p text:style-name="P541"><text:span text:style-name="T541_1">the</text:span><text:span text:style-name="T541_2"><text:s/></text:span><text:span text:style-name="T541_3">user</text:span><text:span text:style-name="T541_4"><text:s/></text:span><text:span text:style-name="T541_5">clicks</text:span><text:span text:style-name="T541_6"><text:s/></text:span><text:span text:style-name="T541_7">the</text:span><text:span text:style-name="T541_8"><text:s/></text:span><text:span text:style-name="T541_9">heart</text:span><text:span text:style-name="T541_10"><text:s/></text:span><text:span text:style-name="T541_11">icon</text:span><text:span text:style-name="T541_12"><text:s/></text:span><text:span text:style-name="T541_13">in</text:span><text:span text:style-name="T541_14"><text:s/></text:span><text:span text:style-name="T541_15">the</text:span><text:span text:style-name="T541_16"><text:s/></text:span><text:span text:style-name="T541_17">product</text:span><text:span text:style-name="T541_18"><text:s/></text:span><text:span text:style-name="T541_19">page</text:span></text:p>
          </table:table-cell>
        </table:table-row>
        <table:table-row table:style-name="Row68">
          <table:table-cell table:style-name="Cell135">
            <text:p text:style-name="P542"><text:span text:style-name="T542_1">Then</text:span></text:p>
          </table:table-cell>
          <table:table-cell table:style-name="Cell136">
            <text:p text:style-name="P543"><text:span text:style-name="T543_1">then</text:span><text:span text:style-name="T543_2"><text:s/></text:span><text:span text:style-name="T543_3">product</text:span><text:span text:style-name="T543_4"><text:s/></text:span><text:span text:style-name="T543_5">will</text:span><text:span text:style-name="T543_6"><text:s/></text:span><text:span text:style-name="T543_7">be</text:span><text:span text:style-name="T543_8"><text:s/></text:span><text:span text:style-name="T543_9">added</text:span><text:span text:style-name="T543_10"><text:s/></text:span><text:span text:style-name="T543_11">to</text:span><text:span text:style-name="T543_12"><text:s/></text:span><text:span text:style-name="T543_13">the</text:span><text:span text:style-name="T543_14"><text:s/></text:span><text:span text:style-name="T543_15">user</text:span><text:span text:style-name="T543_16">’</text:span><text:span text:style-name="T543_17">s</text:span><text:span text:style-name="T543_18"><text:s/></text:span><text:span text:style-name="T543_19">wishlist</text:span></text:p>
          </table:table-cell>
        </table:table-row>
      </table:table>
      <text:p text:style-name="P544"/>
      <text:p text:style-name="P545"/>
      <text:p text:style-name="P546"><text:span text:style-name="T546_1">Rainy</text:span><text:span text:style-name="T546_2"><text:s/></text:span><text:span text:style-name="T546_3">Case</text:span></text:p>
      <table:table table:style-name="Table18">
        <table:table-column table:style-name="Column35"/>
        <table:table-column table:style-name="Column36"/>
        <table:table-row table:style-name="Row69">
          <table:table-cell table:style-name="Cell137">
            <text:p text:style-name="P547"><text:span text:style-name="T547_1">Scenario</text:span></text:p>
          </table:table-cell>
          <table:table-cell table:style-name="Cell138">
            <text:p text:style-name="P548"><text:span text:style-name="T548_1">Add</text:span><text:span text:style-name="T548_2"><text:s/></text:span><text:span text:style-name="T548_3">to</text:span><text:span text:style-name="T548_4"><text:s/></text:span><text:span text:style-name="T548_5">favorites</text:span><text:span text:style-name="T548_6"><text:s/></text:span></text:p>
          </table:table-cell>
        </table:table-row>
        <table:table-row table:style-name="Row70">
          <table:table-cell table:style-name="Cell139">
            <text:p text:style-name="P549"><text:span text:style-name="T549_1">Given</text:span></text:p>
          </table:table-cell>
          <table:table-cell table:style-name="Cell140">
            <text:p text:style-name="P550"><text:span text:style-name="T550_1">a</text:span><text:span text:style-name="T550_2"><text:s/></text:span><text:span text:style-name="T550_3">product</text:span><text:span text:style-name="T550_4"><text:s/></text:span><text:span text:style-name="T550_5">that</text:span><text:span text:style-name="T550_6"><text:s/></text:span><text:span text:style-name="T550_7">is</text:span><text:span text:style-name="T550_8"><text:s/></text:span><text:span text:style-name="T550_9">already</text:span><text:span text:style-name="T550_10"><text:s/></text:span><text:span text:style-name="T550_11">in</text:span><text:span text:style-name="T550_12"><text:s/></text:span><text:span text:style-name="T550_13">the</text:span><text:span text:style-name="T550_14"><text:s/></text:span><text:span text:style-name="T550_15">user</text:span><text:span text:style-name="T550_16">’</text:span><text:span text:style-name="T550_17">s</text:span><text:span text:style-name="T550_18"><text:s/></text:span><text:span text:style-name="T550_19">wishlist</text:span></text:p>
          </table:table-cell>
        </table:table-row>
        <table:table-row table:style-name="Row71">
          <table:table-cell table:style-name="Cell141">
            <text:p text:style-name="P551"><text:span text:style-name="T551_1">When</text:span></text:p>
          </table:table-cell>
          <table:table-cell table:style-name="Cell142">
            <text:p text:style-name="P552"><text:span text:style-name="T552_1">the</text:span><text:span text:style-name="T552_2"><text:s/></text:span><text:span text:style-name="T552_3">user</text:span><text:span text:style-name="T552_4"><text:s/></text:span><text:span text:style-name="T552_5">clicks</text:span><text:span text:style-name="T552_6"><text:s/></text:span><text:span text:style-name="T552_7">the</text:span><text:span text:style-name="T552_8"><text:s/></text:span><text:span text:style-name="T552_9">heart</text:span><text:span text:style-name="T552_10"><text:s/></text:span><text:span text:style-name="T552_11">icon</text:span><text:span text:style-name="T552_12"><text:s/></text:span><text:span text:style-name="T552_13">in</text:span><text:span text:style-name="T552_14"><text:s/></text:span><text:span text:style-name="T552_15">the</text:span><text:span text:style-name="T552_16"><text:s/></text:span><text:span text:style-name="T552_17">product</text:span><text:span text:style-name="T552_18"><text:s/></text:span><text:span text:style-name="T552_19">page</text:span></text:p>
          </table:table-cell>
        </table:table-row>
        <table:table-row table:style-name="Row72">
          <table:table-cell table:style-name="Cell143">
            <text:p text:style-name="P553"><text:span text:style-name="T553_1">Then</text:span></text:p>
          </table:table-cell>
          <table:table-cell table:style-name="Cell144">
            <text:p text:style-name="P554"><text:span text:style-name="T554_1">there</text:span><text:span text:style-name="T554_2"><text:s/></text:span><text:span text:style-name="T554_3">will</text:span><text:span text:style-name="T554_4"><text:s/></text:span><text:span text:style-name="T554_5">be</text:span><text:span text:style-name="T554_6"><text:s/></text:span><text:span text:style-name="T554_7">an</text:span><text:span text:style-name="T554_8"><text:s/></text:span><text:span text:style-name="T554_9">error</text:span><text:span text:style-name="T554_10"><text:s/></text:span><text:span text:style-name="T554_11">saying</text:span><text:span text:style-name="T554_12"><text:s/></text:span><text:span text:style-name="T554_13">the</text:span><text:span text:style-name="T554_14"><text:s/></text:span><text:span text:style-name="T554_15">product</text:span><text:span text:style-name="T554_16"><text:s/></text:span><text:span text:style-name="T554_17">is</text:span><text:span text:style-name="T554_18"><text:s/></text:span><text:span text:style-name="T554_19">already</text:span><text:span text:style-name="T554_20"><text:s/></text:span><text:span text:style-name="T554_21">in</text:span><text:span text:style-name="T554_22"><text:s/></text:span><text:span text:style-name="T554_23">the</text:span><text:span text:style-name="T554_24"><text:s/></text:span><text:span text:style-name="T554_25">user</text:span><text:span text:style-name="T554_26">’</text:span><text:span text:style-name="T554_27">s</text:span><text:span text:style-name="T554_28"><text:s/></text:span><text:span text:style-name="T554_29">favorites</text:span></text:p>
          </table:table-cell>
        </table:table-row>
      </table:table>
      <text:p text:style-name="P555"/>
      <text:p text:style-name="P556"><text:span text:style-name="T556_1">Sunny</text:span><text:span text:style-name="T556_2"><text:s/></text:span><text:span text:style-name="T556_3">Case</text:span></text:p>
      <table:table table:style-name="Table19">
        <table:table-column table:style-name="Column37"/>
        <table:table-column table:style-name="Column38"/>
        <table:table-row table:style-name="Row73">
          <table:table-cell table:style-name="Cell145">
            <text:p text:style-name="P557"><text:span text:style-name="T557_1">Scenario</text:span></text:p>
          </table:table-cell>
          <table:table-cell table:style-name="Cell146">
            <text:p text:style-name="P558"><text:span text:style-name="T558_1">Social</text:span><text:span text:style-name="T558_2"><text:s/></text:span><text:span text:style-name="T558_3">Sharing</text:span></text:p>
          </table:table-cell>
        </table:table-row>
        <table:table-row table:style-name="Row74">
          <table:table-cell table:style-name="Cell147">
            <text:p text:style-name="P559"><text:span text:style-name="T559_1">Given</text:span></text:p>
          </table:table-cell>
          <table:table-cell table:style-name="Cell148">
            <text:p text:style-name="P560"><text:span text:style-name="T560_1">an</text:span><text:span text:style-name="T560_2"><text:s/></text:span><text:span text:style-name="T560_3">existing</text:span><text:span text:style-name="T560_4"><text:s/></text:span><text:span text:style-name="T560_5">product</text:span><text:span text:style-name="T560_6"><text:s/></text:span></text:p>
          </table:table-cell>
        </table:table-row>
        <table:table-row table:style-name="Row75">
          <table:table-cell table:style-name="Cell149">
            <text:p text:style-name="P561"><text:span text:style-name="T561_1">When</text:span></text:p>
          </table:table-cell>
          <table:table-cell table:style-name="Cell150">
            <text:p text:style-name="P562"><text:span text:style-name="T562_1">the</text:span><text:span text:style-name="T562_2"><text:s/></text:span><text:span text:style-name="T562_3">user</text:span><text:span text:style-name="T562_4"><text:s/></text:span><text:span text:style-name="T562_5">clicks</text:span><text:span text:style-name="T562_6"><text:s/></text:span><text:span text:style-name="T562_7">the</text:span><text:span text:style-name="T562_8"><text:s/></text:span><text:span text:style-name="T562_9">icon</text:span><text:span text:style-name="T562_10"><text:s/></text:span><text:span text:style-name="T562_11">of</text:span><text:span text:style-name="T562_12"><text:s/></text:span><text:span text:style-name="T562_13">a</text:span><text:span text:style-name="T562_14"><text:s/></text:span><text:span text:style-name="T562_15">social</text:span><text:span text:style-name="T562_16"><text:s/></text:span><text:span text:style-name="T562_17">media</text:span><text:span text:style-name="T562_18"><text:s/></text:span><text:span text:style-name="T562_19">site</text:span></text:p>
          </table:table-cell>
        </table:table-row>
        <table:table-row table:style-name="Row76">
          <table:table-cell table:style-name="Cell151">
            <text:p text:style-name="P563"><text:span text:style-name="T563_1">Then</text:span></text:p>
          </table:table-cell>
          <table:table-cell table:style-name="Cell152">
            <text:p text:style-name="P564"><text:span text:style-name="T564_1">the</text:span><text:span text:style-name="T564_2"><text:s/></text:span><text:span text:style-name="T564_3">product</text:span><text:span text:style-name="T564_4"><text:s/></text:span><text:span text:style-name="T564_5">will</text:span><text:span text:style-name="T564_6"><text:s/></text:span><text:span text:style-name="T564_7">be</text:span><text:span text:style-name="T564_8"><text:s/></text:span><text:span text:style-name="T564_9">shared</text:span><text:span text:style-name="T564_10"><text:s/></text:span><text:span text:style-name="T564_11">in</text:span><text:span text:style-name="T564_12"><text:s/></text:span><text:span text:style-name="T564_13">the</text:span><text:span text:style-name="T564_14"><text:s/></text:span><text:span text:style-name="T564_15">related</text:span><text:span text:style-name="T564_16"><text:s/></text:span><text:span text:style-name="T564_17">social</text:span><text:span text:style-name="T564_18"><text:s/></text:span><text:span text:style-name="T564_19">media</text:span><text:span text:style-name="T564_20"><text:s/></text:span><text:span text:style-name="T564_21">site</text:span><text:span text:style-name="T564_22"><text:s/></text:span><text:span text:style-name="T564_23">of</text:span><text:span text:style-name="T564_24"><text:s/></text:span><text:span text:style-name="T564_25">the</text:span><text:span text:style-name="T564_26"><text:s/></text:span><text:span text:style-name="T564_27">icon</text:span></text:p>
          </table:table-cell>
        </table:table-row>
      </table:table>
      <text:p text:style-name="P565"/>
      <text:p text:style-name="P566"><text:span text:style-name="T566_1">Sunny</text:span><text:span text:style-name="T566_2"><text:s/></text:span><text:span text:style-name="T566_3">Case</text:span></text:p>
      <table:table table:style-name="Table20">
        <table:table-column table:style-name="Column39"/>
        <table:table-column table:style-name="Column40"/>
        <table:table-row table:style-name="Row77">
          <table:table-cell table:style-name="Cell153">
            <text:p text:style-name="P567"><text:span text:style-name="T567_1">Scenario</text:span></text:p>
          </table:table-cell>
          <table:table-cell table:style-name="Cell154">
            <text:p text:style-name="P568"><text:span text:style-name="T568_1">Related</text:span><text:span text:style-name="T568_2"><text:s/></text:span><text:span text:style-name="T568_3">Products</text:span><text:span text:style-name="T568_4"><text:s/></text:span><text:span text:style-name="T568_5">Section</text:span></text:p>
          </table:table-cell>
        </table:table-row>
        <table:table-row table:style-name="Row78">
          <table:table-cell table:style-name="Cell155">
            <text:p text:style-name="P569"><text:span text:style-name="T569_1">Given</text:span></text:p>
          </table:table-cell>
          <table:table-cell table:style-name="Cell156">
            <text:p text:style-name="P570"><text:span text:style-name="T570_1">a</text:span><text:span text:style-name="T570_2"><text:s/></text:span><text:span text:style-name="T570_3">product</text:span><text:span text:style-name="T570_4"><text:s/></text:span><text:span text:style-name="T570_5">in</text:span><text:span text:style-name="T570_6"><text:s/></text:span><text:span text:style-name="T570_7">the</text:span><text:span text:style-name="T570_8"><text:s/></text:span><text:span text:style-name="T570_9">site</text:span></text:p>
          </table:table-cell>
        </table:table-row>
        <table:table-row table:style-name="Row79">
          <table:table-cell table:style-name="Cell157">
            <text:p text:style-name="P571"><text:span text:style-name="T571_1">When</text:span></text:p>
          </table:table-cell>
          <table:table-cell table:style-name="Cell158">
            <text:p text:style-name="P572"><text:span text:style-name="T572_1">the</text:span><text:span text:style-name="T572_2"><text:s/></text:span><text:span text:style-name="T572_3">user</text:span><text:span text:style-name="T572_4"><text:s/></text:span><text:span text:style-name="T572_5">is</text:span><text:span text:style-name="T572_6"><text:s/></text:span><text:span text:style-name="T572_7">in</text:span><text:span text:style-name="T572_8"><text:s/></text:span><text:span text:style-name="T572_9">the</text:span><text:span text:style-name="T572_10"><text:s/></text:span><text:span text:style-name="T572_11">page</text:span><text:span text:style-name="T572_12"><text:s/></text:span><text:span text:style-name="T572_13">of</text:span><text:span text:style-name="T572_14"><text:s/></text:span><text:span text:style-name="T572_15">the</text:span><text:span text:style-name="T572_16"><text:s/></text:span><text:span text:style-name="T572_17">product</text:span></text:p>
          </table:table-cell>
        </table:table-row>
        <table:table-row table:style-name="Row80">
          <table:table-cell table:style-name="Cell159">
            <text:p text:style-name="P573"><text:span text:style-name="T573_1">Then</text:span></text:p>
          </table:table-cell>
          <table:table-cell table:style-name="Cell160">
            <text:p text:style-name="P574"><text:span text:style-name="T574_1">the</text:span><text:span text:style-name="T574_2"><text:s/></text:span><text:span text:style-name="T574_3">products</text:span><text:span text:style-name="T574_4"><text:s/></text:span><text:span text:style-name="T574_5">with</text:span><text:span text:style-name="T574_6"><text:s/></text:span><text:span text:style-name="T574_7">the</text:span><text:span text:style-name="T574_8"><text:s/></text:span><text:span text:style-name="T574_9">same</text:span><text:span text:style-name="T574_10"><text:s/></text:span><text:span text:style-name="T574_11">tag</text:span><text:span text:style-name="T574_12"><text:s/></text:span><text:span text:style-name="T574_13">as</text:span><text:span text:style-name="T574_14"><text:s/></text:span><text:span text:style-name="T574_15">the</text:span><text:span text:style-name="T574_16"><text:s/></text:span><text:span text:style-name="T574_17">viewed</text:span><text:span text:style-name="T574_18"><text:s/></text:span><text:span text:style-name="T574_19">product</text:span><text:span text:style-name="T574_20"><text:s/></text:span><text:span text:style-name="T574_21">will</text:span><text:span text:style-name="T574_22"><text:s/></text:span><text:span text:style-name="T574_23">be</text:span><text:span text:style-name="T574_24"><text:s/></text:span><text:span text:style-name="T574_25">shown</text:span><text:span text:style-name="T574_26"><text:s/></text:span><text:span text:style-name="T574_27">in</text:span><text:span text:style-name="T574_28"><text:s/></text:span><text:span text:style-name="T574_29">the</text:span><text:span text:style-name="T574_30"><text:s/></text:span><text:span text:style-name="T574_31">related</text:span><text:span text:style-name="T574_32"><text:s/></text:span><text:span text:style-name="T574_33">products</text:span><text:span text:style-name="T574_34"><text:s/></text:span><text:span text:style-name="T574_35">portion</text:span></text:p>
          </table:table-cell>
        </table:table-row>
      </table:table>
      <text:p text:style-name="P575"/>
      <text:p text:style-name="P576"/>
      <text:p text:style-name="P577"><text:span text:style-name="T577_1">Rainy</text:span><text:span text:style-name="T577_2"><text:s/></text:span><text:span text:style-name="T577_3">Case</text:span></text:p>
      <table:table table:style-name="Table21">
        <table:table-column table:style-name="Column41"/>
        <table:table-column table:style-name="Column42"/>
        <table:table-row table:style-name="Row81">
          <table:table-cell table:style-name="Cell161">
            <text:p text:style-name="P578"><text:span text:style-name="T578_1">Scenario</text:span></text:p>
          </table:table-cell>
          <table:table-cell table:style-name="Cell162">
            <text:p text:style-name="P579"><text:span text:style-name="T579_1">Related</text:span><text:span text:style-name="T579_2"><text:s/></text:span><text:span text:style-name="T579_3">Products</text:span><text:span text:style-name="T579_4"><text:s/></text:span><text:span text:style-name="T579_5">Section</text:span></text:p>
          </table:table-cell>
        </table:table-row>
        <table:table-row table:style-name="Row82">
          <table:table-cell table:style-name="Cell163">
            <text:p text:style-name="P580"><text:span text:style-name="T580_1">Given</text:span></text:p>
          </table:table-cell>
          <table:table-cell table:style-name="Cell164">
            <text:p text:style-name="P581"><text:span text:style-name="T581_1">a</text:span><text:span text:style-name="T581_2"><text:s/></text:span><text:span text:style-name="T581_3">product</text:span><text:span text:style-name="T581_4"><text:s/></text:span><text:span text:style-name="T581_5">with</text:span><text:span text:style-name="T581_6"><text:s/></text:span><text:span text:style-name="T581_7">no</text:span><text:span text:style-name="T581_8"><text:s/></text:span><text:span text:style-name="T581_9">tags</text:span><text:span text:style-name="T581_10"><text:s/></text:span><text:span text:style-name="T581_11">on</text:span><text:span text:style-name="T581_12"><text:s/></text:span><text:span text:style-name="T581_13">the</text:span><text:span text:style-name="T581_14"><text:s/></text:span><text:span text:style-name="T581_15">site</text:span></text:p>
          </table:table-cell>
        </table:table-row>
        <table:table-row table:style-name="Row83">
          <table:table-cell table:style-name="Cell165">
            <text:p text:style-name="P582"><text:span text:style-name="T582_1">When</text:span></text:p>
          </table:table-cell>
          <table:table-cell table:style-name="Cell166">
            <text:p text:style-name="P583"><text:span text:style-name="T583_1">the</text:span><text:span text:style-name="T583_2"><text:s/></text:span><text:span text:style-name="T583_3">user</text:span><text:span text:style-name="T583_4"><text:s/></text:span><text:span text:style-name="T583_5">is</text:span><text:span text:style-name="T583_6"><text:s/></text:span><text:span text:style-name="T583_7">in</text:span><text:span text:style-name="T583_8"><text:s/></text:span><text:span text:style-name="T583_9">the</text:span><text:span text:style-name="T583_10"><text:s/></text:span><text:span text:style-name="T583_11">page</text:span><text:span text:style-name="T583_12"><text:s/></text:span><text:span text:style-name="T583_13">of</text:span><text:span text:style-name="T583_14"><text:s/></text:span><text:span text:style-name="T583_15">the</text:span><text:span text:style-name="T583_16"><text:s/></text:span><text:span text:style-name="T583_17">product</text:span></text:p>
          </table:table-cell>
        </table:table-row>
        <table:table-row table:style-name="Row84">
          <table:table-cell table:style-name="Cell167">
            <text:p text:style-name="P584"><text:span text:style-name="T584_1">Then</text:span></text:p>
          </table:table-cell>
          <table:table-cell table:style-name="Cell168">
            <text:p text:style-name="P585"><text:span text:style-name="T585_1">nothing</text:span><text:span text:style-name="T585_2"><text:s/></text:span><text:span text:style-name="T585_3">will</text:span><text:span text:style-name="T585_4"><text:s/></text:span><text:span text:style-name="T585_5">be</text:span><text:span text:style-name="T585_6"><text:s/></text:span><text:span text:style-name="T585_7">shown</text:span><text:span text:style-name="T585_8"><text:s/></text:span><text:span text:style-name="T585_9">in</text:span><text:span text:style-name="T585_10"><text:s/></text:span><text:span text:style-name="T585_11">the</text:span><text:span text:style-name="T585_12"><text:s/></text:span><text:span text:style-name="T585_13">related</text:span><text:span text:style-name="T585_14"><text:s/></text:span><text:span text:style-name="T585_15">products</text:span><text:span text:style-name="T585_16"><text:s/></text:span><text:span text:style-name="T585_17">portion</text:span></text:p>
          </table:table-cell>
        </table:table-row>
      </table:table>
      <text:p text:style-name="P586"/>
      <text:p text:style-name="P587"><text:span text:style-name="T587_1">Sunny</text:span><text:span text:style-name="T587_2"><text:s/></text:span><text:span text:style-name="T587_3">Case</text:span></text:p>
      <table:table table:style-name="Table22">
        <table:table-column table:style-name="Column43"/>
        <table:table-column table:style-name="Column44"/>
        <table:table-row table:style-name="Row85">
          <table:table-cell table:style-name="Cell169">
            <text:p text:style-name="P588"><text:span text:style-name="T588_1">Scenario</text:span></text:p>
          </table:table-cell>
          <table:table-cell table:style-name="Cell170">
            <text:p text:style-name="P589"><text:span text:style-name="T589_1">Contact</text:span><text:span text:style-name="T589_2"><text:s/></text:span><text:span text:style-name="T589_3">Admin</text:span></text:p>
          </table:table-cell>
        </table:table-row>
        <table:table-row table:style-name="Row86">
          <table:table-cell table:style-name="Cell171">
            <text:p text:style-name="P590"><text:span text:style-name="T590_1">Given</text:span></text:p>
          </table:table-cell>
          <table:table-cell table:style-name="Cell172">
            <text:p text:style-name="P591"><text:span text:style-name="T591_1">A</text:span><text:span text:style-name="T591_2"><text:s/></text:span><text:span text:style-name="T591_3">user</text:span><text:span text:style-name="T591_4"><text:s/></text:span><text:span text:style-name="T591_5">in</text:span><text:span text:style-name="T591_6"><text:s/></text:span><text:span text:style-name="T591_7">the</text:span><text:span text:style-name="T591_8"><text:s/></text:span><text:span text:style-name="T591_9">site</text:span><text:span text:style-name="T591_10">.<text:s/></text:span></text:p>
          </table:table-cell>
        </table:table-row>
        <table:table-row table:style-name="Row87">
          <table:table-cell table:style-name="Cell173">
            <text:p text:style-name="P592"><text:span text:style-name="T592_1">When</text:span></text:p>
          </table:table-cell>
          <table:table-cell table:style-name="Cell174">
            <text:p text:style-name="P593"><text:span text:style-name="T593_1">the</text:span><text:span text:style-name="T593_2"><text:s/></text:span><text:span text:style-name="T593_3">user</text:span><text:span text:style-name="T593_4"><text:s/></text:span><text:span text:style-name="T593_5">clicks</text:span><text:span text:style-name="T593_6"><text:s/></text:span><text:span text:style-name="T593_7">the</text:span><text:span text:style-name="T593_8"><text:s/></text:span><text:span text:style-name="T593_9">contact</text:span><text:span text:style-name="T593_10"><text:s/></text:span><text:span text:style-name="T593_11">us</text:span><text:span text:style-name="T593_12"><text:s/></text:span><text:span text:style-name="T593_13">button</text:span></text:p>
          </table:table-cell>
        </table:table-row>
        <table:table-row table:style-name="Row88">
          <table:table-cell table:style-name="Cell175">
            <text:p text:style-name="P594"><text:span text:style-name="T594_1">Then</text:span></text:p>
          </table:table-cell>
          <table:table-cell table:style-name="Cell176">
            <text:p text:style-name="P595"><text:span text:style-name="T595_1">the</text:span><text:span text:style-name="T595_2"><text:s/></text:span><text:span text:style-name="T595_3">contact</text:span><text:span text:style-name="T595_4"><text:s/></text:span><text:span text:style-name="T595_5">information</text:span><text:span text:style-name="T595_6"><text:s/></text:span><text:span text:style-name="T595_7">of</text:span><text:span text:style-name="T595_8"><text:s/></text:span><text:span text:style-name="T595_9">the</text:span><text:span text:style-name="T595_10"><text:s/></text:span><text:span text:style-name="T595_11">company</text:span><text:span text:style-name="T595_12"><text:s/></text:span><text:span text:style-name="T595_13">will</text:span><text:span text:style-name="T595_14"><text:s/></text:span><text:span text:style-name="T595_15">be</text:span><text:span text:style-name="T595_16"><text:s/></text:span><text:span text:style-name="T595_17">shown</text:span></text:p>
          </table:table-cell>
        </table:table-row>
      </table:table>
      <text:p text:style-name="P596"/>
      <text:p text:style-name="P597"/>
      <text:p text:style-name="P598"><text:span text:style-name="T598_1">Sunny</text:span><text:span text:style-name="T598_2"><text:s/></text:span><text:span text:style-name="T598_3">Case</text:span></text:p>
      <table:table table:style-name="Table23">
        <table:table-column table:style-name="Column45"/>
        <table:table-column table:style-name="Column46"/>
        <table:table-row table:style-name="Row89">
          <table:table-cell table:style-name="Cell177">
            <text:p text:style-name="P599"><text:span text:style-name="T599_1">Scenario</text:span></text:p>
          </table:table-cell>
          <table:table-cell table:style-name="Cell178">
            <text:p text:style-name="P600"><text:span text:style-name="T600_1">Recommendation</text:span><text:span text:style-name="T600_2"><text:s/></text:span><text:span text:style-name="T600_3">feature</text:span></text:p>
          </table:table-cell>
        </table:table-row>
        <table:table-row table:style-name="Row90">
          <table:table-cell table:style-name="Cell179">
            <text:p text:style-name="P601"><text:span text:style-name="T601_1">Given</text:span></text:p>
          </table:table-cell>
          <table:table-cell table:style-name="Cell180">
            <text:p text:style-name="P602"><text:span text:style-name="T602_1">a</text:span><text:span text:style-name="T602_2"><text:s/></text:span><text:span text:style-name="T602_3">product</text:span></text:p>
          </table:table-cell>
        </table:table-row>
        <table:table-row table:style-name="Row91">
          <table:table-cell table:style-name="Cell181">
            <text:p text:style-name="P603"><text:span text:style-name="T603_1">When</text:span></text:p>
          </table:table-cell>
          <table:table-cell table:style-name="Cell182">
            <text:p text:style-name="P604"><text:span text:style-name="T604_1">the</text:span><text:span text:style-name="T604_2"><text:s/></text:span><text:span text:style-name="T604_3">user</text:span><text:span text:style-name="T604_4"><text:s/></text:span><text:span text:style-name="T604_5">views</text:span><text:span text:style-name="T604_6"><text:s/></text:span><text:span text:style-name="T604_7">the</text:span><text:span text:style-name="T604_8"><text:s/></text:span><text:span text:style-name="T604_9">homepage</text:span></text:p>
          </table:table-cell>
        </table:table-row>
        <table:table-row table:style-name="Row92">
          <table:table-cell table:style-name="Cell183">
            <text:p text:style-name="P605"><text:span text:style-name="T605_1">Then</text:span></text:p>
          </table:table-cell>
          <table:table-cell table:style-name="Cell184">
            <text:p text:style-name="P606"><text:span text:style-name="T606_1">the</text:span><text:span text:style-name="T606_2"><text:s/></text:span><text:span text:style-name="T606_3">recommended</text:span><text:span text:style-name="T606_4"><text:s/></text:span><text:span text:style-name="T606_5">product</text:span><text:span text:style-name="T606_6"><text:s/></text:span><text:span text:style-name="T606_7">is</text:span><text:span text:style-name="T606_8"><text:s/></text:span><text:span text:style-name="T606_9">shown</text:span><text:span text:style-name="T606_10"><text:s/></text:span><text:span text:style-name="T606_11">of</text:span><text:span text:style-name="T606_12"><text:s/></text:span><text:span text:style-name="T606_13">the</text:span><text:span text:style-name="T606_14"><text:s/></text:span><text:span text:style-name="T606_15">recommended</text:span><text:span text:style-name="T606_16"><text:s/></text:span><text:span text:style-name="T606_17">portion</text:span></text:p>
          </table:table-cell>
        </table:table-row>
      </table:table>
      <text:p text:style-name="P607"/>
      <text:p text:style-name="P608"><text:span text:style-name="T608_1">Sunny</text:span><text:span text:style-name="T608_2"><text:s/></text:span><text:span text:style-name="T608_3">Case</text:span></text:p>
      <table:table table:style-name="Table24">
        <table:table-column table:style-name="Column47"/>
        <table:table-column table:style-name="Column48"/>
        <table:table-row table:style-name="Row93">
          <table:table-cell table:style-name="Cell185">
            <text:p text:style-name="P609"><text:span text:style-name="T609_1">Scenario</text:span></text:p>
          </table:table-cell>
          <table:table-cell table:style-name="Cell186">
            <text:p text:style-name="P610"><text:span text:style-name="T610_1">Currency</text:span><text:span text:style-name="T610_2"><text:s/></text:span><text:span text:style-name="T610_3">Converter</text:span></text:p>
          </table:table-cell>
        </table:table-row>
        <table:table-row table:style-name="Row94">
          <table:table-cell table:style-name="Cell187">
            <text:p text:style-name="P611"><text:span text:style-name="T611_1">Given</text:span></text:p>
          </table:table-cell>
          <table:table-cell table:style-name="Cell188">
            <text:p text:style-name="P612"><text:span text:style-name="T612_1">An</text:span><text:span text:style-name="T612_2"><text:s/></text:span><text:span text:style-name="T612_3">Amount</text:span></text:p>
          </table:table-cell>
        </table:table-row>
        <table:table-row table:style-name="Row95">
          <table:table-cell table:style-name="Cell189">
            <text:p text:style-name="P613"><text:span text:style-name="T613_1">When</text:span></text:p>
          </table:table-cell>
          <table:table-cell table:style-name="Cell190">
            <text:p text:style-name="P614"><text:span text:style-name="T614_1">the</text:span><text:span text:style-name="T614_2"><text:s/></text:span><text:span text:style-name="T614_3">user</text:span><text:span text:style-name="T614_4"><text:s/></text:span><text:span text:style-name="T614_5">wants</text:span><text:span text:style-name="T614_6"><text:s/></text:span><text:span text:style-name="T614_7">to</text:span><text:span text:style-name="T614_8"><text:s/></text:span><text:span text:style-name="T614_9">change</text:span><text:span text:style-name="T614_10"><text:s/></text:span><text:span text:style-name="T614_11">from</text:span><text:span text:style-name="T614_12"><text:s/></text:span><text:span text:style-name="T614_13">one</text:span><text:span text:style-name="T614_14"><text:s/></text:span><text:span text:style-name="T614_15">currency</text:span><text:span text:style-name="T614_16"><text:s/></text:span><text:span text:style-name="T614_17">to</text:span><text:span text:style-name="T614_18"><text:s/></text:span><text:span text:style-name="T614_19">another</text:span></text:p>
          </table:table-cell>
        </table:table-row>
        <table:table-row table:style-name="Row96">
          <table:table-cell table:style-name="Cell191">
            <text:p text:style-name="P615"><text:span text:style-name="T615_1">Then</text:span></text:p>
          </table:table-cell>
          <table:table-cell table:style-name="Cell192">
            <text:p text:style-name="P616"><text:span text:style-name="T616_1">the</text:span><text:span text:style-name="T616_2"><text:s/></text:span><text:span text:style-name="T616_3">currency</text:span><text:span text:style-name="T616_4"><text:s/></text:span><text:span text:style-name="T616_5">of</text:span><text:span text:style-name="T616_6"><text:s/></text:span><text:span text:style-name="T616_7">the</text:span><text:span text:style-name="T616_8"><text:s/></text:span><text:span text:style-name="T616_9">given</text:span><text:span text:style-name="T616_10"><text:s/></text:span><text:span text:style-name="T616_11">amount</text:span><text:span text:style-name="T616_12"><text:s/></text:span><text:span text:style-name="T616_13">will</text:span><text:span text:style-name="T616_14"><text:s/></text:span><text:span text:style-name="T616_15">be</text:span><text:span text:style-name="T616_16"><text:s/></text:span><text:span text:style-name="T616_17">changed</text:span><text:span text:style-name="T616_18"><text:s/></text:span><text:span text:style-name="T616_19">to</text:span><text:span text:style-name="T616_20"><text:s/></text:span><text:span text:style-name="T616_21">the</text:span><text:span text:style-name="T616_22"><text:s/></text:span><text:span text:style-name="T616_23">target</text:span><text:span text:style-name="T616_24"><text:s/></text:span><text:span text:style-name="T616_25">currency</text:span></text:p>
          </table:table-cell>
        </table:table-row>
      </table:table>
      <text:p text:style-name="P617"/>
      <text:p text:style-name="P6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